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006600" draw:textarea-horizontal-align="center" draw:textarea-vertical-align="middl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standard">
      <style:graphic-properties draw:stroke="dash" draw:stroke-dash="Dash" svg:stroke-width="0.051cm" svg:stroke-color="#000000" draw:marker-start-width="0.279cm" draw:marker-end-width="0.279cm" draw:fill="none" draw:textarea-horizontal-align="justify" draw:textarea-vertical-align="middle" draw:auto-grow-height="false" fo:min-height="0.342cm" fo:min-width="9.225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Dash" svg:stroke-width="0.051cm" svg:stroke-color="#000000" draw:marker-start-width="0.279cm" draw:marker-end-width="0.279cm" draw:fill="none" draw:textarea-horizontal-align="justify" draw:textarea-vertical-align="middle" draw:auto-grow-height="false" fo:min-height="0.273cm" fo:min-width="5.103cm" fo:padding-top="0.15cm" fo:padding-bottom="0.15cm" fo:padding-left="0.275cm" fo:padding-right="0.275cm"/>
    </style:style>
    <style:style style:name="gr6" style:family="graphic" style:parent-style-name="standard">
      <style:graphic-properties draw:stroke="none" draw:stroke-dash="Dash" svg:stroke-width="0.051cm" svg:stroke-color="#000000" draw:marker-start-width="0.279cm" draw:marker-end-width="0.279cm" draw:fill="none" draw:fill-color="#ffffff" draw:textarea-horizontal-align="left" draw:auto-grow-height="true" draw:auto-grow-width="true" fo:min-height="0.712cm" fo:min-width="10.996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draw:stroke="none" draw:stroke-dash="Dash" svg:stroke-width="0.051cm" svg:stroke-color="#000000" draw:marker-start-width="0.279cm" draw:marker-end-width="0.279cm" draw:fill="none" draw:fill-color="#ffffff" draw:textarea-horizontal-align="left" draw:auto-grow-height="true" draw:auto-grow-width="true" fo:min-height="1.423cm" fo:min-width="9.578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draw:stroke="none" draw:stroke-dash="Dash" svg:stroke-width="0.051cm" svg:stroke-color="#000000" draw:marker-start-width="0.279cm" draw:marker-end-width="0.279cm" draw:fill="none" draw:fill-color="#ffffff" draw:textarea-horizontal-align="left" draw:auto-grow-height="true" draw:auto-grow-width="true" fo:min-height="3.556cm" fo:min-width="12.66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stroke="none" draw:stroke-dash="Dash" svg:stroke-width="0.051cm" svg:stroke-color="#000000" draw:marker-start-width="0.279cm" draw:marker-end-width="0.279cm" draw:fill="none" draw:fill-color="#ffffff" draw:textarea-horizontal-align="left" draw:auto-grow-height="true" draw:auto-grow-width="true" fo:min-height="0.712cm" fo:min-width="10.035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draw:stroke="none" draw:stroke-dash="Dash" svg:stroke-width="0.051cm" svg:stroke-color="#000000" draw:marker-start-width="0.279cm" draw:marker-end-width="0.279cm" draw:fill="none" draw:fill-color="#ffffff" draw:textarea-horizontal-align="left" draw:auto-grow-height="true" draw:auto-grow-width="true" fo:min-height="0.712cm" fo:min-width="9.087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>
      <style:graphic-properties draw:stroke="none" draw:stroke-dash="Dash" svg:stroke-width="0.051cm" svg:stroke-color="#000000" draw:marker-start-width="0.279cm" draw:marker-end-width="0.279cm" draw:fill="none" draw:fill-color="#ffffff" draw:textarea-horizontal-align="left" draw:auto-grow-height="true" draw:auto-grow-width="true" fo:min-height="0.712cm" fo:min-width="11.203cm" fo:padding-top="0.15cm" fo:padding-bottom="0.15cm" fo:padding-left="0.275cm" fo:padding-right="0.275cm"/>
      <style:paragraph-properties style:writing-mode="lr-tb"/>
    </style:style>
    <style:style style:name="gr12" style:family="graphic" style:parent-style-name="objectwithoutfill">
      <style:graphic-properties draw:stroke="dash" draw:stroke-dash="Dash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Dash" svg:stroke-width="0.051cm" svg:stroke-color="#000000" draw:marker-start-width="0.279cm" draw:marker-end-width="0.279cm" draw:fill="none" draw:textarea-horizontal-align="justify" draw:textarea-vertical-align="middle" draw:auto-grow-height="false" fo:min-height="0.846cm" fo:min-width="13.931cm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Dash" svg:stroke-width="0.051cm" svg:stroke-color="#000000" draw:marker-start-width="0.279cm" draw:marker-end-width="0.279cm" draw:fill="none" draw:textarea-horizontal-align="justify" draw:textarea-vertical-align="middle" draw:auto-grow-height="false" fo:min-height="4.285cm" fo:min-width="16.417cm" fo:padding-top="0.15cm" fo:padding-bottom="0.15cm" fo:padding-left="0.275cm" fo:padding-right="0.275cm"/>
    </style:style>
    <style:style style:name="gr15" style:family="graphic" style:parent-style-name="standard">
      <style:graphic-properties draw:stroke="dash" draw:stroke-dash="Dash" svg:stroke-width="0.051cm" svg:stroke-color="#000000" draw:marker-start-width="0.279cm" draw:marker-end-width="0.279cm" draw:fill="none" draw:textarea-horizontal-align="justify" draw:textarea-vertical-align="middle" draw:auto-grow-height="false" fo:min-height="3.978cm" fo:min-width="16.868cm" fo:padding-top="0.15cm" fo:padding-bottom="0.15cm" fo:padding-left="0.275cm" fo:padding-right="0.275cm"/>
    </style:style>
    <style:style style:name="gr16" style:family="graphic" style:parent-style-name="standard">
      <style:graphic-properties draw:stroke="dash" draw:stroke-dash="Dash" svg:stroke-width="0.051cm" svg:stroke-color="#000000" draw:marker-start-width="0.279cm" draw:marker-end-width="0.279cm" draw:fill="none" draw:textarea-horizontal-align="justify" draw:textarea-vertical-align="middle" draw:auto-grow-height="false" fo:min-height="4.229cm" fo:min-width="16.84cm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Dash" svg:stroke-width="0.051cm" svg:stroke-color="#000000" draw:marker-start-width="0.279cm" draw:marker-end-width="0.279cm" draw:fill="none" draw:textarea-horizontal-align="justify" draw:textarea-vertical-align="middle" draw:auto-grow-height="false" fo:min-height="0.342cm" fo:min-width="10.577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objectwithoutfill">
      <style:graphic-properties draw:stroke="dash" draw:stroke-dash="Dash" svg:stroke-color="#000000" draw:fill="none" draw:textarea-vertical-align="middle"/>
    </style:style>
    <style:style style:name="gr20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3.475cm" fo:min-width="17.513cm"/>
    </style:style>
    <style:style style:name="gr21" style:family="graphic" style:parent-style-name="standard">
      <style:graphic-properties draw:stroke="none" draw:stroke-dash="Dash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22" style:family="graphic" style:parent-style-name="standard">
      <style:graphic-properties draw:stroke="none" draw:stroke-dash="Dash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6600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</style:style>
    <style:style style:name="P7" style:family="paragraph">
      <style:text-properties fo:font-weight="bold"/>
    </style:style>
    <style:style style:name="P8" style:family="paragraph">
      <loext:graphic-properties draw:fill="none" draw:fill-color="#ffffff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svg:title>TexMaths</svg:title>
              <svg:desc>18§latex§\HOLThmTag{MQ99conops}{Fix_Case8_Consistent_thm}\HOLMQNineNineconopsTheoremsFixXXCaseEightXXConsistentXXthm§svg§600§FALSE§</svg:desc>
              <draw:path draw:style-name="gr1" draw:text-style-name="P1" draw:layer="layout" svg:width="18.928cm" svg:height="21.701cm" svg:x="-0.035cm" svg:y="3.797cm" svg:viewBox="0 0 18929 21702" svg:d="M9465 21702c-3155 0-6310 0-9465 0 0-7234 0-14468 0-21702 6310 0 12619 0 18929 0 0 7234 0 14468 0 21702-3155 0-6309 0-9464 0z">
                <text:p/>
              </draw:path>
              <draw:path draw:style-name="gr2" draw:text-style-name="P2" draw:layer="layout" svg:width="0.085cm" svg:height="0.633cm" svg:x="0.008cm" svg:y="3.765cm" svg:viewBox="0 0 86 634" svg:d="M86 634c0-9 0-17 0-26-20 0-40 0-61 0 0-194 0-388 0-583 21 0 41 0 61 0 0-8 0-17 0-25-28 0-57 0-86 0 0 211 0 422 0 634 29 0 58 0 86 0z">
                <text:p/>
              </draw:path>
              <draw:path draw:style-name="gr2" draw:text-style-name="P2" draw:layer="layout" svg:width="0.291cm" svg:height="0.386cm" svg:x="0.127cm" svg:y="3.853cm" svg:viewBox="0 0 292 387" svg:d="M90 212c29 0 58 0 86 0 0 27 0 36 22 36s22-14 22-25c0-20 0-39 0-59 0-13 0-25-22-25s-22 9-22 36c-28 0-57 0-86 0 0-45 0-90 0-135 53 0 106 0 158 0 0 10 0 21 0 32 0 13 0 27 22 27s22-14 22-27c0-16 0-31 0-47 0-18-4-25-26-25-80 0-160 0-241 0-11 0-25 0-25 20s16 20 25 20c7 0 15 0 22 0 0 102 0 205 0 307-7 0-15 0-22 0-11 0-25 0-25 20s16 20 25 20c33 0 65 0 97 0 9 0 26 0 26-20s-15-20-26-20c-10 0-21 0-32 0 0-45 0-90 0-135z">
                <text:p/>
              </draw:path>
              <draw:path draw:style-name="gr2" draw:text-style-name="P2" draw:layer="layout" svg:width="0.237cm" svg:height="0.386cm" svg:x="0.491cm" svg:y="3.853cm" svg:viewBox="0 0 238 387" svg:d="M146 140c0-19-4-27-25-27-30 0-60 0-90 0-9 0-26 0-26 20s17 20 26 20c24 0 48 0 72 0 0 65 0 130 0 194-26 0-52 0-78 0-9 0-25 0-25 20s16 20 25 20c63 0 125 0 187 0 9 0 26 0 26-20s-17-20-26-20c-22 0-44 0-66 0 0-69 0-138 0-207zM146 31c0-18-16-31-33-31s-30 13-30 31 13 32 30 32 33-14 33-32z">
                <text:p/>
              </draw:path>
              <draw:path draw:style-name="gr2" draw:text-style-name="P2" draw:layer="layout" svg:width="0.296cm" svg:height="0.273cm" svg:x="0.789cm" svg:y="3.967cm" svg:viewBox="0 0 297 274" svg:d="M166 133c24-31 48-62 72-93 8 0 16 0 25 0s25 0 25-20-16-20-25-20c-25 0-49 0-74 0-11 0-25 0-25 20s12 20 30 20c-15 21-31 42-46 63-17-21-33-42-49-63 16 0 31 0 31-20s-17-20-26-20c-24 0-49 0-73 0-9 0-27 0-27 20s18 20 27 20c8 0 16 0 25 0 24 31 49 62 74 93-26 34-52 67-78 101-8 0-17 0-25 0-11 0-27 0-27 20s18 20 27 20c25 0 49 0 74 0 9 0 25 0 25-20s-13-20-32-20c18-26 36-52 54-77 18 25 37 51 55 77-18 0-30 0-30 20s14 20 25 20c25 0 49 0 74 0 9 0 25 0 25-20s-16-20-25-20-17 0-25 0c-27-34-54-67-81-101z">
                <text:p/>
              </draw:path>
              <draw:path draw:style-name="gr2" draw:text-style-name="P2" draw:layer="layout" svg:width="0.26cm" svg:height="0.042cm" svg:x="1.14cm" svg:y="4.256cm" svg:viewBox="0 0 261 43" svg:d="M230 43c9 0 31 0 31-21 0-22-22-22-31-22-66 0-133 0-199 0-9 0-31 0-31 22 0 21 22 21 31 21 66 0 133 0 199 0z">
                <text:p/>
              </draw:path>
              <draw:path draw:style-name="gr2" draw:text-style-name="P2" draw:layer="layout" svg:width="0.28cm" svg:height="0.4cm" svg:x="1.462cm" svg:y="3.846cm" svg:viewBox="0 0 281 401" svg:d="M281 27c0-11 0-27-20-27-11 0-14 7-16 11-2 3-2 3-11 20-20-18-49-31-81-31-83 0-153 85-153 200 0 117 70 201 153 201 74 0 128-57 128-113 0-22-15-22-22-22s-21 0-21 18c-6 63-56 78-83 78-58 0-112-67-112-162 0-94 56-160 112-160 38 0 72 28 81 79 2 11 3 21 23 21 22 0 22-14 22-27 0-28 0-57 0-86z">
                <text:p/>
              </draw:path>
              <draw:path draw:style-name="gr2" draw:text-style-name="P2" draw:layer="layout" svg:width="0.294cm" svg:height="0.282cm" svg:x="1.804cm" svg:y="3.961cm" svg:viewBox="0 0 295 283" svg:d="M196 259c15 18 45 20 69 20 18 0 30 0 30-20s-14-20-25-20c-25 0-32-1-38-3 0-46 0-91 0-137 0-45-34-99-124-99-27 0-92 0-92 47 0 18 13 29 29 29 9 0 27-6 27-29 0-6 0-6 13-7 9 0 18 0 23 0 49 0 81 19 81 63-112 3-189 34-189 95 0 43 40 85 104 85 24 0 62-6 92-24zM189 140c0 18 0 36 0 54 0 15 0 27-25 38-22 11-51 11-56 11-40 0-65-20-65-45 0-31 54-54 146-58z">
                <text:p/>
              </draw:path>
              <draw:path draw:style-name="gr2" draw:text-style-name="P2" draw:layer="layout" svg:width="0.244cm" svg:height="0.282cm" svg:x="2.146cm" svg:y="3.961cm" svg:viewBox="0 0 245 283" svg:d="M144 117c-16-2-29-4-43-7-20-2-61-11-61-34 0-17 19-36 79-36 52 0 61 18 63 34 2 11 2 21 21 21 24 0 24-12 24-25 0-14 0-29 0-43 0-11 0-27-20-27-14 0-18 9-18 14-29-14-56-14-68-14-107 0-121 52-121 76 0 57 67 68 124 77 33 5 83 13 83 47 0 23-23 43-81 43-31 0-65-5-81-56-4-11-5-18-23-18-22 0-22 13-22 25 0 21 0 41 0 62 0 10 0 27 20 27 5 0 14 0 23-24 31 22 65 24 81 24 101 0 121-53 121-83 0-67-81-79-101-83z">
                <text:p/>
              </draw:path>
              <draw:path draw:style-name="gr2" draw:text-style-name="P2" draw:layer="layout" svg:width="0.256cm" svg:height="0.282cm" svg:x="2.469cm" svg:y="3.961cm" svg:viewBox="0 0 257 283" svg:d="M232 158c15 0 25 0 25-23 0-72-39-135-122-135-76 0-135 63-135 142 0 76 63 141 146 141s111-58 111-74-18-16-21-16c-11 0-16 1-20 12-14 33-49 38-67 38-46 0-95-31-104-85 62 0 125 0 187 0zM45 121c9-47 47-81 90-81 34 0 72 14 77 81-55 0-111 0-167 0z">
                <text:p/>
              </draw:path>
              <draw:path draw:style-name="gr2" draw:text-style-name="P2" draw:layer="layout" svg:width="0.276cm" svg:height="0.4cm" svg:x="2.792cm" svg:y="3.846cm" svg:viewBox="0 0 277 401" svg:d="M139 166c-47 0-87-29-87-63 0-33 36-63 87-63 48 0 84 30 84 63 0 36-38 63-84 63zM189 185c50-16 79-48 79-84 0-51-54-101-129-101-76 0-130 50-130 101 0 36 29 68 79 84-47 15-88 51-88 99 0 62 59 117 139 117 79 0 138-55 138-117 0-48-41-84-88-99zM139 362c-53 0-94-34-94-79 0-38 36-78 94-78 57 0 93 40 93 78 0 45-41 79-93 79z">
                <text:p/>
              </draw:path>
              <draw:path draw:style-name="gr2" draw:text-style-name="P2" draw:layer="layout" svg:width="0.26cm" svg:height="0.042cm" svg:x="3.133cm" svg:y="4.256cm" svg:viewBox="0 0 261 43" svg:d="M230 43c9 0 31 0 31-21 0-22-22-22-31-22-66 0-133 0-199 0-9 0-31 0-31 22 0 21 22 21 31 21 66 0 133 0 199 0z">
                <text:p/>
              </draw:path>
              <draw:path draw:style-name="gr2" draw:text-style-name="P2" draw:layer="layout" svg:width="0.28cm" svg:height="0.4cm" svg:x="3.455cm" svg:y="3.846cm" svg:viewBox="0 0 281 401" svg:d="M281 27c0-11 0-27-20-27-11 0-14 7-16 11-2 3-2 3-11 20-20-18-49-31-81-31-83 0-153 85-153 200 0 117 70 201 153 201 74 0 128-57 128-113 0-22-15-22-22-22s-21 0-21 18c-6 63-56 78-83 78-58 0-112-67-112-162 0-94 56-160 112-160 38 0 72 28 81 79 2 11 3 21 23 21 22 0 22-14 22-27 0-28 0-57 0-86z">
                <text:p/>
              </draw:path>
              <draw:path draw:style-name="gr2" draw:text-style-name="P2" draw:layer="layout" svg:width="0.258cm" svg:height="0.282cm" svg:x="3.797cm" svg:y="3.961cm" svg:viewBox="0 0 259 283" svg:d="M259 142c0-79-58-142-129-142-72 0-130 63-130 142 0 81 60 141 130 141 69 0 129-62 129-141zM130 243c-47 0-85-47-85-106 0-58 40-97 85-97 46 0 86 39 86 97 0 59-40 106-86 106z">
                <text:p/>
              </draw:path>
              <draw:path draw:style-name="gr2" draw:text-style-name="P2" draw:layer="layout" svg:width="0.316cm" svg:height="0.276cm" svg:x="4.101cm" svg:y="3.963cm" svg:viewBox="0 0 317 277" svg:d="M97 34c0-20 0-30-25-30-16 0-31 0-47 0-9 0-25 0-25 19 0 20 16 20 25 20 10 0 19 0 29 0 0 65 0 130 0 195-10 0-19 0-29 0-9 0-25 0-25 19 0 20 16 20 25 20 34 0 67 0 101 0 9 0 25 0 25-20 0-19-16-19-25-19-10 0-19 0-29 0 0-38 0-75 0-112 0-63 47-86 79-86 35 0 44 18 44 55 0 48 0 95 0 143-9 0-17 0-26 0-10 0-25 0-25 19 0 20 16 20 25 20 33 0 65 0 98 0 9 0 25 0 25-20 0-19-16-19-27-19-9 0-18 0-27 0 0-49 0-98 0-146 0-65-33-92-83-92-41 0-70 22-83 34z">
                <text:p/>
              </draw:path>
              <draw:path draw:style-name="gr2" draw:text-style-name="P2" draw:layer="layout" svg:width="0.244cm" svg:height="0.282cm" svg:x="4.472cm" svg:y="3.961cm" svg:viewBox="0 0 245 283" svg:d="M142 117c-14-2-27-4-43-7-18-2-61-11-61-34 0-17 20-36 81-36 52 0 61 18 63 34 0 11 2 21 21 21 22 0 22-12 22-25 0-14 0-29 0-43 0-11 0-27-18-27-16 0-18 9-20 14-27-14-56-14-68-14-105 0-119 52-119 76 0 57 67 68 124 77 31 5 81 13 81 47 0 23-23 43-81 43-29 0-65-5-81-56-3-11-5-18-21-18-22 0-22 13-22 25 0 21 0 41 0 62 0 10 0 27 18 27 5 0 16 0 23-24 31 22 65 24 83 24 99 0 121-53 121-83 0-67-83-79-103-83z">
                <text:p/>
              </draw:path>
              <draw:path draw:style-name="gr2" draw:text-style-name="P2" draw:layer="layout" svg:width="0.238cm" svg:height="0.386cm" svg:x="4.806cm" svg:y="3.853cm" svg:viewBox="0 0 239 387" svg:d="M146 140c0-19-4-27-25-27-30 0-60 0-90 0-9 0-26 0-26 20s17 20 26 20c24 0 48 0 72 0 0 65 0 130 0 194-26 0-51 0-76 0-11 0-27 0-27 20s16 20 27 20c62 0 124 0 185 0 11 0 27 0 27-20s-16-20-27-20c-22 0-44 0-66 0 0-69 0-138 0-207zM146 31c0-18-13-31-31-31s-32 13-32 31 14 32 32 32 31-14 31-32z">
                <text:p/>
              </draw:path>
              <draw:path draw:style-name="gr2" draw:text-style-name="P2" draw:layer="layout" svg:width="0.244cm" svg:height="0.282cm" svg:x="5.136cm" svg:y="3.961cm" svg:viewBox="0 0 245 283" svg:d="M142 117c-14-2-27-4-43-7-18-2-61-11-61-34 0-17 20-36 81-36 52 0 61 18 63 34 0 11 2 21 21 21 22 0 22-12 22-25 0-14 0-29 0-43 0-11 0-27-18-27-16 0-18 9-20 14-27-14-56-14-68-14-105 0-119 52-119 76 0 57 67 68 124 77 31 5 81 13 81 47 0 23-23 43-81 43-29 0-65-5-81-56-3-11-5-18-21-18-22 0-22 13-22 25 0 21 0 41 0 62 0 10 0 27 18 27 5 0 16 0 23-24 31 22 65 24 83 24 99 0 121-53 121-83 0-67-83-79-103-83z">
                <text:p/>
              </draw:path>
              <draw:path draw:style-name="gr2" draw:text-style-name="P2" draw:layer="layout" svg:width="0.267cm" svg:height="0.354cm" svg:x="5.438cm" svg:y="3.889cm" svg:viewBox="0 0 268 355" svg:d="M124 117c34 0 69 0 103 0 11 0 27 0 27-20s-16-20-27-20c-34 0-69 0-103 0 0-16 0-33 0-50 0-13 0-27-21-27-22 0-22 13-22 27 0 17 0 34 0 50-19 0-37 0-56 0-11 0-25 0-25 20s14 20 25 20c19 0 37 0 56 0 0 52 0 103 0 155 0 59 43 83 88 83 47 0 99-27 99-83 0-13 0-25-23-25-20 0-22 12-22 23 0 40-36 45-50 45-49 0-49-32-49-49 0-49 0-99 0-149z">
                <text:p/>
              </draw:path>
              <draw:path draw:style-name="gr2" draw:text-style-name="P2" draw:layer="layout" svg:width="0.256cm" svg:height="0.282cm" svg:x="5.789cm" svg:y="3.961cm" svg:viewBox="0 0 257 283" svg:d="M232 158c15 0 25 0 25-23 0-72-39-135-122-135-76 0-135 63-135 142 0 76 63 141 144 141 85 0 113-58 113-74s-18-16-21-16c-11 0-16 1-20 12-14 33-49 38-67 38-46 0-95-31-104-85 62 0 125 0 187 0zM45 121c9-47 47-81 90-81 34 0 72 14 77 81-55 0-111 0-167 0z">
                <text:p/>
              </draw:path>
              <draw:path draw:style-name="gr2" draw:text-style-name="P2" draw:layer="layout" svg:width="0.316cm" svg:height="0.276cm" svg:x="6.093cm" svg:y="3.963cm" svg:viewBox="0 0 317 277" svg:d="M97 34c0-20 0-30-25-30-16 0-31 0-47 0-9 0-25 0-25 19 0 20 16 20 25 20 10 0 19 0 29 0 0 65 0 130 0 195-10 0-19 0-29 0-9 0-25 0-25 19 0 20 16 20 25 20 34 0 67 0 101 0 9 0 25 0 25-20 0-19-16-19-25-19-10 0-19 0-29 0 0-38 0-75 0-112 0-63 47-86 79-86 35 0 44 18 44 55 0 48 0 95 0 143-9 0-17 0-26 0-10 0-25 0-25 19 0 20 16 20 25 20 33 0 65 0 98 0 9 0 25 0 25-20 0-19-16-19-27-19-9 0-18 0-27 0 0-49 0-98 0-146 0-65-33-92-83-92-41 0-70 22-83 34z">
                <text:p/>
              </draw:path>
              <draw:path draw:style-name="gr2" draw:text-style-name="P2" draw:layer="layout" svg:width="0.267cm" svg:height="0.354cm" svg:x="6.434cm" svg:y="3.889cm" svg:viewBox="0 0 268 355" svg:d="M124 117c35 0 70 0 105 0 9 0 25 0 25-20s-15-20-25-20c-35 0-70 0-105 0 0-16 0-33 0-50 0-13 0-27-21-27-22 0-22 13-22 27 0 17 0 34 0 50-18 0-36 0-54 0-11 0-27 0-27 20s16 20 25 20c19 0 37 0 56 0 0 52 0 103 0 155 0 59 43 83 90 83s97-27 97-83c0-13 0-25-21-25-22 0-22 12-22 23 0 40-36 45-52 45-49 0-49-32-49-49 0-49 0-99 0-149z">
                <text:p/>
              </draw:path>
              <draw:path draw:style-name="gr2" draw:text-style-name="P2" draw:layer="layout" svg:width="0.258cm" svg:height="0.042cm" svg:x="6.786cm" svg:y="4.256cm" svg:viewBox="0 0 259 43" svg:d="M230 43c8 0 29 0 29-21 0-22-21-22-29-22-67 0-134 0-201 0-7 0-29 0-29 22 0 21 22 21 29 21 67 0 134 0 201 0z">
                <text:p/>
              </draw:path>
              <draw:path draw:style-name="gr2" draw:text-style-name="P2" draw:layer="layout" svg:width="0.267cm" svg:height="0.354cm" svg:x="7.098cm" svg:y="3.889cm" svg:viewBox="0 0 268 355" svg:d="M124 117c35 0 70 0 105 0 9 0 25 0 25-20s-15-20-25-20c-35 0-70 0-105 0 0-16 0-33 0-50 0-13 0-27-21-27-22 0-22 13-22 27 0 17 0 34 0 50-18 0-36 0-54 0-11 0-27 0-27 20s16 20 25 20c19 0 37 0 56 0 0 52 0 103 0 155 0 59 43 83 90 83s97-27 97-83c0-13 0-25-21-25-22 0-22 12-22 23 0 40-36 45-52 45-49 0-49-32-49-49 0-49 0-99 0-149z">
                <text:p/>
              </draw:path>
              <draw:path draw:style-name="gr2" draw:text-style-name="P2" draw:layer="layout" svg:width="0.316cm" svg:height="0.386cm" svg:x="7.422cm" svg:y="3.853cm" svg:viewBox="0 0 317 387" svg:d="M263 202c0-65-33-92-83-92-41 0-70 21-83 34 0-40 0-79 0-119 0-18-3-25-25-25-16 0-31 0-47 0-9 0-25 0-25 20s16 20 25 20c10 0 19 0 29 0 0 102 0 205 0 307-10 0-19 0-29 0-9 0-25 0-25 20s16 20 25 20c34 0 67 0 101 0 9 0 25 0 25-20s-16-20-25-20c-10 0-19 0-29 0 0-37 0-74 0-111 0-63 47-87 79-87 35 0 44 18 44 56 0 48 0 95 0 142-9 0-17 0-26 0-10 0-25 0-25 20s16 20 25 20c33 0 65 0 98 0 9 0 25 0 25-20s-16-20-27-20c-9 0-18 0-27 0 0-48 0-97 0-145z">
                <text:p/>
              </draw:path>
              <draw:path draw:style-name="gr2" draw:text-style-name="P2" draw:layer="layout" svg:width="0.328cm" svg:height="0.276cm" svg:x="7.744cm" svg:y="3.963cm" svg:viewBox="0 0 329 277" svg:d="M72 23c-2-19-14-19-25-19-7 0-15 0-22 0-9 0-25 0-25 19 0 20 13 20 36 20 0 65 0 130 0 195-23 0-36 0-36 19 0 20 16 20 25 20 19 0 37 0 56 0 11 0 27 0 27-20 0-19-14-19-36-19 0-38 0-76 0-114 0-56 25-84 50-84 17 0 24 10 24 50 0 49 0 98 0 148-11 0-27 0-27 19 0 20 16 20 25 20 16 0 32 0 49 0 9 0 25 0 25-20 0-19-13-19-36-19 0-38 0-76 0-114 0-56 27-84 52-84 14 0 23 10 23 50 0 49 0 98 0 148-12 0-27 0-27 19 0 20 17 20 26 20 15 0 31 0 46 0 11 0 27 0 27-20 0-19-14-19-36-19 0-51 0-102 0-153 0-13 0-85-57-85-18 0-45 9-61 32-11-19-29-32-49-32s-40 9-54 23z">
                <text:p/>
              </draw:path>
              <draw:path draw:style-name="gr2" draw:text-style-name="P2" draw:layer="layout" svg:width="0.085cm" svg:height="0.633cm" svg:x="8.093cm" svg:y="3.765cm" svg:viewBox="0 0 86 634" svg:d="M86 0c-28 0-57 0-86 0 0 8 0 17 0 25 20 0 41 0 61 0 0 195 0 389 0 583-20 0-41 0-61 0 0 9 0 17 0 26 29 0 58 0 86 0 0-212 0-423 0-634z">
                <text:p/>
              </draw:path>
              <draw:path draw:style-name="gr3" draw:text-style-name="P3" draw:layer="layout" svg:width="0.291cm" svg:height="0.395cm" svg:x="0.406cm" svg:y="4.83cm" svg:viewBox="0 0 292 396" svg:d="M272 209c9 0 20 0 20-11 0-13-13-13-24-13-81 0-163 0-245 0 0-54 0-109 0-163 0-11 0-22-10-22-13 0-13 13-13 22 0 117 0 235 0 352 0 9 0 22 13 22 10 0 10-13 10-22 0-55 0-110 0-165 83 0 166 0 249 0z">
                <text:p/>
              </draw:path>
              <draw:path draw:style-name="gr3" draw:text-style-name="P3" draw:layer="layout" svg:width="0.325cm" svg:height="0.406cm" svg:x="1.029cm" svg:y="4.83cm" svg:viewBox="0 0 326 407" svg:d="M322 23c4-9 4-9 4-10 0-8-6-13-13-13s-11 7-14 14c-16 41-31 82-47 123-59 0-118 0-176 0-17-41-33-82-49-123-4-9-5-14-14-14-6 0-13 5-13 13 0 1 0 1 4 10 48 124 97 248 145 371 4 7 7 13 15 13s11-4 12-13c49-123 98-247 146-371zM85 162c52 0 104 0 156 0-26 67-51 133-77 200-27-67-53-133-79-200z">
                <text:p/>
              </draw:path>
              <draw:path draw:style-name="gr3" draw:text-style-name="P3" draw:layer="layout" svg:width="0.249cm" svg:height="0.256cm" svg:x="1.515cm" svg:y="4.974cm" svg:viewBox="0 0 250 257" svg:d="M220 38c1-7 1-9 1-11 0-9-7-16-16-16-7 0-20 5-23 20-6-11-22-31-49-31-65 0-133 83-133 167 0 60 34 90 72 90 32 0 58-27 68-39 8 25 27 39 51 39 25 0 38-23 43-32 9-22 16-54 16-56 0-7-7-7-9-7-9 0-9 4-11 14-10 38-19 67-39 67-11 0-15-9-15-23 0-6 2-18 6-29 12-51 25-102 38-153zM144 180c-5 20-40 63-72 63-31 0-32-41-32-50 0-29 18-92 25-114 16-36 43-65 68-65 34 0 40 47 40 51 0 3 0 3-2 9-9 35-18 71-27 106z">
                <text:p/>
              </draw:path>
              <draw:path draw:style-name="gr3" draw:text-style-name="P3" draw:layer="layout" svg:width="0.199cm" svg:height="0.256cm" svg:x="1.794cm" svg:y="4.974cm" svg:viewBox="0 0 200 257" svg:d="M180 40c-22 5-14 15-22 23 0 5 4 16 18 16 13 0 24-9 24-30 0-26-22-49-63-49-67 0-92 52-92 85 0 43 38 52 56 55 27 6 52 11 52 42 0 16-14 61-76 61-14 0-46-4-55-31 27-3 18-18 27-27 0-14-15-18-20-18-4 0-29 2-29 35 0 32 31 55 77 55 87 0 110-70 110-95 0-16-7-31-18-43-14-15-27-16-54-22-16-3-38-9-38-32 0-11 11-51 60-51 18 0 38 6 43 26z">
                <text:p/>
              </draw:path>
              <draw:path draw:style-name="gr3" draw:text-style-name="P3" draw:layer="layout" svg:width="0.454cm" svg:height="0.39cm" svg:x="2.373cm" svg:y="4.836cm" svg:viewBox="0 0 455 391" svg:d="M389 61c9-36 30-41 56-43 3 0 10 0 10-9 0-4-1-9-9-9-16 0-36 2-54 2s-37-2-55-2c-4 0-11 0-11 11 0 7 7 7 11 7 27 2 34 13 34 25 0 2-2 6-2 9-22 86-43 172-65 258-37-99-74-198-111-297-4-11-4-13-17-13-22 0-45 0-68 0-9 0-16 0-16 11 0 7 5 7 18 7 3 0 32 0 32 5 0 3 0 2-2 8-25 100-50 200-75 300-9 36-36 40-56 42-4 0-9 0-9 9 0 5 2 9 7 9 16 0 36-2 54-2s40 2 56 2c4 0 11 0 11-11 0-7-6-7-11-7-31-2-32-15-32-26 0-1 0-5 1-14 24-97 48-193 72-290 43 112 86 225 128 337 4 9 3 11 11 11s9-2 13-13c26-106 52-211 79-317z">
                <text:p/>
              </draw:path>
              <draw:path draw:style-name="gr3" draw:text-style-name="P3" draw:layer="layout" svg:width="0.323cm" svg:height="0.411cm" svg:x="2.812cm" svg:y="4.825cm" svg:viewBox="0 0 324 412" svg:d="M322 13c0-2 2-6 2-8-2-1 0-5-7-5-4 0-6 0-9 5-9 11-18 22-27 33-18-31-49-38-76-38-70 0-133 67-133 133 0 60 47 78 56 79 23 6 45 12 68 18 11 4 36 17 36 58 0 54-47 108-99 108-43 0-86-20-86-81 0-13 2-25 3-34 0-2 2-1 2-2 0-7-7-7-11-7-7 0-9 0-10 11-10 39-20 78-29 117-2 1-2 5-2 7 0 3 2 5 7 5 4 0 6 0 9-5 13-16 24-31 25-34 27 37 74 39 92 39 70 0 137-72 137-144 0-9 0-36-20-59-14-18-25-22-70-34-13-3-25-6-38-9-21-9-34-29-34-54 0-47 47-98 97-98 56 0 70 42 70 83 0 15 0 16-1 31-2 3-2 3-2 5 0 7 5 7 11 7 5 0 7 0 10-10 10-39 20-78 29-117z">
                <text:p/>
              </draw:path>
              <draw:path draw:style-name="gr3" draw:text-style-name="P3" draw:layer="layout" svg:width="0.537cm" svg:height="0.39cm" svg:x="3.505cm" svg:y="4.836cm" svg:viewBox="0 0 538 391" svg:d="M477 43c4-20 7-25 45-25 11 0 16 0 16-9s-5-9-14-9c-24 0-47 0-70 0-13 0-17 0-22 13-66 107-132 214-198 322-11-107-23-214-34-321-2-12-4-14-18-14-25 0-49 0-74 0-9 0-16 0-16 11 0 7 7 7 16 7 32 0 32 5 32 11 0 2 0 3-1 11-25 97-50 194-74 291-9 36-36 40-56 42-4 0-9 0-9 9 0 5 2 9 7 9 16 0 36-2 54-2s38 2 56 2c4 0 11 0 11-11 0-7-6-7-11-7-31-2-32-15-32-26 0-1 0-5 1-14 26-100 51-200 76-301 13 115 25 230 38 344 0 9 2 15 11 15s10-8 14-11c71-117 143-234 214-351-26 106-53 212-79 318-5 20-9 26-47 26-9 0-16 0-16 9 0 5 4 9 9 9 20 0 43-2 63-2 22 0 45 2 65 2 3 0 11 0 11-11 0-7-6-7-15-7-32 0-32-4-32-11 0-4 2-9 2-13 25-102 51-204 77-306z">
                <text:p/>
              </draw:path>
              <draw:path draw:style-name="gr3" draw:text-style-name="P3" draw:layer="layout" svg:width="0.071cm" svg:height="0.073cm" svg:x="4.193cm" svg:y="5.153cm" svg:viewBox="0 0 72 74" svg:d="M72 38c0-22-18-38-36-38-22 0-36 18-36 36 0 22 16 38 36 38s36-18 36-36z">
                <text:p/>
              </draw:path>
              <draw:path draw:style-name="gr3" draw:text-style-name="P3" draw:layer="layout" svg:width="0.22cm" svg:height="0.253cm" svg:x="1.648cm" svg:y="5.671cm" svg:viewBox="0 0 221 254" svg:d="M203 25c0-9 0-25-18-25-12 0-16 7-18 11-21-11-48-11-59-11-99 0-108 52-108 68 0 31 23 44 31 49 18 11 34 14 93 23 15 2 60 9 60 38 0 18-17 38-71 38-36 0-57-13-70-45-3-13-5-18-21-18-22 0-22 13-22 25 0 17 0 34 0 51 0 9 0 25 18 25 9 0 18-6 22-20 28 20 61 20 73 20 94 0 108-52 108-76 0-27-18-45-32-54-22-14-36-16-90-25-23-4-61-9-61-31 0-14 19-30 70-30s52 20 54 32c0 15 16 15 20 15 21 0 21-13 21-24 0-12 0-24 0-36z">
                <text:p/>
              </draw:path>
              <draw:path draw:style-name="gr3" draw:text-style-name="P3" draw:layer="layout" svg:width="0.296cm" svg:height="0.247cm" svg:x="1.903cm" svg:y="5.673cm" svg:viewBox="0 0 297 248" svg:d="M265 77c0-12 0-77-51-77-7 0-34 0-57 29 0-2-11-29-42-29-14 0-32 5-48 20-4-16-15-16-26-16-6 0-12 0-18 0-9 0-23 0-23 18s13 18 32 18c0 57 0 115 0 172-19 0-32 0-32 18s14 18 23 18c17 0 34 0 51 0 9 0 25 0 25-18s-13-18-32-18c0-33 0-67 0-100 0-49 23-74 45-74 12 0 19 7 19 43 0 44 0 88 0 131-5 0-21 0-21 18s14 18 23 18c13 0 27 0 40 0 9 0 25 0 25-18s-13-18-32-18c0-33 0-67 0-100 0-49 23-74 45-74 12 0 19 7 19 43 0 44 0 88 0 131-5 0-21 0-21 18s14 18 23 18c13 0 27 0 40 0 9 0 25 0 25-18s-13-18-32-18c0-45 0-90 0-135z">
                <text:p/>
              </draw:path>
              <draw:path draw:style-name="gr3" draw:text-style-name="P3" draw:layer="layout" svg:width="0.267cm" svg:height="0.253cm" svg:x="2.235cm" svg:y="5.671cm" svg:viewBox="0 0 268 254" svg:d="M212 90c0-45-34-90-113-90-27 0-83 0-83 43 0 16 13 27 25 27 9 0 27-3 27-30 17-2 27-2 31-2 45 0 72 18 72 54-95 0-171 27-171 83 0 43 40 79 95 79 8 0 51 0 81-24 13 20 44 20 63 20 17 0 29 0 29-18s-14-18-23-18-22 0-33-5c0-40 0-79 0-119zM171 169c0 15 0 25-23 38-20 9-45 9-49 9-32 0-56-18-56-41 0-27 58-47 128-49 0 14 0 29 0 43z">
                <text:p/>
              </draw:path>
              <draw:path draw:style-name="gr3" draw:text-style-name="P3" draw:layer="layout" svg:width="0.274cm" svg:height="0.373cm" svg:x="2.508cm" svg:y="5.673cm" svg:viewBox="0 0 275 374" svg:d="M117 374c7 0 23 0 23-18s-16-18-23-18c-8 0-17 0-25 0 0-38 0-76 0-115 18 18 39 29 65 29 63 0 118-54 118-126 0-68-50-126-113-126-27 0-50 11-70 27 0-22-7-23-25-23-15 0-29 0-44 0-7 0-23 0-23 18s16 18 23 18c9 0 17 0 26 0 0 99 0 199 0 298-9 0-17 0-26 0-7 0-23 0-23 18s16 18 23 18c32 0 63 0 94 0zM92 99c0-34 32-61 68-61 40 0 72 38 72 88s-36 88-77 88c-42 0-63-47-63-75 0-14 0-27 0-40z">
                <text:p/>
              </draw:path>
              <draw:path draw:style-name="gr3" draw:text-style-name="P3" draw:layer="layout" svg:width="0.267cm" svg:height="0.346cm" svg:x="2.816cm" svg:y="5.574cm" svg:viewBox="0 0 268 347" svg:d="M144 144c29-36 58-72 86-108 20 0 33 0 33-18s-15-18-24-18c-17 0-34 0-52 0-7 0-23 0-23 18s16 18 21 18c-38 49-76 97-115 146 0-49 0-97 0-146 4 0 9 0 13 0 9 0 23 0 23-18s-14-18-23-18c-19 0-39 0-58 0-9 0-25 0-25 18s14 18 25 18c4 0 7 0 11 0 0 92 0 184 0 275-4 0-7 0-11 0-9 0-25 0-25 18s14 18 25 18c19 0 39 0 58 0 9 0 23 0 23-18s-14-18-23-18c-4 0-9 0-13 0 0-24 0-49 0-73 18-22 35-44 52-65 26 46 52 92 78 138-7 0-24 0-24 18s17 18 26 18c14 0 28 0 43 0 9 0 23 0 23-18s-12-18-30-18c-32-55-63-111-94-167z">
                <text:p/>
              </draw:path>
              <draw:path draw:style-name="gr3" draw:text-style-name="P3" draw:layer="layout" svg:width="0.238cm" svg:height="0.361cm" svg:x="3.131cm" svg:y="5.567cm" svg:viewBox="0 0 239 362" svg:d="M223 25c0-9 0-25-18-25-12 0-16 7-21 25-31-23-63-25-78-25-63 0-106 45-106 95 0 31 16 51 22 58 23 25 41 29 84 40 6 1 45 10 47 10 36 11 47 40 47 60 0 29-25 61-67 61-23 0-47-5-61-14-27-17-29-40-29-51-2-9-2-20-21-20-22 0-22 13-22 24 0 24 0 49 0 74 0 9 0 25 18 25 13 0 18-9 22-25 27 18 63 25 93 25 65 0 106-51 106-103 0-18-5-41-23-63-22-27-49-32-68-38-13-1-54-12-62-14-25-5-46-27-46-52 0-27 27-54 66-54 65 0 74 52 76 66 2 18 12 18 21 18 20 0 20-12 20-23 0-25 0-49 0-74z">
                <text:p/>
              </draw:path>
              <draw:path draw:style-name="gr3" draw:text-style-name="P3" draw:layer="layout" svg:width="0.539cm" svg:height="0.388cm" svg:x="3.739cm" svg:y="5.532cm" svg:viewBox="0 0 540 389" svg:d="M477 43c5-21 9-25 47-25 9 0 16 0 16-11 0-7-5-7-14-7-24 0-48 0-72 0-13 0-15 0-22 11-65 108-131 216-196 324-12-107-24-214-36-321-2-14-2-14-16-14-25 0-50 0-74 0-11 0-16 0-16 11 0 7 5 7 14 7 34 0 34 4 34 9 0 4 0 4-3 13-24 97-48 194-72 291-9 36-36 40-58 40-2 0-9 2-9 11 0 5 4 7 9 7 16 0 36-2 54-2s38 2 56 2c2 0 11 0 11-11 0-5-8-7-11-7-31 0-34-13-34-24 0-1 0-5 3-14 25-100 49-200 74-301 1 0 1 0 2 0 12 114 25 228 38 342 0 11 1 15 10 15 8 0 11-6 15-11 71-117 141-234 212-351 1 0 1 0 2 0-27 107-54 214-81 320-4 20-7 24-45 24-11 0-16 0-16 11 0 5 3 7 9 7 20 0 41-2 63-2 21 0 45 2 65 2 3 0 10 0 10-11 0-7-5-7-14-7-32 0-32-4-32-9 0-6 0-9 1-15 26-101 51-202 76-304z">
                <text:p/>
              </draw:path>
              <draw:path draw:style-name="gr3" draw:text-style-name="P3" draw:layer="layout" svg:width="0.235cm" svg:height="0.361cm" svg:x="4.645cm" svg:y="5.567cm" svg:viewBox="0 0 236 362" svg:d="M236 182c0-166-14-182-119-182s-117 16-117 182c0 164 13 180 117 180 106 0 119-16 119-180zM117 324c-49 0-61-13-68-40-6-28-6-73-6-108 0-36 0-77 6-102 9-29 25-36 68-36 45 0 63 7 70 38 6 25 6 66 6 100 0 38 0 78-8 108-5 27-18 40-68 40z">
                <text:p/>
              </draw:path>
              <draw:path draw:style-name="gr3" draw:text-style-name="P3" draw:layer="layout" svg:width="0.274cm" svg:height="0.373cm" svg:x="4.916cm" svg:y="5.673cm" svg:viewBox="0 0 275 374" svg:d="M117 374c7 0 23 0 23-18s-16-18-23-18c-8 0-17 0-25 0 0-38 0-76 0-115 16 18 39 29 65 29 63 0 118-54 118-126 0-68-50-126-113-126-27 0-50 11-70 27 0-22-7-23-25-23-15 0-29 0-44 0-7 0-23 0-23 18s16 18 23 18c9 0 17 0 26 0 0 99 0 199 0 298-9 0-17 0-26 0-7 0-23 0-23 18s16 18 23 18c32 0 63 0 94 0zM92 99c0-34 32-61 68-61 38 0 72 38 72 88s-36 88-79 88c-40 0-61-47-61-75 0-14 0-27 0-40z">
                <text:p/>
              </draw:path>
              <draw:path draw:style-name="gr3" draw:text-style-name="P3" draw:layer="layout" svg:width="0.233cm" svg:height="0.253cm" svg:x="5.24cm" svg:y="5.671cm" svg:viewBox="0 0 234 254" svg:d="M211 142c10 0 23 0 23-21 0-65-36-121-110-121-70 0-124 58-124 126 0 70 59 128 133 128 76 0 101-52 101-65s-7-18-20-18c-9 0-16 0-21 13-13 32-51 32-56 32-33 0-81-20-92-74 55 0 110 0 166 0zM45 106c11-47 47-68 79-68 40 0 63 25 67 68-49 0-97 0-146 0z">
                <text:p/>
              </draw:path>
              <draw:path draw:style-name="gr3" draw:text-style-name="P3" draw:layer="layout" svg:width="0.262cm" svg:height="0.247cm" svg:x="5.525cm" svg:y="5.673cm" svg:viewBox="0 0 263 248" svg:d="M112 144c0-58 39-106 100-106 2 20 18 25 26 25 12 0 25-11 25-27 0-11-7-36-54-36-33 0-69 14-97 45 0-6 0-12 0-18 0-18-4-23-24-23-21 0-42 0-63 0-9 0-25 0-25 18s16 18 25 18c15 0 30 0 45 0 0 57 0 115 0 172-15 0-30 0-45 0-9 0-25 0-25 18s16 18 25 18c51 0 101 0 151 0 8 0 24 0 24-18s-16-18-24-18c-21 0-43 0-64 0 0-22 0-45 0-68z">
                <text:p/>
              </draw:path>
              <draw:path draw:style-name="gr3" draw:text-style-name="P3" draw:layer="layout" svg:width="0.267cm" svg:height="0.253cm" svg:x="5.838cm" svg:y="5.671cm" svg:viewBox="0 0 268 254" svg:d="M212 90c0-45-34-90-113-90-25 0-83 0-83 43 0 16 13 27 25 27 9 0 27-3 27-30 17-2 27-2 31-2 45 0 72 18 72 54-95 0-171 27-171 83 0 43 40 79 95 79 8 0 51 0 81-24 13 20 45 20 63 20 17 0 29 0 29-18s-14-18-23-18-22 0-33-5c0-40 0-79 0-119zM171 169c0 15 0 25-23 38-20 9-45 9-49 9-32 0-56-18-56-41 0-27 58-47 128-49 0 14 0 29 0 43z">
                <text:p/>
              </draw:path>
              <draw:path draw:style-name="gr3" draw:text-style-name="P3" draw:layer="layout" svg:width="0.24cm" svg:height="0.318cm" svg:x="6.122cm" svg:y="5.606cm" svg:viewBox="0 0 241 319" svg:d="M113 106c30 0 60 0 90 0 9 0 24 0 24-18s-15-18-24-18c-30 0-60 0-90 0 0-15 0-31 0-47 0-10 0-23-21-23-22 0-22 13-22 23 0 16 0 32 0 47-15 0-31 0-47 0-9 0-23 0-23 18s14 18 23 18c16 0 32 0 47 0 0 45 0 89 0 133 0 60 42 80 83 80 49 0 88-35 88-78 0-20-14-20-21-20-9 0-20 2-22 20 0 27-23 40-43 40-42 0-42-31-42-45 0-43 0-87 0-130z">
                <text:p/>
              </draw:path>
              <draw:path draw:style-name="gr3" draw:text-style-name="P3" draw:layer="layout" svg:width="0.235cm" svg:height="0.253cm" svg:x="6.437cm" svg:y="5.671cm" svg:viewBox="0 0 236 254" svg:d="M236 128c0-70-53-128-117-128s-119 58-119 128 55 126 119 126 117-56 117-126zM119 216c-42 0-76-41-76-92 0-52 36-86 76-86 39 0 75 34 75 86 0 51-34 92-75 92z">
                <text:p/>
              </draw:path>
              <draw:path draw:style-name="gr3" draw:text-style-name="P3" draw:layer="layout" svg:width="0.262cm" svg:height="0.247cm" svg:x="6.72cm" svg:y="5.673cm" svg:viewBox="0 0 263 248" svg:d="M113 144c0-58 38-106 99-106 2 20 18 25 26 25 12 0 25-11 25-27 0-11-7-36-54-36-33 0-69 14-96 45 0-6 0-12 0-18 0-18-5-23-25-23-21 0-42 0-63 0-9 0-25 0-25 18s16 18 25 18c15 0 30 0 45 0 0 57 0 115 0 172-15 0-30 0-45 0-9 0-25 0-25 18s16 18 25 18c51 0 101 0 151 0 8 0 24 0 24-18s-15-18-24-18c-21 0-42 0-63 0 0-22 0-45 0-68z">
                <text:p/>
              </draw:path>
              <draw:path draw:style-name="gr3" draw:text-style-name="P3" draw:layer="layout" svg:width="0.255cm" svg:height="0.127cm" svg:x="7.324cm" svg:y="5.684cm" svg:viewBox="0 0 256 128" svg:d="M229 41c7 0 27 0 27-19 0-22-22-22-31-22-65 0-131 0-196 0-7 0-29 0-29 22 0 19 20 19 25 19 68 0 136 0 204 0zM225 128c9 0 31 0 31-22 0-20-20-20-27-20-68 0-136 0-204 0-5 0-25 0-25 20 0 22 22 22 29 22 65 0 131 0 196 0z">
                <text:p/>
              </draw:path>
              <draw:path draw:style-name="gr3" draw:text-style-name="P3" draw:layer="layout" svg:width="0.15cm" svg:height="0.44cm" svg:x="7.998cm" svg:y="5.527cm" svg:viewBox="0 0 151 441" svg:d="M151 425c0-9-5-13-11-16-75-51-97-128-97-188 0-43 11-81 24-106 23-43 50-66 77-84 4-4 7-8 7-15 0-5-3-16-18-16-12 0-61 32-93 81-31 49-40 99-40 139 0 37 9 93 45 147 29 40 74 74 88 74 15 0 18-11 18-16z">
                <text:p/>
              </draw:path>
              <draw:path draw:style-name="gr3" draw:text-style-name="P3" draw:layer="layout" svg:width="0.26cm" svg:height="0.346cm" svg:x="8.215cm" svg:y="5.574cm" svg:viewBox="0 0 261 347" svg:d="M86 36c11 0 21 0 31 0 9 0 25 0 25-18s-16-18-25-18c-31 0-62 0-94 0-9 0-23 0-23 18s14 18 23 18c8 0 15 0 22 0 0 92 0 184 0 275-7 0-14 0-22 0-9 0-23 0-23 18s14 18 23 18c72 0 143 0 215 0 19 0 23-3 23-23 0-17 0-35 0-52 0-11 1-25-20-25s-21 14-21 25c0 13 0 26 0 39-45 0-89 0-134 0 0-91 0-183 0-275z">
                <text:p/>
              </draw:path>
              <draw:path draw:style-name="gr3" draw:text-style-name="P3" draw:layer="layout" svg:width="0.193cm" svg:height="0.354cm" svg:x="8.557cm" svg:y="5.567cm" svg:viewBox="0 0 194 355" svg:d="M119 25c0-9 0-25-18-25-9 0-15 5-16 13-18 39-42 55-65 57-7 0-20 2-20 18 0 13 5 20 20 20 21 0 45-13 57-23 0 78 0 156 0 234-16 0-33 0-50 0-9 0-23 0-23 18s14 18 23 18c48 0 96 0 144 0 7 0 23 0 23-18s-14-18-23-18c-17 0-35 0-52 0 0-98 0-196 0-294z">
                <text:p/>
              </draw:path>
              <draw:path draw:style-name="gr3" draw:text-style-name="P3" draw:layer="layout" svg:width="0.096cm" svg:height="0.15cm" svg:x="8.897cm" svg:y="5.849cm" svg:viewBox="0 0 97 151" svg:d="M58 70c-2 13-13 34-42 45-5 2-16 6-16 18 0 7 9 18 20 18 18 0 77-30 77-93 0-33-21-58-48-58-22 0-36 16-36 36 0 22 16 36 36 36 5 0 9 0 9-2z">
                <text:p/>
              </draw:path>
              <draw:path draw:style-name="gr3" draw:text-style-name="P3" draw:layer="layout" svg:width="0.208cm" svg:height="0.568cm" svg:x="9.137cm" svg:y="5.495cm" svg:viewBox="0 0 209 569" svg:d="M126 99c0-34 0-47 18-65 11-9 29-18 54-20 7-1 11-1 11-7 0-7-4-7-13-7-56 0-111 27-111 72 0 49 0 97 0 146 0 18-17 56-78 59-3 0-7 4-7 7 0 8 5 8 11 8 39 1 66 25 72 52 2 3 2 5 2 25 0 38 0 76 0 113 0 22 0 51 39 71 31 16 67 16 72 16 9 0 13 0 13-7 0-6-6-8-7-8-53-3-71-30-74-46-2-8-2-8-2-29 0-28 0-57 0-85 0-16 0-45-2-50-5-31-32-51-65-60 67-18 67-57 67-82 0-35 0-69 0-103z">
                <text:p/>
              </draw:path>
              <draw:path draw:style-name="gr3" draw:text-style-name="P3" draw:layer="layout" svg:width="0.262cm" svg:height="0.346cm" svg:x="9.475cm" svg:y="5.574cm" svg:viewBox="0 0 263 347" svg:d="M25 0c-9 0-25 0-25 18s16 18 25 18c5 0 10 0 15 0 0 92 0 184 0 275-5 0-10 0-15 0-9 0-25 0-25 18s16 18 25 18c47 0 94 0 141 0 64 0 97-52 97-95 0-34-20-74-72-86 43-17 61-49 61-78 0-41-36-88-99-88-43 0-85 0-128 0zM81 148c0-38 0-75 0-112 23 0 47 0 70 0 47 0 58 36 58 52 0 22-15 60-70 60-20 0-39 0-58 0zM81 311c0-42 0-84 0-126 26 0 52 0 77 0 47 0 63 40 63 65 0 27-21 61-68 61-24 0-48 0-72 0z">
                <text:p/>
              </draw:path>
              <draw:path draw:style-name="gr3" draw:text-style-name="P3" draw:layer="layout" svg:width="0.237cm" svg:height="0.346cm" svg:x="9.794cm" svg:y="5.574cm" svg:viewBox="0 0 238 347" svg:d="M140 23c0-18-5-23-25-23-30 0-61 0-92 0-9 0-23 0-23 18s14 18 23 18c25 0 50 0 74 0 0 92 0 184 0 275-24 0-49 0-74 0-9 0-23 0-23 18s14 18 23 18c64 0 128 0 191 0 7 0 24 0 24-18s-15-18-24-18c-24 0-49 0-74 0 0-96 0-192 0-288z">
                <text:p/>
              </draw:path>
              <draw:path draw:style-name="gr3" draw:text-style-name="P3" draw:layer="layout" svg:width="0.287cm" svg:height="0.247cm" svg:x="10.067cm" svg:y="5.676cm" svg:viewBox="0 0 288 248" svg:d="M239 23c0-18-5-23-23-23-14 0-29 0-43 0-9 0-25 0-25 18s16 18 25 18c8 0 17 0 25 0 0 40 0 80 0 121 0 46-45 54-63 54-45 0-45-17-45-35 0-51 0-102 0-153 0-18-4-23-23-23-15 0-29 0-44 0-9 0-23 0-23 18s14 18 23 18 17 0 26 0c0 48 0 96 0 144 0 52 37 68 81 68 19 0 43-3 68-19 2 16 13 16 23 16 15 0 29 0 44 0 7 0 23 0 23-18s-14-18-23-18-17 0-26 0c0-62 0-124 0-186z">
                <text:p/>
              </draw:path>
              <draw:path draw:style-name="gr3" draw:text-style-name="P3" draw:layer="layout" svg:width="0.233cm" svg:height="0.253cm" svg:x="10.391cm" svg:y="5.671cm" svg:viewBox="0 0 234 254" svg:d="M211 142c10 0 23 0 23-21 0-65-38-121-112-121-68 0-122 58-122 126 0 70 59 128 131 128 78 0 103-52 103-65s-9-18-22-18c-7 0-14 0-19 13-15 32-51 32-58 32-32 0-79-20-92-74 56 0 112 0 168 0zM45 106c11-47 45-68 77-68 42 0 65 25 69 68-49 0-97 0-146 0z">
                <text:p/>
              </draw:path>
              <draw:path draw:style-name="gr3" draw:text-style-name="P3" draw:layer="layout" svg:width="0.208cm" svg:height="0.568cm" svg:x="10.776cm" svg:y="5.495cm" svg:viewBox="0 0 209 569" svg:d="M126 351c0-18 16-56 76-59 5 0 7-4 7-8 0-7-6-7-9-7-40-2-69-25-74-52 0-4 0-5 0-25 0-38 0-76 0-114 0-21 0-50-40-70-30-14-66-16-73-16-6 0-13 0-13 7 0 6 7 7 9 7 52 4 70 31 74 47 2 7 2 7 2 29 0 28 0 56 0 85 0 16 0 45 1 50 6 32 33 50 65 59-66 18-66 58-66 83 0 34 0 69 0 103s0 47-18 65c-13 9-29 18-56 19-6 2-11 2-11 8 0 7 7 7 13 7 55 0 111-27 113-72 0-49 0-97 0-146z">
                <text:p/>
              </draw:path>
              <draw:path draw:style-name="gr3" draw:text-style-name="P3" draw:layer="layout" svg:width="0.15cm" svg:height="0.44cm" svg:x="11.077cm" svg:y="5.527cm" svg:viewBox="0 0 151 441" svg:d="M151 221c0-39-7-93-45-147-27-40-72-74-86-74-16 0-20 13-20 16 0 9 7 13 11 16 75 51 99 128 99 188 0 43-13 81-25 106-22 43-51 66-78 84-3 4-7 9-7 15 0 5 4 16 20 16 12 0 61-32 92-83 30-47 39-97 39-137z">
                <text:p/>
              </draw:path>
              <draw:path draw:style-name="gr3" draw:text-style-name="P3" draw:layer="layout" svg:width="0.519cm" svg:height="0.319cm" svg:x="11.658cm" svg:y="5.619cm" svg:viewBox="0 0 520 320" svg:d="M389 113c29 26 57 40 75 47-25 11-50 24-75 45-123 0-246 0-369 0-9 0-20 0-20 13 0 12 13 12 23 12 113 0 226 0 339 0-36 38-56 78-56 81 0 9 7 9 11 9 7 0 11 0 12-5 47-90 110-128 184-148 5-1 7-5 7-7 0-5-5-7-7-7-27-9-67-20-117-61-20-18-45-45-63-81-5-11-5-11-16-11-4 0-11 0-11 7 0 6 20 43 56 83-113 0-226 0-339 0-10 0-23 0-23 13 0 10 11 10 20 10 123 0 246 0 369 0z">
                <text:p/>
              </draw:path>
              <draw:path draw:style-name="gr3" draw:text-style-name="P3" draw:layer="layout" svg:width="0.219cm" svg:height="0.348cm" svg:x="1.65cm" svg:y="6.269cm" svg:viewBox="0 0 220 349" svg:d="M135 29c0-16-13-29-29-29s-29 13-29 29 13 29 29 29 29-13 29-29zM29 103c-9 0-25 0-25 18 0 19 16 19 25 19 21 0 43 0 65 0 0 57 0 114 0 171-24 0-47 0-71 0-7 0-23 0-23 18 0 20 14 20 23 20 57 0 114 0 171 0 9 0 26 0 26-18 0-20-17-20-26-20-19 0-39 0-59 0 0-61 0-122 0-183 0-20-4-25-23-25-28 0-56 0-83 0z">
                <text:p/>
              </draw:path>
              <draw:path draw:style-name="gr3" draw:text-style-name="P3" draw:layer="layout" svg:width="0.296cm" svg:height="0.247cm" svg:x="1.903cm" svg:y="6.369cm" svg:viewBox="0 0 297 248" svg:d="M265 76c0-13 0-76-51-76-7 0-34 0-57 29 0-4-11-29-42-29-14 0-32 4-48 20-4-18-15-18-26-18-6 0-12 0-18 0-9 0-23 0-23 18 0 20 13 20 32 20 0 57 0 114 0 171-19 0-32 0-32 19 0 18 14 18 23 18 17 0 34 0 51 0 9 0 25 0 25-18 0-19-13-19-32-19 0-34 0-68 0-101 0-47 23-74 45-74 12 0 19 9 19 43 0 44 0 88 0 132-5 0-21 0-21 18 0 19 14 19 23 19 13 0 27 0 40 0 9 0 25 0 25-18 0-19-13-19-32-19 0-34 0-68 0-101 0-47 23-74 45-74 12 0 19 9 19 43 0 44 0 88 0 132-5 0-21 0-21 18 0 19 14 19 23 19 13 0 27 0 40 0 9 0 25 0 25-18 0-19-13-19-32-19 0-45 0-90 0-135z">
                <text:p/>
              </draw:path>
              <draw:path draw:style-name="gr3" draw:text-style-name="P3" draw:layer="layout" svg:width="0.267cm" svg:height="0.251cm" svg:x="2.235cm" svg:y="6.368cm" svg:viewBox="0 0 268 252" svg:d="M212 88c0-45-34-88-113-88-27 0-83 0-83 43 0 16 13 25 25 25 9 0 27-3 27-30 17-2 27-2 31-2 45 0 72 20 72 54-95 2-171 29-171 85 0 43 40 77 95 77 8 0 51 0 81-22 13 20 44 20 63 20 17 0 29 0 29-20 0-18-14-18-23-18s-22 0-33-3c0-40 0-81 0-121zM171 169c0 13 0 25-23 36-20 11-45 11-49 11-32 0-56-20-56-41 0-29 58-49 128-49 0 14 0 29 0 43z">
                <text:p/>
              </draw:path>
              <draw:path draw:style-name="gr3" draw:text-style-name="P3" draw:layer="layout" svg:width="0.274cm" svg:height="0.373cm" svg:x="2.508cm" svg:y="6.369cm" svg:viewBox="0 0 275 374" svg:d="M117 374c7 0 23 0 23-18 0-19-16-19-23-19-8 0-17 0-25 0 0-38 0-76 0-114 18 18 39 27 65 27 63 0 118-54 118-126 0-66-50-124-113-124-27 0-50 9-70 25 0-20-7-23-25-23-15 0-29 0-44 0-7 0-23 0-23 18 0 20 16 20 23 20 9 0 17 0 26 0 0 99 0 198 0 297-9 0-17 0-26 0-7 0-23 0-23 18 0 19 16 19 23 19 32 0 63 0 94 0zM92 97c0-32 32-61 68-61 40 0 72 40 72 88 0 51-36 90-77 90-42 0-63-47-63-75 0-14 0-28 0-42z">
                <text:p/>
              </draw:path>
              <draw:path draw:style-name="gr3" draw:text-style-name="P3" draw:layer="layout" svg:width="0.267cm" svg:height="0.348cm" svg:x="2.816cm" svg:y="6.269cm" svg:viewBox="0 0 268 349" svg:d="M144 146c29-36 58-72 86-108 20 0 33 0 33-18 0-20-15-20-24-20-17 0-34 0-52 0-7 0-23 0-23 20 0 18 16 18 21 18-38 48-76 97-115 146 0-49 0-98 0-146 4 0 9 0 13 0 9 0 23 0 23-18 0-20-14-20-23-20-19 0-39 0-58 0-9 0-25 0-25 20 0 18 14 18 25 18 4 0 7 0 11 0 0 91 0 182 0 273-4 0-7 0-11 0-9 0-25 0-25 18 0 20 14 20 25 20 19 0 39 0 58 0 9 0 23 0 23-18 0-20-14-20-23-20-4 0-9 0-13 0 0-24 0-48 0-72 18-21 35-43 52-64 26 45 52 91 78 136-7 0-24 0-24 18 0 20 17 20 26 20 14 0 28 0 43 0 9 0 23 0 23-18 0-20-12-20-30-20-32-55-63-110-94-165z">
                <text:p/>
              </draw:path>
              <draw:path draw:style-name="gr3" draw:text-style-name="P3" draw:layer="layout" svg:width="0.238cm" svg:height="0.359cm" svg:x="3.131cm" svg:y="6.263cm" svg:viewBox="0 0 239 360" svg:d="M223 23c0-9 0-23-18-23-12 0-16 7-21 25-31-23-63-25-78-25-63 0-106 45-106 94 0 30 16 52 22 59 23 25 41 29 84 38 6 2 45 11 47 11 36 12 47 41 47 59 0 31-25 63-67 63-23 0-47-5-61-14-27-17-29-40-29-51-2-9-2-21-21-21-22 0-22 14-22 25 0 24 0 49 0 74 0 9 0 23 18 23 13 0 18-7 22-23 27 18 63 23 93 23 65 0 106-50 106-101 0-18-5-41-23-63-22-27-49-34-68-38-13-3-54-12-62-14-25-7-46-27-46-52 0-29 27-56 66-56 65 0 74 54 76 68 2 17 12 18 21 18 20 0 20-14 20-25 0-24 0-49 0-74z">
                <text:p/>
              </draw:path>
              <draw:path draw:style-name="gr3" draw:text-style-name="P3" draw:layer="layout" svg:width="0.539cm" svg:height="0.388cm" svg:x="3.739cm" svg:y="6.229cm" svg:viewBox="0 0 540 389" svg:d="M477 41c5-19 9-25 47-25 9 0 16 0 16-9 0-7-5-7-14-7-24 0-48 0-72 0-13 0-15 0-22 11-65 108-131 216-196 324-12-107-24-214-36-321-2-14-2-14-16-14-25 0-50 0-74 0-11 0-16 0-16 9 0 7 5 7 14 7 34 0 34 6 34 11 0 2 0 4-3 11-24 97-48 194-72 291-9 38-36 42-58 42-2 0-9 0-9 11 0 3 4 7 9 7 16 0 36-2 54-2s38 2 56 2c2 0 11 0 11-11 0-7-8-7-11-7-31-2-34-15-34-24 0-3 0-7 3-16 25-100 49-200 74-300 1 0 1 0 2 0 12 114 25 229 38 343 0 9 1 15 10 15 8 0 11-7 15-11 71-117 141-234 212-351 1 0 1 0 2 0-27 107-54 214-81 320-4 20-7 24-45 24-11 0-16 0-16 11 0 3 3 7 9 7 20 0 41-2 63-2 21 0 45 2 65 2 3 0 10 0 10-11 0-7-5-7-14-7-32 0-32-4-32-11 0-4 0-9 1-13 26-102 51-204 76-306z">
                <text:p/>
              </draw:path>
              <draw:path draw:style-name="gr3" draw:text-style-name="P3" draw:layer="layout" svg:width="0.238cm" svg:height="0.359cm" svg:x="4.643cm" svg:y="6.263cm" svg:viewBox="0 0 239 360" svg:d="M223 23c0-9 0-23-18-23-12 0-18 7-21 25-31-23-65-25-80-25-61 0-104 45-104 94 0 30 16 52 22 59 23 25 41 29 82 38 8 2 45 11 47 11 38 12 49 41 49 59 0 31-25 63-67 63-23 0-47-5-63-14-25-17-27-40-29-51 0-9 0-21-19-21-22 0-22 14-22 25 0 24 0 49 0 74 0 9 0 23 18 23 13 0 18-7 22-23 27 18 63 23 91 23 67 0 108-50 108-101 0-18-5-41-23-63-22-27-49-34-68-38-13-3-54-12-62-14-27-7-46-27-46-52 0-29 27-56 64-56 67 0 76 54 78 68 2 17 11 18 21 18 20 0 20-14 20-25 0-24 0-49 0-74z">
                <text:p/>
              </draw:path>
              <draw:path draw:style-name="gr3" draw:text-style-name="P3" draw:layer="layout" svg:width="0.233cm" svg:height="0.251cm" svg:x="4.941cm" svg:y="6.368cm" svg:viewBox="0 0 234 252" svg:d="M211 142c10 0 23 0 23-21 0-67-36-121-110-121-70 0-124 58-124 126 0 70 59 126 133 126 76 0 101-50 101-65 0-11-7-16-20-16-9 0-16 0-21 13-13 32-51 32-56 32-33 0-81-20-92-74 55 0 110 0 166 0zM45 106c11-47 47-70 79-70 40 0 63 27 67 70-49 0-97 0-146 0z">
                <text:p/>
              </draw:path>
              <draw:path draw:style-name="gr3" draw:text-style-name="P3" draw:layer="layout" svg:width="0.289cm" svg:height="0.247cm" svg:x="5.215cm" svg:y="6.369cm" svg:viewBox="0 0 290 248" svg:d="M241 81c0-56-29-81-75-81-27 0-53 9-74 29 0-16-2-27-25-27-15 0-29 0-44 0-7 0-23 0-23 18 0 20 16 20 23 20 9 0 17 0 26 0 0 57 0 114 0 171-9 0-17 0-26 0-7 0-23 0-23 18 0 19 16 19 23 19 32 0 63 0 94 0 7 0 23 0 23-18 0-19-16-19-23-19-8 0-17 0-25 0 0-33 0-66 0-99 0-56 42-76 70-76s36 14 36 49c0 42 0 84 0 126-6 0-12 0-18 0-7 0-25 0-25 18 0 19 16 19 25 19 28 0 56 0 85 0 9 0 25 0 25-18 0-19-16-19-25-19-8 0-16 0-24 0 0-44 0-87 0-130z">
                <text:p/>
              </draw:path>
              <draw:path draw:style-name="gr3" draw:text-style-name="P3" draw:layer="layout" svg:width="0.22cm" svg:height="0.251cm" svg:x="5.55cm" svg:y="6.368cm" svg:viewBox="0 0 221 252" svg:d="M203 23c0-9 0-23-18-23-12 0-16 7-18 11-21-11-48-11-59-11-99 0-108 52-108 67 0 30 23 45 31 48 19 13 34 16 93 25 15 2 60 9 60 38 0 18-17 38-71 38-36 0-57-13-70-47-3-11-5-16-21-16-22 0-22 13-22 23 0 18 0 35 0 53 0 9 0 23 20 23 7 0 16-4 20-20 28 20 61 20 73 20 94 0 108-52 108-74 0-29-18-47-32-54-22-14-36-18-90-25-23-4-61-11-61-32 0-15 18-31 70-31s54 20 54 32c2 17 16 17 22 17 19 0 19-13 19-24 0-12 0-25 0-38z">
                <text:p/>
              </draw:path>
              <draw:path draw:style-name="gr3" draw:text-style-name="P3" draw:layer="layout" svg:width="0.235cm" svg:height="0.251cm" svg:x="5.84cm" svg:y="6.368cm" svg:viewBox="0 0 236 252" svg:d="M236 126c0-70-53-126-117-126s-119 55-119 126 55 126 119 126 117-54 117-126zM119 216c-43 0-78-41-78-94 0-50 38-86 78-86 39 0 75 36 75 86 0 53-34 94-75 94z">
                <text:p/>
              </draw:path>
              <draw:path draw:style-name="gr3" draw:text-style-name="P3" draw:layer="layout" svg:width="0.262cm" svg:height="0.247cm" svg:x="6.122cm" svg:y="6.369cm" svg:viewBox="0 0 263 248" svg:d="M113 142c0-56 38-106 99-106 2 22 18 25 26 25 12 0 25-9 25-25 0-11-7-36-54-36-33 0-69 13-96 43 0-5 0-11 0-16 0-20-5-25-25-25-21 0-42 0-63 0-9 0-25 0-25 18 0 20 16 20 25 20 15 0 30 0 45 0 0 57 0 114 0 171-15 0-30 0-45 0-9 0-25 0-25 18 0 19 16 19 25 19 51 0 101 0 151 0 8 0 24 0 24-18 0-19-16-19-24-19-21 0-42 0-63 0 0-23 0-46 0-69z">
                <text:p/>
              </draw:path>
              <draw:path draw:style-name="gr3" draw:text-style-name="P3" draw:layer="layout" svg:width="0.255cm" svg:height="0.129cm" svg:x="6.727cm" svg:y="6.378cm" svg:viewBox="0 0 256 130" svg:d="M229 43c5 0 27 0 27-21 0-22-22-22-31-22-65 0-131 0-196 0-7 0-29 0-29 22 0 21 20 21 25 21 68 0 136 0 204 0zM225 130c9 0 31 0 31-22s-22-22-27-22c-68 0-136 0-204 0-5 0-25 0-25 22s22 22 29 22c65 0 131 0 196 0z">
                <text:p/>
              </draw:path>
              <draw:path draw:style-name="gr3" draw:text-style-name="P3" draw:layer="layout" svg:width="0.15cm" svg:height="0.442cm" svg:x="7.4cm" svg:y="6.222cm" svg:viewBox="0 0 151 443" svg:d="M151 425c0-9-5-13-11-16-75-49-99-128-99-188 0-43 13-79 26-106 23-43 50-66 77-83 4-3 7-9 7-14 0-7-3-18-18-18-14 0-61 32-93 83-31 47-40 97-40 138 0 38 7 92 45 146 29 42 74 76 88 76 15 0 18-11 18-18z">
                <text:p/>
              </draw:path>
              <draw:path draw:style-name="gr3" draw:text-style-name="P3" draw:layer="layout" svg:width="0.285cm" svg:height="0.373cm" svg:x="7.623cm" svg:y="6.369cm" svg:viewBox="0 0 286 374" svg:d="M236 23c0-10 0-23-22-23-21 0-21 11-21 29-18-18-40-29-71-29-64 0-122 54-122 126 0 68 52 124 117 124 41 0 68-23 76-30 0 39 0 78 0 117-9 0-18 0-27 0-8 0-26 0-26 18 0 19 17 19 26 19 32 0 64 0 97 0 7 0 23 0 23-18 0-19-14-19-23-19s-18 0-27 0c0-105 0-209 0-314zM193 139c0 30-27 75-74 75-40 0-78-39-78-88 0-52 42-90 85-90s67 45 67 79c0 8 0 16 0 24z">
                <text:p/>
              </draw:path>
              <draw:path draw:style-name="gr3" draw:text-style-name="P3" draw:layer="layout" svg:width="0.193cm" svg:height="0.354cm" svg:x="7.96cm" svg:y="6.263cm" svg:viewBox="0 0 194 355" svg:d="M119 23c0-9 0-23-18-23-9 0-15 5-18 13-16 39-40 55-63 57-7 0-20 0-20 18 0 11 5 18 20 18 21 0 45-12 57-23 0 78 0 156 0 234-16 0-33 0-50 0-9 0-25 0-25 20 0 18 16 18 25 18 47 0 95 0 142 0 9 0 25 0 25-18 0-20-14-20-25-20-17 0-33 0-50 0 0-98 0-196 0-294z">
                <text:p/>
              </draw:path>
              <draw:path draw:style-name="gr3" draw:text-style-name="P3" draw:layer="layout" svg:width="0.096cm" svg:height="0.152cm" svg:x="8.3cm" svg:y="6.544cm" svg:viewBox="0 0 97 153" svg:d="M58 72c-2 13-13 34-42 43-5 2-16 6-16 18 0 9 9 20 20 20 18 0 77-31 77-95 0-33-21-58-48-58-22 0-36 18-36 36 0 22 16 38 36 38 3 0 6-1 9-2z">
                <text:p/>
              </draw:path>
              <draw:path draw:style-name="gr3" draw:text-style-name="P3" draw:layer="layout" svg:width="0.208cm" svg:height="0.57cm" svg:x="8.539cm" svg:y="6.189cm" svg:viewBox="0 0 209 571" svg:d="M124 99c0-34 0-47 20-63 11-11 29-20 54-22 7 0 11 0 11-5 0-9-6-9-13-9-56 0-111 27-111 72 0 49 0 97 0 146 0 20-17 57-78 59-5 2-7 6-7 9 0 6 5 7 11 7 39 2 66 24 72 51 2 5 2 7 2 27 0 37 0 74 0 111 0 24 0 51 39 72 31 15 67 17 72 17 7 0 13 0 13-8 0-7-6-7-7-7-54-3-71-32-76-47-2-7-2-9-2-28 0-29 0-58 0-87 0-16 0-43 0-48-5-33-34-51-65-60 65-20 65-59 65-84 0-35 0-69 0-103z">
                <text:p/>
              </draw:path>
              <draw:path draw:style-name="gr3" draw:text-style-name="P3" draw:layer="layout" svg:width="0.262cm" svg:height="0.348cm" svg:x="8.878cm" svg:y="6.269cm" svg:viewBox="0 0 263 349" svg:d="M25 0c-9 0-25 0-25 20 0 18 16 18 25 18 5 0 10 0 15 0 0 91 0 182 0 273-5 0-10 0-15 0-9 0-25 0-25 18 0 20 16 20 25 20 47 0 94 0 141 0 64 0 97-52 97-95 0-34-20-74-72-88 43-15 61-49 61-76 0-43-36-90-99-90-43 0-85 0-128 0zM81 149c0-37 0-74 0-111 23 0 47 0 70 0 47 0 58 34 58 52 0 20-15 59-70 59-20 0-39 0-58 0zM81 311c0-41 0-82 0-124 26 0 52 0 77 0 47 0 63 40 63 65 0 27-21 59-68 59-24 0-48 0-72 0z">
                <text:p/>
              </draw:path>
              <draw:path draw:style-name="gr3" draw:text-style-name="P3" draw:layer="layout" svg:width="0.237cm" svg:height="0.348cm" svg:x="9.196cm" svg:y="6.269cm" svg:viewBox="0 0 238 349" svg:d="M139 25c0-20-4-25-24-25-30 0-61 0-92 0-9 0-23 0-23 20 0 18 14 18 23 18 25 0 50 0 74 0 0 91 0 182 0 273-24 0-49 0-74 0-9 0-23 0-23 18 0 20 14 20 23 20 64 0 128 0 191 0 7 0 24 0 24-18 0-20-15-20-24-20-25 0-50 0-75 0 0-95 0-190 0-286z">
                <text:p/>
              </draw:path>
              <draw:path draw:style-name="gr3" draw:text-style-name="P3" draw:layer="layout" svg:width="0.289cm" svg:height="0.247cm" svg:x="9.468cm" svg:y="6.371cm" svg:viewBox="0 0 290 248" svg:d="M241 25c0-20-5-25-23-25-15 0-29 0-43 0-9 0-26 0-26 18 0 20 17 20 26 20 8 0 16 0 25 0 0 39 0 79 0 119 0 48-45 55-65 55-43 0-43-16-43-34 0-51 0-102 0-153 0-20-4-25-24-25-14 0-28 0-43 0-9 0-25 0-25 18 0 20 16 20 25 20s17 0 25 0c0 47 0 95 0 142 0 54 38 68 81 68 20 0 44-1 69-19 2 18 12 18 23 18 15 0 29 0 43 0 8 0 24 0 24-18 0-20-15-20-24-20-8 0-16 0-25 0 0-61 0-123 0-184z">
                <text:p/>
              </draw:path>
              <draw:path draw:style-name="gr3" draw:text-style-name="P3" draw:layer="layout" svg:width="0.233cm" svg:height="0.251cm" svg:x="9.794cm" svg:y="6.368cm" svg:viewBox="0 0 234 252" svg:d="M209 142c12 0 25 0 25-21 0-67-38-121-112-121-68 0-122 58-122 126 0 70 59 126 131 126 76 0 103-50 103-65 0-11-9-16-22-16-7 0-16 0-19 13-15 32-51 32-58 32-32 0-81-20-92-74 55 0 111 0 166 0zM43 106c11-47 47-70 79-70 42 0 63 27 69 70-49 0-99 0-148 0z">
                <text:p/>
              </draw:path>
              <draw:path draw:style-name="gr3" draw:text-style-name="P3" draw:layer="layout" svg:width="0.087cm" svg:height="0.325cm" svg:x="10.163cm" svg:y="6.371cm" svg:viewBox="0 0 88 326" svg:d="M85 38c0-22-18-38-36-38-20 0-36 18-36 36 0 22 18 38 36 38 21 0 36-18 36-36zM49 247c-6 18-18 34-36 43-4 2-13 5-13 16 0 9 9 20 20 20 12 0 68-31 68-96 0-34-16-57-39-57-20 0-36 16-36 36 0 14 7 36 36 38z">
                <text:p/>
              </draw:path>
              <draw:path draw:style-name="gr3" draw:text-style-name="P3" draw:layer="layout" svg:width="0.264cm" svg:height="0.348cm" svg:x="10.67cm" svg:y="6.269cm" svg:viewBox="0 0 265 349" svg:d="M25 0c-9 0-25 0-25 20 0 18 16 18 25 18 5 0 10 0 15 0 0 91 0 182 0 273-5 0-10 0-15 0-9 0-25 0-25 18 0 20 16 20 25 20 47 0 94 0 141 0 64 0 99-52 99-95 0-34-22-74-74-88 43-15 61-49 61-76 0-43-34-90-97-90-43 0-87 0-130 0zM83 149c0-37 0-74 0-111 23 0 45 0 68 0 47 0 60 34 60 52 0 20-17 59-72 59-19 0-38 0-56 0zM83 311c0-41 0-82 0-124 25 0 50 0 75 0 47 0 63 40 63 65 0 27-21 59-68 59-23 0-47 0-70 0z">
                <text:p/>
              </draw:path>
              <draw:path draw:style-name="gr3" draw:text-style-name="P3" draw:layer="layout" svg:width="0.237cm" svg:height="0.348cm" svg:x="10.989cm" svg:y="6.269cm" svg:viewBox="0 0 238 349" svg:d="M140 25c0-20-5-25-25-25-30 0-61 0-92 0-9 0-23 0-23 20 0 18 14 18 23 18 25 0 50 0 74 0 0 91 0 182 0 273-24 0-49 0-74 0-9 0-23 0-23 18 0 20 14 20 23 20 64 0 128 0 191 0 9 0 24 0 24-18 0-20-15-20-24-20-24 0-49 0-74 0 0-95 0-190 0-286z">
                <text:p/>
              </draw:path>
              <draw:path draw:style-name="gr3" draw:text-style-name="P3" draw:layer="layout" svg:width="0.267cm" svg:height="0.251cm" svg:x="11.288cm" svg:y="6.368cm" svg:viewBox="0 0 268 252" svg:d="M212 88c0-45-34-88-113-88-27 0-85 0-85 43 0 16 13 25 27 25 9 0 27-3 27-30 15-2 26-2 31-2 45 0 72 20 72 54-95 2-171 29-171 85 0 43 40 77 94 77 7 0 50 0 81-22 14 20 45 20 64 20 15 0 29 0 29-20 0-18-16-18-25-18-7 0-20 0-31-3 0-40 0-81 0-121zM171 169c0 13 0 25-23 36-20 11-47 11-49 11-34 0-58-20-58-41 0-29 58-49 130-49 0 14 0 29 0 43z">
                <text:p/>
              </draw:path>
              <draw:path draw:style-name="gr3" draw:text-style-name="P3" draw:layer="layout" svg:width="0.224cm" svg:height="0.251cm" svg:x="11.597cm" svg:y="6.368cm" svg:viewBox="0 0 225 252" svg:d="M225 187c0-11-9-16-22-16-7 0-16 0-19 13-6 7-15 32-54 32-49 0-89-40-89-90 0-29 18-90 90-90 11 0 18 2 20 2 13 0 13 2 13 5 2 20 18 25 27 25 16 0 27-10 27-25 0-43-58-43-85-43-99 0-133 77-133 126 0 70 56 126 126 126 81 0 99-56 99-65z">
                <text:p/>
              </draw:path>
              <draw:path draw:style-name="gr3" draw:text-style-name="P3" draw:layer="layout" svg:width="0.278cm" svg:height="0.348cm" svg:x="11.865cm" svg:y="6.269cm" svg:viewBox="0 0 279 349" svg:d="M155 203c22-21 44-42 66-63 7 0 14 0 20 0 9 0 25 0 25-18 0-19-16-19-25-19-29 0-59 0-88 0-9 0-25 0-25 18 0 19 16 19 25 19 7 0 13 0 20 0-30 27-59 54-88 81 0-65 0-130 0-196 0-20-4-25-24-25-12 0-25 0-38 0-7 0-23 0-23 20 0 18 16 18 23 18 9 0 18 0 27 0 0 91 0 182 0 273-9 0-18 0-27 0-7 0-23 0-23 18 0 20 16 20 23 20 30 0 60 0 90 0 8 0 24 0 24-18 0-20-16-20-24-20-9 0-19 0-28 0 0-14 0-28 0-43 15-14 30-27 45-41 21 28 43 56 64 84-19 0-32 0-32 20 0 18 16 18 23 18 23 0 46 0 69 0 9 0 25 0 25-18 0-20-16-20-25-20-6 0-11 0-16 0-28-36-56-72-83-108z">
                <text:p/>
              </draw:path>
              <draw:path draw:style-name="gr3" draw:text-style-name="P3" draw:layer="layout" svg:width="0.208cm" svg:height="0.57cm" svg:x="12.272cm" svg:y="6.189cm" svg:viewBox="0 0 209 571" svg:d="M124 353c0-20 16-58 78-60 3-1 7-5 7-7 0-7-6-9-11-9-40 0-67-23-72-50-2-6-2-6-2-27 0-37 0-75 0-112 0-23 0-50-39-70-31-16-67-18-72-18-8 0-13 0-13 9 0 5 5 5 7 5 52 4 70 33 74 49 2 5 2 7 2 27 0 29 0 58 0 86 0 17 0 45 2 49 5 32 32 52 64 61-66 18-66 58-66 83 0 34 0 68 0 103 0 34 0 46-18 63-11 10-29 19-54 21-7 0-11 0-11 7 0 8 5 8 13 8 55 0 111-27 111-72 0-49 0-98 0-146z">
                <text:p/>
              </draw:path>
              <draw:path draw:style-name="gr3" draw:text-style-name="P3" draw:layer="layout" svg:width="0.15cm" svg:height="0.442cm" svg:x="12.573cm" svg:y="6.222cm" svg:viewBox="0 0 151 443" svg:d="M151 221c0-37-9-91-47-145-27-42-72-76-86-76-16 0-18 13-18 18 0 9 5 13 11 16 74 49 97 128 97 187 0 44-11 80-23 107-24 43-51 66-78 84-5 2-7 8-7 13 0 4 2 18 18 18 13 0 61-33 94-83 28-47 39-97 39-139z">
                <text:p/>
              </draw:path>
              <draw:path draw:style-name="gr3" draw:text-style-name="P3" draw:layer="layout" svg:width="0.519cm" svg:height="0.318cm" svg:x="13.152cm" svg:y="6.315cm" svg:viewBox="0 0 520 319" svg:d="M389 113c29 26 57 38 75 45-23 11-50 26-75 47-123 0-246 0-369 0-7 0-20 0-20 13 0 11 13 11 23 11 113 0 226 0 339 0-36 39-56 77-56 82 0 8 7 8 13 8 5 0 9 0 12-6 45-88 110-126 182-147 5 0 7-4 7-6 0-7-5-7-7-9-27-7-67-18-115-59-22-18-45-45-65-81-5-11-5-11-14-11-6 0-13 0-13 7 0 4 20 43 56 81-113 0-226 0-339 0-10 0-23 0-23 13 0 12 13 12 20 12 123 0 246 0 369 0z">
                <text:p/>
              </draw:path>
              <draw:path draw:style-name="gr3" draw:text-style-name="P3" draw:layer="layout" svg:width="0.253cm" svg:height="0.361cm" svg:x="1.63cm" svg:y="6.958cm" svg:viewBox="0 0 254 362" svg:d="M254 25c0-9 0-25-20-25-13 0-14 7-23 27-15-11-40-27-74-27-74 0-137 78-137 180s63 182 139 182c63 0 115-49 115-103 0-20-16-20-22-20-3 0-20 0-21 15-4 70-65 70-71 70-52 0-97-61-97-142 0-85 47-144 97-144 13 0 60 5 71 75 1 15 16 15 21 15 22 0 22-13 22-24 0-26 0-52 0-79z">
                <text:p/>
              </draw:path>
              <draw:path draw:style-name="gr3" draw:text-style-name="P3" draw:layer="layout" svg:width="0.264cm" svg:height="0.346cm" svg:x="1.92cm" svg:y="6.965cm" svg:viewBox="0 0 265 347" svg:d="M86 193c25 0 50 0 74 0 0 21-1 32 20 32s22-13 22-23c0-18 0-36 0-54 0-11-1-26-22-26s-20 11-20 33c-24 0-49 0-74 0 0-39 0-78 0-117 46 0 92 0 137 0 0 10 0 20 0 30 0 11 1 24 22 24 20 0 20-13 20-24 0-15 0-30 0-45 0-18-4-23-24-23-72 0-144 0-216 0-9 0-25 0-25 18 0 20 16 20 25 20 6 0 12 0 18 0 0 91 0 182 0 273-6 0-12 0-18 0-9 0-25 0-25 18s16 18 25 18c30 0 60 0 90 0 7 0 24 0 24-18s-17-18-24-18c-9 0-19 0-29 0 0-39 0-79 0-118z">
                <text:p/>
              </draw:path>
              <draw:path draw:style-name="gr3" draw:text-style-name="P3" draw:layer="layout" svg:width="0.26cm" svg:height="0.361cm" svg:x="2.226cm" svg:y="6.958cm" svg:viewBox="0 0 261 362" svg:d="M236 238c11 0 25 0 25-18s-14-18-23-18c-23 0-46 0-69 0-9 0-23 0-23 18s14 18 23 18c8 0 16 0 24 0-6 45-26 86-63 86-44 0-87-59-87-142 0-85 43-144 87-144 30 0 57 27 63 72 1 7 1 18 21 18 22 0 22-13 22-24 0-26 0-52 0-79 0-9 0-25-20-25-13 0-16 9-23 25-13-11-35-25-65-25-69 0-128 77-128 180 0 106 59 182 128 182 32 0 56-18 65-27 0 14 5 20 21 20 22 0 22-13 22-24 0-31 0-62 0-93z">
                <text:p/>
              </draw:path>
              <draw:path draw:style-name="gr3" draw:text-style-name="P3" draw:layer="layout" svg:width="0.213cm" svg:height="0.346cm" svg:x="2.546cm" svg:y="6.965cm" svg:viewBox="0 0 214 347" svg:d="M128 38c20 0 41 0 61 0 9 0 25 0 25-20 0-18-16-18-25-18-55 0-109 0-164 0-9 0-25 0-25 18 0 20 16 20 25 20 21 0 41 0 61 0 0 91 0 182 0 273-20 0-40 0-61 0-9 0-25 0-25 18s16 18 25 18c55 0 109 0 164 0 9 0 25 0 25-18s-16-18-25-18c-20 0-41 0-61 0 0-91 0-182 0-273z">
                <text:p/>
              </draw:path>
              <draw:path draw:style-name="gr3" draw:text-style-name="P3" draw:layer="layout" svg:width="0.289cm" svg:height="0.247cm" svg:x="2.807cm" svg:y="7.064cm" svg:viewBox="0 0 290 248" svg:d="M241 83c0-56-29-83-75-83-27 0-53 11-74 29 0-16-2-25-24-25-15 0-30 0-45 0-7 0-23 0-23 18s16 18 23 18c9 0 17 0 26 0 0 57 0 115 0 172-9 0-17 0-26 0-7 0-23 0-23 18s16 18 23 18c32 0 63 0 94 0 7 0 23 0 23-18s-16-18-23-18c-8 0-17 0-25 0 0-33 0-66 0-99 0-55 42-75 70-75s36 12 36 47c0 42 0 85 0 127-6 0-12 0-18 0-7 0-23 0-23 18s14 18 23 18c29 0 58 0 86 0 8 0 24 0 24-18s-16-18-24-18-16 0-25 0c0-43 0-86 0-129z">
                <text:p/>
              </draw:path>
              <draw:path draw:style-name="gr3" draw:text-style-name="P3" draw:layer="layout" svg:width="0.24cm" svg:height="0.318cm" svg:x="3.116cm" svg:y="6.997cm" svg:viewBox="0 0 241 319" svg:d="M113 106c30 0 60 0 90 0 9 0 24 0 24-18s-15-18-24-18c-30 0-60 0-90 0 0-15 0-31 0-47 0-10 0-23-21-23-22 0-22 13-22 25 0 15 0 30 0 45-15 0-31 0-47 0-9 0-23 0-23 18s14 18 23 18c16 0 32 0 47 0 0 45 0 89 0 133 0 60 42 80 83 80 49 0 88-35 88-78 0-20-16-20-21-20-9 0-20 2-22 20 0 27-23 40-43 40-42 0-42-31-42-43 0-44 0-88 0-132z">
                <text:p/>
              </draw:path>
              <draw:path draw:style-name="gr3" draw:text-style-name="P3" draw:layer="layout" svg:width="0.233cm" svg:height="0.253cm" svg:x="3.431cm" svg:y="7.062cm" svg:viewBox="0 0 234 254" svg:d="M209 142c12 0 25 0 25-21 0-65-38-121-112-121-68 0-122 59-122 126 0 70 58 128 131 128 76 0 103-52 103-65s-9-18-22-18c-9 0-16 0-21 13-13 32-49 32-56 32-32 0-81-20-92-74 55 0 111 0 166 0zM43 106c11-47 47-68 79-68 40 0 63 25 67 68-49 0-97 0-146 0z">
                <text:p/>
              </draw:path>
              <draw:path draw:style-name="gr3" draw:text-style-name="P3" draw:layer="layout" svg:width="0.262cm" svg:height="0.247cm" svg:x="3.714cm" svg:y="7.064cm" svg:viewBox="0 0 263 248" svg:d="M113 144c0-58 38-106 99-106 2 21 18 25 26 25 12 0 25-11 25-25 0-11-7-38-54-38-33 0-69 14-96 45 0-6 0-12 0-18 0-18-5-23-25-23-21 0-42 0-63 0-9 0-25 0-25 18s16 18 25 18c15 0 30 0 45 0 0 57 0 115 0 172-15 0-30 0-45 0-9 0-25 0-25 18s16 18 25 18c51 0 101 0 151 0 8 0 24 0 24-18s-15-18-24-18c-21 0-42 0-63 0 0-22 0-45 0-68z">
                <text:p/>
              </draw:path>
              <draw:path draw:style-name="gr3" draw:text-style-name="P3" draw:layer="layout" svg:width="0.274cm" svg:height="0.373cm" svg:x="4.002cm" svg:y="7.064cm" svg:viewBox="0 0 275 374" svg:d="M117 374c7 0 23 0 23-18s-14-18-23-18c-8 0-17 0-25 0 0-37 0-75 0-113 18 16 39 27 65 27 63 0 118-54 118-126 0-68-48-126-113-126-27 0-50 11-70 27 0-22-7-23-24-23-14 0-28 0-43 0-9 0-25 0-25 18s16 18 25 18 17 0 25 0c0 99 0 199 0 298-8 0-16 0-25 0s-25 0-25 18 16 18 25 18c31 0 61 0 92 0zM92 99c0-34 34-61 68-61 40 0 72 38 72 88s-36 88-77 88c-42 0-63-45-63-75 0-14 0-27 0-40z">
                <text:p/>
              </draw:path>
              <draw:path draw:style-name="gr3" draw:text-style-name="P3" draw:layer="layout" svg:width="0.262cm" svg:height="0.247cm" svg:x="4.312cm" svg:y="7.064cm" svg:viewBox="0 0 263 248" svg:d="M113 144c0-58 38-106 99-106 2 21 18 25 26 25 12 0 25-11 25-25 0-11-7-38-54-38-33 0-69 14-96 45 0-6 0-12 0-18 0-18-5-23-25-23-21 0-42 0-63 0-9 0-25 0-25 18s16 18 25 18c15 0 30 0 45 0 0 57 0 115 0 172-15 0-30 0-45 0-9 0-25 0-25 18s16 18 25 18c51 0 101 0 151 0 8 0 24 0 24-18s-15-18-24-18c-21 0-42 0-63 0 0-22 0-45 0-68z">
                <text:p/>
              </draw:path>
              <draw:path draw:style-name="gr3" draw:text-style-name="P3" draw:layer="layout" svg:width="0.233cm" svg:height="0.253cm" svg:x="4.627cm" svg:y="7.062cm" svg:viewBox="0 0 234 254" svg:d="M209 142c12 0 25 0 25-21 0-65-38-121-112-121-68 0-122 59-122 126 0 70 59 128 131 128 76 0 103-52 103-65s-9-18-22-18c-7 0-16 0-19 13-15 32-51 32-58 32-32 0-81-20-92-74 55 0 111 0 166 0zM43 106c11-47 47-68 79-68 40 0 63 25 69 68-49 0-99 0-148 0z">
                <text:p/>
              </draw:path>
              <draw:path draw:style-name="gr3" draw:text-style-name="P3" draw:layer="layout" svg:width="0.24cm" svg:height="0.318cm" svg:x="4.909cm" svg:y="6.997cm" svg:viewBox="0 0 241 319" svg:d="M113 106c30 0 60 0 90 0 9 0 26 0 26-18s-17-18-26-18c-30 0-60 0-90 0 0-15 0-31 0-47 0-10-1-23-21-23-21 0-20 13-20 25 0 15 0 30 0 45-16 0-31 0-47 0-11 0-25 0-25 18s14 18 23 18c17 0 33 0 49 0 0 45 0 89 0 133 0 60 41 80 81 80 49 0 88-35 88-78 0-20-14-20-21-20-9 0-20 2-20 20-2 27-25 40-43 40-44 0-44-31-44-43 0-44 0-88 0-132z">
                <text:p/>
              </draw:path>
              <draw:path draw:style-name="gr3" draw:text-style-name="P3" draw:layer="layout" svg:width="0.15cm" svg:height="0.44cm" svg:x="5.589cm" svg:y="6.918cm" svg:viewBox="0 0 151 441" svg:d="M151 425c0-9-5-13-11-16-73-51-97-128-97-188 0-43 11-81 24-106 23-43 50-66 77-84 4-2 7-8 7-15 0-5-3-16-18-16-12 0-61 32-93 83-29 47-40 97-40 137 0 39 9 93 45 147 29 40 74 74 88 74 15 0 18-11 18-16z">
                <text:p/>
              </draw:path>
              <draw:path draw:style-name="gr3" draw:text-style-name="P3" draw:layer="layout" svg:width="0.537cm" svg:height="0.388cm" svg:x="5.832cm" svg:y="6.924cm" svg:viewBox="0 0 538 389" svg:d="M477 43c5-20 7-25 45-25 11 0 16 0 16-11 0-7-5-7-14-7-24 0-47 0-70 0-13 0-17 0-22 11-66 108-132 216-198 324-11-107-23-214-34-321-2-12-4-14-18-14-25 0-49 0-74 0-9 0-16 0-16 11 0 7 7 7 16 7 32 0 32 4 32 9 0 4 0 4-1 13-25 97-50 194-74 291-9 36-36 40-56 40-4 0-9 2-9 11 0 5 2 7 7 7 18 0 35-2 54-2s40 2 56 2c4 0 11 0 11-9 0-7-6-9-11-9-31 0-32-13-32-24 0-1 0-5 1-14 26-100 51-200 76-301 13 114 25 228 38 342 2 11 2 15 11 15s10-6 14-11c71-117 143-234 214-351-26 107-53 214-79 320-5 20-9 24-47 24-9 0-16 0-16 11 0 5 5 7 9 7 20 0 43-2 65-2 21 0 43 2 65 2 1 0 10 0 10-9s-7-9-16-9c-32 0-32-2-32-9 0-4 2-9 2-15 25-101 51-202 77-304z">
                <text:p/>
              </draw:path>
              <draw:path draw:style-name="gr3" draw:text-style-name="P3" draw:layer="layout" svg:width="0.096cm" svg:height="0.15cm" svg:x="6.507cm" svg:y="7.24cm" svg:viewBox="0 0 97 151" svg:d="M58 72c-4 13-13 34-42 43-5 2-16 6-16 18 0 7 9 18 20 18 18 0 77-30 77-93 0-33-21-58-48-58-22 0-36 18-36 36 0 22 14 36 36 36 3 0 7 0 9 0z">
                <text:p/>
              </draw:path>
              <draw:path draw:style-name="gr3" draw:text-style-name="P3" draw:layer="layout" svg:width="0.233cm" svg:height="0.361cm" svg:x="6.738cm" svg:y="6.958cm" svg:viewBox="0 0 234 362" svg:d="M234 182c0-166-12-182-117-182s-117 16-117 182c0 164 11 180 117 180 104 0 117-16 117-180zM117 324c-50 0-63-13-68-38-8-30-8-75-8-110 0-36 0-77 8-102 7-29 23-36 68-36 43 0 61 7 68 38 6 25 6 66 6 100 0 38 0 78-6 108-7 27-19 40-68 40z">
                <text:p/>
              </draw:path>
              <draw:path draw:style-name="gr3" draw:text-style-name="P3" draw:layer="layout" svg:width="0.213cm" svg:height="0.346cm" svg:x="7.045cm" svg:y="6.965cm" svg:viewBox="0 0 214 347" svg:d="M128 38c21 0 42 0 63 0 7 0 23 0 23-20 0-18-16-18-23-18-55 0-111 0-166 0-9 0-25 0-25 18 0 20 16 20 25 20 21 0 41 0 61 0 0 91 0 182 0 273-20 0-40 0-61 0-9 0-25 0-25 18s16 18 25 18c55 0 111 0 166 0 7 0 23 0 23-18s-16-18-23-18c-21 0-42 0-63 0 0-91 0-182 0-273z">
                <text:p/>
              </draw:path>
              <draw:path draw:style-name="gr3" draw:text-style-name="P3" draw:layer="layout" svg:width="0.289cm" svg:height="0.247cm" svg:x="7.306cm" svg:y="7.064cm" svg:viewBox="0 0 290 248" svg:d="M241 83c0-56-29-83-75-83-26 0-53 11-74 29 0-16 0-25-24-25-14 0-28 0-43 0-9 0-25 0-25 18s16 18 25 18 17 0 25 0c0 57 0 115 0 172-8 0-16 0-25 0s-25 0-25 18 16 18 25 18c31 0 61 0 92 0 7 0 23 0 23-18s-14-18-23-18c-8 0-17 0-25 0 0-33 0-66 0-99 0-55 44-75 72-75s36 12 36 47c0 42 0 85 0 127-7 0-13 0-20 0s-23 0-23 18 16 18 23 18c29 0 58 0 86 0 8 0 24 0 24-18s-15-18-24-18c-8 0-16 0-25 0 0-43 0-86 0-129z">
                <text:p/>
              </draw:path>
              <draw:path draw:style-name="gr3" draw:text-style-name="P3" draw:layer="layout" svg:width="0.24cm" svg:height="0.318cm" svg:x="7.616cm" svg:y="6.997cm" svg:viewBox="0 0 241 319" svg:d="M113 106c30 0 60 0 90 0 9 0 26 0 26-18s-17-18-26-18c-30 0-60 0-90 0 0-15 0-31 0-47 0-10-1-23-21-23-21 0-20 13-20 25 0 15 0 30 0 45-16 0-32 0-49 0-9 0-23 0-23 18s14 18 23 18c17 0 33 0 49 0 0 45 0 89 0 133 0 60 41 80 81 80 49 0 88-35 88-78 0-20-14-20-21-20-9 0-20 2-20 20-2 27-25 40-43 40-44 0-44-31-44-43 0-44 0-88 0-132z">
                <text:p/>
              </draw:path>
              <draw:path draw:style-name="gr3" draw:text-style-name="P3" draw:layer="layout" svg:width="0.096cm" svg:height="0.15cm" svg:x="8.001cm" svg:y="7.24cm" svg:viewBox="0 0 97 151" svg:d="M58 72c-2 13-13 34-42 43-5 2-16 6-16 18 0 7 9 18 20 18 18 0 77-30 77-93 0-33-21-58-48-58-22 0-36 18-36 36 0 22 16 36 36 36 3 0 6 0 9 0z">
                <text:p/>
              </draw:path>
              <draw:path draw:style-name="gr3" draw:text-style-name="P3" draw:layer="layout" svg:width="0.233cm" svg:height="0.361cm" svg:x="8.232cm" svg:y="6.958cm" svg:viewBox="0 0 234 362" svg:d="M234 182c0-166-12-182-117-182s-117 16-117 182c0 164 11 180 117 180 104 0 117-16 117-180zM117 324c-49 0-63-13-68-38-8-30-8-75-8-110 0-36 0-77 8-102 7-29 23-36 68-36 43 0 61 7 68 38 8 25 8 66 8 100 0 38 0 78-8 108-5 27-19 40-68 40z">
                <text:p/>
              </draw:path>
              <draw:path draw:style-name="gr3" draw:text-style-name="P3" draw:layer="layout" svg:width="0.237cm" svg:height="0.361cm" svg:x="8.528cm" svg:y="6.958cm" svg:viewBox="0 0 238 362" svg:d="M223 25c0-9 0-25-18-25-12 0-18 9-21 25-31-23-65-25-80-25-61 0-104 45-104 95 0 31 16 51 22 58 23 25 39 29 82 40 6 1 45 10 47 10 36 11 47 40 47 60 0 29-23 61-67 61-23 0-45-5-61-14-25-17-29-40-29-51 0-9-1-20-21-20s-20 13-20 26c0 24 0 48 0 72 0 9 0 25 18 25 13 0 16-7 22-25 25 18 63 25 91 25 67 0 107-51 107-103 0-18-4-39-22-63-23-27-49-32-70-38-11-1-54-12-61-14-26-5-45-27-45-52 0-27 27-54 64-54 65 0 74 52 76 66 4 18 13 18 22 18 21 0 21-12 21-23 0-25 0-49 0-74z">
                <text:p/>
              </draw:path>
              <draw:path draw:style-name="gr3" draw:text-style-name="P3" draw:layer="layout" svg:width="0.233cm" svg:height="0.253cm" svg:x="8.827cm" svg:y="7.062cm" svg:viewBox="0 0 234 254" svg:d="M211 142c10 0 23 0 23-21 0-65-38-121-110-121-70 0-124 59-124 126 0 70 59 128 131 128 78 0 103-52 103-65s-9-18-22-18c-7 0-14 0-19 13-15 32-51 32-56 32-34 0-81-20-94-74 56 0 112 0 168 0zM45 106c11-47 47-68 79-68 40 0 63 25 67 68-49 0-97 0-146 0z">
                <text:p/>
              </draw:path>
              <draw:path draw:style-name="gr3" draw:text-style-name="P3" draw:layer="layout" svg:width="0.224cm" svg:height="0.253cm" svg:x="9.137cm" svg:y="7.062cm" svg:viewBox="0 0 225 254" svg:d="M225 189c0-13-9-18-22-18-7 0-16 0-19 13-6 9-15 32-54 32-49 0-89-40-89-88 0-29 18-90 90-90 11 0 18 0 20 0 13 2 13 2 13 7 2 20 18 25 27 25 14 0 27-11 27-27 0-43-58-43-85-43-99 0-133 77-133 128 0 68 56 126 126 126 81 0 99-58 99-65z">
                <text:p/>
              </draw:path>
              <draw:path draw:style-name="gr3" draw:text-style-name="P3" draw:layer="layout" svg:width="0.15cm" svg:height="0.44cm" svg:x="9.445cm" svg:y="6.918cm" svg:viewBox="0 0 151 441" svg:d="M151 221c0-37-9-91-45-147-29-40-74-74-88-74-16 0-18 13-18 16 0 9 5 13 11 16 75 51 99 130 99 188 0 43-13 81-25 106-24 43-51 66-78 84-5 4-7 9-7 15 0 5 4 16 18 16 13 0 61-32 94-81 30-49 39-99 39-139z">
                <text:p/>
              </draw:path>
              <draw:path draw:style-name="gr3" draw:text-style-name="P3" draw:layer="layout" svg:width="0.15cm" svg:height="0.442cm" svg:x="2.303cm" svg:y="7.613cm" svg:viewBox="0 0 151 443" svg:d="M151 427c0-11-5-13-11-18-75-49-99-128-99-188 0-43 13-79 26-106 21-43 50-66 77-83 4-3 7-9 7-14s-3-18-20-18c-12 0-59 34-91 83-31 47-40 99-40 138 0 38 7 92 45 146 27 42 72 76 86 76 17 0 20-11 20-16z">
                <text:p/>
              </draw:path>
              <draw:path draw:style-name="gr3" draw:text-style-name="P3" draw:layer="layout" svg:width="0.253cm" svg:height="0.359cm" svg:x="2.526cm" svg:y="7.654cm" svg:viewBox="0 0 254 360" svg:d="M254 23c0-7 0-23-18-23-13 0-16 7-25 27-15-11-40-27-74-27-74 0-137 77-137 180s63 180 139 180c64 0 115-49 115-103 0-18-16-18-22-18-3 0-20 0-21 15-4 68-63 70-71 70-50 0-97-61-97-144 0-85 49-142 97-142 13 0 60 3 71 75 3 15 16 15 21 15 22 0 22-15 22-25 0-27 0-53 0-80z">
                <text:p/>
              </draw:path>
              <draw:path draw:style-name="gr3" draw:text-style-name="P3" draw:layer="layout" svg:width="0.264cm" svg:height="0.346cm" svg:x="2.818cm" svg:y="7.662cm" svg:viewBox="0 0 265 347" svg:d="M85 191c24 0 49 0 73 0 0 21 1 32 22 32s20-12 20-23c0-18 0-36 0-54 0-11 1-24-20-24s-22 11-22 33c-24 0-49 0-73 0 0-40 0-79 0-119 45 0 91 0 136 0 0 10 0 20 0 31 0 10 0 23 22 23s22-13 22-23c0-15 0-29 0-44 0-19-6-23-26-23-72 0-144 0-216 0-9 0-23 0-23 18s14 18 23 18c6 0 12 0 18 0 0 91 0 182 0 274-6 0-12 0-18 0-9 0-23 0-23 19 0 18 14 18 23 18 30 0 60 0 90 0 8 0 24 0 24-18 0-19-15-19-24-19s-19 0-28 0c0-40 0-80 0-119z">
                <text:p/>
              </draw:path>
              <draw:path draw:style-name="gr3" draw:text-style-name="P3" draw:layer="layout" svg:width="0.262cm" svg:height="0.359cm" svg:x="3.122cm" svg:y="7.654cm" svg:viewBox="0 0 263 360" svg:d="M236 238c11 0 27 0 27-20 0-18-16-18-25-18-23 0-46 0-69 0-9 0-23 0-23 18 0 20 14 20 23 20 8 0 16 0 24 0-6 45-26 86-63 86-44 0-87-59-87-144s43-142 87-142c30 0 57 27 63 70 1 9 3 20 21 20 22 0 22-15 22-25 0-27 0-53 0-80 0-7 0-23-18-23-15 0-18 9-25 25-13-11-35-25-65-25-69 0-128 77-128 180 0 106 59 180 128 180 32 0 56-18 65-27 0 14 5 22 21 22 22 0 22-13 22-24 0-31 0-62 0-93z">
                <text:p/>
              </draw:path>
              <draw:path draw:style-name="gr3" draw:text-style-name="P3" draw:layer="layout" svg:width="0.219cm" svg:height="0.348cm" svg:x="3.741cm" svg:y="7.66cm" svg:viewBox="0 0 220 349" svg:d="M135 29c0-16-14-29-29-29s-29 13-29 29 14 29 29 29 29-13 29-29zM29 103c-7 0-24 0-24 19 0 18 15 18 24 18 21 0 43 0 65 0 0 57 0 114 0 171-24 0-47 0-71 0-7 0-23 0-23 18 0 20 16 20 23 20 58 0 116 0 173 0 7 0 24 0 24-18 0-20-17-20-24-20-20 0-41 0-61 0 0-61 0-122 0-183 0-20-4-25-23-25-28 0-56 0-83 0z">
                <text:p/>
              </draw:path>
              <draw:path draw:style-name="gr3" draw:text-style-name="P3" draw:layer="layout" svg:width="0.289cm" svg:height="0.247cm" svg:x="4.002cm" svg:y="7.761cm" svg:viewBox="0 0 290 248" svg:d="M241 81c0-56-29-81-75-81-26 0-53 9-74 29 0-16 0-27-24-27-14 0-28 0-43 0-9 0-25 0-25 20 0 18 16 18 25 18s17 0 25 0c0 57 0 114 0 171-8 0-16 0-25 0s-25 0-25 18c0 19 16 19 25 19 31 0 61 0 92 0 7 0 23 0 23-18 0-19-14-19-23-19-8 0-17 0-25 0 0-33 0-65 0-98 0-55 44-77 72-77s34 14 34 49c0 42 0 84 0 126-6 0-12 0-18 0-7 0-23 0-23 18 0 19 16 19 23 19 29 0 58 0 86 0 8 0 24 0 24-18 0-19-15-19-24-19-8 0-16 0-25 0 0-44 0-87 0-130z">
                <text:p/>
              </draw:path>
              <draw:path draw:style-name="gr3" draw:text-style-name="P3" draw:layer="layout" svg:width="0.274cm" svg:height="0.373cm" svg:x="4.301cm" svg:y="7.761cm" svg:viewBox="0 0 275 374" svg:d="M117 374c7 0 23 0 23-18 0-19-14-19-23-19-8 0-17 0-25 0 0-38 0-76 0-114 18 18 39 27 65 27 63 0 118-54 118-126 0-66-48-124-113-124-27 0-50 9-70 25 0-20-7-23-24-23-14 0-28 0-43 0-9 0-25 0-25 20 0 18 16 18 25 18s17 0 25 0c0 99 0 198 0 297-8 0-16 0-25 0s-25 0-25 19c0 18 16 18 25 18 31 0 61 0 92 0zM92 99c0-34 34-63 68-63 40 0 72 40 72 88 0 52-36 90-77 90-42 0-63-47-63-75 0-14 0-27 0-40z">
                <text:p/>
              </draw:path>
              <draw:path draw:style-name="gr3" draw:text-style-name="P3" draw:layer="layout" svg:width="0.289cm" svg:height="0.247cm" svg:x="4.6cm" svg:y="7.762cm" svg:viewBox="0 0 290 248" svg:d="M241 25c0-20-5-25-23-25-15 0-29 0-43 0-9 0-26 0-26 20 0 18 17 18 26 18 8 0 16 0 25 0 0 39 0 79 0 119 0 48-45 55-65 55-43 0-43-16-43-34 0-51 0-102 0-153 0-20-4-25-24-25-14 0-28 0-43 0-9 0-25 0-25 20 0 18 16 18 25 18s17 0 25 0c0 47 0 95 0 142 0 54 38 68 81 68 20 0 44-1 69-19 2 18 12 18 23 18 15 0 29 0 43 0 8 0 24 0 24-18 0-20-15-20-24-20-8 0-16 0-25 0 0-61 0-123 0-184z">
                <text:p/>
              </draw:path>
              <draw:path draw:style-name="gr3" draw:text-style-name="P3" draw:layer="layout" svg:width="0.24cm" svg:height="0.316cm" svg:x="4.909cm" svg:y="7.694cm" svg:viewBox="0 0 241 317" svg:d="M113 106c30 0 60 0 90 0 9 0 26 0 26-18 0-20-17-20-26-20-30 0-60 0-90 0 0-15 0-30 0-45 0-10-1-23-21-23-21 0-20 13-20 23 0 15 0 30 0 45-16 0-31 0-47 0-11 0-25 0-25 20 0 18 14 18 23 18 17 0 33 0 49 0 0 44 0 88 0 132 0 59 41 79 81 79 49 0 88-34 88-76 0-20-14-20-21-20-9 0-20 2-20 20-2 27-25 40-43 40-44 0-44-31-44-45 0-43 0-87 0-130z">
                <text:p/>
              </draw:path>
              <draw:path draw:style-name="gr3" draw:text-style-name="P3" draw:layer="layout" svg:width="0.233cm" svg:height="0.359cm" svg:x="5.226cm" svg:y="7.654cm" svg:viewBox="0 0 234 360" svg:d="M234 180c0-164-12-180-117-180s-117 16-117 180c0 166 11 180 117 180 104 0 117-14 117-180zM117 324c-49 0-63-13-68-40-8-28-8-75-8-109 0-35 0-76 8-101 7-31 23-36 68-36 43 0 61 5 68 36 8 27 8 66 8 101 0 39 0 79-8 109-5 27-19 40-68 40z">
                <text:p/>
              </draw:path>
              <draw:path draw:style-name="gr3" draw:text-style-name="P3" draw:layer="layout" svg:width="0.269cm" svg:height="0.346cm" svg:x="5.505cm" svg:y="7.662cm" svg:viewBox="0 0 270 347" svg:d="M146 144c28-36 56-72 84-108 22 0 35 0 35-18s-17-18-26-18c-16 0-33 0-50 0-9 0-25 0-25 18s18 18 23 18c-38 49-77 97-115 146 0-49 0-97 0-146 4 0 7 0 11 0 9 0 25 0 25-18s-16-18-25-18c-19 0-39 0-58 0-9 0-25 0-25 18s16 18 25 18c4 0 9 0 13 0 0 91 0 182 0 274-4 0-9 0-13 0-9 0-25 0-25 18 0 19 16 19 25 19 19 0 39 0 58 0 9 0 25 0 25-18 0-19-16-19-25-19-4 0-7 0-11 0 0-24 0-48 0-72 17-22 34-44 50-65 26 45 52 91 78 137-6 0-24 0-24 18 0 19 17 19 26 19 14 0 28 0 43 0 9 0 25 0 25-18 0-19-14-19-31-19-31-56-62-111-93-166z">
                <text:p/>
              </draw:path>
              <draw:path draw:style-name="gr3" draw:text-style-name="P3" draw:layer="layout" svg:width="0.235cm" svg:height="0.251cm" svg:x="6.122cm" svg:y="7.759cm" svg:viewBox="0 0 236 252" svg:d="M236 126c0-70-54-126-119-126s-117 55-117 126 54 126 117 126 119-54 119-126zM117 216c-41 0-76-41-76-94 0-50 36-86 76-86s76 36 76 86c0 53-35 94-76 94z">
                <text:p/>
              </draw:path>
              <draw:path draw:style-name="gr3" draw:text-style-name="P3" draw:layer="layout" svg:width="0.273cm" svg:height="0.373cm" svg:x="6.394cm" svg:y="7.761cm" svg:viewBox="0 0 274 374" svg:d="M115 374c9 0 25 0 25-18 0-19-16-19-25-19-8 0-17 0-25 0 0-38 0-76 0-114 18 18 41 27 65 27 65 0 119-54 119-126 0-66-49-124-112-124-27 0-52 9-72 25 0-20-7-23-23-23-15 0-29 0-44 0-7 0-23 0-23 20 0 18 14 18 23 18s17 0 26 0c0 99 0 198 0 297-9 0-17 0-26 0-7 0-23 0-23 19 0 18 14 18 23 18 31 0 62 0 92 0zM90 99c0-34 34-63 68-63 40 0 74 40 74 88 0 52-38 90-79 90-40 0-63-47-63-75 0-14 0-27 0-40z">
                <text:p/>
              </draw:path>
              <draw:path draw:style-name="gr3" draw:text-style-name="P3" draw:layer="layout" svg:width="0.26cm" svg:height="0.346cm" svg:x="6.7cm" svg:y="7.662cm" svg:viewBox="0 0 261 347" svg:d="M83 211c23 0 47 0 70 0 68 0 108-54 108-107 0-52-40-104-108-104-43 0-85 0-128 0-9 0-25 0-25 18s16 18 25 18c6 0 11 0 16 0 0 91 0 182 0 274-5 0-10 0-16 0-9 0-25 0-25 18 0 19 16 19 25 19 25 0 51 0 76 0 7 0 23 0 23-18 0-19-14-19-23-19-6 0-12 0-18 0 0-33 0-66 0-99zM83 36c20 0 39 0 59 0 54 0 78 40 78 68 0 29-24 69-78 69-20 0-39 0-59 0 0-46 0-91 0-137z">
                <text:p/>
              </draw:path>
              <draw:path draw:style-name="gr3" draw:text-style-name="P3" draw:layer="layout" svg:width="0.235cm" svg:height="0.251cm" svg:x="7.018cm" svg:y="7.759cm" svg:viewBox="0 0 236 252" svg:d="M236 126c0-70-54-126-119-126s-117 55-117 126 53 126 117 126 119-54 119-126zM117 216c-41 0-76-41-76-94 0-50 36-86 76-86s76 36 76 86c0 53-35 94-76 94z">
                <text:p/>
              </draw:path>
              <draw:path draw:style-name="gr3" draw:text-style-name="P3" draw:layer="layout" svg:width="0.237cm" svg:height="0.346cm" svg:x="7.315cm" svg:y="7.662cm" svg:viewBox="0 0 238 347" svg:d="M140 23c0-19-5-23-23-23-31 0-62 0-94 0-7 0-23 0-23 18s14 18 23 18c26 0 51 0 76 0 0 91 0 182 0 274-25 0-50 0-76 0-7 0-23 0-23 18 0 19 14 19 23 19 64 0 128 0 191 0 9 0 24 0 24-18 0-19-15-19-24-19-24 0-49 0-74 0 0-96 0-191 0-287z">
                <text:p/>
              </draw:path>
              <draw:path draw:style-name="gr3" draw:text-style-name="P3" draw:layer="layout" svg:width="0.219cm" svg:height="0.348cm" svg:x="7.627cm" svg:y="7.66cm" svg:viewBox="0 0 220 349" svg:d="M135 29c0-16-13-29-29-29s-29 13-29 29 13 29 29 29 29-13 29-29zM29 103c-9 0-25 0-25 19 0 18 16 18 25 18 21 0 43 0 65 0 0 57 0 114 0 171-24 0-47 0-71 0-7 0-23 0-23 18 0 20 14 20 23 20 57 0 114 0 171 0 9 0 26 0 26-18 0-20-17-20-26-20-19 0-39 0-59 0 0-61 0-122 0-183 0-20-4-25-23-25-28 0-56 0-83 0z">
                <text:p/>
              </draw:path>
              <draw:path draw:style-name="gr3" draw:text-style-name="P3" draw:layer="layout" svg:width="0.224cm" svg:height="0.251cm" svg:x="7.924cm" svg:y="7.759cm" svg:viewBox="0 0 225 252" svg:d="M225 187c0-11-9-16-22-16-7 0-14 0-19 13-4 9-15 32-54 32-49 0-89-40-89-90 0-29 18-90 92-90 9 0 16 2 20 2 11 0 11 2 13 7 1 18 16 25 25 25 16 0 27-12 27-27 0-43-58-43-85-43-99 0-133 77-133 126 0 70 56 126 126 126 81 0 99-56 99-65z">
                <text:p/>
              </draw:path>
              <draw:path draw:style-name="gr3" draw:text-style-name="P3" draw:layer="layout" svg:width="0.269cm" svg:height="0.375cm" svg:x="8.197cm" svg:y="7.762cm" svg:viewBox="0 0 270 376" svg:d="M229 38c9 0 25 0 28-2 4 0 13-4 13-16 0-20-16-20-27-20-22 0-43 0-65 0-9 0-25 0-25 20 0 7 4 14 13 16 1 2 18 2 27 2-10 28-20 56-29 84-15 51-22 69-24 81h-1c-4-16-15-46-31-86-10-26-20-53-31-79 9 0 24 0 27-2 8-2 11-9 11-16 0-20-14-20-25-20-22 0-43 0-65 0-9 0-25 0-25 20 0 11 7 14 11 16 3 2 20 2 30 2 26 66 52 133 78 200 2 1 3 7 3 9-7 20-14 45-21 61-13 23-29 29-43 30 1-3 2-7 3-10-2-20-16-26-25-26-16 0-27 11-27 26 0 23 18 48 47 48 41 0 72-36 88-84 28-85 56-170 85-254z">
                <text:p/>
              </draw:path>
              <draw:path draw:style-name="gr3" draw:text-style-name="P3" draw:layer="layout" svg:width="0.193cm" svg:height="0.354cm" svg:x="8.539cm" svg:y="7.654cm" svg:viewBox="0 0 194 355" svg:d="M121 23c0-7 0-23-18-23-11 0-15 5-18 13-18 39-40 55-63 57-9 0-22 2-22 18 0 11 7 18 20 18 23 0 45-11 59-23 0 78 0 156 0 234-17 0-35 0-52 0-9 0-23 0-23 20 0 18 16 18 23 18 48 0 96 0 144 0 9 0 23 0 23-18 0-20-14-20-23-20-17 0-34 0-50 0 0-98 0-196 0-294z">
                <text:p/>
              </draw:path>
              <draw:path draw:style-name="gr3" draw:text-style-name="P3" draw:layer="layout" svg:width="0.15cm" svg:height="0.442cm" svg:x="3.199cm" svg:y="8.31cm" svg:viewBox="0 0 151 443" svg:d="M151 425c0-9-5-13-11-16-75-51-99-128-99-188 0-43 13-81 26-106 21-43 50-66 77-84 4-2 7-8 7-15 0-5-3-16-20-16-12 0-59 32-91 83-31 47-40 97-40 138 0 38 7 92 45 146 29 42 74 76 86 76 17 0 20-13 20-18z">
                <text:p/>
              </draw:path>
              <draw:path draw:style-name="gr3" draw:text-style-name="P3" draw:layer="layout" svg:width="0.269cm" svg:height="0.346cm" svg:x="3.415cm" svg:y="8.356cm" svg:viewBox="0 0 270 347" svg:d="M95 22c-7-22-19-22-32-22s-26 0-40 0c-9 0-23 0-23 18 0 20 14 20 23 20 5 0 10 0 15 0 0 91 0 182 0 273-5 0-10 0-15 0-9 0-23 0-23 18s14 18 23 18c21 0 41 0 62 0 9 0 23 0 23-18s-14-18-23-18c-5 0-9 0-13 0 0-89 0-178 0-268 7 27 18 54 27 81 25 67 49 135 74 202 7 21 20 21 32 21 16 0 27 0 27-23 0-95 0-191 0-286 4 0 9 0 13 0 9 0 25 0 25-18 0-20-16-20-25-20-21 0-41 0-61 0-9 0-24 0-24 18 0 20 15 20 24 20 4 0 9 0 14 0 0 89 0 177 0 266-1 0-1 0-2 0-7-25-16-52-27-79-24-68-49-136-74-203z">
                <text:p/>
              </draw:path>
              <draw:path draw:style-name="gr3" draw:text-style-name="P3" draw:layer="layout" svg:width="0.267cm" svg:height="0.251cm" svg:x="3.73cm" svg:y="8.455cm" svg:viewBox="0 0 268 252" svg:d="M212 88c0-45-34-88-115-88-25 0-83 0-83 41 0 17 13 27 26 27 9 0 27-3 27-30 16-2 27-2 32-2 45 0 70 20 70 54-95 0-169 27-169 83 0 43 38 79 94 79 7 0 50 0 81-22 14 18 45 18 63 18 16 0 30 0 30-18s-16-18-25-18-20 0-31-3c0-40 0-81 0-121zM169 169c0 13 0 25-23 36-20 9-45 9-47 9-34 0-58-18-58-41 0-27 58-47 128-47 0 14 0 29 0 43z">
                <text:p/>
              </draw:path>
              <draw:path draw:style-name="gr3" draw:text-style-name="P3" draw:layer="layout" svg:width="0.296cm" svg:height="0.247cm" svg:x="3.995cm" svg:y="8.455cm" svg:viewBox="0 0 297 248" svg:d="M265 77c0-12 0-77-51-77-5 0-32 0-56 29-1-2-12-29-43-29-12 0-32 5-48 20-2-16-15-16-24-16-6 0-13 0-20 0-9 0-23 0-23 18 0 19 13 19 32 19 0 57 0 114 0 171-19 0-32 0-32 18s14 18 23 18c18 0 35 0 53 0 7 0 23 0 23-18s-13-18-32-18c0-33 0-67 0-100 0-47 23-74 46-74 11 0 18 7 18 43 0 44 0 88 0 131-5 0-21 0-21 18s16 18 23 18c14 0 28 0 42 0 7 0 23 0 23-18s-13-18-32-18c0-33 0-67 0-100 0-47 23-74 46-74 11 0 18 7 18 43 0 44 0 88 0 131-5 0-21 0-21 18s16 18 23 18c14 0 28 0 42 0 9 0 23 0 23-18s-13-18-32-18c0-45 0-90 0-135z">
                <text:p/>
              </draw:path>
              <draw:path draw:style-name="gr3" draw:text-style-name="P3" draw:layer="layout" svg:width="0.233cm" svg:height="0.251cm" svg:x="4.328cm" svg:y="8.455cm" svg:viewBox="0 0 234 252" svg:d="M209 142c12 0 25 0 25-21 0-67-38-121-112-121-68 0-122 58-122 124 0 72 59 128 131 128 76 0 103-52 103-65 0-12-9-18-22-18-7 0-16 0-19 13-15 32-51 32-58 32-32 0-81-18-92-72 55 0 111 0 166 0zM43 104c11-46 47-68 79-68 40 0 63 27 69 68-49 0-99 0-148 0z">
                <text:p/>
              </draw:path>
              <draw:path draw:style-name="gr3" draw:text-style-name="P3" draw:layer="layout" svg:width="0.282cm" svg:height="0.346cm" svg:x="4.902cm" svg:y="8.356cm" svg:viewBox="0 0 283 347" svg:d="M160 124c-7 24-14 47-18 63-3-16-9-32-16-52-12-38-24-76-36-113-5-17-11-22-32-22-11 0-22 0-33 0-9 0-25 0-25 18 0 20 14 20 32 20 0 91 0 182 0 273-18 0-32 0-32 18s16 18 25 18c16 0 31 0 47 0 9 0 25 0 25-18s-14-18-32-18c0-88 0-177 0-266 0 0 1 0 2 0 1 14 7 31 12 47 13 39 27 79 40 119 2 7 6 21 23 21s22-14 24-21c12-37 24-74 36-110 0-2 12-42 16-56 0 89 0 178 0 266-16 0-31 0-31 18s16 18 25 18c16 0 32 0 47 0 7 0 24 0 24-18s-13-18-31-18c0-91 0-182 0-273 18 0 31 0 31-20 0-18-17-18-24-18-11 0-23 0-34 0-20 0-25 5-31 22-11 34-22 68-34 102z">
                <text:p/>
              </draw:path>
              <draw:path draw:style-name="gr3" draw:text-style-name="P3" draw:layer="layout" svg:width="0.251cm" svg:height="0.359cm" svg:x="5.217cm" svg:y="8.351cm" svg:viewBox="0 0 252 360" svg:d="M252 23c0-9 0-23-18-23-13 0-16 5-25 25-13-11-38-25-72-25-74 0-137 77-137 180s61 180 137 180c65 0 115-49 115-103 0-19-14-19-22-19-1 0-19 0-19 14-6 70-65 70-71 70-52 0-99-61-99-142 0-85 49-144 98-144 12 0 61 5 72 76 1 14 16 14 19 14 22 0 22-13 22-23 0-27 0-53 0-80z">
                <text:p/>
              </draw:path>
              <draw:path draw:style-name="gr3" draw:text-style-name="P3" draw:layer="layout" svg:width="0.219cm" svg:height="0.251cm" svg:x="5.832cm" svg:y="8.455cm" svg:viewBox="0 0 220 252" svg:d="M203 23c0-9 0-23-18-23-14 0-16 5-18 11-21-11-50-11-59-11-99 0-108 50-108 67 0 30 23 43 29 48 20 13 36 15 95 24 15 3 60 10 60 39 0 16-17 36-72 36-35 0-58-11-69-45-3-11-7-18-21-18-22 0-22 15-22 25 0 18 0 35 0 53 0 7 0 23 18 23 9 0 16-4 22-20 28 20 61 20 72 20 95 0 108-52 108-74 0-29-17-47-31-56-23-12-38-16-90-25-25-3-63-9-63-30 0-15 19-31 70-31s54 20 54 32c2 17 18 17 22 17 21 0 21-15 21-26 0-12 0-24 0-36z">
                <text:p/>
              </draw:path>
              <draw:path draw:style-name="gr3" draw:text-style-name="P3" draw:layer="layout" svg:width="0.267cm" svg:height="0.251cm" svg:x="6.12cm" svg:y="8.455cm" svg:viewBox="0 0 268 252" svg:d="M212 88c0-45-34-88-113-88-27 0-85 0-85 41 0 17 13 27 27 27 9 0 27-3 27-30 15-2 26-2 31-2 45 0 72 20 72 54-95 0-171 27-171 83 0 43 40 79 94 79 7 0 50 0 81-22 14 18 45 18 63 18 16 0 30 0 30-18s-16-18-25-18c-7 0-20 0-31-3 0-40 0-81 0-121zM171 169c0 13 0 25-23 36-22 9-47 9-49 9-34 0-58-18-58-41 0-27 58-47 130-47 0 14 0 29 0 43z">
                <text:p/>
              </draw:path>
              <draw:path draw:style-name="gr3" draw:text-style-name="P3" draw:layer="layout" svg:width="0.269cm" svg:height="0.373cm" svg:x="6.403cm" svg:y="8.459cm" svg:viewBox="0 0 270 374" svg:d="M230 38c9 0 26 0 27-2 6-2 13-5 13-18 0-18-14-18-25-18-22 0-43 0-65 0-9 0-25 0-25 18 0 7 3 16 12 18 2 2 18 2 27 2-9 28-19 56-28 84-17 49-22 69-26 80-3-17-16-45-30-85-10-26-21-53-31-79 9 0 24 0 27-2 7-4 11-9 11-18 0-18-16-18-25-18-22 0-43 0-65 0-9 0-27 0-27 18 0 11 7 16 13 18 3 2 19 2 30 2 26 66 52 133 78 200 0 2 1 4 1 7 0 2-12 47-21 63-13 21-29 29-43 30 1-3 3-7 5-10-2-20-16-27-27-27-14 0-25 10-25 27 0 23 18 46 47 46 39 0 70-34 86-84 29-84 58-168 86-252z">
                <text:p/>
              </draw:path>
              <draw:path draw:style-name="gr3" draw:text-style-name="P3" draw:layer="layout" svg:width="0.219cm" svg:height="0.251cm" svg:x="6.729cm" svg:y="8.455cm" svg:viewBox="0 0 220 252" svg:d="M203 23c0-9 0-23-18-23-12 0-16 5-18 11-21-11-48-11-59-11-99 0-108 50-108 67 0 30 23 43 31 48 18 13 34 15 93 24 15 3 60 10 60 39 0 16-17 36-72 36-35 0-58-11-69-45-3-11-5-18-21-18-22 0-22 15-22 25 0 18 0 35 0 53 0 7 0 23 18 23 9 0 16-4 22-20 28 20 61 20 72 20 95 0 108-52 108-74 0-29-17-47-31-56-23-12-36-16-90-25-23-3-61-9-61-30 0-15 19-31 70-31s52 20 54 32c0 17 16 17 20 17 21 0 21-15 21-26 0-12 0-24 0-36z">
                <text:p/>
              </draw:path>
              <draw:path draw:style-name="gr3" draw:text-style-name="P3" draw:layer="layout" svg:width="0.274cm" svg:height="0.373cm" svg:x="4.002cm" svg:y="9.152cm" svg:viewBox="0 0 275 374" svg:d="M117 374c7 0 23 0 23-18s-14-18-23-18c-8 0-17 0-25 0 0-38 0-76 0-115 18 18 39 29 65 29 63 0 118-56 118-126 0-68-48-126-113-126-27 0-50 9-70 27 0-22-7-23-24-23-14 0-28 0-43 0-9 0-25 0-25 18s16 18 25 18 17 0 25 0c0 99 0 199 0 298-8 0-16 0-25 0s-25 0-25 18 16 18 25 18c31 0 61 0 92 0zM92 99c0-34 34-61 68-61 40 0 72 38 72 88s-36 88-77 88c-42 0-63-47-63-75 0-14 0-27 0-40z">
                <text:p/>
              </draw:path>
              <draw:path draw:style-name="gr3" draw:text-style-name="P3" draw:layer="layout" svg:width="0.262cm" svg:height="0.247cm" svg:x="4.312cm" svg:y="9.152cm" svg:viewBox="0 0 263 248" svg:d="M113 144c0-58 38-106 99-106 2 20 18 23 26 23 12 0 25-9 25-25 0-11-7-36-54-36-33 0-69 14-96 45 0-6 0-12 0-18 0-20-5-23-25-23-21 0-42 0-63 0-9 0-25 0-25 18s16 18 25 18c15 0 30 0 45 0 0 57 0 114 0 171-15 0-30 0-45 0-9 0-25 0-25 18 0 19 16 19 25 19 51 0 101 0 151 0 8 0 24 0 24-18 0-19-15-19-24-19-21 0-42 0-63 0 0-23 0-45 0-67z">
                <text:p/>
              </draw:path>
              <draw:path draw:style-name="gr3" draw:text-style-name="P3" draw:layer="layout" svg:width="0.235cm" svg:height="0.253cm" svg:x="4.627cm" svg:y="9.15cm" svg:viewBox="0 0 236 254" svg:d="M236 128c0-72-52-128-117-128s-119 57-119 128 55 126 119 126 117-56 117-126zM119 216c-42 0-76-41-76-94 0-50 36-84 76-84 39 0 75 34 75 84 0 53-34 94-75 94z">
                <text:p/>
              </draw:path>
              <draw:path draw:style-name="gr3" draw:text-style-name="P3" draw:layer="layout" svg:width="0.273cm" svg:height="0.373cm" svg:x="4.9cm" svg:y="9.152cm" svg:viewBox="0 0 274 374" svg:d="M115 374c7 0 24 0 24-18s-15-18-24-18c-8 0-17 0-25 0 0-38 0-76 0-115 18 18 40 29 65 29 63 0 119-56 119-126 0-68-49-126-114-126-27 0-50 9-70 27 0-22-7-23-23-23-15 0-29 0-44 0-9 0-23 0-23 18s14 18 23 18 17 0 26 0c0 99 0 199 0 298-9 0-17 0-26 0s-23 0-23 18 14 18 23 18c31 0 62 0 92 0zM90 99c0-34 34-61 68-61 40 0 74 38 74 88s-38 88-79 88-63-47-63-75c0-14 0-27 0-40z">
                <text:p/>
              </draw:path>
              <draw:path draw:style-name="gr3" draw:text-style-name="P3" draw:layer="layout" svg:width="0.15cm" svg:height="0.442cm" svg:x="4.693cm" svg:y="9.701cm" svg:viewBox="0 0 151 443" svg:d="M151 425c0-9-5-13-11-16-75-49-99-128-99-188 0-43 13-81 26-106 23-43 50-66 77-84 4-2 7-8 7-15 0-5-3-16-18-16-14 0-61 32-93 83-31 47-40 97-40 138 0 38 7 92 45 146 29 42 74 76 88 76 15 0 18-13 18-18z">
                <text:p/>
              </draw:path>
              <draw:path draw:style-name="gr3" draw:text-style-name="P3" draw:layer="layout" svg:width="0.282cm" svg:height="0.346cm" svg:x="4.902cm" svg:y="9.748cm" svg:viewBox="0 0 283 347" svg:d="M160 124c-7 24-14 47-18 65-3-18-9-34-16-54-12-38-24-76-36-113-5-17-11-22-32-22-11 0-22 0-33 0-9 0-25 0-25 18 0 20 14 20 32 20 0 91 0 182 0 273-18 0-32 0-32 18s16 18 25 18c16 0 31 0 47 0 9 0 25 0 25-18s-14-18-32-18c0-88 0-177 0-266 0 0 1 0 2 0 1 14 7 31 12 47 13 39 27 79 40 119 2 7 6 21 23 21s22-14 24-21c12-37 24-74 36-110 5-19 12-42 16-56 0 89 0 178 0 266-16 0-31 0-31 18s16 18 25 18c16 0 32 0 47 0 7 0 24 0 24-18s-13-18-31-18c0-91 0-182 0-273 18 0 31 0 31-20 0-18-17-18-24-18-11 0-23 0-34 0-20 0-25 5-31 22-11 34-22 68-34 102z">
                <text:p/>
              </draw:path>
              <draw:path draw:style-name="gr3" draw:text-style-name="P3" draw:layer="layout" svg:width="0.222cm" svg:height="0.251cm" svg:x="5.235cm" svg:y="9.847cm" svg:viewBox="0 0 223 252" svg:d="M223 187c0-12-7-16-20-16-7 0-16 0-21 11-4 9-13 34-52 34-49 0-89-40-89-90 0-29 18-90 90-90 11 0 18 2 20 2 13 0 13 0 13 5 2 20 18 25 27 25 14 0 27-10 27-27 0-41-60-41-85-41-99 0-133 76-133 126 0 70 56 126 124 126 83 0 99-56 99-65z">
                <text:p/>
              </draw:path>
              <draw:path draw:style-name="gr3" draw:text-style-name="P3" draw:layer="layout" svg:width="0.219cm" svg:height="0.251cm" svg:x="5.534cm" svg:y="9.847cm" svg:viewBox="0 0 220 252" svg:d="M203 23c0-9 0-23-18-23-14 0-16 5-18 11-21-11-50-11-59-11-99 0-108 50-108 67 0 30 23 45 29 48 20 13 36 15 95 24 15 3 60 10 60 39 0 16-17 38-72 38-35 0-58-13-69-47-3-11-7-18-21-18-22 0-22 15-22 25 0 18 0 35 0 53 0 9 0 23 18 23 9 0 16-4 22-20 28 20 61 20 72 20 95 0 108-52 108-74 0-29-18-47-31-54-23-14-38-18-90-27-25-3-63-9-63-30 0-15 19-31 70-31s54 20 54 32c2 17 18 17 22 17 21 0 21-15 21-26 0-12 0-24 0-36z">
                <text:p/>
              </draw:path>
              <draw:path draw:style-name="gr3" draw:text-style-name="P3" draw:layer="layout" svg:width="0.15cm" svg:height="0.442cm" svg:x="6.187cm" svg:y="9.701cm" svg:viewBox="0 0 151 443" svg:d="M151 425c0-9-5-13-11-16-73-49-97-128-97-188 0-43 11-81 24-106 23-43 50-66 77-84 5-2 7-8 7-15 0-5-2-16-18-16-12 0-61 32-93 83-29 47-40 97-40 138 0 38 9 92 47 146 27 42 72 76 86 76 16 0 18-13 18-18z">
                <text:p/>
              </draw:path>
              <draw:path draw:style-name="gr3" draw:text-style-name="P3" draw:layer="layout" svg:width="0.269cm" svg:height="0.346cm" svg:x="6.403cm" svg:y="9.748cm" svg:viewBox="0 0 270 347" svg:d="M97 22c-9-22-20-22-32-22-14 0-28 0-42 0-7 0-23 0-23 18 0 20 14 20 23 20 5 0 10 0 15 0 0 91 0 182 0 273-5 0-10 0-15 0-7 0-23 0-23 18s14 18 23 18c21 0 42 0 63 0 8 0 24 0 24-18s-15-18-24-18c-4 0-9 0-14 0 0-88 0-177 0-266 9 25 18 52 29 79 24 67 48 135 72 202 9 21 20 21 34 21 16 0 25 0 25-23 0-95 0-191 0-286 5 0 10 0 15 0 9 0 23 0 23-18 0-20-14-20-23-20-21 0-41 0-62 0-9 0-25 0-25 18 0 20 16 20 25 20 5 0 9 0 13 0 0 89 0 177 0 266-9-25-18-52-27-79-25-68-49-136-74-203z">
                <text:p/>
              </draw:path>
              <draw:path draw:style-name="gr3" draw:text-style-name="P3" draw:layer="layout" svg:width="0.267cm" svg:height="0.251cm" svg:x="6.718cm" svg:y="9.847cm" svg:viewBox="0 0 268 252" svg:d="M212 88c0-45-34-88-113-88-27 0-85 0-85 41 0 18 13 27 27 27 9 0 27-3 27-30 17-2 26-2 31-2 45 0 72 20 72 54-95 2-171 27-171 83 0 43 40 79 95 79 6 0 49 0 80-22 14 18 45 18 64 18 15 0 29 0 29-18s-16-18-25-18c-7 0-20 0-31-3 0-40 0-81 0-121zM171 169c0 13 0 25-23 36-20 11-47 11-49 11-34 0-58-20-58-43 0-27 58-47 130-47 0 14 0 29 0 43z">
                <text:p/>
              </draw:path>
              <draw:path draw:style-name="gr3" draw:text-style-name="P3" draw:layer="layout" svg:width="0.298cm" svg:height="0.246cm" svg:x="6.982cm" svg:y="9.848cm" svg:viewBox="0 0 299 247" svg:d="M266 76c0-13 0-76-52-76-5 0-32 0-56 27-1-2-12-27-43-27-12 0-30 4-48 18-2-16-13-16-24-16-6 0-12 0-18 0-9 0-25 0-25 18 0 20 13 20 32 20 0 57 0 114 0 171-19 0-32 0-32 18s16 18 25 18c17 0 34 0 51 0 9 0 23 0 23-18s-11-18-32-18c0-34 0-68 0-101 0-47 23-74 46-74 11 0 20 9 20 43 0 44 0 88 0 132-5 0-23 0-23 18s16 18 25 18c13 0 26 0 40 0 9 0 25 0 25-18s-13-18-34-18c0-34 0-68 0-101 0-47 23-74 46-74 11 0 20 9 20 43 0 44 0 88 0 132-5 0-21 0-21 18s14 18 23 18c13 0 26 0 40 0 9 0 25 0 25-18s-13-18-33-18c0-45 0-90 0-135z">
                <text:p/>
              </draw:path>
              <draw:path draw:style-name="gr3" draw:text-style-name="P3" draw:layer="layout" svg:width="0.233cm" svg:height="0.251cm" svg:x="7.315cm" svg:y="9.847cm" svg:viewBox="0 0 234 252" svg:d="M211 142c10 0 23 0 23-21 0-67-36-121-110-121-70 0-124 58-124 126 0 70 59 126 133 126 76 0 101-50 101-65 0-12-9-16-22-16-7 0-14 0-19 11-15 34-51 34-56 34-34 0-81-20-92-74 55 0 110 0 166 0zM45 104c11-45 47-68 79-68 40 0 63 27 67 68-49 0-97 0-146 0z">
                <text:p/>
              </draw:path>
              <draw:path draw:style-name="gr3" draw:text-style-name="P3" draw:layer="layout" svg:width="0.235cm" svg:height="0.359cm" svg:x="7.915cm" svg:y="9.742cm" svg:viewBox="0 0 236 360" svg:d="M236 180c0-164-14-180-119-180s-117 14-117 180c0 164 13 180 117 180 106 0 119-16 119-180zM117 322c-49 0-61-12-68-38-6-30-6-75-6-109 0-36 0-78 6-103 9-29 25-36 68-36 45 0 63 7 70 38 6 27 6 66 6 101 0 39 0 79-8 108-5 27-18 39-68 39z">
                <text:p/>
              </draw:path>
              <draw:path draw:style-name="gr3" draw:text-style-name="P3" draw:layer="layout" svg:width="0.274cm" svg:height="0.373cm" svg:x="8.187cm" svg:y="9.848cm" svg:viewBox="0 0 275 374" svg:d="M117 374c7 0 23 0 23-18 0-19-16-19-23-19-8 0-17 0-25 0 0-38 0-76 0-114 16 16 39 27 65 27 63 0 118-54 118-126 0-66-50-124-113-124-27 0-50 9-70 25 0-20-7-23-25-23-15 0-29 0-44 0-7 0-23 0-23 18 0 20 16 20 23 20 9 0 17 0 26 0 0 99 0 198 0 297-9 0-17 0-26 0-7 0-23 0-23 18 0 19 16 19 23 19 32 0 63 0 94 0zM92 97c0-32 32-61 68-61 38 0 72 40 72 88 0 51-36 90-79 90-40 0-61-47-61-77 0-13 0-27 0-40z">
                <text:p/>
              </draw:path>
              <draw:path draw:style-name="gr3" draw:text-style-name="P3" draw:layer="layout" svg:width="0.233cm" svg:height="0.251cm" svg:x="8.51cm" svg:y="9.847cm" svg:viewBox="0 0 234 252" svg:d="M211 142c10 0 23 0 23-21 0-67-36-121-110-121-70 0-124 58-124 126 0 70 59 126 133 126 76 0 101-50 101-65 0-12-7-16-20-16-9 0-16 0-21 11-13 34-51 34-56 34-33 0-81-20-92-74 55 0 110 0 166 0zM45 104c11-45 47-68 79-68 40 0 63 27 67 68-49 0-97 0-146 0z">
                <text:p/>
              </draw:path>
              <draw:path draw:style-name="gr3" draw:text-style-name="P3" draw:layer="layout" svg:width="0.262cm" svg:height="0.246cm" svg:x="8.795cm" svg:y="9.848cm" svg:viewBox="0 0 263 247" svg:d="M112 142c0-57 39-106 100-106 2 22 18 25 26 25 12 0 25-9 25-25 0-11-7-36-54-36-33 0-69 13-97 43 0-6 0-12 0-18 0-18-4-23-24-23-21 0-42 0-63 0-9 0-25 0-25 18 0 20 16 20 25 20 15 0 30 0 45 0 0 57 0 114 0 171-15 0-30 0-45 0-9 0-25 0-25 18s16 18 25 18c51 0 101 0 151 0 8 0 24 0 24-18s-16-18-24-18c-21 0-43 0-64 0 0-23 0-46 0-69z">
                <text:p/>
              </draw:path>
              <draw:path draw:style-name="gr3" draw:text-style-name="P3" draw:layer="layout" svg:width="0.267cm" svg:height="0.251cm" svg:x="9.108cm" svg:y="9.847cm" svg:viewBox="0 0 268 252" svg:d="M212 88c0-45-34-88-113-88-25 0-83 0-83 41 0 18 13 27 25 27 9 0 27-3 27-30 17-2 27-2 31-2 45 0 72 20 72 54-95 2-171 27-171 83 0 43 40 79 95 79 8 0 51 0 81-22 13 18 45 18 63 18 17 0 29 0 29-18s-14-18-23-18-22 0-33-3c0-40 0-81 0-121zM171 169c0 13 0 25-23 36-20 11-45 11-49 11-32 0-56-20-56-43 0-27 58-47 128-47 0 14 0 29 0 43z">
                <text:p/>
              </draw:path>
              <draw:path draw:style-name="gr3" draw:text-style-name="P3" draw:layer="layout" svg:width="0.24cm" svg:height="0.318cm" svg:x="9.392cm" svg:y="9.78cm" svg:viewBox="0 0 241 319" svg:d="M113 108c30 0 60 0 90 0 9 0 24 0 24-18 0-20-15-20-24-20-30 0-60 0-90 0 0-15 0-30 0-45 0-11 0-25-21-25-22 0-22 14-22 25 0 15 0 30 0 45-15 0-31 0-47 0-9 0-23 0-23 20 0 18 14 18 23 18 16 0 32 0 47 0 0 44 0 88 0 131 0 60 42 80 83 80 49 0 88-35 88-76 0-20-14-20-21-20-9 0-20 0-22 18 0 29-23 42-43 42-42 0-42-33-42-45 0-44 0-87 0-130z">
                <text:p/>
              </draw:path>
              <draw:path draw:style-name="gr3" draw:text-style-name="P3" draw:layer="layout" svg:width="0.235cm" svg:height="0.251cm" svg:x="9.707cm" svg:y="9.847cm" svg:viewBox="0 0 236 252" svg:d="M236 126c0-70-53-126-117-126s-119 56-119 126 55 126 119 126 117-56 117-126zM119 216c-42 0-76-43-76-94 0-50 36-86 76-86 39 0 75 36 75 86 0 51-34 94-75 94z">
                <text:p/>
              </draw:path>
              <draw:path draw:style-name="gr3" draw:text-style-name="P3" draw:layer="layout" svg:width="0.262cm" svg:height="0.246cm" svg:x="9.99cm" svg:y="9.848cm" svg:viewBox="0 0 263 247" svg:d="M113 142c0-57 38-106 99-106 2 22 18 25 26 25 12 0 25-9 25-25 0-11-7-36-54-36-33 0-69 13-96 43 0-6 0-12 0-18 0-18-5-23-25-23-21 0-42 0-63 0-9 0-25 0-25 18 0 20 16 20 25 20 15 0 30 0 45 0 0 57 0 114 0 171-15 0-30 0-45 0-9 0-25 0-25 18s16 18 25 18c51 0 101 0 151 0 8 0 24 0 24-18s-15-18-24-18c-21 0-42 0-63 0 0-23 0-46 0-69z">
                <text:p/>
              </draw:path>
              <draw:path draw:style-name="gr3" draw:text-style-name="P3" draw:layer="layout" svg:width="0.152cm" svg:height="0.442cm" svg:x="10.323cm" svg:y="9.701cm" svg:viewBox="0 0 153 443" svg:d="M153 221c0-37-9-91-47-145-27-42-72-76-86-76-16 0-20 13-20 16 0 11 7 15 11 18 75 49 99 128 99 187 0 44-13 80-24 107-23 43-52 66-77 82-5 4-9 9-9 15 0 5 4 18 20 18 12 0 61-34 92-83 30-47 41-99 41-139z">
                <text:p/>
              </draw:path>
              <draw:path draw:style-name="gr3" draw:text-style-name="P3" draw:layer="layout" svg:width="0.26cm" svg:height="0.246cm" svg:x="10.888cm" svg:y="9.848cm" svg:viewBox="0 0 261 247" svg:d="M112 142c0-57 37-106 99-106 1 22 18 25 25 25 12 0 25-9 25-25 0-11-7-36-54-36-32 0-68 13-95 43 0-6 0-12 0-18 0-18-6-23-24-23-21 0-43 0-65 0-9 0-23 0-23 18 0 20 14 20 23 20 15 0 30 0 45 0 0 57 0 114 0 171-15 0-30 0-45 0-9 0-23 0-23 18s14 18 23 18c51 0 101 0 152 0 7 0 25 0 25-18s-16-18-25-18c-21 0-42 0-63 0 0-23 0-46 0-69z">
                <text:p/>
              </draw:path>
              <draw:path draw:style-name="gr3" draw:text-style-name="P3" draw:layer="layout" svg:width="0.233cm" svg:height="0.251cm" svg:x="11.201cm" svg:y="9.847cm" svg:viewBox="0 0 234 252" svg:d="M211 142c10 0 23 0 23-21 0-67-38-121-112-121-68 0-122 58-122 126 0 70 59 126 131 126 78 0 103-50 103-65 0-12-9-16-22-16-7 0-14 0-19 11-15 34-51 34-58 34-32 0-81-20-92-74 56 0 112 0 168 0zM43 104c11-45 47-68 79-68 42 0 65 27 69 68-49 0-99 0-148 0z">
                <text:p/>
              </draw:path>
              <draw:path draw:style-name="gr3" draw:text-style-name="P3" draw:layer="layout" svg:width="0.237cm" svg:height="0.346cm" svg:x="11.5cm" svg:y="9.748cm" svg:viewBox="0 0 238 347" svg:d="M140 25c0-20-5-25-25-25-30 0-61 0-92 0-9 0-23 0-23 18 0 20 14 20 23 20 25 0 50 0 74 0 0 91 0 182 0 273-24 0-49 0-74 0-9 0-23 0-23 18s14 18 23 18c64 0 128 0 191 0 9 0 24 0 24-18s-15-18-24-18c-24 0-49 0-74 0 0-95 0-190 0-286z">
                <text:p/>
              </draw:path>
              <draw:path draw:style-name="gr3" draw:text-style-name="P3" draw:layer="layout" svg:width="0.233cm" svg:height="0.251cm" svg:x="11.799cm" svg:y="9.847cm" svg:viewBox="0 0 234 252" svg:d="M211 142c10 0 23 0 23-21 0-67-38-121-110-121-70 0-124 58-124 126 0 70 59 126 131 126 78 0 103-50 103-65 0-12-9-16-22-16-7 0-14 0-19 11-15 34-51 34-58 34-32 0-79-20-92-74 56 0 112 0 168 0zM45 104c11-45 47-68 79-68 40 0 63 27 67 68-49 0-97 0-146 0z">
                <text:p/>
              </draw:path>
              <draw:path draw:style-name="gr3" draw:text-style-name="P3" draw:layer="layout" svg:width="0.267cm" svg:height="0.251cm" svg:x="12.098cm" svg:y="9.847cm" svg:viewBox="0 0 268 252" svg:d="M212 88c0-45-34-88-113-88-27 0-85 0-85 41 0 18 13 27 27 27 9 0 27-3 27-30 15-2 26-2 31-2 45 0 72 20 72 54-95 2-171 27-171 83 0 43 40 79 94 79 7 0 50 0 81-22 14 18 45 18 63 18 16 0 30 0 30-18s-16-18-25-18c-7 0-20 0-31-3 0-40 0-81 0-121zM171 169c0 13 0 25-23 36-22 11-47 11-49 11-34 0-58-20-58-43 0-27 58-47 130-47 0 14 0 29 0 43z">
                <text:p/>
              </draw:path>
              <draw:path draw:style-name="gr3" draw:text-style-name="P3" draw:layer="layout" svg:width="0.219cm" svg:height="0.251cm" svg:x="12.407cm" svg:y="9.847cm" svg:viewBox="0 0 220 252" svg:d="M203 23c0-9 0-23-18-23-12 0-16 5-18 11-21-11-50-11-59-11-99 0-108 50-108 67 0 30 23 45 29 48 20 13 36 15 95 24 15 3 60 10 60 39 0 16-17 38-72 38-35 0-58-13-69-47-3-11-5-18-21-18-22 0-22 15-22 25 0 18 0 35 0 53 0 9 0 23 18 23 9 0 16-4 22-20 28 20 61 20 72 20 95 0 108-52 108-74 0-29-17-47-31-54-23-14-38-18-90-27-25-3-61-9-61-30 0-15 17-31 68-31s54 20 56 32c0 17 16 17 20 17 21 0 21-15 21-26 0-12 0-24 0-36z">
                <text:p/>
              </draw:path>
              <draw:path draw:style-name="gr3" draw:text-style-name="P3" draw:layer="layout" svg:width="0.233cm" svg:height="0.251cm" svg:x="12.695cm" svg:y="9.847cm" svg:viewBox="0 0 234 252" svg:d="M211 142c10 0 23 0 23-21 0-67-38-121-110-121-70 0-124 58-124 126 0 70 59 126 131 126 78 0 103-50 103-65 0-12-9-16-22-16-7 0-14 0-19 11-15 34-51 34-56 34-34 0-81-20-94-74 56 0 112 0 168 0zM45 104c11-45 47-68 79-68 40 0 63 27 67 68-49 0-97 0-146 0z">
                <text:p/>
              </draw:path>
              <draw:path draw:style-name="gr3" draw:text-style-name="P3" draw:layer="layout" svg:width="0.152cm" svg:height="0.442cm" svg:x="13.359cm" svg:y="9.701cm" svg:viewBox="0 0 153 443" svg:d="M153 425c0-9-7-13-11-16-75-49-99-128-99-188 0-43 13-81 24-106 23-43 52-66 77-84 5-2 9-8 9-15 0-5-4-16-20-16-12 0-61 32-92 83-30 47-41 97-41 138 0 38 9 92 47 146 27 42 72 76 86 76 16 0 20-13 20-18z">
                <text:p/>
              </draw:path>
              <draw:path draw:style-name="gr3" draw:text-style-name="P3" draw:layer="layout" svg:width="0.269cm" svg:height="0.346cm" svg:x="13.575cm" svg:y="9.748cm" svg:viewBox="0 0 270 347" svg:d="M97 22c-7-22-20-22-32-22-13 0-27 0-40 0-9 0-25 0-25 18 0 20 16 20 25 20 4 0 9 0 13 0 0 91 0 182 0 273-4 0-9 0-13 0-9 0-25 0-25 18s16 18 25 18c21 0 41 0 61 0 9 0 24 0 24-18s-15-18-24-18c-4 0-9 0-14 0 0-88 0-177 0-266 1 0 1 0 2 0 7 25 16 52 27 79 24 67 48 135 72 202 9 21 21 21 34 21 16 0 25 0 25-23 0-95 0-191 0-286 5 0 10 0 15 0 9 0 23 0 23-18 0-20-14-20-23-20-21 0-41 0-62 0-9 0-23 0-23 18 0 20 14 20 23 20 5 0 9 0 13 0 0 89 0 177 0 266-7-25-18-52-27-79-25-68-49-136-74-203z">
                <text:p/>
              </draw:path>
              <draw:path draw:style-name="gr3" draw:text-style-name="P3" draw:layer="layout" svg:width="0.267cm" svg:height="0.251cm" svg:x="13.89cm" svg:y="9.847cm" svg:viewBox="0 0 268 252" svg:d="M212 88c0-45-34-88-113-88-27 0-85 0-85 41 0 18 13 27 27 27 9 0 27-3 27-30 17-2 26-2 31-2 45 0 72 20 72 54-95 2-171 27-171 83 0 43 40 79 95 79 8 0 51 0 81-22 13 18 44 18 63 18 17 0 29 0 29-18s-14-18-23-18-22 0-33-3c0-40 0-81 0-121zM171 169c0 13 0 25-23 36-20 11-45 11-49 11-32 0-56-20-56-43 0-27 58-47 128-47 0 14 0 29 0 43z">
                <text:p/>
              </draw:path>
              <draw:path draw:style-name="gr3" draw:text-style-name="P3" draw:layer="layout" svg:width="0.296cm" svg:height="0.246cm" svg:x="14.157cm" svg:y="9.848cm" svg:viewBox="0 0 297 247" svg:d="M265 76c0-13 0-76-51-76-7 0-34 0-57 27 0-2-11-27-42-27-14 0-32 4-48 18-4-16-15-16-26-16-6 0-12 0-18 0-9 0-23 0-23 18 0 20 13 20 32 20 0 57 0 114 0 171-19 0-32 0-32 18s14 18 23 18c17 0 34 0 51 0 9 0 25 0 25-18s-13-18-32-18c0-34 0-68 0-101 0-47 23-74 45-74 12 0 19 9 19 43 0 44 0 88 0 132-5 0-21 0-21 18s14 18 23 18c13 0 27 0 40 0 9 0 25 0 25-18s-13-18-32-18c0-34 0-68 0-101 0-47 23-74 45-74 12 0 19 9 19 43 0 44 0 88 0 132-5 0-21 0-21 18s14 18 23 18c13 0 27 0 40 0 9 0 25 0 25-18s-13-18-32-18c0-45 0-90 0-135z">
                <text:p/>
              </draw:path>
              <draw:path draw:style-name="gr3" draw:text-style-name="P3" draw:layer="layout" svg:width="0.233cm" svg:height="0.251cm" svg:x="14.488cm" svg:y="9.847cm" svg:viewBox="0 0 234 252" svg:d="M211 142c10 0 23 0 23-21 0-67-36-121-110-121-70 0-124 58-124 126 0 70 59 126 133 126 76 0 101-50 101-65 0-12-7-16-20-16-9 0-16 0-21 11-13 34-51 34-56 34-33 0-81-20-92-74 55 0 110 0 166 0zM45 104c11-45 47-68 79-68 40 0 63 27 67 68-49 0-97 0-146 0z">
                <text:p/>
              </draw:path>
              <draw:path draw:style-name="gr3" draw:text-style-name="P3" draw:layer="layout" svg:width="0.238cm" svg:height="0.359cm" svg:x="15.085cm" svg:y="9.742cm" svg:viewBox="0 0 239 360" svg:d="M223 23c0-9 0-23-18-23-12 0-18 7-21 23-31-21-63-23-78-23-63 0-106 45-106 94 0 30 16 52 22 59 23 23 41 29 84 38 6 2 45 11 47 11 36 10 47 39 47 59 0 31-25 61-67 61-23 0-47-3-61-12-27-17-29-40-29-51-2-9-2-21-21-21-22 0-22 14-22 25 0 24 0 49 0 74 0 7 0 23 18 23 13 0 18-7 22-25 27 18 63 25 91 25 67 0 108-50 108-101 0-18-5-41-23-63-22-27-49-34-68-38-13-3-54-12-62-16-25-5-46-25-46-50 0-29 27-56 66-56 65 0 74 54 76 68 2 17 12 17 21 17 20 0 20-13 20-24 0-24 0-49 0-74z">
                <text:p/>
              </draw:path>
              <draw:path draw:style-name="gr3" draw:text-style-name="P3" draw:layer="layout" svg:width="0.233cm" svg:height="0.251cm" svg:x="15.384cm" svg:y="9.847cm" svg:viewBox="0 0 234 252" svg:d="M211 142c12 0 23 0 23-21 0-67-36-121-110-121-68 0-124 58-124 126 0 70 59 126 133 126 76 0 101-50 101-65 0-12-7-16-20-16-9 0-16 0-21 11-13 34-49 34-56 34-33 0-81-20-92-74 55 0 110 0 166 0zM45 104c11-45 47-68 79-68 40 0 63 27 67 68-49 0-97 0-146 0z">
                <text:p/>
              </draw:path>
              <draw:path draw:style-name="gr3" draw:text-style-name="P3" draw:layer="layout" svg:width="0.289cm" svg:height="0.246cm" svg:x="15.658cm" svg:y="9.848cm" svg:viewBox="0 0 290 247" svg:d="M241 81c0-56-29-81-75-81-27 0-53 9-74 27 0-14 0-25-24-25-14 0-28 0-43 0-9 0-25 0-25 18 0 20 16 20 25 20s17 0 25 0c0 57 0 114 0 171-8 0-16 0-25 0s-25 0-25 18 16 18 25 18c31 0 61 0 92 0 7 0 23 0 23-18s-14-18-23-18c-8 0-17 0-25 0 0-33 0-66 0-99 0-56 42-76 70-76s36 14 36 47c0 42 0 85 0 128-6 0-12 0-18 0-7 0-23 0-23 18s16 18 23 18c29 0 58 0 86 0 8 0 24 0 24-18s-16-18-24-18-16 0-25 0c0-44 0-87 0-130z">
                <text:p/>
              </draw:path>
              <draw:path draw:style-name="gr3" draw:text-style-name="P3" draw:layer="layout" svg:width="0.219cm" svg:height="0.251cm" svg:x="15.994cm" svg:y="9.847cm" svg:viewBox="0 0 220 252" svg:d="M203 23c0-9 0-23-19-23-13 0-15 5-17 11-21-11-50-11-59-11-101 0-108 50-108 67 0 30 22 45 29 48 20 13 36 15 93 24 15 3 60 10 60 39 0 16-16 38-70 38-35 0-58-13-69-47-5-11-7-18-23-18-20 0-20 15-20 25 0 18 0 35 0 53 0 9 0 23 18 23 7 0 16-4 20-20 29 20 63 20 74 20 93 0 108-52 108-74 0-29-18-47-31-54-23-14-38-18-92-27-23-3-61-9-61-30 0-15 18-31 70-31s54 20 54 32c2 17 16 17 22 17 21 0 21-15 21-26 0-12 0-24 0-36z">
                <text:p/>
              </draw:path>
              <draw:path draw:style-name="gr3" draw:text-style-name="P3" draw:layer="layout" svg:width="0.235cm" svg:height="0.251cm" svg:x="16.282cm" svg:y="9.847cm" svg:viewBox="0 0 236 252" svg:d="M236 126c0-70-53-126-117-126s-119 56-119 126 55 126 119 126 117-56 117-126zM119 216c-42 0-76-43-76-94 0-50 36-86 76-86 39 0 75 36 75 86 0 51-34 94-75 94z">
                <text:p/>
              </draw:path>
              <draw:path draw:style-name="gr3" draw:text-style-name="P3" draw:layer="layout" svg:width="0.262cm" svg:height="0.246cm" svg:x="16.565cm" svg:y="9.848cm" svg:viewBox="0 0 263 247" svg:d="M113 142c0-57 38-106 99-106 2 22 18 25 26 25 12 0 25-9 25-25 0-11-7-36-54-36-33 0-69 13-96 43 0-6 0-12 0-18 0-18-5-23-25-23-21 0-42 0-63 0-9 0-25 0-25 18 0 20 16 20 25 20 15 0 30 0 45 0 0 57 0 114 0 171-15 0-30 0-45 0-9 0-25 0-25 18s16 18 25 18c51 0 101 0 151 0 8 0 24 0 24-18s-15-18-24-18c-21 0-42 0-63 0 0-23 0-46 0-69z">
                <text:p/>
              </draw:path>
              <draw:path draw:style-name="gr3" draw:text-style-name="P3" draw:layer="layout" svg:width="0.152cm" svg:height="0.442cm" svg:x="16.898cm" svg:y="9.701cm" svg:viewBox="0 0 153 443" svg:d="M153 221c0-37-9-91-47-145-27-42-72-76-86-76-16 0-20 13-20 16 0 11 7 15 11 18 75 49 99 128 99 187 0 44-11 80-24 107-23 43-52 66-77 82-5 4-9 9-9 15 0 5 4 18 20 18 12 0 61-34 92-83 30-47 41-99 41-139z">
                <text:p/>
              </draw:path>
              <draw:path draw:style-name="gr3" draw:text-style-name="P3" draw:layer="layout" svg:width="0.24cm" svg:height="0.318cm" svg:x="17.461cm" svg:y="9.78cm" svg:viewBox="0 0 241 319" svg:d="M113 108c31 0 62 0 92 0 7 0 24 0 24-18 0-20-17-20-24-20-30 0-61 0-92 0 0-15 0-30 0-45 0-11 1-25-19-25-21 0-22 14-22 25 0 15 0 30 0 45-16 0-31 0-47 0-9 0-25 0-25 20 0 18 16 18 23 18 17 0 33 0 49 0 0 44 0 88 0 131 0 60 41 80 81 80 49 0 88-35 88-76 0-20-14-20-21-20-9 0-20 0-20 18-2 29-25 42-43 42-44 0-44-33-44-45 0-44 0-87 0-130z">
                <text:p/>
              </draw:path>
              <draw:path draw:style-name="gr3" draw:text-style-name="P3" draw:layer="layout" svg:width="0.273cm" svg:height="0.381cm" svg:x="17.762cm" svg:y="9.845cm" svg:viewBox="0 0 274 382" svg:d="M104 216c-5 0-12 0-16-2-9 0-12 0-18-7-5-5-7-13-7-20 0-3 0-9 4-14 14 9 32 12 50 12 54 0 95-41 95-90 0-19-5-34-14-50 13-5 20-7 29-7 3 14 14 18 23 18 13 0 24-9 24-24 0-16-13-32-44-32-12 0-37 4-59 20-14-11-34-16-54-16-54 0-95 41-95 91 0 20 7 38 16 53-4 9-11 23-11 37 0 26 13 42 14 42-39 23-41 61-41 70 0 50 61 85 133 85s133-35 133-85c0-81-106-81-122-81-13 0-26 0-40 0zM117 149c-29 0-54-22-54-54 0-31 25-55 54-55s54 24 54 55c0 32-25 54-54 54zM117 250c52 0 113 0 113 47 0 23-39 47-97 47-56 0-97-24-97-47 0-22 18-45 47-47 11 0 23 0 34 0z">
                <text:p/>
              </draw:path>
              <draw:path draw:style-name="gr3" draw:text-style-name="P3" draw:layer="layout" svg:width="0.24cm" svg:height="0.318cm" svg:x="18.058cm" svg:y="9.78cm" svg:viewBox="0 0 241 319" svg:d="M113 108c31 0 62 0 92 0 7 0 24 0 24-18 0-20-17-20-24-20-30 0-61 0-92 0 0-15 0-30 0-45 0-11 1-25-19-25-21 0-22 14-22 25 0 15 0 30 0 45-16 0-31 0-47 0-9 0-25 0-25 20 0 18 16 18 23 18 17 0 33 0 49 0 0 44 0 88 0 131 0 60 41 80 81 80 49 0 88-35 88-76 0-20-14-20-21-20-9 0-20 0-20 18-2 29-25 42-43 42-44 0-44-33-44-45 0-44 0-87 0-130z">
                <text:p/>
              </draw:path>
              <draw:path draw:style-name="gr3" draw:text-style-name="P3" draw:layer="layout" svg:width="0.269cm" svg:height="0.346cm" svg:x="18.656cm" svg:y="9.748cm" svg:viewBox="0 0 270 347" svg:d="M157 38c23 0 46 0 70 0 0 10 0 20 0 30 0 11 0 24 21 24 22 0 22-13 22-24 0-14 0-28 0-43 0-20-5-25-25-25-73 0-147 0-220 0-20 0-25 5-25 25 0 15 0 29 0 43 0 11 0 24 22 24 21 0 21-13 21-24 0-10 0-20 0-30 24 0 47 0 70 0 0 91 0 182 0 273-9 0-19 0-28 0-8 0-24 0-24 18s16 18 24 18c33 0 67 0 100 0 8 0 26 0 26-18s-17-18-26-18-19 0-28 0c0-91 0-182 0-273z">
                <text:p/>
              </draw:path>
              <draw:path draw:style-name="gr3" draw:text-style-name="P3" draw:layer="layout" svg:width="0.269cm" svg:height="0.346cm" svg:x="5.507cm" svg:y="10.444cm" svg:viewBox="0 0 270 347" svg:d="M157 36c23 0 46 0 70 0 0 10 0 20 0 31 0 10 0 25 21 25 22 0 22-15 22-25 0-15 0-29 0-44 0-18-5-23-25-23-73 0-147 0-220 0-20 0-25 4-25 23 0 15 0 29 0 44 0 10 0 25 22 25 21 0 21-15 21-25 0-11 0-21 0-31 24 0 47 0 70 0 0 91 0 182 0 274-9 0-19 0-28 0-8 0-24 0-24 19 0 18 15 18 24 18 33 0 67 0 100 0 8 0 24 0 24-18 0-19-15-19-24-19s-19 0-28 0c0-92 0-183 0-274z">
                <text:p/>
              </draw:path>
              <draw:path draw:style-name="gr3" draw:text-style-name="P3" draw:layer="layout" svg:width="0.269cm" svg:height="0.346cm" svg:x="6.104cm" svg:y="10.444cm" svg:viewBox="0 0 270 347" svg:d="M157 36c23 0 46 0 70 0 0 10 0 20 0 31 0 10 0 25 21 25 22 0 22-15 22-25 0-15 0-29 0-44 0-18-5-23-25-23-73 0-147 0-220 0-20 0-25 4-25 23 0 15 0 29 0 44 0 10 0 25 22 25 21 0 21-15 21-25 0-11 0-21 0-31 24 0 47 0 70 0 0 91 0 182 0 274-9 0-19 0-28 0-8 0-24 0-24 19 0 18 15 18 24 18 33 0 67 0 100 0 8 0 26 0 26-18 0-19-17-19-26-19s-19 0-28 0c0-92 0-183 0-274z">
                <text:p/>
              </draw:path>
              <draw:path draw:style-name="gr3" draw:text-style-name="P3" draw:layer="layout" svg:width="0.15cm" svg:height="0.44cm" svg:x="6.439cm" svg:y="10.397cm" svg:viewBox="0 0 151 441" svg:d="M151 221c0-39-9-93-45-147-29-40-74-74-88-74-16 0-18 13-18 16 0 9 5 13 11 16 75 51 97 128 97 188 0 43-11 81-23 106-24 43-51 66-78 84-5 4-7 9-7 15 0 5 4 16 18 16 13 0 61-32 94-83 30-47 39-97 39-137z">
                <text:p/>
              </draw:path>
              <draw:path draw:style-name="gr3" draw:text-style-name="P3" draw:layer="layout" svg:width="0.071cm" svg:height="0.244cm" svg:x="6.801cm" svg:y="10.547cm" svg:viewBox="0 0 72 245" svg:d="M72 36c0-22-16-36-36-36s-36 18-36 36c0 20 18 36 36 36 22 0 36-18 36-36zM72 209c0-22-16-36-36-36s-36 18-36 36c0 21 18 36 36 36 22 0 36-18 36-36z">
                <text:p/>
              </draw:path>
              <draw:path draw:style-name="gr3" draw:text-style-name="P3" draw:layer="layout" svg:width="0.071cm" svg:height="0.244cm" svg:x="7.099cm" svg:y="10.547cm" svg:viewBox="0 0 72 245" svg:d="M72 36c0-22-16-36-34-36-22 0-38 18-38 36 0 20 18 36 36 36 22 0 36-18 36-36zM72 209c0-22-16-36-34-36-22 0-38 18-38 36 0 21 18 36 36 36 22 0 36-18 36-36z">
                <text:p/>
              </draw:path>
              <draw:path draw:style-name="gr3" draw:text-style-name="P3" draw:layer="layout" svg:width="0.251cm" svg:height="0.258cm" svg:x="7.348cm" svg:y="10.54cm" svg:viewBox="0 0 252 259" svg:d="M220 40c1-9 1-9 1-13 0-9-7-14-16-14-7 0-20 3-23 19-6-10-20-32-49-32-65 0-133 83-133 169 0 58 34 90 72 90 34 0 59-29 70-39 6 25 25 39 49 39 27 0 38-23 43-32 11-22 18-54 18-56 0-7-7-7-11-7-7 0-9 2-11 12-9 38-19 69-39 69-11 0-15-9-15-24 0-5 2-18 6-28 12-51 25-102 38-153zM146 182c-6 18-42 63-72 63-33 0-34-43-34-52 0-29 18-90 27-112 14-36 41-67 66-67 34 0 40 49 40 53 0 3 0 3-2 9-8 35-17 70-25 106z">
                <text:p/>
              </draw:path>
              <draw:path draw:style-name="gr3" draw:text-style-name="P3" draw:layer="layout" svg:width="0.201cm" svg:height="0.258cm" svg:x="7.627cm" svg:y="10.54cm" svg:viewBox="0 0 202 259" svg:d="M180 41c-20 4-20 22-20 24 0 5 4 16 16 16 13 0 26-11 26-32 0-26-24-49-65-49-67 0-92 54-92 85 0 45 40 52 56 55 27 8 52 13 52 42 0 16-13 63-76 63-14 0-46-6-55-31 27-3 18-18 27-27 0-16-13-20-20-20-4 0-29 2-29 36 0 33 31 56 77 56 87 0 110-70 110-95 0-16-5-31-18-43-14-15-27-18-52-24-18-3-38-7-38-32 0-9 9-51 58-51 18 0 38 8 43 27z">
                <text:p/>
              </draw:path>
              <draw:path draw:style-name="gr3" draw:text-style-name="P3" draw:layer="layout" svg:width="0.152cm" svg:height="0.44cm" svg:x="7.918cm" svg:y="10.397cm" svg:viewBox="0 0 153 441" svg:d="M153 221c0-39-9-93-47-147-27-40-72-74-86-74-16 0-20 13-20 16 0 9 7 13 11 16 75 51 99 128 99 188 0 43-13 81-24 106-23 43-52 66-79 84-3 4-7 9-7 15 0 5 4 16 20 16 12 0 61-32 92-83 30-47 41-97 41-137z">
                <text:p/>
              </draw:path>
              <draw:path draw:style-name="gr3" draw:text-style-name="P3" draw:layer="layout" svg:width="0.264cm" svg:height="0.346cm" svg:x="8.482cm" svg:y="10.444cm" svg:viewBox="0 0 265 347" svg:d="M85 193c24 0 49 0 73 0 0 21 0 32 22 32s22-14 22-25c0-18 0-36 0-54 0-11 0-24-22-24s-22 11-22 33c-24 0-49 0-73 0 0-40 0-79 0-119 46 0 92 0 138 0 0 10 0 20 0 31 0 10-1 25 20 25s22-15 22-25c0-15 0-29 0-44 0-18-6-23-24-23-72 0-145 0-218 0-9 0-23 0-23 18s16 18 23 18 14 0 20 0c0 91 0 182 0 274-6 0-13 0-20 0-9 0-23 0-23 19 0 18 16 18 23 18 30 0 60 0 90 0 9 0 26 0 26-18 0-19-17-19-26-19s-19 0-28 0c0-39 0-78 0-117z">
                <text:p/>
              </draw:path>
              <draw:path draw:style-name="gr3" draw:text-style-name="P3" draw:layer="layout" svg:width="0.22cm" svg:height="0.348cm" svg:x="8.807cm" svg:y="10.442cm" svg:viewBox="0 0 221 349" svg:d="M137 31c0-17-14-31-29-31s-31 15-31 31c0 15 16 28 31 28s29-14 29-28zM31 104c-9 0-26 0-26 18s15 18 26 18c21 0 42 0 63 0 0 57 0 114 0 171-23 0-46 0-69 0-9 0-25 0-25 20 0 18 16 18 25 18 57 0 114 0 171 0 7 0 25 0 25-18 0-20-16-20-25-20-20 0-39 0-59 0 0-61 0-122 0-183 0-18-6-24-25-24-27 0-54 0-81 0z">
                <text:p/>
              </draw:path>
              <draw:path draw:style-name="gr3" draw:text-style-name="P3" draw:layer="layout" svg:width="0.264cm" svg:height="0.244cm" svg:x="9.081cm" svg:y="10.547cm" svg:viewBox="0 0 265 245" svg:d="M148 119c21-28 42-55 63-83 7 0 15 0 23 0 7 0 23 0 23-18s-14-18-23-18c-23 0-46 0-68 0-9 0-24 0-24 18s13 18 27 18c-12 18-25 36-38 54-13-18-26-36-39-54 14 0 27 0 27-18s-15-18-24-18c-22 0-45 0-68 0-7 0-23 0-23 18s14 18 23 18c8 0 16 0 23 0 22 28 44 55 65 83-23 29-45 59-68 88-7 0-15 0-22 0-11 0-25 0-25 20 0 18 16 18 25 18 22 0 45 0 67 0 9 0 23 0 23-18 0-20-12-20-29-20 15-22 30-43 45-65 16 22 32 43 47 65-14 0-29 0-29 20 0 18 17 18 24 18 23 0 45 0 68 0 9 0 24 0 24-18 0-20-15-20-24-20-8 0-15 0-23 0-24-29-47-59-70-88z">
                <text:p/>
              </draw:path>
              <draw:path draw:style-name="gr3" draw:text-style-name="P3" draw:layer="layout" svg:width="0.15cm" svg:height="0.44cm" svg:x="9.414cm" svg:y="10.397cm" svg:viewBox="0 0 151 441" svg:d="M151 221c0-39-9-93-47-147-27-40-72-74-86-74-16 0-18 13-18 16 0 9 5 13 11 16 74 51 97 128 97 188 0 43-11 81-23 106-24 43-51 66-78 84-5 4-7 9-7 15 0 5 4 16 18 16 13 0 61-32 94-83 28-47 39-97 39-137z">
                <text:p/>
              </draw:path>
              <draw:path draw:style-name="gr3" draw:text-style-name="P3" draw:layer="layout" svg:width="0.519cm" svg:height="0.319cm" svg:x="9.994cm" svg:y="10.489cm" svg:viewBox="0 0 520 320" svg:d="M389 113c29 26 57 40 75 47-23 11-50 24-75 45-123 0-246 0-369 0-7 0-20 0-20 13 0 12 13 12 23 12 113 0 226 0 339 0-36 38-56 78-56 81 0 9 7 9 13 9 7 0 9 0 12-5 45-90 110-128 184-148 3-1 5-5 5-7 0-5-3-5-5-7-29-9-69-20-117-61-22-18-45-45-65-81-5-11-5-11-14-11-6 0-13 0-13 7 0 6 20 43 56 83-113 0-226 0-339 0-10 0-23 0-23 13 0 10 13 10 20 10 123 0 246 0 369 0z">
                <text:p/>
              </draw:path>
              <draw:path draw:style-name="gr3" draw:text-style-name="P3" draw:layer="layout" svg:width="0.325cm" svg:height="0.154cm" svg:x="1.639cm" svg:y="11.283cm" svg:viewBox="0 0 326 155" svg:d="M326 22c0-20-4-22-22-22-94 0-188 0-282 0-9 0-22 0-22 13 0 12 13 12 22 12 93 0 186 0 279 0 0 36 0 72 0 108 0 9 0 22 12 22 13 0 13-11 13-22 0-37 0-74 0-111z">
                <text:p/>
              </draw:path>
              <draw:path draw:style-name="gr3" draw:text-style-name="P3" draw:layer="layout" svg:width="0.269cm" svg:height="0.348cm" svg:x="2.011cm" svg:y="11.139cm" svg:viewBox="0 0 270 349" svg:d="M157 38c23 0 46 0 70 0 0 10 0 20 0 30 0 11 0 24 21 24 22 0 22-13 22-24 0-14 0-28 0-43 0-20-5-25-25-25-73 0-147 0-220 0-20 0-25 5-25 25 0 15 0 29 0 43 0 11 0 24 22 24 21 0 21-13 21-24 0-10 0-20 0-30 24 0 47 0 70 0 0 91 0 182 0 273-9 0-19 0-28 0-8 0-24 0-24 18 0 20 15 20 24 20 33 0 67 0 100 0 8 0 24 0 24-18 0-20-15-20-24-20s-19 0-28 0c0-91 0-182 0-273z">
                <text:p/>
              </draw:path>
              <draw:path draw:style-name="gr3" draw:text-style-name="P3" draw:layer="layout" svg:width="0.285cm" svg:height="0.354cm" svg:x="2.307cm" svg:y="11.139cm" svg:viewBox="0 0 286 355" svg:d="M189 176c31-19 47-48 47-79 0-48-43-97-110-97-34 0-68 0-103 0-9 0-23 0-23 18 0 20 14 20 23 20 5 0 10 0 15 0 0 91 0 182 0 273-5 0-10 0-15 0-9 0-23 0-23 18 0 20 14 20 23 20 24 0 47 0 71 0 9 0 23 0 23-18 0-20-14-20-23-20-5 0-10 0-15 0 0-39 0-79 0-118 15 0 29 0 43 0 15 0 27 1 44 16 12 11 12 23 12 47 0 34 0 54 11 72s27 27 47 27c36 0 50-36 50-60 0-20-16-20-20-20-7 0-21 0-21 18 0 4-2 26-9 26-15 0-15-27-15-56 0-36 0-40-5-54-7-18-23-31-27-33zM119 157c-13 0-27 0-40 0 0-40 0-80 0-119 13 0 27 0 40 0 52 0 75 34 75 59s-23 60-75 60z">
                <text:p/>
              </draw:path>
              <draw:path draw:style-name="gr3" draw:text-style-name="P3" draw:layer="layout" svg:width="0.152cm" svg:height="0.442cm" svg:x="2.99cm" svg:y="11.092cm" svg:viewBox="0 0 153 443" svg:d="M153 425c0-9-7-13-11-16-75-49-99-128-99-188 0-43 11-79 24-106 23-43 52-66 77-83 5-3 9-9 9-14 0-7-4-18-20-18-12 0-61 32-92 83-30 47-41 97-41 138 0 38 9 92 47 146 27 42 72 76 86 76 16 0 20-11 20-18z">
                <text:p/>
              </draw:path>
              <draw:path draw:style-name="gr3" draw:text-style-name="P3" draw:layer="layout" svg:width="0.537cm" svg:height="0.388cm" svg:x="3.233cm" svg:y="11.099cm" svg:viewBox="0 0 538 389" svg:d="M477 41c5-19 9-25 45-25 11 0 16 0 16-9 0-7-5-7-14-7-24 0-47 0-70 0-13 0-15 0-22 11-66 108-132 216-198 324-11-107-23-214-34-321-2-14-2-14-18-14-25 0-49 0-74 0-9 0-16 0-16 9 0 7 7 7 16 7 32 0 32 6 32 11 0 2 0 4-1 11-24 97-48 194-72 291-11 38-36 42-58 42-2 0-9 0-9 11 0 3 2 7 7 7 18 0 38-2 56-2s38 2 56 2c2 0 9 0 9-11 0-7-6-7-9-7-31-2-34-15-34-24 0-3 0-7 1-16 26-100 51-200 76-300 13 114 25 229 38 343 2 9 2 15 11 15s10-7 14-11c71-117 143-234 214-351-26 107-53 214-79 320-5 20-9 24-47 24-9 0-14 0-14 11 0 3 3 7 7 7 22 0 43-2 65-2 21 0 43 2 65 2 3 0 10 0 10-11 0-7-5-7-14-7-34 0-34-4-34-11 0-4 2-9 2-13 25-102 51-204 77-306z">
                <text:p/>
              </draw:path>
              <draw:path draw:style-name="gr3" draw:text-style-name="P3" draw:layer="layout" svg:width="0.096cm" svg:height="0.152cm" svg:x="3.908cm" svg:y="11.414cm" svg:viewBox="0 0 97 153" svg:d="M58 72c-2 13-13 34-42 43-5 2-16 6-16 18 0 9 9 20 20 20 18 0 77-31 77-95 0-33-21-58-48-58-22 0-36 18-36 36 0 22 14 38 36 38 3 0 6-1 9-2z">
                <text:p/>
              </draw:path>
              <draw:path draw:style-name="gr3" draw:text-style-name="P3" draw:layer="layout" svg:width="0.233cm" svg:height="0.359cm" svg:x="4.139cm" svg:y="11.133cm" svg:viewBox="0 0 234 360" svg:d="M234 180c0-164-12-180-117-180s-117 14-117 180 11 180 117 180c104 0 117-14 117-180zM117 324c-49 0-63-13-68-40-8-28-8-75-8-109 0-36 0-76 8-103 7-29 23-36 68-36 43 0 61 7 68 38 8 27 8 66 8 101 0 39 0 79-8 108-5 28-19 41-68 41z">
                <text:p/>
              </draw:path>
              <draw:path draw:style-name="gr3" draw:text-style-name="P3" draw:layer="layout" svg:width="0.211cm" svg:height="0.348cm" svg:x="4.448cm" svg:y="11.139cm" svg:viewBox="0 0 212 349" svg:d="M128 38c20 0 41 0 61 0 7 0 23 0 23-18 0-20-14-20-23-20-55 0-110 0-166 0-7 0-23 0-23 18 0 20 14 20 23 20 21 0 41 0 62 0 0 91 0 182 0 273-21 0-41 0-62 0-7 0-23 0-23 18 0 20 14 20 23 20 56 0 111 0 166 0 7 0 23 0 23-18 0-20-14-20-23-20-20 0-41 0-61 0 0-91 0-182 0-273z">
                <text:p/>
              </draw:path>
              <draw:path draw:style-name="gr3" draw:text-style-name="P3" draw:layer="layout" svg:width="0.287cm" svg:height="0.247cm" svg:x="4.709cm" svg:y="11.24cm" svg:viewBox="0 0 288 248" svg:d="M239 81c0-56-27-81-73-81-27 0-54 9-76 29 0-16 0-27-23-27-15 0-29 0-44 0-7 0-23 0-23 18 0 20 14 20 23 20s17 0 26 0c0 57 0 114 0 171-9 0-17 0-26 0-7 0-23 0-23 18 0 19 14 19 23 19 31 0 62 0 92 0 9 0 24 0 24-18 0-19-15-19-24-19-8 0-17 0-25 0 0-33 0-66 0-99 0-56 44-76 72-76s36 14 36 49c0 42 0 84 0 126-6 0-12 0-18 0-9 0-25 0-25 18 0 19 16 19 25 19 28 0 56 0 85 0 7 0 23 0 23-18 0-19-14-19-23-19s-17 0-26 0c0-44 0-87 0-130z">
                <text:p/>
              </draw:path>
              <draw:path draw:style-name="gr3" draw:text-style-name="P3" draw:layer="layout" svg:width="0.24cm" svg:height="0.318cm" svg:x="5.017cm" svg:y="11.171cm" svg:viewBox="0 0 241 319" svg:d="M113 108c31 0 62 0 92 0 7 0 24 0 24-18 0-20-17-20-24-20-30 0-61 0-92 0 0-15 0-30 0-45 0-11 1-25-19-25-21 0-22 14-22 25 0 15 0 30 0 45-16 0-31 0-47 0-9 0-25 0-25 20 0 18 16 18 23 18 17 0 33 0 49 0 0 44 0 88 0 131 0 60 41 80 81 80 49 0 88-35 88-76 0-20-14-20-20-20-10 0-21 0-21 20-2 27-24 40-43 40-44 0-44-31-44-45 0-44 0-87 0-130z">
                <text:p/>
              </draw:path>
              <draw:path draw:style-name="gr3" draw:text-style-name="P3" draw:layer="layout" svg:width="0.094cm" svg:height="0.152cm" svg:x="5.404cm" svg:y="11.414cm" svg:viewBox="0 0 95 153" svg:d="M56 72c-2 13-13 34-42 43-5 2-14 6-14 18 0 9 7 20 18 20 18 0 77-31 77-95 0-33-21-58-48-58-22 0-36 18-36 36 0 22 16 38 36 38 5 0 6-1 9-2z">
                <text:p/>
              </draw:path>
              <draw:path draw:style-name="gr3" draw:text-style-name="P3" draw:layer="layout" svg:width="0.233cm" svg:height="0.359cm" svg:x="5.633cm" svg:y="11.133cm" svg:viewBox="0 0 234 360" svg:d="M234 180c0-164-12-180-117-180s-117 14-117 180 13 180 117 180 117-14 117-180zM117 324c-49 0-61-13-68-40-8-28-8-75-8-109 0-36 0-76 8-103 7-29 23-36 68-36s61 7 68 38c8 27 8 66 8 101 0 39 0 79-8 108-5 28-19 41-68 41z">
                <text:p/>
              </draw:path>
              <draw:path draw:style-name="gr3" draw:text-style-name="P3" draw:layer="layout" svg:width="0.238cm" svg:height="0.359cm" svg:x="5.93cm" svg:y="11.133cm" svg:viewBox="0 0 239 360" svg:d="M223 23c0-9 0-23-18-23-12 0-18 7-21 23-31-21-65-23-80-23-61 0-104 45-104 94 0 30 16 52 22 59 23 25 41 29 82 38 6 2 45 11 47 11 36 12 47 41 47 59 0 31-23 63-67 63-21 0-45-5-61-14-25-17-27-40-29-51 0-9 0-21-21-21-20 0-20 14-20 25 0 24 0 49 0 74 0 9 0 23 18 23 13 0 18-7 22-23 25 18 63 23 91 23 67 0 108-50 108-101 0-18-5-41-23-63-22-27-49-34-70-38-11-3-52-12-60-14-27-7-46-27-46-52 0-29 27-56 64-56 67 0 74 54 78 68 2 17 11 18 20 18 21 0 21-14 21-25 0-24 0-49 0-74z">
                <text:p/>
              </draw:path>
              <draw:path draw:style-name="gr3" draw:text-style-name="P3" draw:layer="layout" svg:width="0.233cm" svg:height="0.251cm" svg:x="6.228cm" svg:y="11.238cm" svg:viewBox="0 0 234 252" svg:d="M211 142c10 0 23 0 23-21 0-67-36-121-110-121-70 0-124 58-124 126 0 70 59 126 133 126 76 0 101-50 101-65 0-11-9-16-22-16-7 0-14 0-19 13-15 32-51 32-56 32-34 0-81-20-92-74 55 0 110 0 166 0zM45 106c11-47 47-70 79-70 40 0 63 27 67 70-49 0-97 0-146 0z">
                <text:p/>
              </draw:path>
              <draw:path draw:style-name="gr3" draw:text-style-name="P3" draw:layer="layout" svg:width="0.224cm" svg:height="0.251cm" svg:x="6.538cm" svg:y="11.238cm" svg:viewBox="0 0 225 252" svg:d="M225 187c0-11-9-16-22-16-7 0-14 0-19 13-4 7-15 32-54 32-49 0-89-40-89-90 0-29 18-90 92-90 9 0 16 2 20 2 11 0 11 2 13 5 1 20 16 25 25 25 16 0 27-10 27-27 0-41-58-41-85-41-99 0-133 76-133 126 0 70 56 126 126 126 81 0 99-56 99-65z">
                <text:p/>
              </draw:path>
              <draw:path draw:style-name="gr3" draw:text-style-name="P3" draw:layer="layout" svg:width="0.15cm" svg:height="0.442cm" svg:x="6.846cm" svg:y="11.092cm" svg:viewBox="0 0 151 443" svg:d="M151 221c0-37-7-91-45-145-29-42-72-76-88-76-14 0-18 13-18 18 0 9 5 13 11 16 75 49 99 128 99 187 0 44-13 80-25 107-24 43-51 66-78 82-3 4-7 10-7 15 0 4 4 18 18 18s61-33 94-83c30-47 39-97 39-139z">
                <text:p/>
              </draw:path>
              <draw:path draw:style-name="gr3" draw:text-style-name="P3" draw:layer="layout" svg:width="0.274cm" svg:height="0.35cm" svg:x="7.413cm" svg:y="11.139cm" svg:viewBox="0 0 275 351" svg:d="M227 25c0-20-6-25-25-25-15 0-29 0-44 0-7 0-23 0-23 18 0 20 16 20 23 20 9 0 17 0 26 0 0 29 0 57 0 86-13-11-35-23-65-23-63 0-119 54-119 126 0 70 52 124 113 124 26 0 51-9 71-31 0 18 0 29 23 29 15 0 30 0 45 0 7 0 23 0 23-18 0-20-16-20-23-20-8 0-17 0-25 0 0-95 0-190 0-286zM184 238c0 30-26 77-69 77-39 0-72-40-72-88 0-52 36-90 78-90 34 0 63 30 63 61 0 13 0 26 0 40z">
                <text:p/>
              </draw:path>
              <draw:path draw:style-name="gr3" draw:text-style-name="P3" draw:layer="layout" svg:width="0.219cm" svg:height="0.348cm" svg:x="7.735cm" svg:y="11.139cm" svg:viewBox="0 0 220 349" svg:d="M135 29c0-16-13-29-29-29s-29 13-29 29 13 29 29 29 29-13 29-29zM29 103c-9 0-24 0-24 18 0 19 15 19 24 19 21 0 43 0 65 0 0 57 0 114 0 171-24 0-47 0-71 0-7 0-23 0-23 18 0 20 16 20 23 20 58 0 116 0 173 0 7 0 24 0 24-18 0-20-17-20-24-20-20 0-41 0-61 0 0-61 0-122 0-183 0-20-4-25-23-25-28 0-56 0-83 0z">
                <text:p/>
              </draw:path>
              <draw:path draw:style-name="gr3" draw:text-style-name="P3" draw:layer="layout" svg:width="0.22cm" svg:height="0.251cm" svg:x="8.032cm" svg:y="11.238cm" svg:viewBox="0 0 221 252" svg:d="M203 23c0-9 0-23-18-23-12 0-16 7-18 11-21-11-48-11-57-11-101 0-110 52-110 67 0 30 23 45 31 48 19 13 36 16 93 25 15 2 60 9 60 38 0 18-17 38-71 38-36 0-57-13-70-47-3-11-5-16-21-16-22 0-22 13-22 23 0 18 0 35 0 53 0 9 0 23 20 23 7 0 16-4 20-20 28 20 61 20 73 20 94 0 108-52 108-74 0-29-18-47-32-54-22-14-36-18-90-27-23-2-61-9-61-30 0-15 18-31 70-31s54 20 54 32c2 17 16 17 22 17 19 0 19-13 19-24 0-12 0-25 0-38z">
                <text:p/>
              </draw:path>
              <draw:path draw:style-name="gr3" draw:text-style-name="P3" draw:layer="layout" svg:width="0.224cm" svg:height="0.251cm" svg:x="8.331cm" svg:y="11.238cm" svg:viewBox="0 0 225 252" svg:d="M225 187c0-11-9-16-22-16-7 0-14 0-19 13-4 7-15 32-54 32-49 0-87-40-87-90 0-29 16-90 90-90 9 0 18 2 20 2 11 0 13 2 13 5 1 20 16 25 25 25 16 0 27-10 27-27 0-41-58-41-85-41-99 0-133 76-133 126 0 70 56 126 126 126 81 0 99-56 99-65z">
                <text:p/>
              </draw:path>
              <draw:path draw:style-name="gr3" draw:text-style-name="P3" draw:layer="layout" svg:width="0.15cm" svg:height="0.44cm" svg:x="2.303cm" svg:y="11.789cm" svg:viewBox="0 0 151 441" svg:d="M151 425c0-9-5-13-11-16-75-51-99-128-99-188 0-43 13-81 26-106 21-43 50-66 77-84 4-2 7-8 7-15 0-5-3-16-20-16-12 0-59 32-91 83-31 47-40 97-40 137 0 39 7 93 45 147 27 40 72 74 86 74 17 0 20-11 20-16z">
                <text:p/>
              </draw:path>
              <draw:path draw:style-name="gr3" draw:text-style-name="P3" draw:layer="layout" svg:width="0.253cm" svg:height="0.361cm" svg:x="2.526cm" svg:y="11.828cm" svg:viewBox="0 0 254 362" svg:d="M254 25c0-9 0-25-18-25-13 0-16 7-25 27-15-11-40-27-74-27-74 0-137 77-137 180s63 182 139 182c64 0 115-49 115-103 0-20-16-20-22-20-3 0-20 0-21 15-4 68-63 70-71 70-50 0-97-61-97-142 0-85 49-144 97-144 13 0 60 5 71 75 3 15 16 15 21 15 22 0 22-13 22-24 0-26 0-52 0-79z">
                <text:p/>
              </draw:path>
              <draw:path draw:style-name="gr3" draw:text-style-name="P3" draw:layer="layout" svg:width="0.264cm" svg:height="0.346cm" svg:x="2.818cm" svg:y="11.835cm" svg:viewBox="0 0 265 347" svg:d="M85 193c24 0 49 0 73 0 0 21 1 32 22 32s20-13 20-23c0-18 0-36 0-54 0-11 1-26-20-26s-22 11-22 33c-24 0-49 0-73 0 0-39 0-78 0-117 45 0 91 0 136 0 0 10 0 20 0 30 0 11 0 24 22 24s22-13 22-24c0-15 0-30 0-45 0-18-6-23-26-23-72 0-144 0-216 0-9 0-23 0-23 18 0 20 14 20 23 20 6 0 12 0 18 0 0 91 0 182 0 273-6 0-12 0-18 0-9 0-23 0-23 18s14 18 23 18c30 0 60 0 90 0 8 0 24 0 24-18s-15-18-24-18-19 0-28 0c0-39 0-79 0-118z">
                <text:p/>
              </draw:path>
              <draw:path draw:style-name="gr3" draw:text-style-name="P3" draw:layer="layout" svg:width="0.262cm" svg:height="0.361cm" svg:x="3.122cm" svg:y="11.828cm" svg:viewBox="0 0 263 362" svg:d="M236 238c11 0 27 0 27-18 0-20-16-20-25-20-23 0-46 0-69 0-9 0-23 0-23 20 0 18 14 18 23 18 8 0 16 0 24 0-6 45-26 86-63 86-44 0-87-59-87-142 0-85 43-144 87-144 30 0 57 27 63 72 1 7 3 18 21 18 22 0 22-13 22-24 0-26 0-52 0-79 0-9 0-25-18-25-15 0-18 9-25 25-13-11-35-25-65-25-69 0-128 77-128 180 0 106 59 182 128 182 32 0 56-18 65-29 0 16 5 22 21 22 22 0 22-13 22-24 0-31 0-62 0-93z">
                <text:p/>
              </draw:path>
              <draw:path draw:style-name="gr3" draw:text-style-name="P3" draw:layer="layout" svg:width="0.219cm" svg:height="0.346cm" svg:x="3.741cm" svg:y="11.835cm" svg:viewBox="0 0 220 347" svg:d="M135 29c0-16-14-29-29-29s-29 13-29 29 14 29 29 29 29-13 29-29zM29 103c-7 0-24 0-24 18s15 18 24 18c21 0 43 0 65 0 0 57 0 115 0 172-24 0-47 0-71 0-7 0-23 0-23 18s16 18 23 18c58 0 116 0 173 0 7 0 24 0 24-18s-17-18-24-18c-20 0-41 0-61 0 0-61 0-123 0-185 0-18-4-23-23-23-28 0-56 0-83 0z">
                <text:p/>
              </draw:path>
              <draw:path draw:style-name="gr3" draw:text-style-name="P3" draw:layer="layout" svg:width="0.289cm" svg:height="0.247cm" svg:x="4.002cm" svg:y="11.934cm" svg:viewBox="0 0 290 248" svg:d="M241 83c0-56-29-83-75-83-26 0-53 11-74 29 0-16 0-25-24-25-14 0-28 0-43 0-9 0-25 0-25 18s16 18 25 18 17 0 25 0c0 57 0 115 0 172-8 0-16 0-25 0s-25 0-25 18 16 18 25 18c31 0 61 0 92 0 7 0 23 0 23-18s-14-18-23-18c-8 0-17 0-25 0 0-33 0-66 0-99 0-55 44-75 72-75s34 12 34 47c0 42 0 85 0 127-6 0-12 0-18 0-7 0-23 0-23 18s16 18 23 18c29 0 58 0 86 0 8 0 24 0 24-18s-15-18-24-18c-8 0-16 0-25 0 0-43 0-86 0-129z">
                <text:p/>
              </draw:path>
              <draw:path draw:style-name="gr3" draw:text-style-name="P3" draw:layer="layout" svg:width="0.274cm" svg:height="0.373cm" svg:x="4.301cm" svg:y="11.934cm" svg:viewBox="0 0 275 374" svg:d="M117 374c7 0 23 0 23-18s-14-18-23-18c-8 0-17 0-25 0 0-37 0-75 0-113 18 16 39 27 65 27 63 0 118-54 118-126 0-68-48-126-113-126-27 0-50 11-70 27 0-22-7-23-24-23-14 0-28 0-43 0-9 0-25 0-25 18s16 18 25 18 17 0 25 0c0 99 0 199 0 298-8 0-16 0-25 0s-25 0-25 18 16 18 25 18c31 0 61 0 92 0zM92 99c0-34 34-61 68-61 40 0 72 38 72 88s-36 88-77 88c-42 0-63-45-63-75 0-14 0-27 0-40z">
                <text:p/>
              </draw:path>
              <draw:path draw:style-name="gr3" draw:text-style-name="P3" draw:layer="layout" svg:width="0.289cm" svg:height="0.247cm" svg:x="4.6cm" svg:y="11.938cm" svg:viewBox="0 0 290 248" svg:d="M241 23c0-18-5-23-23-23-15 0-29 0-43 0-9 0-26 0-26 18s17 18 26 18c8 0 16 0 25 0 0 40 0 80 0 121 0 46-45 54-65 54-43 0-43-17-43-35 0-51 0-102 0-153 0-18-4-23-24-23-14 0-28 0-43 0-9 0-25 0-25 18s16 18 25 18 17 0 25 0c0 48 0 96 0 144 0 54 38 68 81 68 20 0 44-3 69-19 2 16 12 16 23 16 15 0 29 0 43 0 8 0 24 0 24-18s-15-18-24-18c-8 0-16 0-25 0 0-62 0-124 0-186z">
                <text:p/>
              </draw:path>
              <draw:path draw:style-name="gr3" draw:text-style-name="P3" draw:layer="layout" svg:width="0.24cm" svg:height="0.318cm" svg:x="4.909cm" svg:y="11.868cm" svg:viewBox="0 0 241 319" svg:d="M113 106c30 0 60 0 90 0 9 0 26 0 26-18s-17-18-26-18c-30 0-60 0-90 0 0-15 0-31 0-47 0-10-1-23-21-23-21 0-20 13-20 25 0 15 0 30 0 45-16 0-31 0-47 0-11 0-25 0-25 18s14 18 23 18c17 0 33 0 49 0 0 45 0 89 0 133 0 60 41 80 81 80 49 0 88-35 88-78 0-20-14-20-21-20-9 0-20 2-20 20-2 27-25 40-43 40-44 0-44-31-44-43 0-44 0-88 0-132z">
                <text:p/>
              </draw:path>
              <draw:path draw:style-name="gr3" draw:text-style-name="P3" draw:layer="layout" svg:width="0.233cm" svg:height="0.361cm" svg:x="5.226cm" svg:y="11.828cm" svg:viewBox="0 0 234 362" svg:d="M234 182c0-166-12-182-117-182s-117 16-117 182c0 164 11 180 117 180 104 0 117-16 117-180zM117 324c-49 0-63-13-68-38-8-30-8-75-8-110 0-36 0-77 8-102 7-29 23-36 68-36 43 0 61 7 68 38 8 25 8 66 8 100 0 38 0 78-8 108-5 27-19 40-68 40z">
                <text:p/>
              </draw:path>
              <draw:path draw:style-name="gr3" draw:text-style-name="P3" draw:layer="layout" svg:width="0.269cm" svg:height="0.346cm" svg:x="5.505cm" svg:y="11.835cm" svg:viewBox="0 0 270 347" svg:d="M146 144c28-35 56-71 84-106 22 0 35 0 35-20 0-18-17-18-26-18-16 0-33 0-50 0-9 0-25 0-25 18 0 20 18 20 23 20-38 48-77 96-115 144 0-48 0-96 0-144 4 0 7 0 11 0 9 0 25 0 25-20 0-18-16-18-25-18-19 0-39 0-58 0-9 0-25 0-25 18 0 20 16 20 25 20 4 0 9 0 13 0 0 91 0 182 0 273-4 0-9 0-13 0-9 0-25 0-25 18s16 18 25 18c19 0 39 0 58 0 9 0 25 0 25-18s-16-18-25-18c-4 0-7 0-11 0 0-24 0-49 0-73 17-22 34-44 50-65 26 46 52 92 78 138-6 0-24 0-24 18s17 18 26 18c14 0 28 0 43 0 9 0 25 0 25-18s-14-18-31-18c-31-55-62-111-93-167z">
                <text:p/>
              </draw:path>
              <draw:path draw:style-name="gr3" draw:text-style-name="P3" draw:layer="layout" svg:width="0.235cm" svg:height="0.253cm" svg:x="6.122cm" svg:y="11.933cm" svg:viewBox="0 0 236 254" svg:d="M236 128c0-70-54-128-119-128s-117 58-117 128 54 126 117 126 119-56 119-126zM117 216c-41 0-76-41-76-92 0-50 36-86 76-86s76 36 76 86c0 51-35 92-76 92z">
                <text:p/>
              </draw:path>
              <draw:path draw:style-name="gr3" draw:text-style-name="P3" draw:layer="layout" svg:width="0.273cm" svg:height="0.373cm" svg:x="6.394cm" svg:y="11.934cm" svg:viewBox="0 0 274 374" svg:d="M115 374c9 0 25 0 25-18s-16-18-25-18c-8 0-17 0-25 0 0-37 0-75 0-113 18 16 41 27 65 27 65 0 119-54 119-126 0-68-49-126-112-126-27 0-52 11-72 27 0-22-7-23-23-23-15 0-29 0-44 0-7 0-23 0-23 18s14 18 23 18 17 0 26 0c0 99 0 199 0 298-9 0-17 0-26 0-7 0-23 0-23 18s14 18 23 18c31 0 62 0 92 0zM90 99c0-34 34-61 68-61 40 0 74 38 74 88s-38 88-79 88c-40 0-63-45-63-75 0-14 0-27 0-40z">
                <text:p/>
              </draw:path>
              <draw:path draw:style-name="gr3" draw:text-style-name="P3" draw:layer="layout" svg:width="0.26cm" svg:height="0.346cm" svg:x="6.7cm" svg:y="11.835cm" svg:viewBox="0 0 261 347" svg:d="M83 211c23 0 47 0 70 0 68 0 108-54 108-107s-40-104-108-104c-43 0-85 0-128 0-9 0-25 0-25 18 0 20 16 20 25 20 6 0 11 0 16 0 0 91 0 182 0 273-5 0-10 0-16 0-9 0-25 0-25 18s16 18 25 18c25 0 51 0 76 0 7 0 23 0 23-18s-14-18-23-18c-6 0-12 0-18 0 0-33 0-67 0-100zM83 38c20 0 39 0 59 0 54 0 78 37 78 66 0 30-24 69-78 69-20 0-39 0-59 0 0-45 0-90 0-135z">
                <text:p/>
              </draw:path>
              <draw:path draw:style-name="gr3" draw:text-style-name="P3" draw:layer="layout" svg:width="0.235cm" svg:height="0.253cm" svg:x="7.018cm" svg:y="11.933cm" svg:viewBox="0 0 236 254" svg:d="M236 128c0-70-54-128-119-128s-117 58-117 128 53 126 117 126 119-56 119-126zM117 216c-41 0-76-41-76-92 0-50 36-86 76-86s76 36 76 86c0 51-35 92-76 92z">
                <text:p/>
              </draw:path>
              <draw:path draw:style-name="gr3" draw:text-style-name="P3" draw:layer="layout" svg:width="0.237cm" svg:height="0.346cm" svg:x="7.315cm" svg:y="11.835cm" svg:viewBox="0 0 238 347" svg:d="M140 23c0-18-5-23-23-23-31 0-62 0-94 0-7 0-23 0-23 18 0 20 14 20 23 20 26 0 51 0 76 0 0 91 0 182 0 273-25 0-50 0-76 0-7 0-23 0-23 18s14 18 23 18c64 0 128 0 191 0 9 0 24 0 24-18s-15-18-24-18c-24 0-49 0-74 0 0-96 0-192 0-288z">
                <text:p/>
              </draw:path>
              <draw:path draw:style-name="gr3" draw:text-style-name="P3" draw:layer="layout" svg:width="0.219cm" svg:height="0.346cm" svg:x="7.627cm" svg:y="11.835cm" svg:viewBox="0 0 220 347" svg:d="M135 29c0-16-13-29-29-29s-29 13-29 29 13 29 29 29 29-13 29-29zM29 103c-9 0-25 0-25 18s16 18 25 18c21 0 43 0 65 0 0 57 0 115 0 172-24 0-47 0-71 0-7 0-23 0-23 18s14 18 23 18c57 0 114 0 171 0 9 0 26 0 26-18s-17-18-26-18c-19 0-39 0-59 0 0-61 0-123 0-185 0-18-4-23-23-23-28 0-56 0-83 0z">
                <text:p/>
              </draw:path>
              <draw:path draw:style-name="gr3" draw:text-style-name="P3" draw:layer="layout" svg:width="0.224cm" svg:height="0.253cm" svg:x="7.924cm" svg:y="11.933cm" svg:viewBox="0 0 225 254" svg:d="M225 189c0-13-9-18-22-18-7 0-14 0-19 13-4 9-15 32-54 32-49 0-89-40-89-88 0-29 18-90 92-90 9 0 16 0 20 0 11 2 11 2 13 7 1 20 16 25 25 25 16 0 27-11 27-27 0-43-58-43-85-43-99 0-133 77-133 128 0 68 56 126 126 126 81 0 99-58 99-65z">
                <text:p/>
              </draw:path>
              <draw:path draw:style-name="gr3" draw:text-style-name="P3" draw:layer="layout" svg:width="0.269cm" svg:height="0.373cm" svg:x="8.197cm" svg:y="11.938cm" svg:viewBox="0 0 270 374" svg:d="M229 36c9 0 25 0 28 0 4-2 13-5 13-18 0-18-16-18-27-18-22 0-43 0-65 0-9 0-25 0-25 18 0 7 4 16 13 18 1 0 18 0 27 0-10 29-20 58-29 86-15 49-22 69-24 80h-1c-4-17-15-45-31-87-10-26-20-53-31-79 9 0 24 0 27 0 8-4 11-9 11-18 0-18-14-18-25-18-22 0-43 0-65 0-9 0-25 0-25 18 0 11 7 16 11 18 3 0 20 0 30 0 26 67 52 133 78 200 2 2 2 6 3 9 0 2-14 45-21 63-13 21-29 29-43 29 1-4 2-8 3-11-2-20-16-25-25-25-16 0-27 10-27 27 0 21 18 46 47 46 41 0 72-36 88-84 28-85 56-169 85-254z">
                <text:p/>
              </draw:path>
              <draw:path draw:style-name="gr3" draw:text-style-name="P3" draw:layer="layout" svg:width="0.193cm" svg:height="0.354cm" svg:x="8.539cm" svg:y="11.828cm" svg:viewBox="0 0 194 355" svg:d="M121 25c0-9 0-25-18-25-11 0-15 5-18 13-18 41-40 55-63 57-9 0-22 2-22 18 0 13 7 20 20 20 23 0 45-13 59-23 0 78 0 156 0 234-17 0-35 0-52 0-9 0-23 0-23 18s16 18 23 18c48 0 96 0 144 0 9 0 23 0 23-18s-14-18-23-18c-17 0-34 0-50 0 0-98 0-196 0-294z">
                <text:p/>
              </draw:path>
              <draw:path draw:style-name="gr3" draw:text-style-name="P3" draw:layer="layout" svg:width="0.15cm" svg:height="0.442cm" svg:x="3.199cm" svg:y="12.483cm" svg:viewBox="0 0 151 443" svg:d="M151 427c0-11-5-13-11-18-75-49-99-128-99-188 0-43 13-79 26-106 21-43 50-66 77-83 4-3 7-9 7-14s-3-18-20-18c-12 0-59 34-91 83-31 47-40 99-40 138 0 38 7 92 45 146 29 42 74 76 86 76 17 0 20-11 20-16z">
                <text:p/>
              </draw:path>
              <draw:path draw:style-name="gr3" draw:text-style-name="P3" draw:layer="layout" svg:width="0.269cm" svg:height="0.346cm" svg:x="3.415cm" svg:y="12.532cm" svg:viewBox="0 0 270 347" svg:d="M95 22c-7-22-19-22-32-22s-26 0-40 0c-9 0-23 0-23 18s14 18 23 18c5 0 10 0 15 0 0 91 0 182 0 274-5 0-10 0-15 0-9 0-23 0-23 18 0 19 14 19 23 19 21 0 41 0 62 0 9 0 23 0 23-18 0-19-14-19-23-19-5 0-9 0-13 0 0-89 0-178 0-267 7 25 18 52 27 79 25 68 49 136 74 204 7 21 20 21 32 21 16 0 27-1 27-25 0-95 0-191 0-286 4 0 9 0 13 0 9 0 25 0 25-18s-16-18-25-18c-21 0-41 0-61 0-9 0-24 0-24 18s15 18 24 18c4 0 9 0 14 0 0 89 0 178 0 266-1 0-1 0-2 0-7-25-16-52-27-79-24-67-49-134-74-201z">
                <text:p/>
              </draw:path>
              <draw:path draw:style-name="gr3" draw:text-style-name="P3" draw:layer="layout" svg:width="0.267cm" svg:height="0.251cm" svg:x="3.73cm" svg:y="12.629cm" svg:viewBox="0 0 268 252" svg:d="M212 88c0-43-34-88-115-88-25 0-83 0-83 43 0 16 13 25 26 25 9 0 27-1 27-30 16-2 27-2 32-2 45 0 70 20 70 54-95 2-169 29-169 85 0 43 38 77 94 77 7 0 50 0 81-22 14 20 45 20 63 20 16 0 30 0 30-20 0-18-16-18-25-18s-20 0-31-3c0-40 0-81 0-121zM169 169c0 13 0 25-23 36-20 11-45 11-47 11-34 0-58-20-58-41 0-29 58-49 128-49 0 14 0 29 0 43z">
                <text:p/>
              </draw:path>
              <draw:path draw:style-name="gr3" draw:text-style-name="P3" draw:layer="layout" svg:width="0.296cm" svg:height="0.247cm" svg:x="3.995cm" svg:y="12.631cm" svg:viewBox="0 0 297 248" svg:d="M265 76c0-13 0-76-51-76-5 0-32 0-56 29-1-4-12-29-43-29-12 0-32 4-48 20-2-18-15-18-24-18-6 0-13 0-20 0-9 0-23 0-23 20 0 18 13 18 32 18 0 57 0 114 0 171-19 0-32 0-32 19 0 18 14 18 23 18 18 0 35 0 53 0 7 0 23 0 23-18 0-19-13-19-32-19 0-33 0-66 0-99 0-49 23-76 46-76 11 0 18 9 18 43 0 44 0 88 0 132-5 0-21 0-21 18 0 19 16 19 23 19 14 0 28 0 42 0 7 0 23 0 23-18 0-19-13-19-32-19 0-33 0-66 0-99 0-49 23-76 46-76 11 0 18 9 18 43 0 44 0 88 0 132-5 0-21 0-21 18 0 19 16 19 23 19 14 0 28 0 42 0 9 0 23 0 23-18 0-19-13-19-32-19 0-45 0-90 0-135z">
                <text:p/>
              </draw:path>
              <draw:path draw:style-name="gr3" draw:text-style-name="P3" draw:layer="layout" svg:width="0.233cm" svg:height="0.251cm" svg:x="4.328cm" svg:y="12.629cm" svg:viewBox="0 0 234 252" svg:d="M209 142c12 0 25 0 25-21 0-67-38-121-112-121-68 0-122 58-122 126 0 70 59 126 131 126 76 0 103-50 103-65 0-11-9-16-22-16-7 0-16 0-19 13-15 32-51 32-58 32-32 0-81-20-92-74 55 0 111 0 166 0zM43 106c11-47 47-70 79-70 40 0 63 27 69 70-49 0-99 0-148 0z">
                <text:p/>
              </draw:path>
              <draw:path draw:style-name="gr3" draw:text-style-name="P3" draw:layer="layout" svg:width="0.282cm" svg:height="0.346cm" svg:x="4.902cm" svg:y="12.532cm" svg:viewBox="0 0 283 347" svg:d="M160 122c-7 24-14 47-18 65-3-16-9-34-16-54-12-37-24-74-36-111-5-18-11-22-32-22-11 0-22 0-33 0-9 0-25 0-25 18s14 18 32 18c0 91 0 182 0 274-18 0-32 0-32 19 0 18 16 18 25 18 16 0 31 0 47 0 9 0 25 0 25-18 0-19-14-19-32-19 0-89 0-178 0-267 0 0 1 0 2 0 1 15 7 31 12 47 13 40 27 79 40 119 2 7 6 21 23 21s22-14 24-21c12-37 24-73 36-110 5-19 12-41 16-56 0 89 0 178 0 267-16 0-31 0-31 19 0 18 16 18 25 18 16 0 32 0 47 0 7 0 24 0 24-18 0-19-13-19-31-19 0-92 0-183 0-274 18 0 31 0 31-18s-17-18-24-18c-11 0-23 0-34 0-20 0-25 4-31 22-11 33-22 67-34 100z">
                <text:p/>
              </draw:path>
              <draw:path draw:style-name="gr3" draw:text-style-name="P3" draw:layer="layout" svg:width="0.251cm" svg:height="0.359cm" svg:x="5.217cm" svg:y="12.525cm" svg:viewBox="0 0 252 360" svg:d="M252 23c0-7 0-23-18-23-13 0-16 7-25 27-13-11-38-27-72-27-74 0-137 77-137 180s61 180 137 180c65 0 115-49 115-103 0-18-14-18-22-18-1 0-19 0-19 15-6 68-65 70-71 70-52 0-99-61-99-144 0-85 49-142 98-142 12 0 61 3 72 75 1 15 16 15 19 15 22 0 22-15 22-25 0-27 0-53 0-80z">
                <text:p/>
              </draw:path>
              <draw:path draw:style-name="gr3" draw:text-style-name="P3" draw:layer="layout" svg:width="0.219cm" svg:height="0.251cm" svg:x="5.832cm" svg:y="12.629cm" svg:viewBox="0 0 220 252" svg:d="M203 23c0-9 0-23-18-23-14 0-16 7-18 11-21-11-50-11-59-11-99 0-108 52-108 68 0 29 23 44 29 47 20 13 36 16 95 25 15 2 60 9 60 38 0 18-17 38-72 38-35 0-58-13-69-47-3-11-7-16-21-16-22 0-22 13-22 23 0 18 0 35 0 53 0 9 0 23 18 23 9 0 16-4 22-20 28 20 61 20 72 20 95 0 108-52 108-74 0-29-17-45-31-54-23-14-38-18-90-25-25-4-63-11-63-31 0-16 19-32 70-32s54 20 54 32c2 17 18 17 22 17 21 0 21-13 21-24 0-12 0-25 0-38z">
                <text:p/>
              </draw:path>
              <draw:path draw:style-name="gr3" draw:text-style-name="P3" draw:layer="layout" svg:width="0.267cm" svg:height="0.251cm" svg:x="6.12cm" svg:y="12.629cm" svg:viewBox="0 0 268 252" svg:d="M212 88c0-43-34-88-113-88-27 0-85 0-85 43 0 16 13 25 27 25 9 0 27-1 27-30 15-2 26-2 31-2 45 0 72 20 72 54-95 2-171 29-171 85 0 43 40 77 94 77 7 0 50 0 81-22 14 20 45 20 63 20 16 0 30 0 30-20 0-18-16-18-25-18-7 0-20 0-31-3 0-40 0-81 0-121zM171 169c0 13 0 25-23 36-22 11-47 11-49 11-34 0-58-20-58-41 0-29 58-49 130-49 0 14 0 29 0 43z">
                <text:p/>
              </draw:path>
              <draw:path draw:style-name="gr3" draw:text-style-name="P3" draw:layer="layout" svg:width="0.269cm" svg:height="0.375cm" svg:x="6.403cm" svg:y="12.633cm" svg:viewBox="0 0 270 376" svg:d="M230 38c9 0 26 0 27-2 6 0 13-4 13-16 0-20-14-20-25-20-22 0-43 0-65 0-9 0-25 0-25 20 0 7 3 14 12 16 2 2 18 2 27 2-9 28-19 56-28 84-17 51-22 69-26 81-3-16-16-46-30-86-10-26-21-53-31-79 9 0 24 0 27-2 7-2 11-9 11-16 0-20-16-20-25-20-22 0-43 0-65 0-9 0-27 0-27 20 0 11 7 14 13 16 3 2 19 2 30 2 26 66 52 133 78 200 0 1 1 7 1 9-7 20-12 45-21 61-13 23-29 29-43 30 1-3 3-7 5-10-2-20-16-26-27-26-14 0-25 11-25 26 0 23 18 48 47 48 39 0 70-36 86-84 29-85 58-170 86-254z">
                <text:p/>
              </draw:path>
              <draw:path draw:style-name="gr3" draw:text-style-name="P3" draw:layer="layout" svg:width="0.219cm" svg:height="0.251cm" svg:x="6.729cm" svg:y="12.629cm" svg:viewBox="0 0 220 252" svg:d="M203 23c0-9 0-23-18-23-12 0-16 7-18 11-21-11-48-11-59-11-99 0-108 52-108 68 0 29 23 44 31 47 18 13 34 16 93 25 15 2 60 9 60 38 0 18-17 38-72 38-35 0-58-13-69-47-3-11-5-16-21-16-22 0-22 13-22 23 0 18 0 35 0 53 0 9 0 23 18 23 9 0 16-4 22-20 28 20 61 20 72 20 95 0 108-52 108-74 0-29-17-45-31-54-23-14-36-18-90-25-23-4-61-11-61-31 0-16 19-32 70-32s52 20 54 32c0 17 16 17 20 17 21 0 21-13 21-24 0-12 0-25 0-38z">
                <text:p/>
              </draw:path>
              <draw:path draw:style-name="gr3" draw:text-style-name="P3" draw:layer="layout" svg:width="0.274cm" svg:height="0.375cm" svg:x="4.002cm" svg:y="13.326cm" svg:viewBox="0 0 275 376" svg:d="M117 376c7 0 23 0 23-20 0-18-14-18-23-18-8 0-17 0-25 0 0-37 0-75 0-113 18 16 39 27 65 27 63 0 118-54 118-126 0-68-48-126-113-126-27 0-50 11-70 27 0-20-7-23-24-23-14 0-28 0-43 0-9 0-25 0-25 18 0 19 16 19 25 19s17 0 25 0c0 99 0 198 0 297-8 0-16 0-25 0s-25 0-25 18c0 20 16 20 25 20 31 0 61 0 92 0zM92 99c0-34 34-61 68-61 40 0 72 38 72 88s-36 88-77 88c-42 0-63-45-63-75 0-14 0-27 0-40z">
                <text:p/>
              </draw:path>
              <draw:path draw:style-name="gr3" draw:text-style-name="P3" draw:layer="layout" svg:width="0.262cm" svg:height="0.247cm" svg:x="4.312cm" svg:y="13.326cm" svg:viewBox="0 0 263 248" svg:d="M113 144c0-58 38-106 99-106 2 21 18 25 26 25 12 0 25-9 25-25 0-11-7-38-54-38-33 0-69 14-96 45 0-6 0-12 0-18 0-18-5-23-25-23-21 0-42 0-63 0-9 0-25 0-25 18 0 19 16 19 25 19 15 0 30 0 45 0 0 57 0 114 0 171-15 0-30 0-45 0-9 0-25 0-25 18s16 18 25 18c51 0 101 0 151 0 8 0 24 0 24-18s-15-18-24-18c-21 0-42 0-63 0 0-22 0-45 0-68z">
                <text:p/>
              </draw:path>
              <draw:path draw:style-name="gr3" draw:text-style-name="P3" draw:layer="layout" svg:width="0.235cm" svg:height="0.253cm" svg:x="4.627cm" svg:y="13.324cm" svg:viewBox="0 0 236 254" svg:d="M236 128c0-70-52-128-117-128s-119 58-119 128 55 126 119 126 117-56 117-126zM119 216c-42 0-76-41-76-92 0-50 36-86 76-86 39 0 75 36 75 86 0 51-34 92-75 92z">
                <text:p/>
              </draw:path>
              <draw:path draw:style-name="gr3" draw:text-style-name="P3" draw:layer="layout" svg:width="0.273cm" svg:height="0.375cm" svg:x="4.9cm" svg:y="13.326cm" svg:viewBox="0 0 274 376" svg:d="M115 376c7 0 24 0 24-20 0-18-15-18-24-18-8 0-17 0-25 0 0-37 0-75 0-113 18 16 40 27 65 27 63 0 119-54 119-126 0-68-49-126-114-126-27 0-50 11-70 27 0-20-7-23-23-23-15 0-29 0-44 0-9 0-23 0-23 18 0 19 14 19 23 19s17 0 26 0c0 99 0 198 0 297-9 0-17 0-26 0s-23 0-23 18c0 20 14 20 23 20 31 0 62 0 92 0zM90 99c0-34 34-61 68-61 40 0 74 38 74 88s-38 88-79 88-63-45-63-75c0-14 0-27 0-40z">
                <text:p/>
              </draw:path>
              <draw:path draw:style-name="gr3" draw:text-style-name="P3" draw:layer="layout" svg:width="0.15cm" svg:height="0.442cm" svg:x="4.693cm" svg:y="13.875cm" svg:viewBox="0 0 151 443" svg:d="M151 427c0-9-5-13-11-18-75-49-99-128-99-188 0-43 13-79 26-104 23-43 50-67 77-85 4-3 7-9 7-14s-3-18-18-18c-14 0-61 34-93 83-31 48-40 99-40 138 0 38 7 92 45 146 29 42 74 76 88 76 15 0 18-11 18-16z">
                <text:p/>
              </draw:path>
              <draw:path draw:style-name="gr3" draw:text-style-name="P3" draw:layer="layout" svg:width="0.282cm" svg:height="0.346cm" svg:x="4.902cm" svg:y="13.923cm" svg:viewBox="0 0 283 347" svg:d="M160 124c-7 22-14 45-18 63-3-16-9-34-16-52-12-38-24-76-36-113-5-18-11-22-32-22-11 0-22 0-33 0-9 0-25 0-25 18s14 18 32 18c0 91 0 182 0 274-18 0-32 0-32 19 0 18 16 18 25 18 16 0 31 0 47 0 9 0 25 0 25-18 0-19-14-19-32-19 0-89 0-177 0-265 0 0 1 0 2 0 1 13 7 29 12 47 13 39 27 78 40 117 2 7 6 21 23 21s22-14 24-21c12-37 24-73 36-110 5-18 12-41 16-54 0 88 0 176 0 265-16 0-31 0-31 19 0 18 16 18 25 18 16 0 32 0 47 0 7 0 24 0 24-18 0-19-13-19-31-19 0-92 0-183 0-274 18 0 31 0 31-18s-17-18-24-18c-11 0-23 0-34 0-20 0-25 4-31 22-11 34-22 68-34 102z">
                <text:p/>
              </draw:path>
              <draw:path draw:style-name="gr3" draw:text-style-name="P3" draw:layer="layout" svg:width="0.222cm" svg:height="0.251cm" svg:x="5.235cm" svg:y="14.02cm" svg:viewBox="0 0 223 252" svg:d="M223 187c0-11-7-16-20-16-7 0-16 0-21 13-4 9-13 32-52 32-49 0-89-40-89-88 0-31 18-90 90-90 11 0 18 0 20 0 13 2 13 2 13 7 2 18 18 25 27 25 14 0 27-12 27-27 0-43-60-43-85-43-99 0-133 77-133 128 0 68 56 124 124 124 83 0 99-56 99-65z">
                <text:p/>
              </draw:path>
              <draw:path draw:style-name="gr3" draw:text-style-name="P3" draw:layer="layout" svg:width="0.219cm" svg:height="0.251cm" svg:x="5.534cm" svg:y="14.02cm" svg:viewBox="0 0 220 252" svg:d="M203 23c0-7 0-23-18-23-14 0-16 7-18 11-21-11-50-11-59-11-99 0-108 52-108 68 0 29 23 44 29 49 20 11 36 14 95 23 15 2 60 9 60 38 0 18-17 38-72 38-35 0-58-13-69-45-3-13-7-18-21-18-22 0-22 13-22 23 0 18 0 35 0 53 0 9 0 23 18 23 9 0 16-4 22-20 28 20 61 20 72 20 95 0 108-52 108-74 0-27-18-45-31-54-23-14-38-16-90-25-25-4-63-11-63-31 0-16 19-30 70-30s54 18 54 30c2 17 18 17 22 17 21 0 21-13 21-24 0-12 0-25 0-38z">
                <text:p/>
              </draw:path>
              <draw:path draw:style-name="gr3" draw:text-style-name="P3" draw:layer="layout" svg:width="0.15cm" svg:height="0.442cm" svg:x="6.187cm" svg:y="13.875cm" svg:viewBox="0 0 151 443" svg:d="M151 427c0-9-5-13-11-18-73-49-97-128-97-188 0-43 11-79 24-104 23-43 50-67 77-85 5-3 7-9 7-14s-2-18-18-18c-12 0-61 34-93 83-29 48-40 99-40 138 0 38 9 92 47 146 27 42 72 76 86 76 16 0 18-11 18-16z">
                <text:p/>
              </draw:path>
              <draw:path draw:style-name="gr3" draw:text-style-name="P3" draw:layer="layout" svg:width="0.269cm" svg:height="0.346cm" svg:x="6.403cm" svg:y="13.923cm" svg:viewBox="0 0 270 347" svg:d="M97 22c-9-22-20-22-32-22-14 0-28 0-42 0-7 0-23 0-23 18s14 18 23 18c5 0 10 0 15 0 0 91 0 182 0 274-5 0-10 0-15 0-7 0-23 0-23 18 0 19 14 19 23 19 21 0 42 0 63 0 8 0 24 0 24-18 0-19-15-19-24-19-4 0-9 0-14 0 0-89 0-178 0-267 9 25 18 52 29 79 24 68 48 136 72 204 9 21 20 21 34 21 16 0 25 0 25-23 0-96 0-192 0-288 5 0 10 0 15 0 9 0 23 0 23-18s-14-18-23-18c-21 0-41 0-62 0-9 0-25 0-25 18s16 18 25 18c5 0 9 0 13 0 0 89 0 179 0 268-9-27-18-54-27-81-25-67-49-134-74-201z">
                <text:p/>
              </draw:path>
              <draw:path draw:style-name="gr3" draw:text-style-name="P3" draw:layer="layout" svg:width="0.267cm" svg:height="0.251cm" svg:x="6.718cm" svg:y="14.02cm" svg:viewBox="0 0 268 252" svg:d="M212 88c0-43-34-88-113-88-27 0-85 0-85 43 0 16 13 27 27 27 9 0 27-3 27-30 17-2 26-2 31-2 45 0 72 18 72 52-95 2-171 29-171 85 0 43 40 77 95 77 6 0 49 0 80-22 14 20 45 20 64 20 15 0 29 0 29-20 0-18-16-18-25-18-7 0-20 0-31-3 0-40 0-81 0-121zM171 169c0 15 0 25-23 38-20 9-47 9-49 9-34 0-58-20-58-41 0-29 58-47 130-49 0 14 0 29 0 43z">
                <text:p/>
              </draw:path>
              <draw:path draw:style-name="gr3" draw:text-style-name="P3" draw:layer="layout" svg:width="0.298cm" svg:height="0.247cm" svg:x="6.982cm" svg:y="14.022cm" svg:viewBox="0 0 299 248" svg:d="M266 76c0-13 0-76-52-76-5 0-32 0-56 29-1-2-12-29-43-29-12 0-30 5-48 20-2-16-13-16-24-16-6 0-12 0-18 0-9 0-25 0-25 18s13 18 32 18c0 57 0 114 0 171-19 0-32 0-32 19 0 18 16 18 25 18 17 0 34 0 51 0 9 0 23 0 23-18 0-19-11-19-32-19 0-33 0-66 0-99 0-49 23-74 46-74 11 0 20 7 20 43 0 43 0 86 0 130-5 0-23 0-23 18 0 19 16 19 25 19 13 0 26 0 40 0 9 0 25 0 25-18 0-19-13-19-34-19 0-33 0-66 0-99 0-49 23-74 46-74 11 0 20 7 20 43 0 43 0 86 0 130-5 0-21 0-21 18 0 19 14 19 23 19 13 0 26 0 40 0 9 0 25 0 25-18 0-19-13-19-33-19 0-45 0-90 0-135z">
                <text:p/>
              </draw:path>
              <draw:path draw:style-name="gr3" draw:text-style-name="P3" draw:layer="layout" svg:width="0.233cm" svg:height="0.251cm" svg:x="7.315cm" svg:y="14.02cm" svg:viewBox="0 0 234 252" svg:d="M211 142c10 0 23 0 23-21 0-67-36-121-110-121-70 0-124 58-124 126 0 70 59 126 133 126 76 0 101-50 101-65 0-11-9-16-22-16-7 0-14 0-19 13-15 32-51 32-56 32-34 0-81-20-92-74 55 0 110 0 166 0zM45 106c11-47 47-68 79-68 40 0 63 25 67 68-49 0-97 0-146 0z">
                <text:p/>
              </draw:path>
              <draw:path draw:style-name="gr3" draw:text-style-name="P3" draw:layer="layout" svg:width="0.235cm" svg:height="0.359cm" svg:x="7.915cm" svg:y="13.916cm" svg:viewBox="0 0 236 360" svg:d="M236 180c0-164-14-180-119-180s-117 16-117 180c0 166 13 180 117 180 106 0 119-14 119-180zM117 324c-49 0-61-13-68-40-6-28-6-73-6-108 0-36 0-77 6-102 9-29 25-36 68-36 45 0 63 7 70 38 6 25 6 66 6 100 0 38 0 78-8 108-5 27-18 40-68 40z">
                <text:p/>
              </draw:path>
              <draw:path draw:style-name="gr3" draw:text-style-name="P3" draw:layer="layout" svg:width="0.274cm" svg:height="0.373cm" svg:x="8.187cm" svg:y="14.022cm" svg:viewBox="0 0 275 374" svg:d="M117 374c7 0 23 0 23-18s-16-18-23-18c-8 0-17 0-25 0 0-38 0-76 0-115 16 18 39 27 65 27 63 0 118-54 118-124 0-68-50-126-113-126-27 0-50 9-70 27 0-22-7-23-25-23-15 0-29 0-44 0-7 0-23 0-23 18s16 18 23 18c9 0 17 0 26 0 0 99 0 199 0 298-9 0-17 0-26 0-7 0-23 0-23 18s16 18 23 18c32 0 63 0 94 0zM92 99c0-34 32-61 68-61 38 0 72 38 72 88s-36 88-79 88c-40 0-61-47-61-75 0-14 0-27 0-40z">
                <text:p/>
              </draw:path>
              <draw:path draw:style-name="gr3" draw:text-style-name="P3" draw:layer="layout" svg:width="0.233cm" svg:height="0.251cm" svg:x="8.51cm" svg:y="14.02cm" svg:viewBox="0 0 234 252" svg:d="M211 142c10 0 23 0 23-21 0-67-36-121-110-121-70 0-124 58-124 126 0 70 59 126 133 126 76 0 101-50 101-65 0-11-7-16-20-16-9 0-16 0-21 13-13 32-51 32-56 32-33 0-81-20-92-74 55 0 110 0 166 0zM45 106c11-47 47-68 79-68 40 0 63 25 67 68-49 0-97 0-146 0z">
                <text:p/>
              </draw:path>
              <draw:path draw:style-name="gr3" draw:text-style-name="P3" draw:layer="layout" svg:width="0.262cm" svg:height="0.247cm" svg:x="8.795cm" svg:y="14.022cm" svg:viewBox="0 0 263 248" svg:d="M112 144c0-58 39-106 100-106 2 20 18 23 26 23 12 0 25-9 25-25 0-11-7-36-54-36-33 0-69 14-97 45 0-6 0-12 0-18 0-20-4-23-24-23-21 0-42 0-63 0-9 0-25 0-25 18s16 18 25 18c15 0 30 0 45 0 0 57 0 114 0 171-15 0-30 0-45 0-9 0-25 0-25 18 0 19 16 19 25 19 51 0 101 0 151 0 8 0 24 0 24-18 0-19-16-19-24-19-21 0-43 0-64 0 0-23 0-45 0-67z">
                <text:p/>
              </draw:path>
              <draw:path draw:style-name="gr3" draw:text-style-name="P3" draw:layer="layout" svg:width="0.267cm" svg:height="0.251cm" svg:x="9.108cm" svg:y="14.02cm" svg:viewBox="0 0 268 252" svg:d="M212 88c0-43-34-88-113-88-25 0-83 0-83 43 0 16 13 27 25 27 9 0 27-3 27-30 17-2 27-2 31-2 45 0 72 18 72 52-95 2-171 29-171 85 0 43 40 77 95 77 8 0 51 0 81-22 13 20 45 20 63 20 17 0 29 0 29-20 0-18-14-18-23-18s-22 0-33-3c0-40 0-81 0-121zM171 169c0 15 0 25-23 38-20 9-45 9-49 9-32 0-56-20-56-41 0-29 58-47 128-49 0 14 0 29 0 43z">
                <text:p/>
              </draw:path>
              <draw:path draw:style-name="gr3" draw:text-style-name="P3" draw:layer="layout" svg:width="0.24cm" svg:height="0.316cm" svg:x="9.392cm" svg:y="13.956cm" svg:viewBox="0 0 241 317" svg:d="M113 106c30 0 60 0 90 0 9 0 24 0 24-18s-15-18-24-18c-30 0-60 0-90 0 0-15 0-31 0-47 0-10 0-23-21-23-22 0-22 13-22 23 0 16 0 32 0 47-15 0-31 0-47 0-9 0-23 0-23 18s14 18 23 18c16 0 32 0 47 0 0 45 0 89 0 133 0 58 42 78 83 78 49 0 88-34 88-76 0-20-14-20-21-20-9 0-20 2-22 20 0 27-23 40-43 40-42 0-42-31-42-45 0-43 0-87 0-130z">
                <text:p/>
              </draw:path>
              <draw:path draw:style-name="gr3" draw:text-style-name="P3" draw:layer="layout" svg:width="0.235cm" svg:height="0.251cm" svg:x="9.707cm" svg:y="14.02cm" svg:viewBox="0 0 236 252" svg:d="M236 128c0-72-53-128-117-128s-119 57-119 128 55 124 119 124 117-54 117-124zM119 216c-42 0-76-41-76-94 0-50 36-84 76-84 39 0 75 34 75 84 0 53-34 94-75 94z">
                <text:p/>
              </draw:path>
              <draw:path draw:style-name="gr3" draw:text-style-name="P3" draw:layer="layout" svg:width="0.262cm" svg:height="0.247cm" svg:x="9.99cm" svg:y="14.022cm" svg:viewBox="0 0 263 248" svg:d="M113 144c0-58 38-106 99-106 2 20 18 23 26 23 12 0 25-9 25-25 0-11-7-36-54-36-33 0-69 14-96 45 0-6 0-12 0-18 0-20-5-23-25-23-21 0-42 0-63 0-9 0-25 0-25 18s16 18 25 18c15 0 30 0 45 0 0 57 0 114 0 171-15 0-30 0-45 0-9 0-25 0-25 18 0 19 16 19 25 19 51 0 101 0 151 0 8 0 24 0 24-18 0-19-15-19-24-19-21 0-42 0-63 0 0-23 0-45 0-67z">
                <text:p/>
              </draw:path>
              <draw:path draw:style-name="gr3" draw:text-style-name="P3" draw:layer="layout" svg:width="0.152cm" svg:height="0.442cm" svg:x="10.323cm" svg:y="13.875cm" svg:viewBox="0 0 153 443" svg:d="M153 221c0-37-9-91-47-145-27-42-72-76-86-76-16 0-20 13-20 18 0 9 7 13 11 16 75 51 99 128 99 187 0 44-13 81-24 107-23 43-52 66-77 84-5 4-9 9-9 15 0 5 4 16 20 16 12 0 61-33 92-83 30-47 41-97 41-139z">
                <text:p/>
              </draw:path>
              <draw:path draw:style-name="gr3" draw:text-style-name="P3" draw:layer="layout" svg:width="0.26cm" svg:height="0.247cm" svg:x="10.888cm" svg:y="14.022cm" svg:viewBox="0 0 261 248" svg:d="M112 144c0-58 37-106 99-106 1 20 18 23 25 23 12 0 25-9 25-25 0-11-7-36-54-36-32 0-68 14-95 45 0-6 0-12 0-18 0-20-6-23-24-23-21 0-43 0-65 0-9 0-23 0-23 18s14 18 23 18c15 0 30 0 45 0 0 57 0 114 0 171-15 0-30 0-45 0-9 0-23 0-23 18 0 19 14 19 23 19 51 0 101 0 152 0 7 0 25 0 25-18 0-19-16-19-25-19-21 0-42 0-63 0 0-23 0-45 0-67z">
                <text:p/>
              </draw:path>
              <draw:path draw:style-name="gr3" draw:text-style-name="P3" draw:layer="layout" svg:width="0.233cm" svg:height="0.251cm" svg:x="11.201cm" svg:y="14.02cm" svg:viewBox="0 0 234 252" svg:d="M211 142c10 0 23 0 23-21 0-67-38-121-112-121-68 0-122 58-122 126 0 70 59 126 131 126 78 0 103-50 103-65 0-11-9-16-22-16-7 0-14 0-19 13-15 32-51 32-58 32-32 0-81-20-92-74 56 0 112 0 168 0zM43 106c11-47 47-68 79-68 42 0 65 25 69 68-49 0-99 0-148 0z">
                <text:p/>
              </draw:path>
              <draw:path draw:style-name="gr3" draw:text-style-name="P3" draw:layer="layout" svg:width="0.237cm" svg:height="0.346cm" svg:x="11.5cm" svg:y="13.923cm" svg:viewBox="0 0 238 347" svg:d="M140 23c0-19-5-23-25-23-30 0-61 0-92 0-9 0-23 0-23 18s14 18 23 18c25 0 50 0 74 0 0 91 0 182 0 274-24 0-49 0-74 0-9 0-23 0-23 18 0 19 14 19 23 19 64 0 128 0 191 0 9 0 24 0 24-18 0-19-15-19-24-19-24 0-49 0-74 0 0-96 0-191 0-287z">
                <text:p/>
              </draw:path>
              <draw:path draw:style-name="gr3" draw:text-style-name="P3" draw:layer="layout" svg:width="0.233cm" svg:height="0.251cm" svg:x="11.799cm" svg:y="14.02cm" svg:viewBox="0 0 234 252" svg:d="M211 142c10 0 23 0 23-21 0-67-38-121-110-121-70 0-124 58-124 126 0 70 59 126 131 126 78 0 103-50 103-65 0-11-9-16-22-16-7 0-14 0-19 13-15 32-51 32-58 32-32 0-79-20-92-74 56 0 112 0 168 0zM45 106c11-47 47-68 79-68 40 0 63 25 67 68-49 0-97 0-146 0z">
                <text:p/>
              </draw:path>
              <draw:path draw:style-name="gr3" draw:text-style-name="P3" draw:layer="layout" svg:width="0.267cm" svg:height="0.251cm" svg:x="12.098cm" svg:y="14.02cm" svg:viewBox="0 0 268 252" svg:d="M212 88c0-43-34-88-113-88-27 0-85 0-85 43 0 16 13 27 27 27 9 0 27-3 27-30 15-2 26-2 31-2 45 0 72 18 72 52-95 2-171 29-171 85 0 43 40 77 94 77 7 0 50 0 81-22 14 20 45 20 63 20 16 0 30 0 30-20 0-18-16-18-25-18-7 0-20 0-31-3 0-40 0-81 0-121zM171 169c0 15 0 25-23 38-22 9-47 9-49 9-34 0-58-20-58-41 0-29 58-47 130-49 0 14 0 29 0 43z">
                <text:p/>
              </draw:path>
              <draw:path draw:style-name="gr3" draw:text-style-name="P3" draw:layer="layout" svg:width="0.219cm" svg:height="0.251cm" svg:x="12.407cm" svg:y="14.02cm" svg:viewBox="0 0 220 252" svg:d="M203 23c0-7 0-23-18-23-12 0-16 7-18 11-21-11-50-11-59-11-99 0-108 52-108 68 0 29 23 44 29 49 20 11 36 14 95 23 15 2 60 9 60 38 0 18-17 38-72 38-35 0-58-13-69-45-3-13-5-18-21-18-22 0-22 13-22 23 0 18 0 35 0 53 0 9 0 23 18 23 9 0 16-4 22-20 28 20 61 20 72 20 95 0 108-52 108-74 0-27-17-45-31-54-23-14-38-16-90-25-25-4-61-11-61-31 0-16 17-30 68-30s54 18 56 30c0 17 16 17 20 17 21 0 21-13 21-24 0-12 0-25 0-38z">
                <text:p/>
              </draw:path>
              <draw:path draw:style-name="gr3" draw:text-style-name="P3" draw:layer="layout" svg:width="0.233cm" svg:height="0.251cm" svg:x="12.695cm" svg:y="14.02cm" svg:viewBox="0 0 234 252" svg:d="M211 142c10 0 23 0 23-21 0-67-38-121-110-121-70 0-124 58-124 126 0 70 59 126 131 126 78 0 103-50 103-65 0-11-9-16-22-16-7 0-14 0-19 13-15 32-51 32-56 32-34 0-81-20-94-74 56 0 112 0 168 0zM45 106c11-47 47-68 79-68 40 0 63 25 67 68-49 0-97 0-146 0z">
                <text:p/>
              </draw:path>
              <draw:path draw:style-name="gr3" draw:text-style-name="P3" draw:layer="layout" svg:width="0.152cm" svg:height="0.442cm" svg:x="13.359cm" svg:y="13.875cm" svg:viewBox="0 0 153 443" svg:d="M153 427c0-9-7-13-11-18-75-49-99-128-99-188 0-43 13-79 24-104 23-43 52-67 77-85 5-3 9-9 9-14s-4-18-20-18c-12 0-61 34-92 83-30 48-41 99-41 138 0 38 9 92 47 146 27 42 72 76 86 76 16 0 20-11 20-16z">
                <text:p/>
              </draw:path>
              <draw:path draw:style-name="gr3" draw:text-style-name="P3" draw:layer="layout" svg:width="0.269cm" svg:height="0.346cm" svg:x="13.575cm" svg:y="13.923cm" svg:viewBox="0 0 270 347" svg:d="M97 22c-7-22-20-22-32-22-13 0-27 0-40 0-9 0-25 0-25 18s16 18 25 18c4 0 9 0 13 0 0 91 0 182 0 274-4 0-9 0-13 0-9 0-25 0-25 18 0 19 16 19 25 19 21 0 41 0 61 0 9 0 24 0 24-18 0-19-15-19-24-19-4 0-9 0-14 0 0-89 0-178 0-267 1 0 1 0 2 0 7 25 16 52 27 79 24 68 48 136 72 204 9 21 21 21 34 21 16 0 25 0 25-23 0-96 0-192 0-288 5 0 10 0 15 0 9 0 23 0 23-18s-14-18-23-18c-21 0-41 0-62 0-9 0-23 0-23 18s14 18 23 18c5 0 9 0 13 0 0 89 0 179 0 268-7-27-18-54-27-81-25-67-49-134-74-201z">
                <text:p/>
              </draw:path>
              <draw:path draw:style-name="gr3" draw:text-style-name="P3" draw:layer="layout" svg:width="0.267cm" svg:height="0.251cm" svg:x="13.89cm" svg:y="14.02cm" svg:viewBox="0 0 268 252" svg:d="M212 88c0-43-34-88-113-88-27 0-85 0-85 43 0 16 13 27 27 27 9 0 27-3 27-30 17-2 26-2 31-2 45 0 72 18 72 52-95 2-171 29-171 85 0 43 40 77 95 77 8 0 51 0 81-22 13 20 44 20 63 20 17 0 29 0 29-20 0-18-14-18-23-18s-22 0-33-3c0-40 0-81 0-121zM171 169c0 15 0 25-23 38-20 9-45 9-49 9-32 0-56-20-56-41 0-29 58-47 128-49 0 14 0 29 0 43z">
                <text:p/>
              </draw:path>
              <draw:path draw:style-name="gr3" draw:text-style-name="P3" draw:layer="layout" svg:width="0.296cm" svg:height="0.247cm" svg:x="14.157cm" svg:y="14.022cm" svg:viewBox="0 0 297 248" svg:d="M265 76c0-13 0-76-51-76-7 0-34 0-57 29 0-2-11-29-42-29-14 0-32 5-48 20-4-16-15-16-26-16-6 0-12 0-18 0-9 0-23 0-23 18s13 18 32 18c0 57 0 114 0 171-19 0-32 0-32 19 0 18 14 18 23 18 17 0 34 0 51 0 9 0 25 0 25-18 0-19-13-19-32-19 0-33 0-66 0-99 0-49 23-74 45-74 12 0 19 7 19 43 0 43 0 86 0 130-5 0-21 0-21 18 0 19 14 19 23 19 13 0 27 0 40 0 9 0 25 0 25-18 0-19-13-19-32-19 0-33 0-66 0-99 0-49 23-74 45-74 12 0 19 7 19 43 0 43 0 86 0 130-5 0-21 0-21 18 0 19 14 19 23 19 13 0 27 0 40 0 9 0 25 0 25-18 0-19-13-19-32-19 0-45 0-90 0-135z">
                <text:p/>
              </draw:path>
              <draw:path draw:style-name="gr3" draw:text-style-name="P3" draw:layer="layout" svg:width="0.233cm" svg:height="0.251cm" svg:x="14.488cm" svg:y="14.02cm" svg:viewBox="0 0 234 252" svg:d="M211 142c10 0 23 0 23-21 0-67-36-121-110-121-70 0-124 58-124 126 0 70 59 126 133 126 76 0 101-50 101-65 0-11-7-16-20-16-9 0-16 0-21 13-13 32-51 32-56 32-33 0-81-20-92-74 55 0 110 0 166 0zM45 106c11-47 47-68 79-68 40 0 63 25 67 68-49 0-97 0-146 0z">
                <text:p/>
              </draw:path>
              <draw:path draw:style-name="gr3" draw:text-style-name="P3" draw:layer="layout" svg:width="0.238cm" svg:height="0.359cm" svg:x="15.085cm" svg:y="13.916cm" svg:viewBox="0 0 239 360" svg:d="M223 23c0-7 0-23-18-23-12 0-18 7-21 25-31-23-63-25-78-25-63 0-106 45-106 94 0 30 16 52 22 59 23 25 41 29 84 38 6 2 45 11 47 11 36 12 47 41 47 61 0 29-25 61-67 61-23 0-47-5-61-14-27-17-29-40-29-51-2-9-2-20-21-20-22 0-22 13-22 24 0 24 0 49 0 74 0 9 0 23 18 23 13 0 18-7 22-23 27 18 63 23 91 23 67 0 108-49 108-101 0-18-5-41-23-63-22-27-49-32-68-38-13-1-54-12-62-14-25-7-46-27-46-52 0-27 27-54 66-54 65 0 74 52 76 66 2 18 12 18 21 18 20 0 20-12 20-23 0-25 0-50 0-76z">
                <text:p/>
              </draw:path>
              <draw:path draw:style-name="gr3" draw:text-style-name="P3" draw:layer="layout" svg:width="0.233cm" svg:height="0.251cm" svg:x="15.384cm" svg:y="14.02cm" svg:viewBox="0 0 234 252" svg:d="M211 142c12 0 23 0 23-21 0-67-36-121-110-121-68 0-124 58-124 126 0 70 59 126 133 126 76 0 101-50 101-65 0-11-7-16-20-16-9 0-16 0-21 13-13 32-49 32-56 32-33 0-81-20-92-74 55 0 110 0 166 0zM45 106c11-47 47-68 79-68 40 0 63 25 67 68-49 0-97 0-146 0z">
                <text:p/>
              </draw:path>
              <draw:path draw:style-name="gr3" draw:text-style-name="P3" draw:layer="layout" svg:width="0.289cm" svg:height="0.247cm" svg:x="15.658cm" svg:y="14.022cm" svg:viewBox="0 0 290 248" svg:d="M241 83c0-58-29-83-75-83-27 0-53 9-74 29 0-16 0-25-24-25-14 0-28 0-43 0-9 0-25 0-25 18s16 18 25 18 17 0 25 0c0 57 0 114 0 171-8 0-16 0-25 0s-25 0-25 18c0 19 16 19 25 19 31 0 61 0 92 0 7 0 23 0 23-18 0-19-14-19-23-19-8 0-17 0-25 0 0-33 0-65 0-98 0-55 42-75 70-75s36 12 36 47c0 42 0 84 0 126-6 0-12 0-18 0-7 0-23 0-23 18 0 19 16 19 23 19 29 0 58 0 86 0 8 0 24 0 24-18 0-19-16-19-24-19s-16 0-25 0c0-43 0-86 0-128z">
                <text:p/>
              </draw:path>
              <draw:path draw:style-name="gr3" draw:text-style-name="P3" draw:layer="layout" svg:width="0.219cm" svg:height="0.251cm" svg:x="15.994cm" svg:y="14.02cm" svg:viewBox="0 0 220 252" svg:d="M203 23c0-7 0-23-19-23-13 0-15 7-17 11-21-11-50-11-59-11-101 0-108 52-108 68 0 29 22 44 29 49 20 11 36 14 93 23 15 2 60 9 60 38 0 18-16 38-70 38-35 0-58-13-69-45-5-13-7-18-23-18-20 0-20 13-20 23 0 18 0 35 0 53 0 9 0 23 18 23 7 0 16-4 20-20 29 20 63 20 74 20 93 0 108-52 108-74 0-27-18-45-31-54-23-14-38-16-92-25-23-4-61-11-61-31 0-16 18-30 70-30s54 18 54 30c2 17 16 17 22 17 21 0 21-13 21-24 0-12 0-25 0-38z">
                <text:p/>
              </draw:path>
              <draw:path draw:style-name="gr3" draw:text-style-name="P3" draw:layer="layout" svg:width="0.235cm" svg:height="0.251cm" svg:x="16.282cm" svg:y="14.02cm" svg:viewBox="0 0 236 252" svg:d="M236 128c0-72-53-128-117-128s-119 57-119 128 55 124 119 124 117-54 117-124zM119 216c-42 0-76-41-76-94 0-50 36-84 76-84 39 0 75 34 75 84 0 53-34 94-75 94z">
                <text:p/>
              </draw:path>
              <draw:path draw:style-name="gr3" draw:text-style-name="P3" draw:layer="layout" svg:width="0.262cm" svg:height="0.247cm" svg:x="16.565cm" svg:y="14.022cm" svg:viewBox="0 0 263 248" svg:d="M113 144c0-58 38-106 99-106 2 20 18 23 26 23 12 0 25-9 25-25 0-11-7-36-54-36-33 0-69 14-96 45 0-6 0-12 0-18 0-20-5-23-25-23-21 0-42 0-63 0-9 0-25 0-25 18s16 18 25 18c15 0 30 0 45 0 0 57 0 114 0 171-15 0-30 0-45 0-9 0-25 0-25 18 0 19 16 19 25 19 51 0 101 0 151 0 8 0 24 0 24-18 0-19-15-19-24-19-21 0-42 0-63 0 0-23 0-45 0-67z">
                <text:p/>
              </draw:path>
              <draw:path draw:style-name="gr3" draw:text-style-name="P3" draw:layer="layout" svg:width="0.152cm" svg:height="0.442cm" svg:x="16.898cm" svg:y="13.875cm" svg:viewBox="0 0 153 443" svg:d="M153 221c0-37-9-91-47-145-27-42-72-76-86-76-16 0-20 13-20 18 0 9 7 13 11 16 75 51 99 128 99 187 0 44-11 81-24 107-23 43-52 66-77 84-5 4-9 9-9 15 0 5 4 16 20 16 12 0 61-33 92-83 30-47 41-97 41-139z">
                <text:p/>
              </draw:path>
              <draw:path draw:style-name="gr3" draw:text-style-name="P3" draw:layer="layout" svg:width="0.24cm" svg:height="0.316cm" svg:x="17.461cm" svg:y="13.956cm" svg:viewBox="0 0 241 317" svg:d="M113 106c31 0 62 0 92 0 7 0 24 0 24-18s-17-18-24-18c-30 0-61 0-92 0 0-15 0-31 0-47 0-10 1-23-19-23-21 0-22 13-22 23 0 16 0 32 0 47-16 0-31 0-47 0-9 0-25 0-25 18s16 18 23 18c17 0 33 0 49 0 0 45 0 89 0 133 0 58 41 78 81 78 49 0 88-34 88-76 0-20-14-20-21-20-9 0-20 2-20 20-2 27-25 40-43 40-44 0-44-31-44-45 0-43 0-87 0-130z">
                <text:p/>
              </draw:path>
              <draw:path draw:style-name="gr3" draw:text-style-name="P3" draw:layer="layout" svg:width="0.273cm" svg:height="0.381cm" svg:x="17.762cm" svg:y="14.019cm" svg:viewBox="0 0 274 382" svg:d="M104 216c-5 0-12 0-16-2-9 0-12 0-18-7-5-5-7-13-7-20 0-2 0-9 4-14 14 9 32 14 50 14 54 0 95-41 95-92 0-18-5-34-14-48 13-7 20-9 29-9 3 14 14 20 23 20 13 0 24-11 24-26 0-14-13-32-44-32-12 0-37 4-59 20-14-11-34-16-54-16-54 0-95 41-95 91 0 22 7 40 16 53-4 9-11 25-11 39 0 24 13 40 14 42-39 23-41 59-41 68 0 50 61 85 133 85s133-35 133-85c0-81-106-81-122-81-13 0-26 0-40 0zM117 151c-29 0-54-25-54-56 0-30 25-55 54-55s54 25 54 55c0 31-25 56-54 56zM117 250c52 0 113 0 113 49 0 21-39 47-97 47-56 0-97-24-97-49 0-22 18-43 47-47 11 0 23 0 34 0z">
                <text:p/>
              </draw:path>
              <draw:path draw:style-name="gr3" draw:text-style-name="P3" draw:layer="layout" svg:width="0.24cm" svg:height="0.316cm" svg:x="18.058cm" svg:y="13.956cm" svg:viewBox="0 0 241 317" svg:d="M113 106c31 0 62 0 92 0 7 0 24 0 24-18s-17-18-24-18c-30 0-61 0-92 0 0-15 0-31 0-47 0-10 1-23-19-23-21 0-22 13-22 23 0 16 0 32 0 47-16 0-31 0-47 0-9 0-25 0-25 18s16 18 23 18c17 0 33 0 49 0 0 45 0 89 0 133 0 58 41 78 81 78 49 0 88-34 88-76 0-20-14-20-21-20-9 0-20 2-20 20-2 27-25 40-43 40-44 0-44-31-44-45 0-43 0-87 0-130z">
                <text:p/>
              </draw:path>
              <draw:path draw:style-name="gr3" draw:text-style-name="P3" draw:layer="layout" svg:width="0.269cm" svg:height="0.346cm" svg:x="18.656cm" svg:y="13.923cm" svg:viewBox="0 0 270 347" svg:d="M157 36c23 0 46 0 70 0 0 10 0 20 0 31 0 10 0 25 21 25 22 0 22-15 22-25 0-15 0-29 0-44 0-19-5-23-25-23-73 0-147 0-220 0-20 0-25 4-25 23 0 15 0 29 0 44 0 10 0 25 22 25 21 0 21-15 21-25 0-11 0-21 0-31 24 0 47 0 70 0 0 91 0 182 0 274-9 0-19 0-28 0-8 0-24 0-24 18 0 19 16 19 24 19 33 0 67 0 100 0 8 0 26 0 26-18 0-19-17-19-26-19s-19 0-28 0c0-92 0-183 0-274z">
                <text:p/>
              </draw:path>
              <draw:path draw:style-name="gr3" draw:text-style-name="P3" draw:layer="layout" svg:width="0.269cm" svg:height="0.346cm" svg:x="5.507cm" svg:y="14.618cm" svg:viewBox="0 0 270 347" svg:d="M157 38c23 0 46 0 70 0 0 10 0 20 0 30 0 11 0 24 21 24 22 0 22-13 22-24 0-15 0-30 0-45 0-18-5-23-25-23-73 0-147 0-220 0-20 0-25 5-25 25 0 15 0 29 0 43 0 11 0 24 22 24 21 0 21-13 21-24 0-10 0-20 0-30 24 0 47 0 70 0 0 91 0 182 0 273-9 0-19 0-28 0-8 0-24 0-24 18s15 18 24 18c33 0 67 0 100 0 8 0 24 0 24-18s-15-18-24-18-19 0-28 0c0-91 0-182 0-273z">
                <text:p/>
              </draw:path>
              <draw:path draw:style-name="gr3" draw:text-style-name="P3" draw:layer="layout" svg:width="0.269cm" svg:height="0.346cm" svg:x="6.104cm" svg:y="14.618cm" svg:viewBox="0 0 270 347" svg:d="M157 38c23 0 46 0 70 0 0 10 0 20 0 30 0 11 0 24 21 24 22 0 22-13 22-24 0-15 0-30 0-45 0-18-5-23-25-23-73 0-147 0-220 0-20 0-25 5-25 25 0 15 0 29 0 43 0 11 0 24 22 24 21 0 21-13 21-24 0-10 0-20 0-30 24 0 47 0 70 0 0 91 0 182 0 273-9 0-19 0-28 0-8 0-24 0-24 18s15 18 24 18c33 0 67 0 100 0 8 0 26 0 26-18s-17-18-26-18-19 0-28 0c0-91 0-182 0-273z">
                <text:p/>
              </draw:path>
              <draw:path draw:style-name="gr3" draw:text-style-name="P3" draw:layer="layout" svg:width="0.15cm" svg:height="0.442cm" svg:x="6.439cm" svg:y="14.571cm" svg:viewBox="0 0 151 443" svg:d="M151 221c0-37-9-91-45-145-29-42-74-76-88-76-16 0-18 13-18 16 0 11 5 15 11 18 75 49 97 128 97 187 0 44-11 80-23 107-24 43-51 66-78 82-5 4-7 9-7 15 0 5 4 18 18 18 13 0 61-34 94-83 30-47 39-99 39-139z">
                <text:p/>
              </draw:path>
              <draw:path draw:style-name="gr3" draw:text-style-name="P3" draw:layer="layout" svg:width="0.071cm" svg:height="0.244cm" svg:x="6.801cm" svg:y="14.72cm" svg:viewBox="0 0 72 245" svg:d="M72 36c0-20-16-36-36-36s-36 18-36 36c0 22 18 36 36 36 22 0 36-16 36-36zM72 211c0-22-16-38-36-38s-36 18-36 36c0 21 18 36 36 36 22 0 36-16 36-34z">
                <text:p/>
              </draw:path>
              <draw:path draw:style-name="gr3" draw:text-style-name="P3" draw:layer="layout" svg:width="0.071cm" svg:height="0.244cm" svg:x="7.099cm" svg:y="14.72cm" svg:viewBox="0 0 72 245" svg:d="M72 36c0-20-16-36-34-36-22 0-38 18-38 36 0 22 18 36 36 36 22 0 36-16 36-36zM72 211c0-22-16-38-34-38-22 0-38 18-38 36 0 21 18 36 36 36 22 0 36-16 36-34z">
                <text:p/>
              </draw:path>
              <draw:path draw:style-name="gr3" draw:text-style-name="P3" draw:layer="layout" svg:width="0.251cm" svg:height="0.256cm" svg:x="7.348cm" svg:y="14.715cm" svg:viewBox="0 0 252 257" svg:d="M220 38c1-7 1-9 1-11 0-11-7-16-16-16-7 0-20 5-23 20-6-11-20-31-49-31-65 0-133 83-133 167 0 60 34 90 72 90 34 0 59-27 70-39 6 25 25 39 49 39 27 0 38-23 43-32 11-22 18-54 18-56 0-7-7-7-11-7-7 0-9 4-11 14-9 38-19 67-39 67-11 0-15-9-15-23 0-6 2-18 6-29 12-51 25-102 38-153zM146 180c-6 20-42 63-72 63-33 0-34-41-34-50 0-29 18-92 27-114 14-36 41-65 66-65 34 0 40 47 40 51 0 3 0 3-2 9-8 35-17 71-25 106z">
                <text:p/>
              </draw:path>
              <draw:path draw:style-name="gr3" draw:text-style-name="P3" draw:layer="layout" svg:width="0.201cm" svg:height="0.256cm" svg:x="7.627cm" svg:y="14.715cm" svg:viewBox="0 0 202 257" svg:d="M180 40c-20 5-20 21-20 23 0 5 4 16 16 16 13 0 26-9 26-30 0-26-24-49-65-49-67 0-92 52-92 83 0 45 40 54 56 57 27 6 52 11 52 42 0 16-13 61-76 61-14 0-46-4-55-31 27-3 18-18 27-27 0-14-13-18-20-18-4 0-29 2-29 35 0 32 31 55 77 55 87 0 110-70 110-95 0-16-5-31-18-43-14-15-27-16-52-22-18-3-38-9-38-32 0-11 9-51 58-51 18 0 38 6 43 26z">
                <text:p/>
              </draw:path>
              <draw:path draw:style-name="gr3" draw:text-style-name="P3" draw:layer="layout" svg:width="0.152cm" svg:height="0.442cm" svg:x="7.918cm" svg:y="14.571cm" svg:viewBox="0 0 153 443" svg:d="M153 221c0-37-9-91-47-145-27-42-72-76-86-76-16 0-20 13-20 16 0 11 7 15 11 18 75 49 99 128 99 187 0 44-13 80-24 107-23 43-52 66-79 82-3 4-7 9-7 15 0 5 4 18 20 18 12 0 61-34 92-83 30-47 41-99 41-139z">
                <text:p/>
              </draw:path>
              <draw:path draw:style-name="gr3" draw:text-style-name="P3" draw:layer="layout" svg:width="0.264cm" svg:height="0.346cm" svg:x="8.482cm" svg:y="14.618cm" svg:viewBox="0 0 265 347" svg:d="M85 193c24 0 49 0 73 0 0 21 0 32 22 32s22-13 22-23c0-18 0-36 0-54 0-11 0-24-22-24s-22 11-22 33c-24 0-49 0-73 0 0-40 0-80 0-119 46 0 92 0 138 0 0 10 0 20 0 30 0 11-1 24 20 24s22-13 22-24c0-15 0-30 0-45 0-18-6-23-24-23-72 0-145 0-218 0-9 0-23 0-23 20 0 18 16 18 23 18s14 0 20 0c0 91 0 182 0 273-6 0-13 0-20 0-9 0-23 0-23 18s16 18 23 18c30 0 60 0 90 0 9 0 26 0 26-18s-17-18-26-18-19 0-28 0c0-39 0-79 0-118z">
                <text:p/>
              </draw:path>
              <draw:path draw:style-name="gr3" draw:text-style-name="P3" draw:layer="layout" svg:width="0.22cm" svg:height="0.346cm" svg:x="8.807cm" svg:y="14.618cm" svg:viewBox="0 0 221 347" svg:d="M137 29c0-16-14-29-29-29s-31 13-31 29 16 29 31 29 29-13 29-29zM31 103c-9 0-26 0-26 18 0 19 15 19 26 19 21 0 42 0 63 0 0 57 0 114 0 171-23 0-46 0-69 0-9 0-25 0-25 18s16 18 25 18c57 0 114 0 171 0 7 0 25 0 25-18s-16-18-25-18c-20 0-39 0-59 0 0-61 0-123 0-185 0-18-6-23-25-23-27 0-54 0-81 0z">
                <text:p/>
              </draw:path>
              <draw:path draw:style-name="gr3" draw:text-style-name="P3" draw:layer="layout" svg:width="0.264cm" svg:height="0.244cm" svg:x="9.081cm" svg:y="14.72cm" svg:viewBox="0 0 265 245" svg:d="M148 119c21-27 42-54 63-81 7 0 15 0 23 0 7 0 23 0 23-18 0-20-14-20-23-20-23 0-46 0-68 0-9 0-24 0-24 18 0 20 13 20 27 20-12 17-25 35-38 52-13-17-26-35-39-52 14 0 27 0 27-20 0-18-15-18-24-18-22 0-45 0-68 0-7 0-23 0-23 18 0 20 14 20 23 20 8 0 16 0 23 0 22 27 44 54 65 81-23 30-45 60-68 90-7 0-15 0-22 0-11 0-25 0-25 18s16 18 25 18c22 0 45 0 67 0 9 0 23 0 23-18s-12-18-29-18c15-22 30-45 45-67 16 22 32 45 47 67-14 0-29 0-29 18s17 18 24 18c23 0 45 0 68 0 9 0 24 0 24-18s-15-18-24-18c-8 0-15 0-23 0-24-30-47-60-70-90z">
                <text:p/>
              </draw:path>
              <draw:path draw:style-name="gr3" draw:text-style-name="P3" draw:layer="layout" svg:width="0.15cm" svg:height="0.442cm" svg:x="9.414cm" svg:y="14.571cm" svg:viewBox="0 0 151 443" svg:d="M151 221c0-37-9-91-47-145-27-42-72-76-86-76-16 0-18 13-18 16 0 11 5 15 11 18 74 49 97 128 97 187 0 44-11 80-23 107-24 43-51 66-78 82-5 4-7 9-7 15 0 5 4 18 18 18 13 0 61-34 94-83 28-47 39-99 39-139z">
                <text:p/>
              </draw:path>
              <draw:path draw:style-name="gr3" draw:text-style-name="P3" draw:layer="layout" svg:width="0.15cm" svg:height="0.44cm" svg:x="2.303cm" svg:y="15.268cm" svg:viewBox="0 0 151 441" svg:d="M151 425c0-9-5-13-11-16-75-51-99-130-99-188 0-43 13-81 26-106 21-43 50-66 77-84 4-4 7-9 7-15 0-5-3-16-20-16-12 0-59 32-91 81-31 49-40 99-40 139 0 37 7 91 45 147 27 40 72 74 86 74 17 0 20-11 20-16z">
                <text:p/>
              </draw:path>
              <draw:path draw:style-name="gr3" draw:text-style-name="P3" draw:layer="layout" svg:width="0.253cm" svg:height="0.361cm" svg:x="2.526cm" svg:y="15.307cm" svg:viewBox="0 0 254 362" svg:d="M254 25c0-9 0-25-18-25-13 0-16 7-25 27-15-11-40-27-74-27-74 0-137 77-137 180s63 182 139 182c64 0 115-49 115-103 0-20-16-20-22-20-3 0-20 0-21 15-4 68-63 70-71 70-50 0-97-61-97-142 0-87 49-144 97-144 13 0 60 5 71 75 3 15 16 15 21 15 22 0 22-13 22-24 0-26 0-52 0-79z">
                <text:p/>
              </draw:path>
              <draw:path draw:style-name="gr3" draw:text-style-name="P3" draw:layer="layout" svg:width="0.264cm" svg:height="0.346cm" svg:x="2.818cm" svg:y="15.314cm" svg:viewBox="0 0 265 347" svg:d="M85 193c24 0 49 0 73 0 0 21 1 32 22 32s20-14 20-25c0-18 0-36 0-54 0-11 1-24-20-24s-22 11-22 33c-24 0-49 0-73 0 0-40 0-79 0-119 45 0 91 0 136 0 0 10 0 20 0 31 0 10 0 25 22 25s22-15 22-25c0-15 0-29 0-44 0-18-6-23-26-23-72 0-144 0-216 0-9 0-23 0-23 18s14 18 23 18c6 0 12 0 18 0 0 91 0 182 0 274-6 0-12 0-18 0-9 0-23 0-23 19 0 18 14 18 23 18 30 0 60 0 90 0 8 0 24 0 24-18 0-19-15-19-24-19s-19 0-28 0c0-39 0-78 0-117z">
                <text:p/>
              </draw:path>
              <draw:path draw:style-name="gr3" draw:text-style-name="P3" draw:layer="layout" svg:width="0.262cm" svg:height="0.361cm" svg:x="3.122cm" svg:y="15.307cm" svg:viewBox="0 0 263 362" svg:d="M236 238c11 0 27 0 27-20 0-18-16-18-25-18-23 0-46 0-69 0-9 0-23 0-23 18 0 20 14 20 23 20 8 0 16 0 24 0-6 45-26 86-63 86-44 0-87-59-87-142 0-87 43-144 87-144 30 0 57 27 63 70 1 9 3 20 21 20 22 0 22-13 22-24 0-26 0-52 0-79 0-9 0-25-18-25-15 0-18 9-25 25-13-11-35-25-65-25-69 0-128 77-128 180 0 106 59 182 128 182 32 0 56-18 65-29 0 16 5 22 21 22 22 0 22-13 22-24 0-31 0-62 0-93z">
                <text:p/>
              </draw:path>
              <draw:path draw:style-name="gr3" draw:text-style-name="P3" draw:layer="layout" svg:width="0.219cm" svg:height="0.348cm" svg:x="3.741cm" svg:y="15.313cm" svg:viewBox="0 0 220 349" svg:d="M135 31c0-17-14-31-29-31s-29 15-29 31c0 15 14 28 29 28s29-14 29-28zM29 104c-7 0-24 0-24 18s15 18 24 18c21 0 43 0 65 0 0 57 0 114 0 171-24 0-47 0-71 0-7 0-23 0-23 20 0 18 16 18 23 18 58 0 116 0 173 0 7 0 24 0 24-18 0-20-17-20-24-20-20 0-41 0-61 0 0-61 0-122 0-183 0-18-4-24-23-24-28 0-56 0-83 0z">
                <text:p/>
              </draw:path>
              <draw:path draw:style-name="gr3" draw:text-style-name="P3" draw:layer="layout" svg:width="0.289cm" svg:height="0.247cm" svg:x="4.002cm" svg:y="15.413cm" svg:viewBox="0 0 290 248" svg:d="M241 83c0-58-29-83-75-83-26 0-53 11-74 29 0-16 0-25-24-25-14 0-28 0-43 0-9 0-25 0-25 18s16 18 25 18 17 0 25 0c0 57 0 114 0 171-8 0-16 0-25 0s-25 0-25 19c0 18 16 18 25 18 31 0 61 0 92 0 7 0 23 0 23-18 0-19-14-19-23-19-8 0-17 0-25 0 0-33 0-65 0-98 0-55 44-75 72-75s34 12 34 47c0 42 0 84 0 126-6 0-12 0-18 0-7 0-23 0-23 19 0 18 16 18 23 18 29 0 58 0 86 0 8 0 24 0 24-18 0-19-15-19-24-19-8 0-16 0-25 0 0-43 0-86 0-128z">
                <text:p/>
              </draw:path>
              <draw:path draw:style-name="gr3" draw:text-style-name="P3" draw:layer="layout" svg:width="0.274cm" svg:height="0.373cm" svg:x="4.301cm" svg:y="15.413cm" svg:viewBox="0 0 275 374" svg:d="M117 374c7 0 23 0 23-18s-14-18-23-18c-8 0-17 0-25 0 0-38 0-76 0-115 18 18 39 29 65 29 63 0 118-54 118-126 0-68-48-126-113-126-27 0-50 11-70 27 0-22-7-23-24-23-14 0-28 0-43 0-9 0-25 0-25 18s16 18 25 18 17 0 25 0c0 99 0 199 0 298-8 0-16 0-25 0s-25 0-25 18 16 18 25 18c31 0 61 0 92 0zM92 99c0-34 34-61 68-61 40 0 72 38 72 88s-36 88-77 88c-42 0-63-47-63-75 0-14 0-27 0-40z">
                <text:p/>
              </draw:path>
              <draw:path draw:style-name="gr3" draw:text-style-name="P3" draw:layer="layout" svg:width="0.289cm" svg:height="0.247cm" svg:x="4.6cm" svg:y="15.417cm" svg:viewBox="0 0 290 248" svg:d="M241 23c0-18-5-23-23-23-15 0-29 0-43 0-9 0-26 0-26 18s17 18 26 18c8 0 16 0 25 0 0 40 0 80 0 121 0 46-45 54-65 54-43 0-43-17-43-35 0-51 0-102 0-153 0-18-4-23-24-23-14 0-28 0-43 0-9 0-25 0-25 18s16 18 25 18 17 0 25 0c0 48 0 96 0 144 0 52 38 68 81 68 20 0 44-3 69-19 2 16 12 16 23 16 15 0 29 0 43 0 8 0 24 0 24-18 0-20-15-20-24-20-8 0-16 0-25 0 0-61 0-122 0-184z">
                <text:p/>
              </draw:path>
              <draw:path draw:style-name="gr3" draw:text-style-name="P3" draw:layer="layout" svg:width="0.24cm" svg:height="0.318cm" svg:x="4.909cm" svg:y="15.347cm" svg:viewBox="0 0 241 319" svg:d="M113 106c30 0 60 0 90 0 9 0 26 0 26-18s-17-18-26-18c-30 0-60 0-90 0 0-15 0-31 0-47 0-10-1-23-21-23-21 0-20 13-20 23 0 16 0 32 0 47-16 0-31 0-47 0-11 0-25 0-25 18s14 18 23 18c17 0 33 0 49 0 0 45 0 89 0 133 0 60 41 80 81 80 49 0 88-35 88-78 0-20-14-20-21-20-9 0-20 2-20 20-2 27-25 40-43 40-44 0-44-31-44-45 0-43 0-87 0-130z">
                <text:p/>
              </draw:path>
              <draw:path draw:style-name="gr3" draw:text-style-name="P3" draw:layer="layout" svg:width="0.233cm" svg:height="0.361cm" svg:x="5.226cm" svg:y="15.307cm" svg:viewBox="0 0 234 362" svg:d="M234 182c0-166-12-182-117-182s-117 16-117 182c0 164 11 180 117 180 104 0 117-16 117-180zM117 324c-49 0-63-13-68-40-8-28-8-73-8-108 0-36 0-77 8-102 7-29 23-36 68-36 43 0 61 7 68 38 8 25 8 66 8 100 0 38 0 78-8 108-5 27-19 40-68 40z">
                <text:p/>
              </draw:path>
              <draw:path draw:style-name="gr3" draw:text-style-name="P3" draw:layer="layout" svg:width="0.269cm" svg:height="0.346cm" svg:x="5.505cm" svg:y="15.314cm" svg:viewBox="0 0 270 347" svg:d="M146 144c28-36 56-72 84-108 22 0 35 0 35-18s-17-18-26-18c-16 0-33 0-50 0-9 0-25 0-25 18s18 18 23 18c-38 49-77 97-115 146 0-49 0-97 0-146 4 0 7 0 11 0 9 0 25 0 25-18s-16-18-25-18c-19 0-39 0-58 0-9 0-25 0-25 18s16 18 25 18c4 0 9 0 13 0 0 91 0 182 0 274-4 0-9 0-13 0-9 0-25 0-25 19 0 18 16 18 25 18 19 0 39 0 58 0 9 0 25 0 25-18 0-19-16-19-25-19-4 0-7 0-11 0 0-24 0-48 0-72 17-22 34-44 50-65 26 45 52 91 78 137-6 0-24 0-24 19 0 18 17 18 26 18 14 0 28 0 43 0 9 0 25 0 25-18 0-19-14-19-31-19-31-56-62-111-93-166z">
                <text:p/>
              </draw:path>
              <draw:path draw:style-name="gr3" draw:text-style-name="P3" draw:layer="layout" svg:width="0.235cm" svg:height="0.253cm" svg:x="6.122cm" svg:y="15.412cm" svg:viewBox="0 0 236 254" svg:d="M236 128c0-72-54-128-119-128s-117 57-117 128 54 126 117 126 119-56 119-126zM117 216c-41 0-76-41-76-94 0-50 36-84 76-84s76 34 76 84c0 53-35 94-76 94z">
                <text:p/>
              </draw:path>
              <draw:path draw:style-name="gr3" draw:text-style-name="P3" draw:layer="layout" svg:width="0.273cm" svg:height="0.373cm" svg:x="6.394cm" svg:y="15.413cm" svg:viewBox="0 0 274 374" svg:d="M115 374c9 0 25 0 25-18s-16-18-25-18c-8 0-17 0-25 0 0-38 0-76 0-115 18 18 41 29 65 29 65 0 119-54 119-126 0-68-49-126-112-126-27 0-52 11-72 27 0-22-7-23-23-23-15 0-29 0-44 0-7 0-23 0-23 18s14 18 23 18 17 0 26 0c0 99 0 199 0 298-9 0-17 0-26 0-7 0-23 0-23 18s14 18 23 18c31 0 62 0 92 0zM90 99c0-34 34-61 68-61 40 0 74 38 74 88s-38 88-79 88c-40 0-63-47-63-75 0-14 0-27 0-40z">
                <text:p/>
              </draw:path>
              <draw:path draw:style-name="gr3" draw:text-style-name="P3" draw:layer="layout" svg:width="0.26cm" svg:height="0.346cm" svg:x="6.7cm" svg:y="15.314cm" svg:viewBox="0 0 261 347" svg:d="M83 211c23 0 47 0 70 0 68 0 108-54 108-107 0-52-40-104-108-104-43 0-85 0-128 0-9 0-25 0-25 18s16 18 25 18c6 0 11 0 16 0 0 91 0 182 0 274-5 0-10 0-16 0-9 0-25 0-25 19 0 18 16 18 25 18 25 0 51 0 76 0 7 0 23 0 23-18 0-19-14-19-23-19-6 0-12 0-18 0 0-33 0-66 0-99zM83 36c20 0 39 0 59 0 54 0 78 39 78 68 0 30-24 69-78 69-20 0-39 0-59 0 0-46 0-91 0-137z">
                <text:p/>
              </draw:path>
              <draw:path draw:style-name="gr3" draw:text-style-name="P3" draw:layer="layout" svg:width="0.235cm" svg:height="0.253cm" svg:x="7.018cm" svg:y="15.412cm" svg:viewBox="0 0 236 254" svg:d="M236 128c0-72-54-128-119-128s-117 57-117 128 53 126 117 126 119-56 119-126zM117 216c-41 0-76-41-76-94 0-50 36-84 76-84s76 34 76 84c0 53-35 94-76 94z">
                <text:p/>
              </draw:path>
              <draw:path draw:style-name="gr3" draw:text-style-name="P3" draw:layer="layout" svg:width="0.237cm" svg:height="0.346cm" svg:x="7.315cm" svg:y="15.314cm" svg:viewBox="0 0 238 347" svg:d="M140 23c0-18-5-23-23-23-31 0-62 0-94 0-7 0-23 0-23 18s14 18 23 18c26 0 51 0 76 0 0 91 0 182 0 274-25 0-50 0-76 0-7 0-23 0-23 19 0 18 14 18 23 18 64 0 128 0 191 0 9 0 24 0 24-18 0-19-15-19-24-19-24 0-49 0-74 0 0-96 0-191 0-287z">
                <text:p/>
              </draw:path>
              <draw:path draw:style-name="gr3" draw:text-style-name="P3" draw:layer="layout" svg:width="0.219cm" svg:height="0.348cm" svg:x="7.627cm" svg:y="15.313cm" svg:viewBox="0 0 220 349" svg:d="M135 31c0-17-13-31-29-31s-29 15-29 31c0 15 13 28 29 28s29-14 29-28zM29 104c-9 0-25 0-25 18s16 18 25 18c21 0 43 0 65 0 0 57 0 114 0 171-24 0-47 0-71 0-7 0-23 0-23 20 0 18 14 18 23 18 57 0 114 0 171 0 9 0 26 0 26-18 0-20-17-20-26-20-19 0-39 0-59 0 0-61 0-122 0-183 0-18-4-24-23-24-28 0-56 0-83 0z">
                <text:p/>
              </draw:path>
              <draw:path draw:style-name="gr3" draw:text-style-name="P3" draw:layer="layout" svg:width="0.224cm" svg:height="0.253cm" svg:x="7.924cm" svg:y="15.412cm" svg:viewBox="0 0 225 254" svg:d="M225 189c0-13-9-18-22-18-7 0-14 0-19 13-4 9-15 32-54 32-49 0-89-40-89-88 0-29 18-90 92-90 9 0 16 0 20 0 11 2 11 2 13 7 1 20 16 25 25 25 16 0 27-12 27-27 0-43-58-43-85-43-99 0-133 77-133 128 0 68 56 126 126 126 81 0 99-58 99-65z">
                <text:p/>
              </draw:path>
              <draw:path draw:style-name="gr3" draw:text-style-name="P3" draw:layer="layout" svg:width="0.269cm" svg:height="0.373cm" svg:x="8.197cm" svg:y="15.417cm" svg:viewBox="0 0 270 374" svg:d="M229 36c9 0 25 0 28 0 4-2 13-5 13-18 0-18-16-18-27-18-22 0-43 0-65 0-9 0-25 0-25 18 0 7 4 14 13 18 1 0 18 0 27 0-10 29-20 58-29 86-15 49-22 69-24 80h-1c-4-17-15-47-31-87-10-26-20-53-31-79 9 0 24 0 27 0 8-4 11-9 11-18 0-18-14-18-25-18-22 0-43 0-65 0-9 0-25 0-25 18 0 11 7 16 11 18 3 0 20 0 30 0 26 67 52 133 78 200 2 2 2 6 3 9-7 21-14 45-21 63-13 21-29 29-43 29 1-4 2-8 3-11-2-20-16-25-25-25-16 0-27 10-27 27 0 21 18 46 47 46 41 0 72-36 88-84 28-85 56-169 85-254z">
                <text:p/>
              </draw:path>
              <draw:path draw:style-name="gr3" draw:text-style-name="P3" draw:layer="layout" svg:width="0.193cm" svg:height="0.354cm" svg:x="8.539cm" svg:y="15.307cm" svg:viewBox="0 0 194 355" svg:d="M121 25c0-9 0-25-18-25-11 0-15 5-18 13-18 39-40 55-63 57-9 0-22 2-22 18 0 13 7 18 20 18 23 0 45-11 59-23 0 78 0 156 0 234-17 0-35 0-52 0-9 0-23 0-23 20 0 18 16 18 23 18 48 0 96 0 144 0 9 0 23 0 23-18 0-20-14-20-23-20-17 0-34 0-50 0 0-97 0-195 0-292z">
                <text:p/>
              </draw:path>
              <draw:path draw:style-name="gr3" draw:text-style-name="P3" draw:layer="layout" svg:width="0.251cm" svg:height="0.258cm" svg:x="9.14cm" svg:y="15.41cm" svg:viewBox="0 0 252 259" svg:d="M220 40c3-9 3-9 3-13 0-9-9-14-18-14-7 0-20 3-23 19-6-10-20-32-49-32-63 0-133 83-133 169 0 58 34 90 72 90 34 0 59-29 70-39 6 25 25 39 49 39 27 0 39-23 43-34 11-20 18-52 18-54 0-7-7-7-9-7-9 0-9 2-13 12-9 38-19 69-37 69-11 0-15-9-15-24 0-5 0-18 4-28 12-51 25-102 38-153zM146 180c-6 20-42 65-72 65-31 0-33-43-33-52 0-29 17-90 26-112 14-36 41-67 66-67 34 0 40 49 40 53 0 3 0 3-2 9-8 34-17 69-25 104z">
                <text:p/>
              </draw:path>
              <draw:path draw:style-name="gr3" draw:text-style-name="P3" draw:layer="layout" svg:width="0.199cm" svg:height="0.258cm" svg:x="9.421cm" svg:y="15.41cm" svg:viewBox="0 0 200 259" svg:d="M180 41c-22 4-22 22-22 24 0 5 4 16 17 16 12 0 25-11 25-32 0-26-24-49-63-49-67 0-92 54-92 85 0 45 38 52 54 55 27 8 52 13 52 42 0 16-12 63-75 63-15 0-47-6-56-31 27-3 18-18 27-27 0-16-13-20-20-20-2 0-27 2-27 36 0 33 29 56 76 56 88 0 109-70 109-95 0-16-5-31-16-43-16-15-29-18-54-24-18-3-38-7-38-32 0-9 9-51 60-51 16 0 36 8 43 27z">
                <text:p/>
              </draw:path>
              <draw:path draw:style-name="gr3" draw:text-style-name="P3" draw:layer="layout" svg:width="0.15cm" svg:height="0.44cm" svg:x="10.058cm" svg:y="15.268cm" svg:viewBox="0 0 151 441" svg:d="M151 425c0-9-5-13-11-16-73-51-97-130-97-188 0-43 11-81 24-106 23-43 50-66 77-84 5-4 7-9 7-15 0-5-2-16-18-16-12 0-61 32-93 81-29 49-40 99-40 139 0 37 9 91 47 147 27 40 72 74 86 74 16 0 18-11 18-16z">
                <text:p/>
              </draw:path>
              <draw:path draw:style-name="gr3" draw:text-style-name="P3" draw:layer="layout" svg:width="0.454cm" svg:height="0.388cm" svg:x="10.298cm" svg:y="15.273cm" svg:viewBox="0 0 455 389" svg:d="M389 61c9-36 32-43 56-43 3 0 10-2 10-11 0-2-1-7-7-7-18 0-36 2-54 2-20 0-39-2-57-2-2 0-9 0-9 11 0 5 5 7 10 7 27 0 33 11 33 23 0 4 0 8-2 11-21 85-42 171-63 256-37-99-74-198-112-297-3-11-5-11-18-11-22 0-44 0-66 0-11 0-16 0-16 11 0 7 5 7 16 7 3 0 34 0 34 4 0 1 0 1-2 7-25 101-50 201-75 302-9 36-36 40-58 40-2 0-9 2-9 11 0 3 4 7 9 7 16 0 36-2 54-2s38 2 56 2c2 0 11 0 11-11 0-5-8-7-11-7-31 0-34-13-34-24 0-1 0-5 3-14 24-97 48-194 72-292 42 113 84 226 126 339 4 7 4 9 13 9s9-2 11-11c26-106 52-211 79-317z">
                <text:p/>
              </draw:path>
              <draw:path draw:style-name="gr3" draw:text-style-name="P3" draw:layer="layout" svg:width="0.323cm" svg:height="0.413cm" svg:x="10.737cm" svg:y="15.26cm" svg:viewBox="0 0 324 414" svg:d="M324 14c0-1 0-4 0-7 0-2 0-7-7-7-4 0-4 0-9 7-9 11-17 22-25 33-20-33-51-40-76-40-70 0-135 68-135 133 0 61 49 78 56 79 23 7 45 14 68 20 13 4 38 15 38 56 0 54-49 108-99 108-43 0-88-20-88-79 0-13 3-25 5-34 0-2 0-2 0-4 0-7-5-7-9-7-7 0-9 2-12 12-10 39-20 77-29 116 0 1-1 4-2 7 0 3 4 7 7 7 6 0 6-2 9-7 15-16 25-29 27-33 27 36 74 40 90 40 72 0 139-72 139-146 0-9 0-36-20-59-14-18-25-20-72-33-12-3-24-7-36-10-22-8-34-27-34-53 0-48 45-97 95-97 56 0 72 40 72 81 0 16-2 18-3 31 0 5 0 5 0 7 0 7 5 7 9 7 7 0 9-2 12-12 10-39 19-77 29-116z">
                <text:p/>
              </draw:path>
              <draw:path draw:style-name="gr3" draw:text-style-name="P3" draw:layer="layout" svg:width="0.264cm" svg:height="0.346cm" svg:x="11.405cm" svg:y="15.314cm" svg:viewBox="0 0 265 347" svg:d="M85 193c24 0 49 0 73 0 0 21-1 32 20 32s22-14 22-25c0-18 0-36 0-54 0-11-1-24-22-24s-20 11-20 33c-24 0-49 0-73 0 0-40 0-79 0-119 45 0 91 0 136 0 0 10 0 20 0 31 0 10 0 25 22 25s22-15 22-25c0-15 0-29 0-44 0-18-6-23-26-23-72 0-144 0-216 0-9 0-23 0-23 18s14 18 23 18c6 0 12 0 18 0 0 91 0 182 0 274-6 0-12 0-18 0-9 0-23 0-23 19 0 18 14 18 23 18 30 0 60 0 90 0 8 0 24 0 24-18 0-19-15-19-24-19s-19 0-28 0c0-39 0-78 0-117z">
                <text:p/>
              </draw:path>
              <draw:path draw:style-name="gr3" draw:text-style-name="P3" draw:layer="layout" svg:width="0.219cm" svg:height="0.348cm" svg:x="11.73cm" svg:y="15.313cm" svg:viewBox="0 0 220 349" svg:d="M135 31c0-17-13-31-29-31s-29 15-29 31c0 15 13 28 29 28s29-14 29-28zM29 104c-9 0-24 0-24 18s15 18 24 18c21 0 43 0 65 0 0 57 0 114 0 171-24 0-47 0-71 0-7 0-23 0-23 20 0 18 16 18 23 18 58 0 116 0 173 0 7 0 24 0 24-18 0-20-17-20-24-20-20 0-41 0-61 0 0-61 0-122 0-183 0-18-4-24-23-24-28 0-56 0-83 0z">
                <text:p/>
              </draw:path>
              <draw:path draw:style-name="gr3" draw:text-style-name="P3" draw:layer="layout" svg:width="0.264cm" svg:height="0.244cm" svg:x="12.004cm" svg:y="15.417cm" svg:viewBox="0 0 265 245" svg:d="M148 119c21-28 42-55 63-83 7 0 14 0 21 0 9 0 25 0 25-18s-16-18-25-18c-22 0-44 0-66 0-9 0-26 0-26 18s15 18 29 18c-12 18-25 36-38 54-13-18-26-36-39-54 12 0 27 0 27-18s-16-18-24-18c-22 0-45 0-68 0-9 0-23 0-23 18s14 18 23 18c8 0 16 0 23 0 21 28 42 55 63 83-22 29-44 59-66 88-8 0-16 0-24 0-9 0-23 0-23 20 0 18 14 18 23 18 23 0 46 0 69 0 9 0 23 0 23-18 0-20-12-20-29-20 15-22 30-43 45-65 16 22 32 43 47 65-16 0-29 0-29 20 0 18 15 18 24 18 23 0 45 0 68 0 7 0 24 0 24-18 0-20-15-20-24-20-8 0-15 0-23 0-24-29-47-59-70-88z">
                <text:p/>
              </draw:path>
              <draw:path draw:style-name="gr3" draw:text-style-name="P3" draw:layer="layout" svg:width="0.273cm" svg:height="0.35cm" svg:x="12.605cm" svg:y="15.314cm" svg:viewBox="0 0 274 351" svg:d="M225 23c0-18-5-23-23-23-15 0-30 0-45 0-8 0-24 0-24 18s16 18 24 18 16 0 25 0c0 29 0 58 0 86-13-10-34-23-65-23-63 0-117 54-117 126 0 70 50 126 112 126 25 0 50-11 70-31 0 18 0 27 25 27 14 0 29 0 43 0 7 0 24 0 24-18 0-19-17-19-24-19-8 0-17 0-25 0 0-96 0-191 0-287zM182 236c0 30-25 77-69 77-37 0-72-38-72-88s38-88 80-88c34 0 61 29 61 59 0 13 0 27 0 40z">
                <text:p/>
              </draw:path>
              <draw:path draw:style-name="gr3" draw:text-style-name="P3" draw:layer="layout" svg:width="0.219cm" svg:height="0.348cm" svg:x="12.925cm" svg:y="15.313cm" svg:viewBox="0 0 220 349" svg:d="M137 31c0-17-16-31-31-31s-29 15-29 31c0 15 14 28 29 28s31-14 31-28zM29 104c-7 0-24 0-24 18s15 18 24 18c21 0 43 0 65 0 0 57 0 114 0 171-23 0-46 0-69 0-9 0-25 0-25 20 0 18 16 18 25 18 57 0 114 0 171 0 7 0 24 0 24-18 0-20-17-20-24-20-20 0-39 0-59 0 0-61 0-122 0-183 0-18-6-24-25-24-28 0-56 0-83 0z">
                <text:p/>
              </draw:path>
              <draw:path draw:style-name="gr3" draw:text-style-name="P3" draw:layer="layout" svg:width="0.219cm" svg:height="0.253cm" svg:x="13.224cm" svg:y="15.412cm" svg:viewBox="0 0 220 254" svg:d="M203 23c0-7 0-23-19-23-13 0-15 7-17 11-21-11-50-11-59-11-101 0-108 52-108 68 0 31 22 44 29 49 20 11 36 14 93 23 17 2 62 9 62 38 0 18-18 38-72 38-35 0-58-13-69-45-3-13-7-18-23-18-20 0-20 13-20 25 0 17 0 34 0 51 0 9 0 25 18 25 9 0 16-6 22-20 27 20 61 20 72 20 93 0 108-52 108-76 0-27-18-45-31-54-23-14-38-16-92-25-23-4-61-9-61-31 0-14 18-30 70-30s54 18 54 30c2 17 16 17 22 17 21 0 21-13 21-24 0-12 0-25 0-38z">
                <text:p/>
              </draw:path>
              <draw:path draw:style-name="gr3" draw:text-style-name="P3" draw:layer="layout" svg:width="0.224cm" svg:height="0.253cm" svg:x="13.521cm" svg:y="15.412cm" svg:viewBox="0 0 225 254" svg:d="M225 189c0-13-7-18-20-18-7 0-16 0-21 13-4 9-13 32-53 32-48 0-88-40-88-88 0-29 18-90 90-90 9 0 18 0 20 0 13 2 13 2 13 7 1 20 18 25 27 25 14 0 27-12 27-27 0-43-60-43-87-43-97 0-133 77-133 128 0 68 56 126 126 126 83 0 99-58 99-65z">
                <text:p/>
              </draw:path>
              <draw:path draw:style-name="gr3" draw:text-style-name="P3" draw:layer="layout" svg:width="0.26cm" svg:height="0.247cm" svg:x="14.095cm" svg:y="15.413cm" svg:viewBox="0 0 261 248" svg:d="M112 144c0-58 37-106 99-106 1 20 18 25 25 25 12 0 25-11 25-27 0-11-7-36-54-36-32 0-68 14-95 45 0-6 0-12 0-18 0-18-6-23-24-23-21 0-43 0-65 0-9 0-23 0-23 18s14 18 23 18c15 0 30 0 45 0 0 57 0 114 0 171-15 0-30 0-45 0-9 0-23 0-23 19 0 18 14 18 23 18 51 0 101 0 152 0 7 0 25 0 25-18 0-19-16-19-25-19-21 0-42 0-63 0 0-23 0-45 0-67z">
                <text:p/>
              </draw:path>
              <draw:path draw:style-name="gr3" draw:text-style-name="P3" draw:layer="layout" svg:width="0.233cm" svg:height="0.253cm" svg:x="14.408cm" svg:y="15.412cm" svg:viewBox="0 0 234 254" svg:d="M211 142c10 0 23 0 23-21 0-65-38-121-112-121-68 0-122 58-122 126 0 70 59 128 131 128 78 0 103-52 103-65s-9-18-22-18c-7 0-14 0-19 13-15 32-51 32-58 32-32 0-79-20-92-74 56 0 112 0 168 0zM45 106c11-47 45-68 77-68 42 0 65 25 69 68-49 0-97 0-146 0z">
                <text:p/>
              </draw:path>
              <draw:path draw:style-name="gr3" draw:text-style-name="P3" draw:layer="layout" svg:width="0.237cm" svg:height="0.346cm" svg:x="14.707cm" svg:y="15.314cm" svg:viewBox="0 0 238 347" svg:d="M140 23c0-18-5-23-25-23-30 0-61 0-92 0-9 0-23 0-23 18s14 18 23 18c25 0 50 0 74 0 0 91 0 182 0 274-24 0-49 0-74 0-9 0-23 0-23 19 0 18 14 18 23 18 64 0 128 0 191 0 9 0 24 0 24-18 0-19-15-19-24-19-24 0-49 0-74 0 0-96 0-191 0-287z">
                <text:p/>
              </draw:path>
              <draw:path draw:style-name="gr3" draw:text-style-name="P3" draw:layer="layout" svg:width="0.233cm" svg:height="0.253cm" svg:x="15.006cm" svg:y="15.412cm" svg:viewBox="0 0 234 254" svg:d="M211 142c10 0 23 0 23-21 0-65-38-121-110-121-70 0-124 58-124 126 0 70 59 128 131 128 78 0 103-52 103-65s-9-18-22-18c-7 0-14 0-19 13-15 32-51 32-56 32-34 0-81-20-94-74 56 0 112 0 168 0zM45 106c11-47 47-68 79-68 40 0 63 25 67 68-49 0-97 0-146 0z">
                <text:p/>
              </draw:path>
              <draw:path draw:style-name="gr3" draw:text-style-name="P3" draw:layer="layout" svg:width="0.267cm" svg:height="0.253cm" svg:x="15.305cm" svg:y="15.412cm" svg:viewBox="0 0 268 254" svg:d="M212 90c0-45-34-90-113-90-27 0-85 0-85 43 0 16 13 27 27 27 9 0 27-3 27-30 17-2 26-2 31-2 45 0 72 18 72 52-95 2-171 29-171 85 0 43 40 79 95 79 6 0 49 0 80-24 14 20 45 20 64 20 15 0 29 0 29-18 0-20-16-20-25-20-7 0-20 0-31-3 0-40 0-79 0-119zM171 169c0 15 0 25-23 38-20 9-47 9-49 9-34 0-58-18-58-41 0-29 58-47 130-49 0 14 0 29 0 43z">
                <text:p/>
              </draw:path>
              <draw:path draw:style-name="gr3" draw:text-style-name="P3" draw:layer="layout" svg:width="0.219cm" svg:height="0.253cm" svg:x="15.614cm" svg:y="15.412cm" svg:viewBox="0 0 220 254" svg:d="M203 23c0-7 0-23-18-23-12 0-16 7-18 11-21-11-48-11-59-11-99 0-108 52-108 68 0 31 23 44 31 49 18 11 34 14 93 23 15 2 60 9 60 38 0 18-17 38-72 38-35 0-58-13-69-45-3-13-5-18-21-18-22 0-22 13-22 25 0 17 0 34 0 51 0 9 0 25 18 25 9 0 16-6 22-20 28 20 61 20 72 20 95 0 108-52 108-76 0-27-17-45-31-54-23-14-36-16-90-25-23-4-61-9-61-31 0-14 19-30 70-30s52 18 54 30c0 17 16 17 20 17 21 0 21-13 21-24 0-12 0-25 0-38z">
                <text:p/>
              </draw:path>
              <draw:path draw:style-name="gr3" draw:text-style-name="P3" draw:layer="layout" svg:width="0.233cm" svg:height="0.253cm" svg:x="15.902cm" svg:y="15.412cm" svg:viewBox="0 0 234 254" svg:d="M211 142c10 0 23 0 23-21 0-65-36-121-110-121-70 0-124 58-124 126 0 70 59 128 131 128 78 0 103-52 103-65s-9-18-22-18c-7 0-14 0-19 13-15 32-51 32-56 32-34 0-81-20-94-74 56 0 112 0 168 0zM45 106c11-47 47-68 79-68 40 0 63 25 67 68-49 0-97 0-146 0z">
                <text:p/>
              </draw:path>
              <draw:path draw:style-name="gr3" draw:text-style-name="P3" draw:layer="layout" svg:width="0.15cm" svg:height="0.44cm" svg:x="16.221cm" svg:y="15.268cm" svg:viewBox="0 0 151 441" svg:d="M151 221c0-39-7-93-45-147-29-40-72-74-88-74s-18 11-18 16c0 9 5 13 11 16 75 51 99 128 99 188 0 43-13 81-25 106-24 43-51 66-78 84-5 4-7 9-7 15 0 5 4 16 18 16s61-32 94-83c30-47 39-97 39-137z">
                <text:p/>
              </draw:path>
              <draw:path draw:style-name="gr3" draw:text-style-name="P3" draw:layer="layout" svg:width="0.15cm" svg:height="0.44cm" svg:x="16.52cm" svg:y="15.268cm" svg:viewBox="0 0 151 441" svg:d="M151 221c0-39-7-93-45-147-29-40-72-74-88-74-14 0-18 11-18 16 0 9 5 13 11 16 75 51 99 128 99 188 0 43-13 81-25 106-24 43-51 66-78 84-3 4-7 9-7 15 0 5 4 16 18 16s61-32 94-83c30-47 39-97 39-137z">
                <text:p/>
              </draw:path>
              <draw:path draw:style-name="gr3" draw:text-style-name="P3" draw:layer="layout" svg:width="0.323cm" svg:height="0.354cm" svg:x="17.101cm" svg:y="15.32cm" svg:viewBox="0 0 324 355" svg:d="M175 13c-6-11-10-13-13-13s-9 2-14 13c-48 106-96 212-144 318-4 7-4 9-4 11 0 7 5 13 11 13 7 0 11-6 12-11 47-101 93-202 139-303 45 100 90 200 135 299 4 9 7 15 14 15 8 0 13-6 13-13-1-4 0-4-4-11-48-106-97-212-145-318z">
                <text:p/>
              </draw:path>
              <draw:path draw:style-name="gr3" draw:text-style-name="P3" draw:layer="layout" svg:width="0.325cm" svg:height="0.154cm" svg:x="1.639cm" svg:y="16.153cm" svg:viewBox="0 0 326 155" svg:d="M326 22c0-20-4-22-22-22-94 0-188 0-282 0-9 0-22 0-22 13 0 12 13 12 22 12 93 0 186 0 279 0 0 36 0 72 0 108 0 9 0 22 12 22 13 0 13-11 13-22 0-37 0-74 0-111z">
                <text:p/>
              </draw:path>
              <draw:path draw:style-name="gr3" draw:text-style-name="P3" draw:layer="layout" svg:width="0.269cm" svg:height="0.348cm" svg:x="2.011cm" svg:y="16.009cm" svg:viewBox="0 0 270 349" svg:d="M157 38c23 0 46 0 70 0 0 10 0 20 0 30 0 11 0 24 21 24 22 0 22-13 22-24 0-14 0-28 0-43 0-20-5-25-25-25-73 0-147 0-220 0-20 0-25 5-25 25 0 15 0 29 0 43 0 11 0 24 22 24 21 0 21-13 21-24 0-10 0-20 0-30 24 0 47 0 70 0 0 91 0 182 0 273-9 0-19 0-28 0-8 0-24 0-24 18 0 20 15 20 24 20 33 0 67 0 100 0 8 0 24 0 24-20 0-18-15-18-24-18s-19 0-28 0c0-91 0-182 0-273z">
                <text:p/>
              </draw:path>
              <draw:path draw:style-name="gr3" draw:text-style-name="P3" draw:layer="layout" svg:width="0.285cm" svg:height="0.354cm" svg:x="2.307cm" svg:y="16.009cm" svg:viewBox="0 0 286 355" svg:d="M189 176c31-19 47-48 47-79 0-48-43-97-110-97-34 0-68 0-103 0-9 0-23 0-23 18 0 20 14 20 23 20 5 0 10 0 15 0 0 91 0 182 0 273-5 0-10 0-15 0-9 0-23 0-23 18 0 20 14 20 23 20 24 0 47 0 71 0 9 0 23 0 23-20 0-18-14-18-23-18-5 0-10 0-15 0 0-39 0-79 0-118 15 0 29 0 43 0 15 0 27 1 44 16 12 11 12 23 12 47 0 34 0 54 11 72s27 27 47 27c36 0 50-36 50-60 0-20-16-20-20-20-7 0-21 0-21 18 0 4-2 26-9 26-15 0-15-27-15-56 0-36 0-40-5-54-7-18-23-31-27-33zM119 157c-13 0-27 0-40 0 0-40 0-80 0-119 13 0 27 0 40 0 52 0 75 34 75 59s-23 60-75 60z">
                <text:p/>
              </draw:path>
              <draw:path draw:style-name="gr3" draw:text-style-name="P3" draw:layer="layout" svg:width="0.152cm" svg:height="0.442cm" svg:x="2.99cm" svg:y="15.962cm" svg:viewBox="0 0 153 443" svg:d="M153 425c0-9-7-13-11-16-75-49-99-128-99-188 0-43 11-79 24-106 23-43 52-66 77-84 5-2 9-8 9-13 0-7-4-18-20-18-12 0-61 32-92 83-30 47-41 97-41 138 0 38 9 92 47 146 27 42 72 76 86 76 16 0 20-11 20-18z">
                <text:p/>
              </draw:path>
              <draw:path draw:style-name="gr3" draw:text-style-name="P3" draw:layer="layout" svg:width="0.537cm" svg:height="0.388cm" svg:x="3.233cm" svg:y="15.97cm" svg:viewBox="0 0 538 389" svg:d="M477 41c5-19 9-25 45-25 11 0 16 0 16-9 0-7-5-7-14-7-24 0-47 0-70 0-13 0-15 0-22 11-66 108-132 216-198 324-11-108-23-215-34-322-2-13-2-13-18-13-25 0-49 0-74 0-9 0-16 0-16 9 0 7 7 7 16 7 32 0 32 6 32 11 0 2 0 4-1 11-24 97-48 194-72 291-11 38-36 40-58 42-2 0-9 0-9 9 0 5 2 9 7 9 18 0 38-2 56-2s38 2 56 2c2 0 9 0 9-11 0-7-6-7-9-7-31-2-34-15-34-24 0-3 0-7 1-16 26-100 51-200 76-300 13 114 25 229 38 343 2 9 2 15 11 15s10-7 14-11c71-117 143-234 214-351-26 107-53 214-79 320-5 20-9 24-47 24-9 0-14 0-14 9 0 5 3 9 7 9 22 0 43-2 65-2 21 0 43 2 65 2 3 0 10 0 10-11 0-7-5-7-14-7-34 0-34-4-34-11 0-4 2-9 2-13 25-102 51-204 77-306z">
                <text:p/>
              </draw:path>
              <draw:path draw:style-name="gr3" draw:text-style-name="P3" draw:layer="layout" svg:width="0.096cm" svg:height="0.152cm" svg:x="3.908cm" svg:y="16.285cm" svg:viewBox="0 0 97 153" svg:d="M58 72c-2 13-13 34-42 43-5 2-16 6-16 18 0 9 9 20 20 20 18 0 77-31 77-95 0-33-21-58-48-58-22 0-36 18-36 36 0 22 14 38 36 38 3 0 6-1 9-2z">
                <text:p/>
              </draw:path>
              <draw:path draw:style-name="gr3" draw:text-style-name="P3" draw:layer="layout" svg:width="0.233cm" svg:height="0.359cm" svg:x="4.139cm" svg:y="16.004cm" svg:viewBox="0 0 234 360" svg:d="M234 180c0-164-12-180-117-180s-117 14-117 180 11 180 117 180c104 0 117-14 117-180zM117 324c-49 0-63-13-68-40-8-28-8-75-8-109 0-36 0-76 8-103 7-29 23-36 68-36 43 0 61 7 68 38 8 27 8 66 8 101 0 39 0 79-8 108-5 28-19 41-68 41z">
                <text:p/>
              </draw:path>
              <draw:path draw:style-name="gr3" draw:text-style-name="P3" draw:layer="layout" svg:width="0.211cm" svg:height="0.348cm" svg:x="4.448cm" svg:y="16.009cm" svg:viewBox="0 0 212 349" svg:d="M128 38c20 0 41 0 61 0 7 0 23 0 23-18 0-20-14-20-23-20-55 0-110 0-166 0-7 0-23 0-23 18 0 20 14 20 23 20 21 0 41 0 62 0 0 91 0 182 0 273-21 0-41 0-62 0-7 0-23 0-23 18 0 20 14 20 23 20 56 0 111 0 166 0 7 0 23 0 23-20 0-18-14-18-23-18-20 0-41 0-61 0 0-91 0-182 0-273z">
                <text:p/>
              </draw:path>
              <draw:path draw:style-name="gr3" draw:text-style-name="P3" draw:layer="layout" svg:width="0.287cm" svg:height="0.247cm" svg:x="4.709cm" svg:y="16.11cm" svg:viewBox="0 0 288 248" svg:d="M239 81c0-56-27-81-73-81-27 0-54 9-76 29 0-16 0-27-23-27-15 0-29 0-44 0-7 0-23 0-23 18 0 20 14 20 23 20s17 0 26 0c0 57 0 114 0 171-9 0-17 0-26 0-7 0-23 0-23 18 0 19 14 19 23 19 31 0 62 0 92 0 9 0 24 0 24-19 0-18-15-18-24-18-8 0-17 0-25 0 0-33 0-66 0-99 0-56 44-76 72-76s36 14 36 49c0 42 0 84 0 126-6 0-12 0-18 0-9 0-25 0-25 18 0 19 16 19 25 19 28 0 56 0 85 0 7 0 23 0 23-19 0-18-14-18-23-18s-17 0-26 0c0-44 0-87 0-130z">
                <text:p/>
              </draw:path>
              <draw:path draw:style-name="gr3" draw:text-style-name="P3" draw:layer="layout" svg:width="0.24cm" svg:height="0.318cm" svg:x="5.017cm" svg:y="16.042cm" svg:viewBox="0 0 241 319" svg:d="M113 108c31 0 62 0 92 0 7 0 24 0 24-18 0-20-17-20-24-20-30 0-61 0-92 0 0-15 0-30 0-45 0-11 1-25-19-25-21 0-22 14-22 25 0 15 0 30 0 45-16 0-31 0-47 0-9 0-25 0-25 20 0 18 16 18 23 18 17 0 33 0 49 0 0 44 0 88 0 131 0 60 41 80 81 80 49 0 88-35 88-76 0-20-14-20-20-20-10 0-21 0-21 18-2 29-24 42-43 42-44 0-44-31-44-45 0-44 0-87 0-130z">
                <text:p/>
              </draw:path>
              <draw:path draw:style-name="gr3" draw:text-style-name="P3" draw:layer="layout" svg:width="0.094cm" svg:height="0.152cm" svg:x="5.404cm" svg:y="16.285cm" svg:viewBox="0 0 95 153" svg:d="M56 72c-2 13-13 34-42 43-5 2-14 6-14 18 0 9 7 20 18 20 18 0 77-31 77-95 0-33-21-58-48-58-22 0-36 18-36 36 0 22 16 38 36 38 5 0 6-1 9-2z">
                <text:p/>
              </draw:path>
              <draw:path draw:style-name="gr3" draw:text-style-name="P3" draw:layer="layout" svg:width="0.233cm" svg:height="0.359cm" svg:x="5.633cm" svg:y="16.004cm" svg:viewBox="0 0 234 360" svg:d="M234 180c0-164-12-180-117-180s-117 14-117 180 13 180 117 180 117-14 117-180zM117 324c-49 0-61-13-68-40-8-28-8-75-8-109 0-36 0-76 8-103 7-29 23-36 68-36s61 7 68 38c8 27 8 66 8 101 0 39 0 79-8 108-5 28-19 41-68 41z">
                <text:p/>
              </draw:path>
              <draw:path draw:style-name="gr3" draw:text-style-name="P3" draw:layer="layout" svg:width="0.238cm" svg:height="0.359cm" svg:x="5.93cm" svg:y="16.004cm" svg:viewBox="0 0 239 360" svg:d="M223 23c0-9 0-23-18-23-12 0-18 7-21 23-31-21-65-23-80-23-61 0-104 45-104 94 0 30 16 52 22 59 23 25 41 29 82 38 6 2 45 11 47 11 36 10 47 41 47 59 0 31-23 63-67 63-21 0-45-5-61-14-25-17-27-40-29-51 0-9 0-21-21-21-20 0-20 14-20 25 0 24 0 49 0 74 0 9 0 23 18 23 13 0 18-7 22-25 25 20 63 25 91 25 67 0 108-50 108-101 0-18-5-41-23-63-22-27-49-34-70-38-11-3-52-12-60-14-27-7-46-27-46-52 0-29 27-56 64-56 67 0 74 54 78 68 2 17 11 18 20 18 21 0 21-14 21-25 0-24 0-49 0-74z">
                <text:p/>
              </draw:path>
              <draw:path draw:style-name="gr3" draw:text-style-name="P3" draw:layer="layout" svg:width="0.233cm" svg:height="0.251cm" svg:x="6.228cm" svg:y="16.108cm" svg:viewBox="0 0 234 252" svg:d="M211 142c10 0 23 0 23-21 0-67-36-121-110-121-70 0-124 58-124 126 0 70 59 126 133 126 76 0 101-50 101-65 0-12-9-16-22-16-7 0-14 0-19 13-15 32-51 32-56 32-34 0-81-20-92-74 55 0 110 0 166 0zM45 106c11-47 47-70 79-70 40 0 63 27 67 70-49 0-97 0-146 0z">
                <text:p/>
              </draw:path>
              <draw:path draw:style-name="gr3" draw:text-style-name="P3" draw:layer="layout" svg:width="0.224cm" svg:height="0.251cm" svg:x="6.538cm" svg:y="16.108cm" svg:viewBox="0 0 225 252" svg:d="M225 187c0-12-9-16-22-16-7 0-14 0-19 13-4 7-15 32-54 32-49 0-89-40-89-90 0-29 18-90 92-90 9 0 16 2 20 2 11 0 11 2 13 5 1 20 16 25 25 25 16 0 27-10 27-27 0-41-58-41-85-41-99 0-133 76-133 126 0 70 56 126 126 126 81 0 99-56 99-65z">
                <text:p/>
              </draw:path>
              <draw:path draw:style-name="gr3" draw:text-style-name="P3" draw:layer="layout" svg:width="0.15cm" svg:height="0.442cm" svg:x="6.846cm" svg:y="15.962cm" svg:viewBox="0 0 151 443" svg:d="M151 221c0-37-7-91-45-145-29-42-72-76-88-76-14 0-18 13-18 18 0 9 5 13 11 16 75 49 99 128 99 187 0 44-13 80-25 107-24 43-51 66-78 82-3 4-7 10-7 15 0 4 4 18 18 18s61-33 94-83c30-47 39-97 39-139z">
                <text:p/>
              </draw:path>
              <draw:path draw:style-name="gr3" draw:text-style-name="P3" draw:layer="layout" svg:width="0.242cm" svg:height="0.318cm" svg:x="7.407cm" svg:y="16.042cm" svg:viewBox="0 0 243 319" svg:d="M115 108c30 0 60 0 90 0 7 0 24 0 24-18 0-20-15-20-24-20-30 0-60 0-90 0 0-15 0-30 0-45 0-11 0-25-21-25-22 0-22 14-22 25 0 15 0 30 0 45-16 0-31 0-47 0-9 0-25 0-25 20 0 18 16 18 25 18 16 0 31 0 47 0 0 44 0 88 0 131 0 60 41 80 83 80 48 0 88-35 88-76 0-20-16-20-22-20-9 0-19 0-21 18 0 29-24 42-43 42-42 0-42-31-42-45 0-44 0-87 0-130z">
                <text:p/>
              </draw:path>
              <draw:path draw:style-name="gr3" draw:text-style-name="P3" draw:layer="layout" svg:width="0.262cm" svg:height="0.247cm" svg:x="7.708cm" svg:y="16.11cm" svg:viewBox="0 0 263 248" svg:d="M112 142c0-57 39-106 100-106 2 22 18 25 26 25 12 0 25-9 25-25 0-11-7-36-54-36-33 0-69 13-97 43 0-5 0-11 0-16 0-20-4-25-24-25-21 0-42 0-63 0-9 0-25 0-25 18 0 20 16 20 25 20 15 0 30 0 45 0 0 57 0 114 0 171-15 0-30 0-45 0-9 0-25 0-25 18 0 19 16 19 25 19 51 0 101 0 151 0 8 0 24 0 24-19 0-18-16-18-24-18-21 0-43 0-64 0 0-23 0-46 0-69z">
                <text:p/>
              </draw:path>
              <draw:path draw:style-name="gr3" draw:text-style-name="P3" draw:layer="layout" svg:width="0.267cm" svg:height="0.251cm" svg:x="8.021cm" svg:y="16.108cm" svg:viewBox="0 0 268 252" svg:d="M212 88c0-45-34-88-113-88-25 0-83 0-83 41 0 18 13 27 25 27 9 0 27-3 27-30 17-2 27-2 31-2 45 0 72 20 72 54-95 2-171 29-171 85 0 43 40 77 95 77 8 0 51 0 81-22 13 20 45 20 63 20 17 0 29 0 29-20 0-18-14-18-23-18s-22 0-33-3c0-40 0-81 0-121zM171 169c0 13 0 25-23 36-20 11-45 11-49 11-32 0-56-20-56-41 0-29 58-49 128-49 0 14 0 29 0 43z">
                <text:p/>
              </draw:path>
              <draw:path draw:style-name="gr3" draw:text-style-name="P3" draw:layer="layout" svg:width="0.274cm" svg:height="0.373cm" svg:x="8.295cm" svg:y="16.11cm" svg:viewBox="0 0 275 374" svg:d="M117 374c7 0 23 0 23-18 0-19-14-19-23-19-8 0-17 0-25 0 0-38 0-76 0-114 18 16 39 27 65 27 63 0 118-54 118-126 0-66-48-124-113-124-27 0-50 9-70 25 0-20-7-23-24-23-14 0-28 0-43 0-9 0-25 0-25 18 0 20 16 20 25 20 8 0 16 0 24 0 0 99 0 198 0 297-8 0-16 0-24 0-9 0-25 0-25 18 0 19 16 19 25 19 31 0 61 0 92 0zM92 97c0-32 34-61 68-61 40 0 72 40 72 88 0 51-36 90-77 90-42 0-63-47-63-75 0-14 0-28 0-42z">
                <text:p/>
              </draw:path>
              <draw:path draw:style-name="gr3" draw:text-style-name="P3" draw:layer="layout" svg:width="0.15cm" svg:height="0.44cm" svg:x="2.303cm" svg:y="16.659cm" svg:viewBox="0 0 151 441" svg:d="M151 425c0-9-5-13-11-16-75-51-99-128-99-188 0-43 13-81 26-106 21-43 50-66 77-84 4-4 7-8 7-15 0-5-3-16-20-16-12 0-59 32-91 83-31 47-40 97-40 137 0 39 7 93 45 147 27 40 72 74 86 74 17 0 20-11 20-16z">
                <text:p/>
              </draw:path>
              <draw:path draw:style-name="gr3" draw:text-style-name="P3" draw:layer="layout" svg:width="0.253cm" svg:height="0.361cm" svg:x="2.526cm" svg:y="16.698cm" svg:viewBox="0 0 254 362" svg:d="M254 25c0-9 0-25-18-25-13 0-16 7-25 27-15-11-40-27-74-27-74 0-137 77-137 180s63 182 139 182c64 0 115-49 115-103 0-20-16-20-22-20-3 0-20 0-21 15-4 68-63 70-71 70-50 0-97-61-97-142 0-85 49-144 97-144 13 0 60 5 71 75 3 15 16 15 21 15 22 0 22-13 22-24 0-26 0-52 0-79z">
                <text:p/>
              </draw:path>
              <draw:path draw:style-name="gr3" draw:text-style-name="P3" draw:layer="layout" svg:width="0.264cm" svg:height="0.346cm" svg:x="2.818cm" svg:y="16.706cm" svg:viewBox="0 0 265 347" svg:d="M85 193c24 0 49 0 73 0 0 21 1 32 22 32s20-13 20-23c0-18 0-36 0-54 0-11 1-26-20-26s-22 11-22 33c-24 0-49 0-73 0 0-40 0-79 0-119 45 0 91 0 136 0 0 11 0 22 0 32 0 11 0 24 22 24s22-13 22-24c0-15 0-30 0-45 0-18-6-23-26-23-72 0-144 0-216 0-9 0-23 0-23 18s14 18 23 18c6 0 12 0 18 0 0 92 0 184 0 275-6 0-12 0-18 0-9 0-23 0-23 18s14 18 23 18c30 0 60 0 90 0 8 0 24 0 24-18s-15-18-24-18-19 0-28 0c0-39 0-79 0-118z">
                <text:p/>
              </draw:path>
              <draw:path draw:style-name="gr3" draw:text-style-name="P3" draw:layer="layout" svg:width="0.262cm" svg:height="0.361cm" svg:x="3.122cm" svg:y="16.698cm" svg:viewBox="0 0 263 362" svg:d="M236 238c11 0 27 0 27-18 0-20-16-20-25-20-23 0-46 0-69 0-9 0-23 0-23 20 0 18 14 18 23 18 8 0 16 0 24 0-6 45-26 86-63 86-44 0-87-59-87-142 0-85 43-144 87-144 30 0 57 27 63 72 1 7 3 18 21 18 22 0 22-13 22-24 0-26 0-52 0-79 0-9 0-25-18-25-15 0-18 9-25 25-13-11-35-25-65-25-69 0-128 77-128 180 0 106 59 182 128 182 32 0 56-18 65-29 0 16 5 22 21 22 22 0 22-13 22-24 0-31 0-62 0-93z">
                <text:p/>
              </draw:path>
              <draw:path draw:style-name="gr3" draw:text-style-name="P3" draw:layer="layout" svg:width="0.219cm" svg:height="0.346cm" svg:x="3.741cm" svg:y="16.706cm" svg:viewBox="0 0 220 347" svg:d="M135 29c0-16-14-29-29-29s-29 13-29 29 14 29 29 29 29-13 29-29zM29 103c-7 0-24 0-24 18s15 18 24 18c21 0 43 0 65 0 0 57 0 115 0 172-24 0-47 0-71 0-7 0-23 0-23 18s16 18 23 18c58 0 116 0 173 0 7 0 24 0 24-18s-17-18-24-18c-20 0-41 0-61 0 0-61 0-123 0-185 0-18-4-23-23-23-28 0-56 0-83 0z">
                <text:p/>
              </draw:path>
              <draw:path draw:style-name="gr3" draw:text-style-name="P3" draw:layer="layout" svg:width="0.289cm" svg:height="0.247cm" svg:x="4.002cm" svg:y="16.805cm" svg:viewBox="0 0 290 248" svg:d="M241 83c0-58-29-83-75-83-26 0-53 11-74 29 0-16 0-25-24-25-14 0-28 0-43 0-9 0-25 0-25 18s16 18 25 18 17 0 25 0c0 57 0 115 0 172-8 0-16 0-25 0s-25 0-25 18 16 18 25 18c31 0 61 0 92 0 7 0 23 0 23-18s-14-18-23-18c-8 0-17 0-25 0 0-33 0-66 0-99 0-55 44-75 72-75s34 12 34 47c0 42 0 85 0 127-6 0-12 0-18 0-7 0-23 0-23 18s16 18 23 18c29 0 58 0 86 0 8 0 24 0 24-18s-15-18-24-18c-8 0-16 0-25 0 0-43 0-86 0-129z">
                <text:p/>
              </draw:path>
              <draw:path draw:style-name="gr3" draw:text-style-name="P3" draw:layer="layout" svg:width="0.274cm" svg:height="0.373cm" svg:x="4.301cm" svg:y="16.805cm" svg:viewBox="0 0 275 374" svg:d="M117 374c7 0 23 0 23-18s-14-18-23-18c-8 0-17 0-25 0 0-37 0-75 0-113 18 16 39 27 65 27 63 0 118-54 118-126 0-68-48-126-113-126-27 0-50 11-70 27 0-22-7-23-24-23-14 0-28 0-43 0-9 0-25 0-25 18s16 18 25 18 17 0 25 0c0 99 0 199 0 298-8 0-16 0-25 0s-25 0-25 18 16 18 25 18c31 0 61 0 92 0zM92 99c0-34 34-61 68-61 40 0 72 38 72 88s-36 88-77 88c-42 0-63-45-63-75 0-14 0-27 0-40z">
                <text:p/>
              </draw:path>
              <draw:path draw:style-name="gr3" draw:text-style-name="P3" draw:layer="layout" svg:width="0.289cm" svg:height="0.247cm" svg:x="4.6cm" svg:y="16.808cm" svg:viewBox="0 0 290 248" svg:d="M241 23c0-18-5-23-23-23-15 0-29 0-43 0-9 0-26 0-26 18s17 18 26 18c8 0 16 0 25 0 0 40 0 80 0 121 0 46-45 54-65 54-43 0-43-17-43-35 0-51 0-102 0-153 0-18-4-23-24-23-14 0-28 0-43 0-9 0-25 0-25 18s16 18 25 18 17 0 25 0c0 48 0 96 0 144 0 54 38 68 81 68 20 0 44-3 69-19 2 16 12 16 23 16 15 0 29 0 43 0 8 0 24 0 24-18s-15-18-24-18c-8 0-16 0-25 0 0-62 0-124 0-186z">
                <text:p/>
              </draw:path>
              <draw:path draw:style-name="gr3" draw:text-style-name="P3" draw:layer="layout" svg:width="0.24cm" svg:height="0.318cm" svg:x="4.909cm" svg:y="16.738cm" svg:viewBox="0 0 241 319" svg:d="M113 106c30 0 60 0 90 0 9 0 26 0 26-18s-17-18-26-18c-30 0-60 0-90 0 0-15 0-31 0-47 0-10-1-23-21-23-21 0-20 13-20 25 0 15 0 30 0 45-16 0-31 0-47 0-11 0-25 0-25 18s14 18 23 18c17 0 33 0 49 0 0 45 0 89 0 133 0 60 41 80 81 80 49 0 88-35 88-78 0-20-14-20-21-20-9 0-20 2-20 20-2 27-25 40-43 40-44 0-44-31-44-43 0-44 0-88 0-132z">
                <text:p/>
              </draw:path>
              <draw:path draw:style-name="gr3" draw:text-style-name="P3" draw:layer="layout" svg:width="0.233cm" svg:height="0.361cm" svg:x="5.226cm" svg:y="16.698cm" svg:viewBox="0 0 234 362" svg:d="M234 182c0-166-12-182-117-182s-117 16-117 182c0 164 11 180 117 180 104 0 117-16 117-180zM117 324c-49 0-63-13-68-38-8-30-8-75-8-110 0-36 0-77 8-102 7-29 23-36 68-36 43 0 61 7 68 38 8 25 8 66 8 100 0 38 0 78-8 108-5 27-19 40-68 40z">
                <text:p/>
              </draw:path>
              <draw:path draw:style-name="gr3" draw:text-style-name="P3" draw:layer="layout" svg:width="0.269cm" svg:height="0.346cm" svg:x="5.505cm" svg:y="16.706cm" svg:viewBox="0 0 270 347" svg:d="M146 144c28-36 56-72 84-108 22 0 35 0 35-18s-17-18-26-18c-16 0-33 0-50 0-9 0-25 0-25 18s18 18 23 18c-38 49-77 97-115 146 0-49 0-97 0-146 4 0 7 0 11 0 9 0 25 0 25-18s-16-18-25-18c-19 0-39 0-58 0-9 0-25 0-25 18s16 18 25 18c4 0 9 0 13 0 0 92 0 184 0 275-4 0-9 0-13 0-9 0-25 0-25 18s16 18 25 18c19 0 39 0 58 0 9 0 25 0 25-18s-16-18-25-18c-4 0-7 0-11 0 0-24 0-49 0-73 17-22 34-44 50-65 26 46 52 92 78 138-6 0-24 0-24 18s17 18 26 18c14 0 28 0 43 0 9 0 25 0 25-18s-14-18-31-18c-31-55-62-111-93-167z">
                <text:p/>
              </draw:path>
              <draw:path draw:style-name="gr3" draw:text-style-name="P3" draw:layer="layout" svg:width="0.235cm" svg:height="0.253cm" svg:x="6.122cm" svg:y="16.803cm" svg:viewBox="0 0 236 254" svg:d="M236 128c0-70-54-128-119-128s-117 58-117 128 54 126 117 126 119-56 119-126zM117 216c-41 0-76-41-76-92 0-52 36-86 76-86s76 34 76 86c0 51-35 92-76 92z">
                <text:p/>
              </draw:path>
              <draw:path draw:style-name="gr3" draw:text-style-name="P3" draw:layer="layout" svg:width="0.273cm" svg:height="0.373cm" svg:x="6.394cm" svg:y="16.805cm" svg:viewBox="0 0 274 374" svg:d="M115 374c9 0 25 0 25-18s-16-18-25-18c-8 0-17 0-25 0 0-37 0-75 0-113 18 16 41 27 65 27 65 0 119-54 119-126 0-68-49-126-112-126-27 0-52 11-72 27 0-22-7-23-23-23-15 0-29 0-44 0-7 0-23 0-23 18s14 18 23 18 17 0 26 0c0 99 0 199 0 298-9 0-17 0-26 0-7 0-23 0-23 18s14 18 23 18c31 0 62 0 92 0zM90 99c0-34 34-61 68-61 40 0 74 38 74 88s-38 88-79 88c-40 0-63-45-63-75 0-14 0-27 0-40z">
                <text:p/>
              </draw:path>
              <draw:path draw:style-name="gr3" draw:text-style-name="P3" draw:layer="layout" svg:width="0.26cm" svg:height="0.346cm" svg:x="6.7cm" svg:y="16.706cm" svg:viewBox="0 0 261 347" svg:d="M83 211c23 0 47 0 70 0 68 0 108-54 108-107s-40-104-108-104c-43 0-85 0-128 0-9 0-25 0-25 18s16 18 25 18c6 0 11 0 16 0 0 92 0 184 0 275-5 0-10 0-16 0-9 0-25 0-25 18s16 18 25 18c25 0 51 0 76 0 7 0 23 0 23-18s-14-18-23-18c-6 0-12 0-18 0 0-33 0-67 0-100zM83 36c20 0 39 0 59 0 54 0 78 39 78 68 0 30-24 69-78 69-20 0-39 0-59 0 0-46 0-91 0-137z">
                <text:p/>
              </draw:path>
              <draw:path draw:style-name="gr3" draw:text-style-name="P3" draw:layer="layout" svg:width="0.235cm" svg:height="0.253cm" svg:x="7.018cm" svg:y="16.803cm" svg:viewBox="0 0 236 254" svg:d="M236 128c0-70-54-128-119-128s-117 58-117 128 53 126 117 126 119-56 119-126zM117 216c-41 0-76-41-76-92 0-52 36-86 76-86s76 34 76 86c0 51-35 92-76 92z">
                <text:p/>
              </draw:path>
              <draw:path draw:style-name="gr3" draw:text-style-name="P3" draw:layer="layout" svg:width="0.237cm" svg:height="0.346cm" svg:x="7.315cm" svg:y="16.706cm" svg:viewBox="0 0 238 347" svg:d="M140 23c0-18-5-23-23-23-31 0-62 0-94 0-7 0-23 0-23 18s14 18 23 18c26 0 51 0 76 0 0 92 0 184 0 275-25 0-50 0-76 0-7 0-23 0-23 18s14 18 23 18c64 0 128 0 191 0 9 0 24 0 24-18s-15-18-24-18c-24 0-49 0-74 0 0-96 0-192 0-288z">
                <text:p/>
              </draw:path>
              <draw:path draw:style-name="gr3" draw:text-style-name="P3" draw:layer="layout" svg:width="0.219cm" svg:height="0.346cm" svg:x="7.627cm" svg:y="16.706cm" svg:viewBox="0 0 220 347" svg:d="M135 29c0-16-13-29-29-29s-29 13-29 29 13 29 29 29 29-13 29-29zM29 103c-9 0-25 0-25 18s16 18 25 18c21 0 43 0 65 0 0 57 0 115 0 172-24 0-47 0-71 0-7 0-23 0-23 18s14 18 23 18c57 0 114 0 171 0 9 0 26 0 26-18s-17-18-26-18c-19 0-39 0-59 0 0-61 0-123 0-185 0-18-4-23-23-23-28 0-56 0-83 0z">
                <text:p/>
              </draw:path>
              <draw:path draw:style-name="gr3" draw:text-style-name="P3" draw:layer="layout" svg:width="0.224cm" svg:height="0.253cm" svg:x="7.924cm" svg:y="16.803cm" svg:viewBox="0 0 225 254" svg:d="M225 189c0-13-9-18-22-18-7 0-14 0-19 13-4 9-15 32-54 32-49 0-89-40-89-88 0-29 18-90 92-90 9 0 16 0 20 0 11 2 11 2 13 7 1 20 16 25 25 25 16 0 27-11 27-27 0-43-58-43-85-43-99 0-133 77-133 128 0 68 56 126 126 126 81 0 99-58 99-65z">
                <text:p/>
              </draw:path>
              <draw:path draw:style-name="gr3" draw:text-style-name="P3" draw:layer="layout" svg:width="0.269cm" svg:height="0.373cm" svg:x="8.197cm" svg:y="16.808cm" svg:viewBox="0 0 270 374" svg:d="M229 36c9 0 25 0 28 0 4-2 13-5 13-18 0-18-16-18-27-18-22 0-43 0-65 0-9 0-25 0-25 18 0 7 4 16 13 18 1 0 18 0 27 0-10 29-20 58-29 86-15 49-22 69-24 80h-1c-4-17-15-45-31-87-10-26-20-53-31-79 9 0 24 0 27 0 8-4 11-9 11-18 0-18-14-18-25-18-22 0-43 0-65 0-9 0-25 0-25 18 0 11 7 16 11 18 3 0 20 0 30 0 26 67 52 133 78 200 2 2 2 6 3 9-7 21-14 45-21 63-13 21-29 29-43 29 1-4 2-8 3-11-2-20-16-25-25-25-16 0-27 10-27 27 0 21 18 46 47 46 41 0 72-36 88-84 28-85 56-169 85-254z">
                <text:p/>
              </draw:path>
              <draw:path draw:style-name="gr3" draw:text-style-name="P3" draw:layer="layout" svg:width="0.193cm" svg:height="0.354cm" svg:x="8.539cm" svg:y="16.698cm" svg:viewBox="0 0 194 355" svg:d="M121 25c0-9 0-25-18-25-11 0-15 5-18 13-18 41-40 55-63 57-9 0-22 2-22 18 0 13 7 20 20 20 23 0 45-13 59-23 0 78 0 156 0 234-17 0-35 0-52 0-9 0-23 0-23 18s16 18 23 18c48 0 96 0 144 0 9 0 23 0 23-18s-14-18-23-18c-17 0-34 0-50 0 0-98 0-196 0-294z">
                <text:p/>
              </draw:path>
              <draw:path draw:style-name="gr3" draw:text-style-name="P3" draw:layer="layout" svg:width="0.15cm" svg:height="0.442cm" svg:x="3.199cm" svg:y="17.354cm" svg:viewBox="0 0 151 443" svg:d="M151 425c0-9-5-11-11-16-75-49-99-128-99-188 0-43 13-79 26-106 21-43 50-66 77-83 4-3 7-9 7-14s-3-18-20-18c-12 0-59 34-91 83-31 47-40 97-40 138 0 38 7 92 45 146 29 42 74 76 86 76 17 0 20-11 20-18z">
                <text:p/>
              </draw:path>
              <draw:path draw:style-name="gr3" draw:text-style-name="P3" draw:layer="layout" svg:width="0.269cm" svg:height="0.348cm" svg:x="3.415cm" svg:y="17.4cm" svg:viewBox="0 0 270 349" svg:d="M95 23c-7-23-19-23-32-23s-26 0-40 0c-9 0-23 0-23 20 0 18 14 18 23 18 5 0 10 0 15 0 0 91 0 182 0 273-5 0-10 0-15 0-9 0-23 0-23 18 0 20 14 20 23 20 21 0 41 0 62 0 9 0 23 0 23-18 0-20-14-20-23-20-5 0-9 0-13 0 0-88 0-177 0-266 7 25 18 52 27 79 25 68 49 136 74 204 7 21 20 21 32 21 16 0 27-2 27-25 0-95 0-191 0-286 4 0 9 0 13 0 9 0 25 0 25-18 0-20-16-20-25-20-21 0-41 0-61 0-9 0-24 0-24 20 0 18 15 18 24 18 4 0 9 0 14 0 0 89 0 177 0 266-1 0-1 0-2 0-7-25-16-52-27-79-24-67-49-134-74-202z">
                <text:p/>
              </draw:path>
              <draw:path draw:style-name="gr3" draw:text-style-name="P3" draw:layer="layout" svg:width="0.267cm" svg:height="0.251cm" svg:x="3.73cm" svg:y="17.499cm" svg:viewBox="0 0 268 252" svg:d="M212 88c0-43-34-88-115-88-25 0-83 0-83 43 0 16 13 25 26 25 9 0 27-1 27-30 16-2 27-2 32-2 45 0 70 20 70 54-95 2-169 29-169 85 0 43 38 77 94 77 7 0 50 0 81-22 14 20 45 20 63 20 16 0 30 0 30-20 0-18-16-18-25-18s-20 0-31-3c0-40 0-81 0-121zM169 169c0 13 0 25-23 36-20 11-45 11-47 11-34 0-58-20-58-41 0-29 58-49 128-49 0 14 0 29 0 43z">
                <text:p/>
              </draw:path>
              <draw:path draw:style-name="gr3" draw:text-style-name="P3" draw:layer="layout" svg:width="0.296cm" svg:height="0.247cm" svg:x="3.995cm" svg:y="17.501cm" svg:viewBox="0 0 297 248" svg:d="M265 76c0-13 0-76-51-76-5 0-32 0-56 29-1-4-12-29-43-29-12 0-32 4-48 20-2-18-15-18-24-18-6 0-13 0-20 0-9 0-23 0-23 20 0 18 13 18 32 18 0 57 0 114 0 171-19 0-32 0-32 19 0 18 14 18 23 18 18 0 35 0 53 0 7 0 23 0 23-18 0-19-13-19-32-19 0-33 0-66 0-99 0-49 23-76 46-76 11 0 18 9 18 43 0 44 0 88 0 132-5 0-21 0-21 18 0 19 16 19 23 19 14 0 28 0 42 0 7 0 23 0 23-18 0-19-13-19-32-19 0-33 0-66 0-99 0-49 23-76 46-76 11 0 18 9 18 43 0 44 0 88 0 132-5 0-21 0-21 18 0 19 16 19 23 19 14 0 28 0 42 0 9 0 23 0 23-18 0-19-13-19-32-19 0-45 0-90 0-135z">
                <text:p/>
              </draw:path>
              <draw:path draw:style-name="gr3" draw:text-style-name="P3" draw:layer="layout" svg:width="0.233cm" svg:height="0.251cm" svg:x="4.328cm" svg:y="17.499cm" svg:viewBox="0 0 234 252" svg:d="M209 142c12 0 25 0 25-21 0-67-38-121-112-121-68 0-122 58-122 126 0 70 59 126 131 126 76 0 103-50 103-65 0-11-9-16-22-16-7 0-16 0-19 13-15 32-51 32-58 32-32 0-81-20-92-74 55 0 111 0 166 0zM43 106c11-47 47-70 79-70 40 0 63 27 69 70-49 0-99 0-148 0z">
                <text:p/>
              </draw:path>
              <draw:path draw:style-name="gr3" draw:text-style-name="P3" draw:layer="layout" svg:width="0.282cm" svg:height="0.348cm" svg:x="4.902cm" svg:y="17.4cm" svg:viewBox="0 0 283 349" svg:d="M160 124c-7 24-14 47-18 65-3-16-9-34-16-54-12-37-24-74-36-112-5-18-11-23-32-23-11 0-22 0-33 0-9 0-25 0-25 20 0 18 14 18 32 18 0 91 0 182 0 273-18 0-32 0-32 20 0 18 16 18 25 18 16 0 31 0 47 0 9 0 25 0 25-18 0-20-14-20-32-20 0-88 0-177 0-266 0 0 1 0 2 0 1 14 7 31 12 47 13 39 27 79 40 119 2 7 6 21 23 21s22-14 24-21c12-37 24-74 36-110 5-19 12-42 16-56 0 89 0 178 0 266-16 0-31 0-31 20 0 18 16 18 25 18 16 0 32 0 47 0 7 0 24 0 24-18 0-20-13-20-31-20 0-91 0-182 0-273 18 0 31 0 31-18 0-20-17-20-24-20-11 0-23 0-34 0-20 0-25 5-31 23-11 34-22 68-34 101z">
                <text:p/>
              </draw:path>
              <draw:path draw:style-name="gr3" draw:text-style-name="P3" draw:layer="layout" svg:width="0.251cm" svg:height="0.359cm" svg:x="5.217cm" svg:y="17.395cm" svg:viewBox="0 0 252 360" svg:d="M252 23c0-7 0-23-18-23-13 0-16 7-25 27-13-11-38-27-72-27-74 0-137 77-137 180s61 180 137 180c65 0 115-49 115-103 0-18-14-18-22-18-1 0-19 0-19 15-6 68-65 70-71 70-52 0-99-61-99-144 0-85 49-142 98-142 12 0 61 3 72 75 1 15 16 15 19 15 22 0 22-15 22-25 0-27 0-53 0-80z">
                <text:p/>
              </draw:path>
              <draw:path draw:style-name="gr3" draw:text-style-name="P3" draw:layer="layout" svg:width="0.219cm" svg:height="0.251cm" svg:x="5.832cm" svg:y="17.499cm" svg:viewBox="0 0 220 252" svg:d="M203 23c0-9 0-23-18-23-14 0-16 7-18 11-21-11-50-11-59-11-99 0-108 52-108 68 0 29 23 44 29 47 20 13 36 16 95 25 15 2 60 9 60 38 0 18-17 38-72 38-35 0-58-13-69-47-3-11-7-16-21-16-22 0-22 13-22 23 0 18 0 35 0 53 0 9 0 23 18 23 9 0 16-4 22-20 28 20 61 20 72 20 95 0 108-52 108-74 0-29-17-45-31-54-23-14-38-18-90-25-25-4-63-11-63-31 0-16 19-32 70-32s54 20 54 32c2 17 18 17 22 17 21 0 21-13 21-24 0-12 0-25 0-38z">
                <text:p/>
              </draw:path>
              <draw:path draw:style-name="gr3" draw:text-style-name="P3" draw:layer="layout" svg:width="0.267cm" svg:height="0.251cm" svg:x="6.12cm" svg:y="17.499cm" svg:viewBox="0 0 268 252" svg:d="M212 88c0-43-34-88-113-88-27 0-85 0-85 43 0 16 13 25 27 25 9 0 27-1 27-30 15-2 26-2 31-2 45 0 72 20 72 54-95 2-171 29-171 85 0 43 40 77 94 77 7 0 50 0 81-22 14 20 45 20 63 20 16 0 30 0 30-20 0-18-16-18-25-18-7 0-20 0-31-3 0-40 0-81 0-121zM171 169c0 13 0 25-23 36-22 11-47 11-49 11-34 0-58-20-58-41 0-29 58-49 130-49 0 14 0 29 0 43z">
                <text:p/>
              </draw:path>
              <draw:path draw:style-name="gr3" draw:text-style-name="P3" draw:layer="layout" svg:width="0.269cm" svg:height="0.375cm" svg:x="6.403cm" svg:y="17.503cm" svg:viewBox="0 0 270 376" svg:d="M230 38c9 0 26 0 27-2 6 0 13-5 13-16 0-20-14-20-25-20-22 0-43 0-65 0-9 0-25 0-25 20 0 7 3 14 12 16 2 2 18 2 27 2-9 28-19 56-28 84-17 51-22 69-26 81-3-16-16-46-30-86-10-26-21-53-31-79 9 0 24 0 27-2 7-2 11-9 11-16 0-20-16-20-25-20-22 0-43 0-65 0-9 0-27 0-27 20 0 11 7 14 13 16 3 2 19 2 30 2 26 66 52 133 78 200 0 1 1 7 1 9-7 20-12 45-21 61-13 23-29 29-43 30 1-3 3-7 5-10-2-20-16-26-27-26-14 0-25 11-25 26 0 23 18 48 47 48 39 0 70-36 86-84 29-85 58-170 86-254z">
                <text:p/>
              </draw:path>
              <draw:path draw:style-name="gr3" draw:text-style-name="P3" draw:layer="layout" svg:width="0.219cm" svg:height="0.251cm" svg:x="6.729cm" svg:y="17.499cm" svg:viewBox="0 0 220 252" svg:d="M203 23c0-9 0-23-18-23-12 0-16 7-18 11-21-11-48-11-59-11-99 0-108 52-108 68 0 29 23 44 31 47 18 13 34 16 93 25 15 2 60 9 60 38 0 18-17 38-72 38-35 0-58-13-69-47-3-11-5-16-21-16-22 0-22 13-22 23 0 18 0 35 0 53 0 9 0 23 18 23 9 0 16-4 22-20 28 20 61 20 72 20 95 0 108-52 108-74 0-29-17-45-31-54-23-14-36-18-90-25-23-4-61-11-61-31 0-16 19-32 70-32s52 20 54 32c0 17 16 17 20 17 21 0 21-13 21-24 0-12 0-25 0-38z">
                <text:p/>
              </draw:path>
              <draw:path draw:style-name="gr3" draw:text-style-name="P3" draw:layer="layout" svg:width="0.274cm" svg:height="0.375cm" svg:x="4.002cm" svg:y="18.196cm" svg:viewBox="0 0 275 376" svg:d="M117 376c7 0 23 0 23-20 0-18-14-18-23-18-8 0-17 0-25 0 0-37 0-75 0-113 18 16 39 27 65 27 63 0 118-54 118-126 0-68-48-126-113-126-27 0-50 11-70 27 0-20-7-23-24-23-14 0-28 0-43 0-9 0-25 0-25 18 0 19 16 19 25 19s17 0 25 0c0 99 0 198 0 297-8 0-16 0-25 0s-25 0-25 18c0 20 16 20 25 20 31 0 61 0 92 0zM92 99c0-34 34-61 68-61 40 0 72 38 72 88s-36 88-77 88c-42 0-63-45-63-75 0-14 0-27 0-40z">
                <text:p/>
              </draw:path>
              <draw:path draw:style-name="gr3" draw:text-style-name="P3" draw:layer="layout" svg:width="0.262cm" svg:height="0.247cm" svg:x="4.312cm" svg:y="18.196cm" svg:viewBox="0 0 263 248" svg:d="M113 144c0-58 38-106 99-106 2 21 18 25 26 25 12 0 25-11 25-25 0-11-7-38-54-38-33 0-69 14-96 45 0-6 0-12 0-18 0-18-5-23-25-23-21 0-42 0-63 0-9 0-25 0-25 18 0 19 16 19 25 19 15 0 30 0 45 0 0 57 0 114 0 171-15 0-30 0-45 0-9 0-25 0-25 18s16 18 25 18c51 0 101 0 151 0 8 0 24 0 24-18s-15-18-24-18c-21 0-42 0-63 0 0-22 0-45 0-68z">
                <text:p/>
              </draw:path>
              <draw:path draw:style-name="gr3" draw:text-style-name="P3" draw:layer="layout" svg:width="0.235cm" svg:height="0.253cm" svg:x="4.627cm" svg:y="18.194cm" svg:viewBox="0 0 236 254" svg:d="M236 128c0-70-52-128-117-128s-119 58-119 128 55 126 119 126 117-56 117-126zM119 216c-42 0-76-41-76-92 0-50 36-86 76-86 39 0 75 36 75 86 0 51-34 92-75 92z">
                <text:p/>
              </draw:path>
              <draw:path draw:style-name="gr3" draw:text-style-name="P3" draw:layer="layout" svg:width="0.273cm" svg:height="0.375cm" svg:x="4.9cm" svg:y="18.196cm" svg:viewBox="0 0 274 376" svg:d="M115 376c7 0 24 0 24-20 0-18-15-18-24-18-8 0-17 0-25 0 0-37 0-75 0-113 18 16 40 27 65 27 63 0 119-54 119-126 0-68-49-126-114-126-27 0-50 11-70 27 0-20-7-23-23-23-15 0-29 0-44 0-9 0-23 0-23 18 0 19 14 19 23 19s17 0 26 0c0 99 0 198 0 297-9 0-17 0-26 0s-23 0-23 18c0 20 14 20 23 20 31 0 62 0 92 0zM90 99c0-34 34-61 68-61 40 0 74 38 74 88s-38 88-79 88-63-45-63-75c0-14 0-27 0-40z">
                <text:p/>
              </draw:path>
              <draw:path draw:style-name="gr3" draw:text-style-name="P3" draw:layer="layout" svg:width="0.15cm" svg:height="0.442cm" svg:x="4.693cm" svg:y="18.745cm" svg:viewBox="0 0 151 443" svg:d="M151 427c0-9-5-13-11-18-75-49-99-128-99-188 0-43 13-79 26-104 23-43 50-67 77-85 4-3 7-9 7-14s-3-18-18-18c-14 0-61 34-93 83-31 47-40 99-40 138 0 38 7 92 45 146 29 42 74 76 88 76 15 0 18-11 18-16z">
                <text:p/>
              </draw:path>
              <draw:path draw:style-name="gr3" draw:text-style-name="P3" draw:layer="layout" svg:width="0.282cm" svg:height="0.346cm" svg:x="4.902cm" svg:y="18.793cm" svg:viewBox="0 0 283 347" svg:d="M160 124c-7 22-14 45-18 63-3-16-9-34-16-52-12-38-24-76-36-113-5-18-11-22-32-22-11 0-22 0-33 0-9 0-25 0-25 18s14 18 32 18c0 91 0 182 0 274-18 0-32 0-32 19 0 18 16 18 25 18 16 0 31 0 47 0 9 0 25 0 25-18 0-19-14-19-32-19 0-89 0-177 0-265 0 0 1 0 2 0 1 13 7 29 12 47 13 39 27 78 40 117 2 7 6 21 23 21s22-14 24-21c12-37 24-73 36-110 5-18 12-41 16-54 0 88 0 176 0 265-16 0-31 0-31 19 0 18 16 18 25 18 16 0 32 0 47 0 7 0 24 0 24-18 0-19-13-19-31-19 0-92 0-183 0-274 18 0 31 0 31-18s-17-18-24-18c-11 0-23 0-34 0-20 0-25 4-31 22-11 34-22 68-34 102z">
                <text:p/>
              </draw:path>
              <draw:path draw:style-name="gr3" draw:text-style-name="P3" draw:layer="layout" svg:width="0.222cm" svg:height="0.251cm" svg:x="5.235cm" svg:y="18.891cm" svg:viewBox="0 0 223 252" svg:d="M223 187c0-11-7-16-20-16-7 0-16 0-21 13-4 9-13 32-52 32-49 0-89-40-89-88 0-31 18-90 90-90 11 0 18 0 20 0 13 2 13 2 13 7 2 18 18 25 27 25 14 0 27-12 27-27 0-43-60-43-85-43-99 0-133 77-133 128 0 68 56 124 124 124 83 0 99-56 99-65z">
                <text:p/>
              </draw:path>
              <draw:path draw:style-name="gr3" draw:text-style-name="P3" draw:layer="layout" svg:width="0.219cm" svg:height="0.251cm" svg:x="5.534cm" svg:y="18.891cm" svg:viewBox="0 0 220 252" svg:d="M203 23c0-7 0-23-18-23-14 0-16 7-18 11-21-11-50-11-59-11-99 0-108 52-108 68 0 29 23 44 29 49 20 11 36 14 95 23 15 2 60 9 60 38 0 18-17 38-72 38-35 0-58-13-69-45-3-13-7-18-21-18-22 0-22 13-22 23 0 18 0 35 0 53 0 9 0 23 18 23 9 0 16-4 22-20 28 20 61 20 72 20 95 0 108-52 108-74 0-27-18-45-31-54-23-14-38-18-90-25-25-4-63-11-63-31 0-16 19-30 70-30s54 18 54 30c2 17 18 17 22 17 21 0 21-13 21-24 0-12 0-25 0-38z">
                <text:p/>
              </draw:path>
              <draw:path draw:style-name="gr3" draw:text-style-name="P3" draw:layer="layout" svg:width="0.15cm" svg:height="0.442cm" svg:x="6.187cm" svg:y="18.745cm" svg:viewBox="0 0 151 443" svg:d="M151 427c0-9-5-13-11-18-73-49-97-128-97-188 0-43 11-79 24-104 23-43 50-67 77-85 5-3 7-9 7-14s-2-18-18-18c-12 0-61 34-93 83-29 47-40 99-40 138 0 38 9 92 47 146 27 42 72 76 86 76 16 0 18-11 18-16z">
                <text:p/>
              </draw:path>
              <draw:path draw:style-name="gr3" draw:text-style-name="P3" draw:layer="layout" svg:width="0.269cm" svg:height="0.346cm" svg:x="6.403cm" svg:y="18.793cm" svg:viewBox="0 0 270 347" svg:d="M97 22c-9-22-20-22-32-22-14 0-28 0-42 0-7 0-23 0-23 18s14 18 23 18c5 0 10 0 15 0 0 91 0 182 0 274-5 0-10 0-15 0-7 0-23 0-23 18 0 19 14 19 23 19 21 0 42 0 63 0 8 0 24 0 24-18 0-19-15-19-24-19-4 0-9 0-14 0 0-89 0-178 0-267 9 25 18 52 29 79 24 68 48 136 72 204 9 21 20 21 34 21 16 0 25 0 25-23 0-96 0-192 0-288 5 0 10 0 15 0 9 0 23 0 23-18s-14-18-23-18c-21 0-41 0-62 0-9 0-25 0-25 18s16 18 25 18c5 0 9 0 13 0 0 89 0 179 0 268-9-27-18-54-27-81-25-67-49-134-74-201z">
                <text:p/>
              </draw:path>
              <draw:path draw:style-name="gr3" draw:text-style-name="P3" draw:layer="layout" svg:width="0.267cm" svg:height="0.251cm" svg:x="6.718cm" svg:y="18.891cm" svg:viewBox="0 0 268 252" svg:d="M212 88c0-43-34-88-113-88-27 0-85 0-85 43 0 16 13 27 27 27 9 0 27-3 27-30 17-2 26-2 31-2 45 0 72 18 72 52-95 2-171 29-171 85 0 43 40 77 95 77 6 0 49 0 80-22 14 20 45 20 64 20 15 0 29 0 29-20 0-18-16-18-25-18-7 0-20 0-31-3 0-40 0-81 0-121zM171 169c0 15 0 25-23 38-20 9-47 9-49 9-34 0-58-20-58-41 0-29 58-47 130-49 0 14 0 29 0 43z">
                <text:p/>
              </draw:path>
              <draw:path draw:style-name="gr3" draw:text-style-name="P3" draw:layer="layout" svg:width="0.298cm" svg:height="0.247cm" svg:x="6.982cm" svg:y="18.892cm" svg:viewBox="0 0 299 248" svg:d="M266 76c0-13 0-76-52-76-5 0-32 0-56 29-1-2-12-29-43-29-12 0-30 4-48 20-2-16-13-16-24-16-6 0-12 0-18 0-9 0-25 0-25 18s13 18 32 18c0 57 0 114 0 171-19 0-32 0-32 19 0 18 16 18 25 18 17 0 34 0 51 0 9 0 23 0 23-18 0-19-11-19-32-19 0-33 0-66 0-99 0-49 23-74 46-74 11 0 20 7 20 43 0 43 0 86 0 130-5 0-23 0-23 18 0 19 16 19 25 19 13 0 26 0 40 0 9 0 25 0 25-18 0-19-13-19-34-19 0-33 0-66 0-99 0-49 23-74 46-74 11 0 20 7 20 43 0 43 0 86 0 130-5 0-21 0-21 18 0 19 14 19 23 19 13 0 26 0 40 0 9 0 25 0 25-18 0-19-13-19-33-19 0-45 0-90 0-135z">
                <text:p/>
              </draw:path>
              <draw:path draw:style-name="gr3" draw:text-style-name="P3" draw:layer="layout" svg:width="0.233cm" svg:height="0.251cm" svg:x="7.315cm" svg:y="18.891cm" svg:viewBox="0 0 234 252" svg:d="M211 142c10 0 23 0 23-21 0-67-36-121-110-121-70 0-124 58-124 126 0 70 59 126 133 126 76 0 101-50 101-65 0-11-9-16-22-16-7 0-14 0-19 13-15 32-51 32-56 32-34 0-81-20-92-74 55 0 110 0 166 0zM45 106c11-47 47-68 79-68 40 0 63 25 67 68-49 0-97 0-146 0z">
                <text:p/>
              </draw:path>
              <draw:path draw:style-name="gr3" draw:text-style-name="P3" draw:layer="layout" svg:width="0.235cm" svg:height="0.359cm" svg:x="7.915cm" svg:y="18.786cm" svg:viewBox="0 0 236 360" svg:d="M236 180c0-164-14-180-119-180s-117 16-117 180c0 166 13 180 117 180 106 0 119-14 119-180zM117 324c-49 0-61-13-68-40-6-28-6-73-6-108 0-36 0-77 6-102 9-31 25-36 68-36 45 0 63 5 70 38 6 25 6 66 6 100 0 38 0 78-8 108-5 27-18 40-68 40z">
                <text:p/>
              </draw:path>
              <draw:path draw:style-name="gr3" draw:text-style-name="P3" draw:layer="layout" svg:width="0.274cm" svg:height="0.373cm" svg:x="8.187cm" svg:y="18.892cm" svg:viewBox="0 0 275 374" svg:d="M117 374c7 0 23 0 23-18s-16-18-23-18c-8 0-17 0-25 0 0-38 0-76 0-115 16 18 39 27 65 27 63 0 118-54 118-124 0-68-50-126-113-126-27 0-50 9-70 27 0-22-7-23-25-23-15 0-29 0-44 0-7 0-23 0-23 18s16 18 23 18c9 0 17 0 26 0 0 99 0 199 0 298-9 0-17 0-26 0-7 0-23 0-23 18s16 18 23 18c32 0 63 0 94 0zM92 99c0-34 32-61 68-61 38 0 72 38 72 88s-36 88-79 88c-40 0-61-47-61-75 0-14 0-27 0-40z">
                <text:p/>
              </draw:path>
              <draw:path draw:style-name="gr3" draw:text-style-name="P3" draw:layer="layout" svg:width="0.233cm" svg:height="0.251cm" svg:x="8.51cm" svg:y="18.891cm" svg:viewBox="0 0 234 252" svg:d="M211 142c10 0 23 0 23-21 0-67-36-121-110-121-70 0-124 58-124 126 0 70 59 126 133 126 76 0 101-50 101-65 0-11-7-16-20-16-9 0-16 0-21 13-13 32-51 32-56 32-33 0-81-20-92-74 55 0 110 0 166 0zM45 106c11-47 47-68 79-68 40 0 63 25 67 68-49 0-97 0-146 0z">
                <text:p/>
              </draw:path>
              <draw:path draw:style-name="gr3" draw:text-style-name="P3" draw:layer="layout" svg:width="0.262cm" svg:height="0.247cm" svg:x="8.795cm" svg:y="18.892cm" svg:viewBox="0 0 263 248" svg:d="M112 144c0-58 39-106 100-106 2 20 18 23 26 23 12 0 25-9 25-25 0-11-7-36-54-36-33 0-69 14-97 45 0-6 0-12 0-18 0-20-4-23-24-23-21 0-42 0-63 0-9 0-25 0-25 18s16 18 25 18c15 0 30 0 45 0 0 57 0 114 0 171-15 0-30 0-45 0-9 0-25 0-25 18 0 19 16 19 25 19 51 0 101 0 151 0 8 0 24 0 24-18 0-19-16-19-24-19-21 0-43 0-64 0 0-23 0-45 0-67z">
                <text:p/>
              </draw:path>
              <draw:path draw:style-name="gr3" draw:text-style-name="P3" draw:layer="layout" svg:width="0.267cm" svg:height="0.251cm" svg:x="9.108cm" svg:y="18.891cm" svg:viewBox="0 0 268 252" svg:d="M212 88c0-43-34-88-113-88-25 0-83 0-83 43 0 16 13 27 25 27 9 0 27-3 27-30 17-2 27-2 31-2 45 0 72 18 72 52-95 2-171 29-171 85 0 43 40 77 95 77 8 0 51 0 81-22 13 20 45 20 63 20 17 0 29 0 29-20 0-18-14-18-23-18s-22 0-33-3c0-40 0-81 0-121zM171 169c0 15 0 25-23 38-20 9-45 9-49 9-32 0-56-20-56-41 0-29 58-47 128-49 0 14 0 29 0 43z">
                <text:p/>
              </draw:path>
              <draw:path draw:style-name="gr3" draw:text-style-name="P3" draw:layer="layout" svg:width="0.24cm" svg:height="0.316cm" svg:x="9.392cm" svg:y="18.826cm" svg:viewBox="0 0 241 317" svg:d="M113 106c30 0 60 0 90 0 9 0 24 0 24-18s-15-18-24-18c-30 0-60 0-90 0 0-15 0-31 0-47 0-10 0-23-21-23-22 0-22 13-22 23 0 16 0 32 0 47-15 0-31 0-47 0-9 0-23 0-23 18s14 18 23 18c16 0 32 0 47 0 0 44 0 88 0 132 0 59 42 79 83 79 49 0 88-34 88-76 0-20-14-20-21-20-9 0-20 2-22 20 0 27-23 40-43 40-42 0-42-31-42-45 0-43 0-87 0-130z">
                <text:p/>
              </draw:path>
              <draw:path draw:style-name="gr3" draw:text-style-name="P3" draw:layer="layout" svg:width="0.235cm" svg:height="0.251cm" svg:x="9.707cm" svg:y="18.891cm" svg:viewBox="0 0 236 252" svg:d="M236 128c0-72-53-128-117-128s-119 57-119 128 55 124 119 124 117-54 117-124zM119 216c-42 0-76-41-76-94 0-50 36-84 76-84 39 0 75 34 75 84 0 53-34 94-75 94z">
                <text:p/>
              </draw:path>
              <draw:path draw:style-name="gr3" draw:text-style-name="P3" draw:layer="layout" svg:width="0.262cm" svg:height="0.247cm" svg:x="9.99cm" svg:y="18.892cm" svg:viewBox="0 0 263 248" svg:d="M113 144c0-58 38-106 99-106 2 20 18 23 26 23 12 0 25-9 25-25 0-11-7-36-54-36-33 0-69 14-96 45 0-6 0-12 0-18 0-20-5-23-25-23-21 0-42 0-63 0-9 0-25 0-25 18s16 18 25 18c15 0 30 0 45 0 0 57 0 114 0 171-15 0-30 0-45 0-9 0-25 0-25 18 0 19 16 19 25 19 51 0 101 0 151 0 8 0 24 0 24-18 0-19-15-19-24-19-21 0-42 0-63 0 0-23 0-45 0-67z">
                <text:p/>
              </draw:path>
              <draw:path draw:style-name="gr3" draw:text-style-name="P3" draw:layer="layout" svg:width="0.152cm" svg:height="0.442cm" svg:x="10.323cm" svg:y="18.745cm" svg:viewBox="0 0 153 443" svg:d="M153 221c0-37-9-91-47-145-27-42-72-76-86-76-16 0-20 13-20 18 0 9 7 13 11 16 75 51 99 128 99 187 0 44-13 81-24 107-23 43-52 66-77 84-5 4-9 10-9 15 0 4 4 16 20 16 12 0 61-33 92-83 30-47 41-97 41-139z">
                <text:p/>
              </draw:path>
              <draw:path draw:style-name="gr3" draw:text-style-name="P3" draw:layer="layout" svg:width="0.26cm" svg:height="0.247cm" svg:x="10.888cm" svg:y="18.892cm" svg:viewBox="0 0 261 248" svg:d="M112 144c0-58 37-106 99-106 1 20 18 23 25 23 12 0 25-9 25-25 0-11-7-36-54-36-32 0-68 14-95 45 0-6 0-12 0-18 0-20-6-23-24-23-21 0-43 0-65 0-9 0-23 0-23 18s14 18 23 18c15 0 30 0 45 0 0 57 0 114 0 171-15 0-30 0-45 0-9 0-23 0-23 18 0 19 14 19 23 19 51 0 101 0 152 0 7 0 25 0 25-18 0-19-16-19-25-19-21 0-42 0-63 0 0-23 0-45 0-67z">
                <text:p/>
              </draw:path>
              <draw:path draw:style-name="gr3" draw:text-style-name="P3" draw:layer="layout" svg:width="0.233cm" svg:height="0.251cm" svg:x="11.201cm" svg:y="18.891cm" svg:viewBox="0 0 234 252" svg:d="M211 142c10 0 23 0 23-21 0-67-38-121-112-121-68 0-122 58-122 126 0 70 59 126 131 126 78 0 103-50 103-65 0-11-9-16-22-16-7 0-14 0-19 13-15 32-51 32-58 32-32 0-81-20-92-74 56 0 112 0 168 0zM43 106c11-47 47-68 79-68 42 0 65 25 69 68-49 0-99 0-148 0z">
                <text:p/>
              </draw:path>
              <draw:path draw:style-name="gr3" draw:text-style-name="P3" draw:layer="layout" svg:width="0.237cm" svg:height="0.346cm" svg:x="11.5cm" svg:y="18.793cm" svg:viewBox="0 0 238 347" svg:d="M140 23c0-19-5-23-25-23-30 0-61 0-92 0-9 0-23 0-23 18s14 18 23 18c25 0 50 0 74 0 0 91 0 182 0 274-24 0-49 0-74 0-9 0-23 0-23 18 0 19 14 19 23 19 64 0 128 0 191 0 9 0 24 0 24-18 0-19-15-19-24-19-24 0-49 0-74 0 0-96 0-191 0-287z">
                <text:p/>
              </draw:path>
              <draw:path draw:style-name="gr3" draw:text-style-name="P3" draw:layer="layout" svg:width="0.233cm" svg:height="0.251cm" svg:x="11.799cm" svg:y="18.891cm" svg:viewBox="0 0 234 252" svg:d="M211 142c10 0 23 0 23-21 0-67-38-121-110-121-70 0-124 58-124 126 0 70 59 126 131 126 78 0 103-50 103-65 0-11-9-16-22-16-7 0-14 0-19 13-15 32-51 32-58 32-32 0-79-20-92-74 56 0 112 0 168 0zM45 106c11-47 47-68 79-68 40 0 63 25 67 68-49 0-97 0-146 0z">
                <text:p/>
              </draw:path>
              <draw:path draw:style-name="gr3" draw:text-style-name="P3" draw:layer="layout" svg:width="0.267cm" svg:height="0.251cm" svg:x="12.098cm" svg:y="18.891cm" svg:viewBox="0 0 268 252" svg:d="M212 88c0-43-34-88-113-88-27 0-85 0-85 43 0 16 13 27 27 27 9 0 27-3 27-30 15-2 26-2 31-2 45 0 72 18 72 52-95 2-171 29-171 85 0 43 40 77 94 77 7 0 50 0 81-22 14 20 45 20 63 20 16 0 30 0 30-20 0-18-16-18-25-18-7 0-20 0-31-3 0-40 0-81 0-121zM171 169c0 15 0 25-23 38-22 9-47 9-49 9-34 0-58-20-58-41 0-29 58-47 130-49 0 14 0 29 0 43z">
                <text:p/>
              </draw:path>
              <draw:path draw:style-name="gr3" draw:text-style-name="P3" draw:layer="layout" svg:width="0.219cm" svg:height="0.251cm" svg:x="12.407cm" svg:y="18.891cm" svg:viewBox="0 0 220 252" svg:d="M203 23c0-7 0-23-18-23-12 0-16 7-18 11-21-11-50-11-59-11-99 0-108 52-108 68 0 29 23 44 29 49 20 11 36 14 95 23 15 2 60 9 60 38 0 18-17 38-72 38-35 0-58-13-69-45-3-13-5-18-21-18-22 0-22 13-22 23 0 18 0 35 0 53 0 9 0 23 18 23 9 0 16-4 22-20 28 20 61 20 72 20 95 0 108-52 108-74 0-27-17-45-31-54-23-14-38-18-90-25-25-4-61-11-61-31 0-16 17-30 68-30s54 18 56 30c0 17 16 17 20 17 21 0 21-13 21-24 0-12 0-25 0-38z">
                <text:p/>
              </draw:path>
              <draw:path draw:style-name="gr3" draw:text-style-name="P3" draw:layer="layout" svg:width="0.233cm" svg:height="0.251cm" svg:x="12.695cm" svg:y="18.891cm" svg:viewBox="0 0 234 252" svg:d="M211 142c10 0 23 0 23-21 0-67-38-121-110-121-70 0-124 58-124 126 0 70 59 126 131 126 78 0 103-50 103-65 0-11-9-16-22-16-7 0-14 0-19 13-15 32-51 32-56 32-34 0-81-20-94-74 56 0 112 0 168 0zM45 106c11-47 47-68 79-68 40 0 63 25 67 68-49 0-97 0-146 0z">
                <text:p/>
              </draw:path>
              <draw:path draw:style-name="gr3" draw:text-style-name="P3" draw:layer="layout" svg:width="0.152cm" svg:height="0.442cm" svg:x="13.359cm" svg:y="18.745cm" svg:viewBox="0 0 153 443" svg:d="M153 427c0-9-7-13-11-18-75-49-99-128-99-188 0-43 13-79 24-104 23-43 52-67 77-85 5-3 9-9 9-14s-4-18-20-18c-12 0-61 34-92 83-30 47-41 99-41 138 0 38 9 92 47 146 27 42 72 76 86 76 16 0 20-11 20-16z">
                <text:p/>
              </draw:path>
              <draw:path draw:style-name="gr3" draw:text-style-name="P3" draw:layer="layout" svg:width="0.269cm" svg:height="0.346cm" svg:x="13.575cm" svg:y="18.793cm" svg:viewBox="0 0 270 347" svg:d="M97 22c-7-22-20-22-32-22-13 0-27 0-40 0-9 0-25 0-25 18s16 18 25 18c4 0 9 0 13 0 0 91 0 182 0 274-4 0-9 0-13 0-9 0-25 0-25 18 0 19 16 19 25 19 21 0 41 0 61 0 9 0 24 0 24-18 0-19-15-19-24-19-4 0-9 0-14 0 0-89 0-178 0-267 1 0 1 0 2 0 7 25 16 52 27 79 24 68 48 136 72 204 9 21 21 21 34 21 16 0 25 0 25-23 0-96 0-192 0-288 5 0 10 0 15 0 9 0 23 0 23-18s-14-18-23-18c-21 0-41 0-62 0-9 0-23 0-23 18s14 18 23 18c5 0 9 0 13 0 0 89 0 179 0 268-7-27-18-54-27-81-25-67-49-134-74-201z">
                <text:p/>
              </draw:path>
              <draw:path draw:style-name="gr3" draw:text-style-name="P3" draw:layer="layout" svg:width="0.267cm" svg:height="0.251cm" svg:x="13.89cm" svg:y="18.891cm" svg:viewBox="0 0 268 252" svg:d="M212 88c0-43-34-88-113-88-27 0-85 0-85 43 0 16 13 27 27 27 9 0 27-3 27-30 17-2 26-2 31-2 45 0 72 18 72 52-95 2-171 29-171 85 0 43 40 77 95 77 8 0 51 0 81-22 13 20 44 20 63 20 17 0 29 0 29-20 0-18-14-18-23-18s-22 0-33-3c0-40 0-81 0-121zM171 169c0 15 0 25-23 38-20 9-45 9-49 9-32 0-56-20-56-41 0-29 58-47 128-49 0 14 0 29 0 43z">
                <text:p/>
              </draw:path>
              <draw:path draw:style-name="gr3" draw:text-style-name="P3" draw:layer="layout" svg:width="0.296cm" svg:height="0.247cm" svg:x="14.157cm" svg:y="18.892cm" svg:viewBox="0 0 297 248" svg:d="M265 76c0-13 0-76-51-76-7 0-34 0-57 29 0-2-11-29-42-29-14 0-32 4-48 20-4-16-15-16-26-16-6 0-12 0-18 0-9 0-23 0-23 18s13 18 32 18c0 57 0 114 0 171-19 0-32 0-32 19 0 18 14 18 23 18 17 0 34 0 51 0 9 0 25 0 25-18 0-19-13-19-32-19 0-33 0-66 0-99 0-49 23-74 45-74 12 0 19 7 19 43 0 43 0 86 0 130-5 0-21 0-21 18 0 19 14 19 23 19 13 0 27 0 40 0 9 0 25 0 25-18 0-19-13-19-32-19 0-33 0-66 0-99 0-49 23-74 45-74 12 0 19 7 19 43 0 43 0 86 0 130-5 0-21 0-21 18 0 19 14 19 23 19 13 0 27 0 40 0 9 0 25 0 25-18 0-19-13-19-32-19 0-45 0-90 0-135z">
                <text:p/>
              </draw:path>
              <draw:path draw:style-name="gr3" draw:text-style-name="P3" draw:layer="layout" svg:width="0.233cm" svg:height="0.251cm" svg:x="14.488cm" svg:y="18.891cm" svg:viewBox="0 0 234 252" svg:d="M211 142c10 0 23 0 23-21 0-67-36-121-110-121-70 0-124 58-124 126 0 70 59 126 133 126 76 0 101-50 101-65 0-11-7-16-20-16-9 0-16 0-21 13-13 32-51 32-56 32-33 0-81-20-92-74 55 0 110 0 166 0zM45 106c11-47 47-68 79-68 40 0 63 25 67 68-49 0-97 0-146 0z">
                <text:p/>
              </draw:path>
              <draw:path draw:style-name="gr3" draw:text-style-name="P3" draw:layer="layout" svg:width="0.238cm" svg:height="0.359cm" svg:x="15.085cm" svg:y="18.786cm" svg:viewBox="0 0 239 360" svg:d="M223 23c0-7 0-23-18-23-12 0-18 7-21 25-31-23-63-25-78-25-63 0-106 45-106 94 0 30 16 52 22 59 23 25 41 29 84 38 6 2 45 11 47 11 36 12 47 41 47 61 0 29-25 61-67 61-23 0-47-5-61-14-27-17-29-40-29-51-2-9-2-20-21-20-22 0-22 13-22 24 0 24 0 49 0 74 0 9 0 23 18 23 13 0 18-7 22-23 27 18 63 23 91 23 67 0 108-49 108-101 0-18-5-41-23-63-22-27-49-32-68-38-13-3-54-12-62-14-25-7-46-27-46-52 0-27 27-54 66-54 65 0 74 52 76 66 2 18 12 18 21 18 20 0 20-12 20-23 0-25 0-50 0-76z">
                <text:p/>
              </draw:path>
              <draw:path draw:style-name="gr3" draw:text-style-name="P3" draw:layer="layout" svg:width="0.233cm" svg:height="0.251cm" svg:x="15.384cm" svg:y="18.891cm" svg:viewBox="0 0 234 252" svg:d="M211 142c12 0 23 0 23-21 0-67-36-121-110-121-68 0-124 58-124 126 0 70 59 126 133 126 76 0 101-50 101-65 0-11-7-16-20-16-9 0-16 0-21 13-13 32-49 32-56 32-33 0-81-20-92-74 55 0 110 0 166 0zM45 106c11-47 47-68 79-68 40 0 63 25 67 68-49 0-97 0-146 0z">
                <text:p/>
              </draw:path>
              <draw:path draw:style-name="gr3" draw:text-style-name="P3" draw:layer="layout" svg:width="0.289cm" svg:height="0.247cm" svg:x="15.658cm" svg:y="18.892cm" svg:viewBox="0 0 290 248" svg:d="M241 83c0-58-29-83-75-83-27 0-53 9-74 29 0-16 0-25-24-25-14 0-28 0-43 0-9 0-25 0-25 18s16 18 25 18 17 0 25 0c0 57 0 114 0 171-8 0-16 0-25 0s-25 0-25 18c0 19 16 19 25 19 31 0 61 0 92 0 7 0 23 0 23-18 0-19-14-19-23-19-8 0-17 0-25 0 0-33 0-65 0-98 0-55 42-75 70-75s36 12 36 47c0 42 0 84 0 126-6 0-12 0-18 0-7 0-23 0-23 18 0 19 16 19 23 19 29 0 58 0 86 0 8 0 24 0 24-18 0-19-16-19-24-19s-16 0-25 0c0-43 0-86 0-128z">
                <text:p/>
              </draw:path>
              <draw:path draw:style-name="gr3" draw:text-style-name="P3" draw:layer="layout" svg:width="0.219cm" svg:height="0.251cm" svg:x="15.994cm" svg:y="18.891cm" svg:viewBox="0 0 220 252" svg:d="M203 23c0-7 0-23-19-23-13 0-15 7-17 11-21-11-50-11-59-11-101 0-108 52-108 68 0 29 22 44 29 49 20 11 36 14 93 23 15 2 60 9 60 38 0 18-16 38-70 38-35 0-58-13-69-45-5-13-7-18-23-18-20 0-20 13-20 23 0 18 0 35 0 53 0 9 0 23 18 23 7 0 16-4 20-20 29 20 63 20 74 20 93 0 108-52 108-74 0-27-18-45-31-54-23-14-38-18-92-25-23-4-61-11-61-31 0-16 18-30 70-30s54 18 54 30c2 17 16 17 22 17 21 0 21-13 21-24 0-12 0-25 0-38z">
                <text:p/>
              </draw:path>
              <draw:path draw:style-name="gr3" draw:text-style-name="P3" draw:layer="layout" svg:width="0.235cm" svg:height="0.251cm" svg:x="16.282cm" svg:y="18.891cm" svg:viewBox="0 0 236 252" svg:d="M236 128c0-72-53-128-117-128s-119 57-119 128 55 124 119 124 117-54 117-124zM119 216c-42 0-76-41-76-94 0-50 36-84 76-84 39 0 75 34 75 84 0 53-34 94-75 94z">
                <text:p/>
              </draw:path>
              <draw:path draw:style-name="gr3" draw:text-style-name="P3" draw:layer="layout" svg:width="0.262cm" svg:height="0.247cm" svg:x="16.565cm" svg:y="18.892cm" svg:viewBox="0 0 263 248" svg:d="M113 144c0-58 38-106 99-106 2 20 18 23 26 23 12 0 25-9 25-25 0-11-7-36-54-36-33 0-69 14-96 45 0-6 0-12 0-18 0-20-5-23-25-23-21 0-42 0-63 0-9 0-25 0-25 18s16 18 25 18c15 0 30 0 45 0 0 57 0 114 0 171-15 0-30 0-45 0-9 0-25 0-25 18 0 19 16 19 25 19 51 0 101 0 151 0 8 0 24 0 24-18 0-19-15-19-24-19-21 0-42 0-63 0 0-23 0-45 0-67z">
                <text:p/>
              </draw:path>
              <draw:path draw:style-name="gr3" draw:text-style-name="P3" draw:layer="layout" svg:width="0.152cm" svg:height="0.442cm" svg:x="16.898cm" svg:y="18.745cm" svg:viewBox="0 0 153 443" svg:d="M153 221c0-37-9-91-47-145-27-42-72-76-86-76-16 0-20 13-20 18 0 9 7 13 11 16 75 51 99 128 99 187 0 44-11 81-24 107-23 43-52 66-77 84-5 4-9 10-9 15 0 4 4 16 20 16 12 0 61-33 92-83 30-47 41-97 41-139z">
                <text:p/>
              </draw:path>
              <draw:path draw:style-name="gr3" draw:text-style-name="P3" draw:layer="layout" svg:width="0.24cm" svg:height="0.316cm" svg:x="17.461cm" svg:y="18.826cm" svg:viewBox="0 0 241 317" svg:d="M113 106c31 0 62 0 92 0 7 0 24 0 24-18s-17-18-24-18c-30 0-61 0-92 0 0-15 0-31 0-47 0-10 1-23-19-23-21 0-22 13-22 23 0 16 0 32 0 47-16 0-31 0-47 0-9 0-25 0-25 18s16 18 23 18c17 0 33 0 49 0 0 44 0 88 0 132 0 59 41 79 81 79 49 0 88-34 88-76 0-20-14-20-21-20-9 0-20 2-20 20-2 27-25 40-43 40-44 0-44-31-44-45 0-43 0-87 0-130z">
                <text:p/>
              </draw:path>
              <draw:path draw:style-name="gr3" draw:text-style-name="P3" draw:layer="layout" svg:width="0.273cm" svg:height="0.381cm" svg:x="17.762cm" svg:y="18.889cm" svg:viewBox="0 0 274 382" svg:d="M104 216c-5 0-12 0-16-2-9 0-12 0-18-7-5-5-7-13-7-20 0-2 0-9 4-14 14 9 32 14 50 14 54 0 95-41 95-92 0-18-5-34-14-48 13-7 20-9 29-9 3 14 14 20 23 20 13 0 24-11 24-26 0-14-13-32-44-32-12 0-37 4-59 20-14-11-34-16-54-16-54 0-95 41-95 91 0 22 7 40 16 53-4 9-11 25-11 39 0 24 13 40 14 42-39 23-41 59-41 68 0 50 61 85 133 85s133-35 133-85c0-81-106-81-122-81-13 0-26 0-40 0zM117 151c-29 0-54-25-54-56 0-30 25-55 54-55s54 25 54 55c0 31-25 56-54 56zM117 250c52 0 113 0 113 47 0 23-39 49-97 49-56 0-97-24-97-49 0-22 18-43 47-47 11 0 23 0 34 0z">
                <text:p/>
              </draw:path>
              <draw:path draw:style-name="gr3" draw:text-style-name="P3" draw:layer="layout" svg:width="0.24cm" svg:height="0.316cm" svg:x="18.058cm" svg:y="18.826cm" svg:viewBox="0 0 241 317" svg:d="M113 106c31 0 62 0 92 0 7 0 24 0 24-18s-17-18-24-18c-30 0-61 0-92 0 0-15 0-31 0-47 0-10 1-23-19-23-21 0-22 13-22 23 0 16 0 32 0 47-16 0-31 0-47 0-9 0-25 0-25 18s16 18 23 18c17 0 33 0 49 0 0 44 0 88 0 132 0 59 41 79 81 79 49 0 88-34 88-76 0-20-14-20-21-20-9 0-20 2-20 20-2 27-25 40-43 40-44 0-44-31-44-45 0-43 0-87 0-130z">
                <text:p/>
              </draw:path>
              <draw:path draw:style-name="gr3" draw:text-style-name="P3" draw:layer="layout" svg:width="0.269cm" svg:height="0.346cm" svg:x="18.656cm" svg:y="18.793cm" svg:viewBox="0 0 270 347" svg:d="M157 36c23 0 46 0 70 0 0 10 0 20 0 31 0 10 0 25 21 25 22 0 22-15 22-25 0-15 0-29 0-44 0-19-5-23-25-23-73 0-147 0-220 0-20 0-25 4-25 23 0 15 0 29 0 44 0 10 0 25 22 25 21 0 21-15 21-25 0-11 0-21 0-31 24 0 47 0 70 0 0 91 0 182 0 274-9 0-19 0-28 0-8 0-24 0-24 18 0 19 16 19 24 19 33 0 67 0 100 0 8 0 26 0 26-18 0-19-17-19-26-19s-19 0-28 0c0-92 0-183 0-274z">
                <text:p/>
              </draw:path>
              <draw:path draw:style-name="gr3" draw:text-style-name="P3" draw:layer="layout" svg:width="0.269cm" svg:height="0.346cm" svg:x="5.507cm" svg:y="19.488cm" svg:viewBox="0 0 270 347" svg:d="M157 38c23 0 46 0 70 0 0 10 0 20 0 30 0 11 0 24 21 24 22 0 22-13 22-24 0-15 0-30 0-45 0-18-5-23-25-23-73 0-147 0-220 0-20 0-25 5-25 25 0 15 0 29 0 43 0 11 0 24 22 24 21 0 21-13 21-24 0-10 0-20 0-30 24 0 47 0 70 0 0 91 0 182 0 273-9 0-19 0-28 0-8 0-24 0-24 18s15 18 24 18c33 0 67 0 100 0 8 0 24 0 24-18s-15-18-24-18-19 0-28 0c0-91 0-182 0-273z">
                <text:p/>
              </draw:path>
              <draw:path draw:style-name="gr3" draw:text-style-name="P3" draw:layer="layout" svg:width="0.269cm" svg:height="0.346cm" svg:x="6.104cm" svg:y="19.488cm" svg:viewBox="0 0 270 347" svg:d="M157 38c23 0 46 0 70 0 0 10 0 20 0 30 0 11 0 24 21 24 22 0 22-13 22-24 0-15 0-30 0-45 0-18-5-23-25-23-73 0-147 0-220 0-20 0-25 5-25 25 0 15 0 29 0 43 0 11 0 24 22 24 21 0 21-13 21-24 0-10 0-20 0-30 24 0 47 0 70 0 0 91 0 182 0 273-9 0-19 0-28 0-8 0-24 0-24 18s15 18 24 18c33 0 67 0 100 0 8 0 26 0 26-18s-17-18-26-18-19 0-28 0c0-91 0-182 0-273z">
                <text:p/>
              </draw:path>
              <draw:path draw:style-name="gr3" draw:text-style-name="P3" draw:layer="layout" svg:width="0.15cm" svg:height="0.442cm" svg:x="6.439cm" svg:y="19.441cm" svg:viewBox="0 0 151 443" svg:d="M151 221c0-37-9-91-45-145-29-42-74-76-88-76-16 0-18 13-18 16 0 9 5 15 11 18 75 49 97 128 97 187 0 44-11 80-23 105-24 45-51 66-78 84-5 4-7 9-7 15 0 5 4 18 18 18 13 0 61-34 94-83 30-47 39-99 39-139z">
                <text:p/>
              </draw:path>
              <draw:path draw:style-name="gr3" draw:text-style-name="P3" draw:layer="layout" svg:width="0.071cm" svg:height="0.244cm" svg:x="6.801cm" svg:y="19.591cm" svg:viewBox="0 0 72 245" svg:d="M72 36c0-20-16-36-36-36s-36 18-36 36c0 22 18 36 36 36 22 0 36-18 36-36zM72 211c0-22-16-38-36-38s-36 18-36 36c0 21 18 36 36 36 22 0 36-16 36-34z">
                <text:p/>
              </draw:path>
              <draw:path draw:style-name="gr3" draw:text-style-name="P3" draw:layer="layout" svg:width="0.071cm" svg:height="0.244cm" svg:x="7.099cm" svg:y="19.591cm" svg:viewBox="0 0 72 245" svg:d="M72 36c0-20-16-36-34-36-22 0-38 18-38 36 0 22 18 36 36 36 22 0 36-18 36-36zM72 211c0-22-16-38-34-38-22 0-38 18-38 36 0 21 18 36 36 36 22 0 36-16 36-34z">
                <text:p/>
              </draw:path>
              <draw:path draw:style-name="gr3" draw:text-style-name="P3" draw:layer="layout" svg:width="0.251cm" svg:height="0.256cm" svg:x="7.348cm" svg:y="19.585cm" svg:viewBox="0 0 252 257" svg:d="M220 38c1-7 1-9 1-11 0-11-7-16-16-16-7 0-20 3-23 20-6-11-20-31-49-31-65 0-133 81-133 167 0 60 34 90 72 90 34 0 59-27 70-39 6 25 25 39 49 39 27 0 38-23 43-32 11-22 18-54 18-56 0-7-7-7-11-7-7 0-9 4-11 14-9 38-19 67-39 67-11 0-15-9-15-23 0-6 2-18 6-29 12-51 25-102 38-153zM146 180c-6 20-42 63-72 63-33 0-34-41-34-50 0-29 18-92 27-114 14-36 41-65 66-65 34 0 40 47 40 51 0 3 0 3-2 9-8 35-17 71-25 106z">
                <text:p/>
              </draw:path>
              <draw:path draw:style-name="gr3" draw:text-style-name="P3" draw:layer="layout" svg:width="0.201cm" svg:height="0.256cm" svg:x="7.627cm" svg:y="19.585cm" svg:viewBox="0 0 202 257" svg:d="M180 40c-20 5-20 21-20 23 0 5 4 16 16 16 13 0 26-9 26-30 0-26-24-49-65-49-67 0-92 52-92 83 0 45 40 54 56 57 27 6 52 11 52 42 0 16-13 61-76 61-14 0-46-4-55-31 27-3 18-18 27-27 0-14-13-18-20-18-4 0-29 2-29 35 0 32 31 55 77 55 87 0 110-70 110-95 0-16-5-31-18-43-14-15-27-16-52-22-18-3-38-9-38-32 0-11 9-51 58-51 18 0 38 6 43 26z">
                <text:p/>
              </draw:path>
              <draw:path draw:style-name="gr3" draw:text-style-name="P3" draw:layer="layout" svg:width="0.152cm" svg:height="0.442cm" svg:x="7.918cm" svg:y="19.441cm" svg:viewBox="0 0 153 443" svg:d="M153 221c0-37-9-91-47-145-27-42-72-76-86-76-16 0-20 13-20 16 0 9 7 15 11 18 75 49 99 128 99 187 0 44-13 80-24 105-23 45-52 66-79 84-3 4-7 9-7 15 0 5 4 18 20 18 12 0 61-34 92-83 30-47 41-99 41-139z">
                <text:p/>
              </draw:path>
              <draw:path draw:style-name="gr3" draw:text-style-name="P3" draw:layer="layout" svg:width="0.264cm" svg:height="0.346cm" svg:x="8.482cm" svg:y="19.488cm" svg:viewBox="0 0 265 347" svg:d="M85 193c24 0 49 0 73 0 0 21 0 32 22 32s22-13 22-23c0-18 0-36 0-54 0-11 0-24-22-24s-22 11-22 33c-24 0-49 0-73 0 0-40 0-80 0-119 46 0 92 0 138 0 0 10 0 20 0 30 0 11-1 24 20 24s22-13 22-24c0-15 0-30 0-45 0-18-6-23-24-23-72 0-145 0-218 0-9 0-23 0-23 20 0 18 16 18 23 18s14 0 20 0c0 91 0 182 0 273-6 0-13 0-20 0-9 0-23 0-23 18s16 18 23 18c30 0 60 0 90 0 9 0 26 0 26-18s-17-18-26-18-19 0-28 0c0-39 0-79 0-118z">
                <text:p/>
              </draw:path>
              <draw:path draw:style-name="gr3" draw:text-style-name="P3" draw:layer="layout" svg:width="0.22cm" svg:height="0.346cm" svg:x="8.807cm" svg:y="19.488cm" svg:viewBox="0 0 221 347" svg:d="M137 29c0-16-14-29-29-29s-31 13-31 29 16 29 31 29 29-13 29-29zM31 103c-9 0-26 0-26 18 0 19 15 19 26 19 21 0 42 0 63 0 0 57 0 114 0 171-23 0-46 0-69 0-9 0-25 0-25 18s16 18 25 18c57 0 114 0 171 0 7 0 25 0 25-18s-16-18-25-18c-20 0-39 0-59 0 0-61 0-123 0-185 0-18-6-23-25-23-27 0-54 0-81 0z">
                <text:p/>
              </draw:path>
              <draw:path draw:style-name="gr3" draw:text-style-name="P3" draw:layer="layout" svg:width="0.264cm" svg:height="0.244cm" svg:x="9.081cm" svg:y="19.591cm" svg:viewBox="0 0 265 245" svg:d="M148 119c21-27 42-54 63-81 7 0 15 0 23 0 7 0 23 0 23-18 0-20-14-20-23-20-23 0-46 0-68 0-9 0-24 0-24 18 0 20 13 20 27 20-12 17-25 35-38 52-13-17-26-35-39-52 14 0 27 0 27-20 0-18-15-18-24-18-22 0-45 0-68 0-7 0-23 0-23 18 0 20 14 20 23 20 8 0 16 0 23 0 22 27 44 54 65 81-23 30-45 60-68 90-7 0-15 0-22 0-11 0-25 0-25 18s16 18 25 18c22 0 45 0 67 0 9 0 23 0 23-18s-12-18-29-18c15-22 30-45 45-67 16 22 32 45 47 67-14 0-29 0-29 18s17 18 24 18c23 0 45 0 68 0 9 0 24 0 24-18s-15-18-24-18c-8 0-15 0-23 0-24-30-47-60-70-90z">
                <text:p/>
              </draw:path>
              <draw:path draw:style-name="gr3" draw:text-style-name="P3" draw:layer="layout" svg:width="0.15cm" svg:height="0.442cm" svg:x="9.414cm" svg:y="19.441cm" svg:viewBox="0 0 151 443" svg:d="M151 221c0-37-9-91-47-145-27-42-72-76-86-76-16 0-18 13-18 16 0 9 5 15 11 18 74 49 97 128 97 187 0 44-11 80-23 105-24 45-51 66-78 84-5 4-7 9-7 15 0 5 4 18 18 18 13 0 61-34 94-83 28-47 39-99 39-139z">
                <text:p/>
              </draw:path>
              <draw:path draw:style-name="gr3" draw:text-style-name="P3" draw:layer="layout" svg:width="0.15cm" svg:height="0.44cm" svg:x="2.303cm" svg:y="20.138cm" svg:viewBox="0 0 151 441" svg:d="M151 425c0-9-5-13-11-16-75-51-99-130-99-188 0-45 13-81 26-106 21-43 50-66 77-84 4-4 7-9 7-15 0-5-3-16-20-16-12 0-59 32-91 81-31 49-40 99-40 139 0 37 7 91 45 147 27 40 72 74 86 74 17 0 20-11 20-16z">
                <text:p/>
              </draw:path>
              <draw:path draw:style-name="gr3" draw:text-style-name="P3" draw:layer="layout" svg:width="0.253cm" svg:height="0.359cm" svg:x="2.526cm" svg:y="20.178cm" svg:viewBox="0 0 254 360" svg:d="M254 25c0-9 0-25-18-25-13 0-16 7-25 27-15-11-40-27-74-27-74 0-137 77-137 180s63 180 139 180c64 0 115-47 115-101 0-20-16-20-22-20-3 0-20 0-21 15-4 68-63 70-71 70-50 0-97-61-97-142 0-87 49-144 97-144 13 0 60 5 71 75 3 15 16 15 21 15 22 0 22-13 22-24 0-26 0-52 0-79z">
                <text:p/>
              </draw:path>
              <draw:path draw:style-name="gr3" draw:text-style-name="P3" draw:layer="layout" svg:width="0.264cm" svg:height="0.346cm" svg:x="2.818cm" svg:y="20.185cm" svg:viewBox="0 0 265 347" svg:d="M85 193c24 0 49 0 73 0 0 21 1 32 22 32s20-14 20-25c0-18 0-36 0-54 0-11 1-24-20-24s-22 11-22 33c-24 0-49 0-73 0 0-40 0-79 0-119 45 0 91 0 136 0 0 10 0 20 0 31 0 10 0 25 22 25s22-15 22-25c0-15 0-29 0-44 0-18-6-23-26-23-72 0-144 0-216 0-9 0-23 0-23 18s14 18 23 18c6 0 12 0 18 0 0 91 0 182 0 274-6 0-12 0-18 0-9 0-23 0-23 19 0 18 14 18 23 18 30 0 60 0 90 0 8 0 24 0 24-18 0-19-15-19-24-19s-19 0-28 0c0-39 0-78 0-117z">
                <text:p/>
              </draw:path>
              <draw:path draw:style-name="gr3" draw:text-style-name="P3" draw:layer="layout" svg:width="0.262cm" svg:height="0.359cm" svg:x="3.122cm" svg:y="20.178cm" svg:viewBox="0 0 263 360" svg:d="M236 238c11 0 27 0 27-20 0-18-16-18-25-18-23 0-46 0-69 0-9 0-23 0-23 18 0 20 14 20 23 20 8 0 16 0 24 0-6 45-26 86-63 86-44 0-87-59-87-142 0-87 43-144 87-144 30 0 57 27 63 70 1 9 3 20 21 20 22 0 22-13 22-24 0-26 0-52 0-79 0-9 0-25-18-25-15 0-18 9-25 25-13-11-35-25-65-25-69 0-128 77-128 180 0 106 59 180 128 180 32 0 56-16 65-27 0 16 5 22 21 22 22 0 22-13 22-24 0-31 0-62 0-93z">
                <text:p/>
              </draw:path>
              <draw:path draw:style-name="gr3" draw:text-style-name="P3" draw:layer="layout" svg:width="0.219cm" svg:height="0.348cm" svg:x="3.741cm" svg:y="20.183cm" svg:viewBox="0 0 220 349" svg:d="M135 31c0-17-14-31-29-31s-29 15-29 31c0 15 14 28 29 28s29-14 29-28zM29 104c-7 0-24 0-24 18s15 18 24 18c21 0 43 0 65 0 0 57 0 114 0 171-24 0-47 0-71 0-7 0-23 0-23 20 0 18 16 18 23 18 58 0 116 0 173 0 7 0 24 0 24-18 0-20-17-20-24-20-20 0-41 0-61 0 0-61 0-122 0-183 0-18-4-24-23-24-28 0-56 0-83 0z">
                <text:p/>
              </draw:path>
              <draw:path draw:style-name="gr3" draw:text-style-name="P3" draw:layer="layout" svg:width="0.289cm" svg:height="0.247cm" svg:x="4.002cm" svg:y="20.284cm" svg:viewBox="0 0 290 248" svg:d="M241 83c0-58-29-83-75-83-26 0-53 9-74 29 0-16 0-25-24-25-14 0-28 0-43 0-9 0-25 0-25 18s16 18 25 18 17 0 25 0c0 57 0 114 0 171-8 0-16 0-25 0s-25 0-25 19c0 18 16 18 25 18 31 0 61 0 92 0 7 0 23 0 23-18 0-19-14-19-23-19-8 0-17 0-25 0 0-33 0-65 0-98 0-55 44-75 72-75s34 12 34 47c0 42 0 84 0 126-6 0-12 0-18 0-7 0-23 0-23 19 0 18 16 18 23 18 29 0 58 0 86 0 8 0 24 0 24-18 0-19-15-19-24-19-8 0-16 0-25 0 0-43 0-86 0-128z">
                <text:p/>
              </draw:path>
              <draw:path draw:style-name="gr3" draw:text-style-name="P3" draw:layer="layout" svg:width="0.274cm" svg:height="0.373cm" svg:x="4.301cm" svg:y="20.284cm" svg:viewBox="0 0 275 374" svg:d="M117 374c7 0 23 0 23-18s-14-18-23-18c-8 0-17 0-25 0 0-38 0-76 0-115 18 18 39 29 65 29 63 0 118-54 118-126 0-68-48-126-113-126-27 0-50 9-70 27 0-22-7-23-24-23-14 0-28 0-43 0-9 0-25 0-25 18s16 18 25 18 17 0 25 0c0 99 0 199 0 298-8 0-16 0-25 0s-25 0-25 18 16 18 25 18c31 0 61 0 92 0zM92 99c0-34 34-61 68-61 40 0 72 38 72 88s-36 88-77 88c-42 0-63-47-63-75 0-14 0-27 0-40z">
                <text:p/>
              </draw:path>
              <draw:path draw:style-name="gr3" draw:text-style-name="P3" draw:layer="layout" svg:width="0.289cm" svg:height="0.247cm" svg:x="4.6cm" svg:y="20.287cm" svg:viewBox="0 0 290 248" svg:d="M241 23c0-18-5-23-23-23-15 0-29 0-43 0-9 0-26 0-26 18s17 18 26 18c8 0 16 0 25 0 0 40 0 80 0 121 0 46-45 54-65 54-43 0-43-17-43-35 0-51 0-102 0-153 0-18-4-23-24-23-14 0-28 0-43 0-9 0-25 0-25 18s16 18 25 18 17 0 25 0c0 48 0 96 0 144 0 52 38 68 81 68 20 0 44-3 69-19 2 16 12 16 23 16 15 0 29 0 43 0 8 0 24 0 24-18 0-20-15-20-24-20-8 0-16 0-25 0 0-61 0-122 0-184z">
                <text:p/>
              </draw:path>
              <draw:path draw:style-name="gr3" draw:text-style-name="P3" draw:layer="layout" svg:width="0.24cm" svg:height="0.318cm" svg:x="4.909cm" svg:y="20.217cm" svg:viewBox="0 0 241 319" svg:d="M113 106c30 0 60 0 90 0 9 0 26 0 26-18s-17-18-26-18c-30 0-60 0-90 0 0-15 0-31 0-47 0-10-1-23-21-23-21 0-20 13-20 23 0 16 0 32 0 47-16 0-31 0-47 0-11 0-25 0-25 18s14 18 23 18c17 0 33 0 49 0 0 45 0 89 0 133 0 60 41 80 81 80 49 0 88-35 88-78 0-20-14-20-21-20-9 0-20 2-20 20-2 27-25 40-43 40-44 0-44-31-44-45 0-43 0-87 0-130z">
                <text:p/>
              </draw:path>
              <draw:path draw:style-name="gr3" draw:text-style-name="P3" draw:layer="layout" svg:width="0.233cm" svg:height="0.359cm" svg:x="5.226cm" svg:y="20.178cm" svg:viewBox="0 0 234 360" svg:d="M234 182c0-166-12-182-117-182s-117 16-117 182c0 164 11 178 117 178 104 0 117-14 117-178zM117 324c-49 0-63-13-68-40-8-28-8-73-8-108 0-36 0-77 8-102 7-29 23-36 68-36 43 0 61 7 68 38 8 25 8 66 8 100 0 38 0 78-8 108-5 27-19 40-68 40z">
                <text:p/>
              </draw:path>
              <draw:path draw:style-name="gr3" draw:text-style-name="P3" draw:layer="layout" svg:width="0.269cm" svg:height="0.346cm" svg:x="5.505cm" svg:y="20.185cm" svg:viewBox="0 0 270 347" svg:d="M146 144c28-36 56-72 84-108 22 0 35 0 35-18s-17-18-26-18c-16 0-33 0-50 0-9 0-25 0-25 18s18 18 23 18c-38 49-77 97-115 146 0-49 0-97 0-146 4 0 7 0 11 0 9 0 25 0 25-18s-16-18-25-18c-19 0-39 0-58 0-9 0-25 0-25 18s16 18 25 18c4 0 9 0 13 0 0 91 0 182 0 274-4 0-9 0-13 0-9 0-25 0-25 19 0 18 16 18 25 18 19 0 39 0 58 0 9 0 25 0 25-18 0-19-16-19-25-19-4 0-7 0-11 0 0-24 0-48 0-72 17-22 34-44 50-65 26 45 52 91 78 137-6 0-24 0-24 19 0 18 17 18 26 18 14 0 28 0 43 0 9 0 25 0 25-18 0-19-14-19-31-19-31-56-62-111-93-166z">
                <text:p/>
              </draw:path>
              <draw:path draw:style-name="gr3" draw:text-style-name="P3" draw:layer="layout" svg:width="0.235cm" svg:height="0.253cm" svg:x="6.122cm" svg:y="20.282cm" svg:viewBox="0 0 236 254" svg:d="M236 128c0-72-54-128-119-128s-117 57-117 128 54 126 117 126 119-56 119-126zM117 216c-41 0-76-41-76-94 0-50 36-84 76-84s76 34 76 84c0 53-35 94-76 94z">
                <text:p/>
              </draw:path>
              <draw:path draw:style-name="gr3" draw:text-style-name="P3" draw:layer="layout" svg:width="0.273cm" svg:height="0.373cm" svg:x="6.394cm" svg:y="20.284cm" svg:viewBox="0 0 274 374" svg:d="M115 374c9 0 25 0 25-18s-16-18-25-18c-8 0-17 0-25 0 0-38 0-76 0-115 18 18 41 29 65 29 65 0 119-54 119-126 0-68-49-126-112-126-27 0-52 9-72 27 0-22-7-23-23-23-15 0-29 0-44 0-7 0-23 0-23 18s14 18 23 18 17 0 26 0c0 99 0 199 0 298-9 0-17 0-26 0-7 0-23 0-23 18s14 18 23 18c31 0 62 0 92 0zM90 99c0-34 34-61 68-61 40 0 74 38 74 88s-38 88-79 88c-40 0-63-47-63-75 0-14 0-27 0-40z">
                <text:p/>
              </draw:path>
              <draw:path draw:style-name="gr3" draw:text-style-name="P3" draw:layer="layout" svg:width="0.26cm" svg:height="0.346cm" svg:x="6.7cm" svg:y="20.185cm" svg:viewBox="0 0 261 347" svg:d="M83 211c23 0 47 0 70 0 68 0 108-54 108-107 0-52-40-104-108-104-43 0-85 0-128 0-9 0-25 0-25 18s16 18 25 18c6 0 11 0 16 0 0 91 0 182 0 274-5 0-10 0-16 0-9 0-25 0-25 19 0 18 16 18 25 18 25 0 51 0 76 0 7 0 23 0 23-18 0-19-14-19-23-19-6 0-12 0-18 0 0-33 0-66 0-99zM83 36c20 0 39 0 59 0 54 0 78 39 78 68 0 30-24 69-78 69-20 0-39 0-59 0 0-46 0-91 0-137z">
                <text:p/>
              </draw:path>
              <draw:path draw:style-name="gr3" draw:text-style-name="P3" draw:layer="layout" svg:width="0.235cm" svg:height="0.253cm" svg:x="7.018cm" svg:y="20.282cm" svg:viewBox="0 0 236 254" svg:d="M236 128c0-72-54-128-119-128s-117 57-117 128 53 126 117 126 119-56 119-126zM117 216c-41 0-76-41-76-94 0-50 36-84 76-84s76 34 76 84c0 53-35 94-76 94z">
                <text:p/>
              </draw:path>
              <draw:path draw:style-name="gr3" draw:text-style-name="P3" draw:layer="layout" svg:width="0.237cm" svg:height="0.346cm" svg:x="7.315cm" svg:y="20.185cm" svg:viewBox="0 0 238 347" svg:d="M140 23c0-18-5-23-23-23-31 0-62 0-94 0-7 0-23 0-23 18s14 18 23 18c26 0 51 0 76 0 0 91 0 182 0 274-25 0-50 0-76 0-7 0-23 0-23 19 0 18 14 18 23 18 64 0 128 0 191 0 9 0 24 0 24-18 0-19-15-19-24-19-24 0-49 0-74 0 0-96 0-191 0-287z">
                <text:p/>
              </draw:path>
              <draw:path draw:style-name="gr3" draw:text-style-name="P3" draw:layer="layout" svg:width="0.219cm" svg:height="0.348cm" svg:x="7.627cm" svg:y="20.183cm" svg:viewBox="0 0 220 349" svg:d="M135 31c0-17-13-31-29-31s-29 15-29 31c0 15 13 28 29 28s29-14 29-28zM29 104c-9 0-25 0-25 18s16 18 25 18c21 0 43 0 65 0 0 57 0 114 0 171-24 0-47 0-71 0-7 0-23 0-23 20 0 18 14 18 23 18 57 0 114 0 171 0 9 0 26 0 26-18 0-20-17-20-26-20-19 0-39 0-59 0 0-61 0-122 0-183 0-18-4-24-23-24-28 0-56 0-83 0z">
                <text:p/>
              </draw:path>
              <draw:path draw:style-name="gr3" draw:text-style-name="P3" draw:layer="layout" svg:width="0.224cm" svg:height="0.253cm" svg:x="7.924cm" svg:y="20.282cm" svg:viewBox="0 0 225 254" svg:d="M225 189c0-13-9-18-22-18-7 0-14 0-19 13-4 9-15 32-54 32-49 0-89-40-89-88 0-29 18-90 92-90 9 0 16 0 20 0 11 2 11 2 13 7 1 20 16 25 25 25 16 0 27-12 27-27 0-43-58-43-85-43-99 0-133 77-133 128 0 68 56 126 126 126 81 0 99-58 99-65z">
                <text:p/>
              </draw:path>
              <draw:path draw:style-name="gr3" draw:text-style-name="P3" draw:layer="layout" svg:width="0.269cm" svg:height="0.373cm" svg:x="8.197cm" svg:y="20.287cm" svg:viewBox="0 0 270 374" svg:d="M229 36c9 0 25 0 28 0 4-2 13-5 13-18 0-18-16-18-27-18-22 0-43 0-65 0-9 0-25 0-25 18 0 7 4 14 13 18 1 0 18 0 27 0-10 29-20 58-29 86-15 49-22 69-24 80h-1c-4-17-15-47-31-87-10-26-20-53-31-79 9 0 24 0 27 0 8-4 11-9 11-18 0-18-14-18-25-18-22 0-43 0-65 0-9 0-25 0-25 18 0 11 7 16 11 18 3 0 20 0 30 0 26 67 52 133 78 200 2 2 2 6 3 9-7 20-14 45-21 61-13 23-29 31-43 31 1-4 2-8 3-11-2-20-16-25-25-25-16 0-27 10-27 27 0 21 18 46 47 46 41 0 72-36 88-84 28-85 56-169 85-254z">
                <text:p/>
              </draw:path>
              <draw:path draw:style-name="gr3" draw:text-style-name="P3" draw:layer="layout" svg:width="0.193cm" svg:height="0.354cm" svg:x="8.539cm" svg:y="20.178cm" svg:viewBox="0 0 194 355" svg:d="M121 25c0-9 0-25-18-25-11 0-15 5-18 13-18 39-40 55-63 57-9 0-22 2-22 18 0 13 7 18 20 18 23 0 45-11 59-23 0 78 0 156 0 234-17 0-35 0-52 0-9 0-23 0-23 20 0 18 16 18 23 18 48 0 96 0 144 0 9 0 23 0 23-18 0-20-14-20-23-20-17 0-34 0-50 0 0-97 0-195 0-292z">
                <text:p/>
              </draw:path>
              <draw:path draw:style-name="gr3" draw:text-style-name="P3" draw:layer="layout" svg:width="0.251cm" svg:height="0.256cm" svg:x="9.14cm" svg:y="20.28cm" svg:viewBox="0 0 252 257" svg:d="M220 40c3-9 3-9 3-13 0-9-9-14-18-14-7 0-20 3-23 19-6-10-20-32-49-32-63 0-133 83-133 169 0 58 34 88 72 88 34 0 59-27 70-37 6 25 25 37 49 37 27 0 39-21 43-32 11-20 18-52 18-54 0-7-7-7-9-7-9 0-9 2-13 12-9 38-19 69-37 69-11 0-15-9-15-24 0-5 0-18 4-30 12-51 25-101 38-151zM146 180c-6 20-42 65-72 65-31 0-33-43-33-52 0-29 17-90 26-114 14-34 41-65 66-65 34 0 40 49 40 53 0 1 0 3-2 9-8 34-17 69-25 104z">
                <text:p/>
              </draw:path>
              <draw:path draw:style-name="gr3" draw:text-style-name="P3" draw:layer="layout" svg:width="0.199cm" svg:height="0.256cm" svg:x="9.421cm" svg:y="20.28cm" svg:viewBox="0 0 200 257" svg:d="M180 41c-22 4-22 22-22 24 0 3 4 14 17 14 12 0 25-9 25-30 0-26-24-49-63-49-67 0-92 54-92 85 0 45 38 52 54 55 27 6 52 13 52 42 0 16-12 63-75 63-15 0-47-6-56-33 27-1 18-16 27-25 0-16-13-20-20-20-2 0-27 2-27 36 0 33 29 54 76 54 88 0 109-68 109-93 0-16-5-31-16-43-16-15-29-18-54-24-18-3-38-7-38-32 0-9 9-51 60-51 16 0 36 8 43 27z">
                <text:p/>
              </draw:path>
              <draw:path draw:style-name="gr3" draw:text-style-name="P3" draw:layer="layout" svg:width="0.15cm" svg:height="0.44cm" svg:x="10.058cm" svg:y="20.138cm" svg:viewBox="0 0 151 441" svg:d="M151 425c0-9-5-13-11-16-73-51-97-130-97-188 0-45 11-81 24-106 23-43 50-66 77-84 5-4 7-9 7-15 0-5-2-16-18-16-12 0-61 32-93 81-29 49-40 99-40 139 0 37 9 91 47 147 27 40 72 74 86 74 16 0 18-11 18-16z">
                <text:p/>
              </draw:path>
              <draw:path draw:style-name="gr3" draw:text-style-name="P3" draw:layer="layout" svg:width="0.454cm" svg:height="0.388cm" svg:x="10.298cm" svg:y="20.143cm" svg:viewBox="0 0 455 389" svg:d="M389 61c9-36 32-43 56-43 3 0 10-2 10-11 0-2-1-7-7-7-18 0-36 2-54 2-20 0-39-2-57-2-2 0-9 0-9 11 0 5 5 7 10 7 27 0 33 11 33 23 0 4 0 8-2 11-21 85-42 171-63 256-37-99-74-198-112-297-3-11-5-11-18-11-22 0-44 0-66 0-11 0-16 0-16 11 0 7 5 7 16 7 3 0 34 0 34 4 0 1 0 1-2 7-25 101-50 201-75 302-9 36-36 40-58 40-2 0-9 2-9 11 0 3 4 7 9 7 16 0 36-2 54-2s38 2 56 2c2 0 11 0 11-11 0-5-8-7-11-7-31 0-34-13-34-24 0-1 0-5 3-14 24-97 48-194 72-292 42 113 84 226 126 339 4 7 4 9 13 9s9-2 11-11c26-106 52-211 79-317z">
                <text:p/>
              </draw:path>
              <draw:path draw:style-name="gr3" draw:text-style-name="P3" draw:layer="layout" svg:width="0.323cm" svg:height="0.413cm" svg:x="10.737cm" svg:y="20.131cm" svg:viewBox="0 0 324 414" svg:d="M324 14c0-1 0-4 0-7 0-2 0-7-7-7-4 0-4 0-9 7-9 11-17 22-25 33-20-33-51-40-76-40-70 0-135 68-135 133 0 61 49 78 56 79 23 7 45 14 68 20 13 4 38 15 38 56 0 54-49 108-99 108-43 0-88-20-88-79 0-13 3-25 5-34 0-2 0-2 0-4 0-7-5-7-9-7-7 0-9 2-12 12-10 39-20 77-29 116 0 1-1 4-2 7 0 3 4 7 7 7 6 0 6-2 9-7 15-16 25-29 27-33 27 36 74 40 90 40 72 0 139-74 139-146 0-9 0-36-20-59-14-18-25-20-72-33-12-3-24-7-36-10-22-8-34-27-34-53 0-48 45-97 95-97 56 0 72 40 72 81 0 16-2 18-3 31 0 5 0 5 0 7 0 7 5 7 9 7 7 0 9-2 12-12 10-39 19-77 29-116z">
                <text:p/>
              </draw:path>
              <draw:path draw:style-name="gr3" draw:text-style-name="P3" draw:layer="layout" svg:width="0.264cm" svg:height="0.346cm" svg:x="11.405cm" svg:y="20.185cm" svg:viewBox="0 0 265 347" svg:d="M85 193c24 0 49 0 73 0 0 21-1 32 20 32s22-14 22-25c0-18 0-36 0-54 0-11-1-24-22-24s-20 11-20 33c-24 0-49 0-73 0 0-40 0-79 0-119 45 0 91 0 136 0 0 10 0 20 0 31 0 10 0 25 22 25s22-15 22-25c0-15 0-29 0-44 0-18-6-23-26-23-72 0-144 0-216 0-9 0-23 0-23 18s14 18 23 18c6 0 12 0 18 0 0 91 0 182 0 274-6 0-12 0-18 0-9 0-23 0-23 19 0 18 14 18 23 18 30 0 60 0 90 0 8 0 24 0 24-18 0-19-15-19-24-19s-19 0-28 0c0-39 0-78 0-117z">
                <text:p/>
              </draw:path>
              <draw:path draw:style-name="gr3" draw:text-style-name="P3" draw:layer="layout" svg:width="0.219cm" svg:height="0.348cm" svg:x="11.73cm" svg:y="20.183cm" svg:viewBox="0 0 220 349" svg:d="M135 31c0-17-13-31-29-31s-29 15-29 31c0 15 13 28 29 28s29-14 29-28zM29 104c-9 0-24 0-24 18s15 18 24 18c21 0 43 0 65 0 0 57 0 114 0 171-24 0-47 0-71 0-7 0-23 0-23 20 0 18 16 18 23 18 58 0 116 0 173 0 7 0 24 0 24-18 0-20-17-20-24-20-20 0-41 0-61 0 0-61 0-122 0-183 0-18-4-24-23-24-28 0-56 0-83 0z">
                <text:p/>
              </draw:path>
              <draw:path draw:style-name="gr3" draw:text-style-name="P3" draw:layer="layout" svg:width="0.264cm" svg:height="0.244cm" svg:x="12.004cm" svg:y="20.287cm" svg:viewBox="0 0 265 245" svg:d="M148 119c21-28 42-55 63-83 7 0 14 0 21 0 9 0 25 0 25-18s-16-18-25-18c-22 0-44 0-66 0-9 0-26 0-26 18s15 18 29 18c-12 18-25 36-38 54-13-18-26-36-39-54 12 0 27 0 27-18s-16-18-24-18c-22 0-45 0-68 0-9 0-23 0-23 18s14 18 23 18c8 0 16 0 23 0 21 28 42 55 63 83-22 29-44 59-66 88-8 0-16 0-24 0-9 0-23 0-23 20 0 18 14 18 23 18 23 0 46 0 69 0 9 0 23 0 23-18 0-20-12-20-29-20 15-22 30-43 45-65 16 22 32 43 47 65-16 0-29 0-29 20 0 18 15 18 24 18 23 0 45 0 68 0 7 0 24 0 24-18 0-20-15-20-24-20-8 0-15 0-23 0-24-29-47-59-70-88z">
                <text:p/>
              </draw:path>
              <draw:path draw:style-name="gr3" draw:text-style-name="P3" draw:layer="layout" svg:width="0.24cm" svg:height="0.318cm" svg:x="12.6cm" svg:y="20.217cm" svg:viewBox="0 0 241 319" svg:d="M113 106c30 0 60 0 90 0 9 0 26 0 26-18s-17-18-26-18c-30 0-60 0-90 0 0-15 0-31 0-47 0-10-1-23-21-23-21 0-20 13-20 23 0 16 0 32 0 47-16 0-32 0-49 0-9 0-23 0-23 18s14 18 23 18c17 0 33 0 49 0 0 45 0 89 0 133 0 60 40 80 81 80 49 0 88-35 88-78 0-20-14-20-21-20-9 0-20 2-22 20 0 27-23 40-43 40-42 0-42-31-42-45 0-43 0-87 0-130z">
                <text:p/>
              </draw:path>
              <draw:path draw:style-name="gr3" draw:text-style-name="P3" draw:layer="layout" svg:width="0.262cm" svg:height="0.247cm" svg:x="12.898cm" svg:y="20.284cm" svg:viewBox="0 0 263 248" svg:d="M113 144c0-58 38-106 99-106 2 20 18 25 26 25 12 0 25-11 25-27 0-11-7-36-54-36-33 0-69 14-96 45 0-6 0-12 0-18 0-18-5-23-25-23-21 0-42 0-63 0-9 0-25 0-25 18s16 18 25 18c15 0 30 0 45 0 0 57 0 114 0 171-15 0-30 0-45 0-9 0-25 0-25 19 0 18 16 18 25 18 51 0 101 0 151 0 8 0 24 0 24-18 0-19-15-19-24-19-21 0-42 0-63 0 0-23 0-45 0-67z">
                <text:p/>
              </draw:path>
              <draw:path draw:style-name="gr3" draw:text-style-name="P3" draw:layer="layout" svg:width="0.267cm" svg:height="0.253cm" svg:x="13.213cm" svg:y="20.282cm" svg:viewBox="0 0 268 254" svg:d="M212 88c0-43-34-88-115-88-25 0-83 0-83 43 0 16 13 27 26 27 10 0 27-3 27-30 16-2 27-2 32-2 45 0 70 18 70 52-95 2-169 29-169 85 0 43 38 79 94 79 7 0 50 0 81-24 14 20 45 20 63 20 16 0 30 0 30-18 0-20-16-20-25-20s-20 0-31-3c0-40 0-81 0-121zM169 169c0 15 0 25-21 38-22 9-47 9-49 9-34 0-58-18-58-41 0-29 58-47 128-49 0 14 0 29 0 43z">
                <text:p/>
              </draw:path>
              <draw:path draw:style-name="gr3" draw:text-style-name="P3" draw:layer="layout" svg:width="0.274cm" svg:height="0.373cm" svg:x="13.485cm" svg:y="20.284cm" svg:viewBox="0 0 275 374" svg:d="M117 374c7 0 23 0 23-18s-14-18-23-18c-8 0-17 0-25 0 0-38 0-76 0-115 18 18 39 29 65 29 63 0 118-54 118-126 0-68-48-126-113-126-27 0-50 9-70 27 0-22-7-23-24-23-14 0-28 0-43 0-9 0-25 0-25 18s16 18 25 18 17 0 25 0c0 99 0 199 0 298-8 0-16 0-25 0s-25 0-25 18 16 18 25 18c31 0 61 0 92 0zM92 99c0-34 34-61 68-61 40 0 74 38 74 88s-38 88-79 88c-42 0-63-47-63-75 0-14 0-27 0-40z">
                <text:p/>
              </draw:path>
              <draw:path draw:style-name="gr3" draw:text-style-name="P3" draw:layer="layout" svg:width="0.26cm" svg:height="0.247cm" svg:x="14.095cm" svg:y="20.284cm" svg:viewBox="0 0 261 248" svg:d="M112 144c0-58 37-106 99-106 1 20 18 25 25 25 12 0 25-11 25-27 0-11-7-36-54-36-32 0-68 14-95 45 0-6 0-12 0-18 0-18-6-23-24-23-21 0-43 0-65 0-9 0-23 0-23 18s14 18 23 18c15 0 30 0 45 0 0 57 0 114 0 171-15 0-30 0-45 0-9 0-23 0-23 19 0 18 14 18 23 18 51 0 101 0 152 0 7 0 25 0 25-18 0-19-16-19-25-19-21 0-42 0-63 0 0-23 0-45 0-67z">
                <text:p/>
              </draw:path>
              <draw:path draw:style-name="gr3" draw:text-style-name="P3" draw:layer="layout" svg:width="0.233cm" svg:height="0.253cm" svg:x="14.408cm" svg:y="20.282cm" svg:viewBox="0 0 234 254" svg:d="M211 142c10 0 23 0 23-21 0-65-38-121-112-121-68 0-122 58-122 126 0 70 59 128 131 128 78 0 103-52 103-65s-9-18-22-18c-7 0-14 0-19 13-15 32-51 32-58 32-32 0-79-20-92-74 56 0 112 0 168 0zM45 106c11-47 45-68 77-68 42 0 65 25 69 68-49 0-97 0-146 0z">
                <text:p/>
              </draw:path>
              <draw:path draw:style-name="gr3" draw:text-style-name="P3" draw:layer="layout" svg:width="0.237cm" svg:height="0.346cm" svg:x="14.707cm" svg:y="20.185cm" svg:viewBox="0 0 238 347" svg:d="M140 23c0-18-5-23-25-23-30 0-61 0-92 0-9 0-23 0-23 18s14 18 23 18c25 0 50 0 74 0 0 91 0 182 0 274-24 0-49 0-74 0-9 0-23 0-23 19 0 18 14 18 23 18 64 0 128 0 191 0 9 0 24 0 24-18 0-19-15-19-24-19-24 0-49 0-74 0 0-96 0-191 0-287z">
                <text:p/>
              </draw:path>
              <draw:path draw:style-name="gr3" draw:text-style-name="P3" draw:layer="layout" svg:width="0.233cm" svg:height="0.253cm" svg:x="15.006cm" svg:y="20.282cm" svg:viewBox="0 0 234 254" svg:d="M211 142c10 0 23 0 23-21 0-65-38-121-110-121-70 0-124 58-124 126 0 70 59 128 131 128 78 0 103-52 103-65s-9-18-22-18c-7 0-14 0-19 13-15 32-51 32-56 32-34 0-81-20-94-74 56 0 112 0 168 0zM45 106c11-47 47-68 79-68 40 0 63 25 67 68-49 0-97 0-146 0z">
                <text:p/>
              </draw:path>
              <draw:path draw:style-name="gr3" draw:text-style-name="P3" draw:layer="layout" svg:width="0.267cm" svg:height="0.253cm" svg:x="15.305cm" svg:y="20.282cm" svg:viewBox="0 0 268 254" svg:d="M212 88c0-43-34-88-113-88-27 0-85 0-85 43 0 16 13 27 27 27 9 0 27-3 27-30 17-2 26-2 31-2 45 0 72 18 72 52-95 2-171 29-171 85 0 43 40 79 95 79 6 0 49 0 80-24 14 20 45 20 64 20 15 0 29 0 29-18 0-20-16-20-25-20-7 0-20 0-31-3 0-40 0-81 0-121zM171 169c0 15 0 25-23 38-20 9-47 9-49 9-34 0-58-18-58-41 0-29 58-47 130-49 0 14 0 29 0 43z">
                <text:p/>
              </draw:path>
              <draw:path draw:style-name="gr3" draw:text-style-name="P3" draw:layer="layout" svg:width="0.219cm" svg:height="0.253cm" svg:x="15.614cm" svg:y="20.282cm" svg:viewBox="0 0 220 254" svg:d="M203 23c0-7 0-23-18-23-12 0-16 7-18 11-21-11-48-11-59-11-99 0-108 52-108 68 0 31 23 44 31 49 18 11 34 14 93 23 15 2 60 9 60 38 0 18-17 38-72 38-35 0-58-13-69-45-3-13-5-18-21-18-22 0-22 13-22 25 0 17 0 34 0 51 0 9 0 25 18 25 9 0 16-6 22-20 28 20 61 20 72 20 95 0 108-54 108-76 0-27-17-45-31-54-23-14-36-16-90-25-23-4-61-11-61-31 0-14 19-30 70-30s52 18 54 30c0 17 16 17 20 17 21 0 21-13 21-24 0-12 0-25 0-38z">
                <text:p/>
              </draw:path>
              <draw:path draw:style-name="gr3" draw:text-style-name="P3" draw:layer="layout" svg:width="0.233cm" svg:height="0.253cm" svg:x="15.902cm" svg:y="20.282cm" svg:viewBox="0 0 234 254" svg:d="M211 142c10 0 23 0 23-21 0-65-36-121-110-121-70 0-124 58-124 126 0 70 59 128 131 128 78 0 103-52 103-65s-9-18-22-18c-7 0-14 0-19 13-15 32-51 32-56 32-34 0-81-20-94-74 56 0 112 0 168 0zM45 106c11-47 47-68 79-68 40 0 63 25 67 68-49 0-97 0-146 0z">
                <text:p/>
              </draw:path>
              <draw:path draw:style-name="gr3" draw:text-style-name="P3" draw:layer="layout" svg:width="0.15cm" svg:height="0.44cm" svg:x="16.221cm" svg:y="20.138cm" svg:viewBox="0 0 151 441" svg:d="M151 221c0-39-7-93-45-147-29-42-72-74-88-74s-18 11-18 16c0 9 5 13 11 16 75 51 99 128 99 188 0 43-13 81-25 106-24 43-51 66-78 84-5 4-7 9-7 15 0 5 4 16 18 16s61-32 94-83c30-47 39-97 39-137z">
                <text:p/>
              </draw:path>
              <draw:path draw:style-name="gr3" draw:text-style-name="P3" draw:layer="layout" svg:width="0.15cm" svg:height="0.44cm" svg:x="16.52cm" svg:y="20.138cm" svg:viewBox="0 0 151 441" svg:d="M151 221c0-39-7-93-45-147-29-42-72-74-88-74-14 0-18 11-18 16 0 9 5 13 11 16 75 51 99 128 99 188 0 43-13 81-25 106-24 43-51 66-78 84-3 4-7 9-7 15 0 5 4 16 18 16s61-32 94-83c30-47 39-97 39-137z">
                <text:p/>
              </draw:path>
              <draw:path draw:style-name="gr3" draw:text-style-name="P3" draw:layer="layout" svg:width="0.323cm" svg:height="0.354cm" svg:x="17.101cm" svg:y="20.19cm" svg:viewBox="0 0 324 355" svg:d="M175 13c-6-11-10-13-13-13s-9 2-14 13c-48 106-96 212-144 318-4 7-4 9-4 11 0 7 5 13 11 13 7 0 11-6 12-11 47-101 93-202 139-303 45 100 90 200 135 299 4 9 7 15 14 15 8 0 13-6 13-13-1-4 0-4-4-11-48-106-97-212-145-318z">
                <text:p/>
              </draw:path>
              <draw:path draw:style-name="gr3" draw:text-style-name="P3" draw:layer="layout" svg:width="0.267cm" svg:height="0.348cm" svg:x="1.623cm" svg:y="20.879cm" svg:viewBox="0 0 268 349" svg:d="M155 38c24 0 48 0 72 0 0 10 0 20 0 30 0 11-1 24 20 24 20 0 21-13 21-24 0-14 0-28 0-43 0-20-5-25-23-25-74 0-148 0-222 0-18 0-23 5-23 25 0 15 0 29 0 43 0 11-1 24 20 24s21-13 21-24c0-10 0-20 0-30 24 0 48 0 72 0 0 91 0 182 0 273-10 0-20 0-30 0-7 0-24 0-24 18 0 20 17 20 24 20 33 0 67 0 101 0 9 0 25 0 25-20 0-18-16-18-25-18-10 0-20 0-29 0 0-91 0-182 0-273z">
                <text:p/>
              </draw:path>
              <draw:path draw:style-name="gr3" draw:text-style-name="P3" draw:layer="layout" svg:width="0.287cm" svg:height="0.354cm" svg:x="1.916cm" svg:y="20.879cm" svg:viewBox="0 0 288 355" svg:d="M191 176c29-19 45-48 45-79 0-48-43-97-110-97-34 0-68 0-103 0-7 0-23 0-23 18 0 20 14 20 23 20 5 0 10 0 15 0 0 91 0 182 0 273-5 0-10 0-15 0-7 0-23 0-23 18 0 20 14 20 23 20 24 0 47 0 71 0 9 0 23 0 23-20 0-18-14-18-23-18-5 0-10 0-15 0 0-39 0-79 0-118 15 0 29 0 43 0 15 0 27 1 45 16 13 11 13 23 13 47 0 34 0 54 9 72 11 18 27 27 47 27 36 0 52-36 52-60 0-20-16-20-22-20-5 0-19 0-21 18 0 4 0 24-9 24-15 0-15-25-15-54 0-36 0-40-5-54-7-18-23-31-25-33zM119 157c-13 0-27 0-40 0 0-40 0-80 0-119 13 0 27 0 40 0 52 0 75 34 75 59s-21 60-75 60z">
                <text:p/>
              </draw:path>
              <draw:path draw:style-name="gr3" draw:text-style-name="P3" draw:layer="layout" svg:width="0.15cm" svg:height="0.442cm" svg:x="2.602cm" svg:y="20.833cm" svg:viewBox="0 0 151 443" svg:d="M151 425c0-9-5-13-11-16-75-49-99-128-99-188 0-43 13-79 26-106 21-43 50-66 77-84 4-2 7-8 7-13 0-7-3-18-20-18-12 0-59 32-91 83-31 47-40 97-40 138 0 38 7 92 45 146 27 42 72 76 86 76 17 0 20-13 20-18z">
                <text:p/>
              </draw:path>
              <draw:path draw:style-name="gr3" draw:text-style-name="P3" draw:layer="layout" svg:width="0.539cm" svg:height="0.388cm" svg:x="2.843cm" svg:y="20.84cm" svg:viewBox="0 0 540 389" svg:d="M477 41c5-19 9-25 47-25 9 0 16 0 16-9 0-7-7-7-16-7-24 0-47 0-70 0-13 0-15 0-22 11-66 108-132 216-198 324-11-108-23-215-34-322-2-13-2-13-16-13-25 0-50 0-74 0-11 0-16 0-16 9 0 7 5 7 14 7 34 0 34 6 34 11 0 2 0 4-3 11-24 97-48 194-72 291-9 38-36 40-58 42-2 0-9 0-9 9 0 5 4 9 9 9 16 0 36-2 54-2s38 2 56 2c2 0 11 0 11-11 0-7-8-7-11-7-31-2-34-15-34-25 0-2 0-6 3-15 25-100 49-200 74-300 1 0 1 0 2 0 12 114 24 229 36 343 2 9 2 15 11 15s12-7 16-11c71-117 141-234 212-351 1 0 1 0 2 0-27 106-54 212-81 319-5 21-7 25-47 25-9 0-14 0-14 9 0 5 3 9 9 9 20 0 41-2 63-2 21 0 45 2 65 2 3 0 10 0 10-11 0-7-5-7-14-7-32 0-32-4-32-11 0-4 0-9 1-13 26-102 51-204 76-306z">
                <text:p/>
              </draw:path>
              <draw:path draw:style-name="gr3" draw:text-style-name="P3" draw:layer="layout" svg:width="0.094cm" svg:height="0.152cm" svg:x="3.52cm" svg:y="21.155cm" svg:viewBox="0 0 95 153" svg:d="M58 72c-4 13-15 34-44 43-5 2-14 6-14 18 0 9 7 20 18 20 18 0 77-31 77-95 0-33-21-58-48-58-22 0-36 18-36 36 0 22 16 38 36 38 5 0 9-2 11-2z">
                <text:p/>
              </draw:path>
              <draw:path draw:style-name="gr3" draw:text-style-name="P3" draw:layer="layout" svg:width="0.233cm" svg:height="0.359cm" svg:x="3.748cm" svg:y="20.874cm" svg:viewBox="0 0 234 360" svg:d="M234 180c0-164-12-180-117-180s-117 14-117 180 13 180 117 180 117-14 117-180zM117 322c-49 0-61-11-68-38-8-28-8-75-8-109 0-36 0-76 8-103 7-29 25-36 68-36 45 0 61 7 68 38 8 27 8 66 8 101 0 39 0 79-8 108-5 28-19 39-68 39z">
                <text:p/>
              </draw:path>
              <draw:path draw:style-name="gr3" draw:text-style-name="P3" draw:layer="layout" svg:width="0.213cm" svg:height="0.348cm" svg:x="4.058cm" svg:y="20.879cm" svg:viewBox="0 0 214 349" svg:d="M128 38c20 0 41 0 61 0 9 0 25 0 25-18 0-20-16-20-25-20-55 0-110 0-166 0-7 0-23 0-23 18 0 20 16 20 23 20 21 0 42 0 63 0 0 91 0 182 0 273-21 0-42 0-63 0-7 0-23 0-23 18 0 20 16 20 23 20 56 0 111 0 166 0 9 0 25 0 25-20 0-18-16-18-25-18-20 0-41 0-61 0 0-91 0-182 0-273z">
                <text:p/>
              </draw:path>
              <draw:path draw:style-name="gr3" draw:text-style-name="P3" draw:layer="layout" svg:width="0.289cm" svg:height="0.247cm" svg:x="4.319cm" svg:y="20.98cm" svg:viewBox="0 0 290 248" svg:d="M239 81c0-56-27-81-73-81-27 0-53 9-74 27 0-14-2-25-25-25-15 0-29 0-44 0-7 0-23 0-23 18 0 20 16 20 23 20 9 0 17 0 26 0 0 57 0 114 0 171-9 0-17 0-26 0-7 0-23 0-23 18 0 19 16 19 23 19 31 0 62 0 92 0 9 0 25 0 25-19 0-18-16-18-25-18-8 0-15 0-23 0 0-33 0-66 0-99 0-56 42-76 70-76s36 14 36 47c0 42 0 85 0 128-6 0-12 0-18 0-9 0-25 0-25 18 0 19 16 19 25 19 28 0 56 0 85 0 9 0 25 0 25-19 0-18-16-18-25-18s-17 0-26 0c0-44 0-87 0-130z">
                <text:p/>
              </draw:path>
              <draw:path draw:style-name="gr3" draw:text-style-name="P3" draw:layer="layout" svg:width="0.24cm" svg:height="0.318cm" svg:x="4.627cm" svg:y="20.912cm" svg:viewBox="0 0 241 319" svg:d="M115 108c30 0 60 0 90 0 7 0 24 0 24-18 0-20-15-20-24-20-30 0-60 0-90 0 0-15 0-30 0-45 0-11 0-25-21-25-22 0-22 14-22 25 0 15 0 30 0 45-16 0-31 0-47 0-9 0-25 0-25 20 0 18 16 18 25 18 16 0 31 0 47 0 0 44 0 88 0 131 0 60 41 80 81 80 50 0 88-35 88-76 0-20-14-20-20-20-9 0-21 0-21 18-2 29-24 42-43 42-42 0-42-31-42-45 0-44 0-87 0-130z">
                <text:p/>
              </draw:path>
              <draw:path draw:style-name="gr3" draw:text-style-name="P3" draw:layer="layout" svg:width="0.094cm" svg:height="0.152cm" svg:x="5.013cm" svg:y="21.155cm" svg:viewBox="0 0 95 153" svg:d="M58 72c-4 13-15 34-44 43-3 2-14 6-14 18 0 9 9 20 20 20 18 0 75-31 75-95 0-33-19-58-46-58-24 0-38 18-38 36 0 22 16 38 38 38 3 0 7-2 9-2z">
                <text:p/>
              </draw:path>
              <draw:path draw:style-name="gr3" draw:text-style-name="P3" draw:layer="layout" svg:width="0.235cm" svg:height="0.359cm" svg:x="5.242cm" svg:y="20.874cm" svg:viewBox="0 0 236 360" svg:d="M236 180c0-164-14-180-119-180s-117 14-117 180 13 180 117 180c106 0 119-14 119-180zM117 322c-49 0-61-11-68-38-6-28-6-75-6-109 0-36 0-76 6-103 9-29 25-36 68-36 45 0 63 7 70 38 6 27 6 66 6 101 0 39 0 79-8 108-5 28-18 39-68 39z">
                <text:p/>
              </draw:path>
              <draw:path draw:style-name="gr3" draw:text-style-name="P3" draw:layer="layout" svg:width="0.238cm" svg:height="0.359cm" svg:x="5.539cm" svg:y="20.874cm" svg:viewBox="0 0 239 360" svg:d="M223 23c0-9 0-23-18-23-12 0-18 7-21 23-31-21-65-23-78-23-63 0-106 45-106 94 0 30 16 52 22 59 23 25 41 29 84 38 6 2 45 11 47 11 36 10 47 41 47 59 0 31-25 61-67 61-23 0-47-3-61-12-27-17-29-40-31-51 0-9 0-21-19-21-22 0-22 14-22 25 0 24 0 49 0 74 0 9 0 23 18 23 13 0 18-7 22-25 27 20 63 25 91 25 67 0 108-50 108-101 0-18-5-41-23-63-22-27-49-34-68-38-13-3-54-12-62-14-25-7-46-27-46-52 0-29 27-56 66-56 65 0 74 54 76 68 2 17 12 18 21 18 20 0 20-14 20-25 0-24 0-49 0-74z">
                <text:p/>
              </draw:path>
              <draw:path draw:style-name="gr3" draw:text-style-name="P3" draw:layer="layout" svg:width="0.233cm" svg:height="0.251cm" svg:x="5.838cm" svg:y="20.978cm" svg:viewBox="0 0 234 252" svg:d="M211 142c10 0 23 0 23-21 0-67-36-121-110-121-70 0-124 58-124 126 0 70 59 126 133 126 76 0 101-50 101-65 0-12-7-16-20-16-9 0-16 0-21 13-13 32-49 32-56 32-33 0-81-20-92-74 55 0 110 0 166 0zM45 106c11-47 47-70 79-70 40 0 63 27 67 70-49 0-97 0-146 0z">
                <text:p/>
              </draw:path>
              <draw:path draw:style-name="gr3" draw:text-style-name="P3" draw:layer="layout" svg:width="0.224cm" svg:height="0.251cm" svg:x="6.147cm" svg:y="20.978cm" svg:viewBox="0 0 225 252" svg:d="M225 187c0-12-9-16-22-16-7 0-14 0-19 13-4 7-15 32-54 32-49 0-87-40-87-90 0-29 16-90 90-90 9 0 18 2 20 2 11 0 13 2 13 5 1 20 16 25 25 25 16 0 27-10 27-27 0-41-58-41-85-41-99 0-133 76-133 126 0 70 56 126 126 126 81 0 99-56 99-65z">
                <text:p/>
              </draw:path>
              <draw:path draw:style-name="gr3" draw:text-style-name="P3" draw:layer="layout" svg:width="0.15cm" svg:height="0.442cm" svg:x="6.455cm" svg:y="20.833cm" svg:viewBox="0 0 151 443" svg:d="M151 221c0-37-7-91-45-145-27-42-72-76-86-76-16 0-20 13-20 18 0 9 5 13 11 16 75 49 99 128 99 187 0 44-13 80-25 107-22 43-51 66-78 82-3 4-7 9-7 15 0 5 4 18 20 18 12 0 61-34 92-83 30-47 39-97 39-139z">
                <text:p/>
              </draw:path>
              <draw:path draw:style-name="gr3" draw:text-style-name="P3" draw:layer="layout" svg:width="0.233cm" svg:height="0.251cm" svg:x="7.035cm" svg:y="20.978cm" svg:viewBox="0 0 234 252" svg:d="M209 142c12 0 25 0 25-21 0-67-38-121-112-121-68 0-122 58-122 126 0 70 59 126 131 126 76 0 103-50 103-65 0-12-9-16-22-16-7 0-16 0-19 13-15 32-51 32-58 32-32 0-81-20-92-74 55 0 111 0 166 0zM43 106c11-47 47-70 79-70 40 0 63 27 69 70-49 0-99 0-148 0z">
                <text:p/>
              </draw:path>
              <draw:path draw:style-name="gr3" draw:text-style-name="P3" draw:layer="layout" svg:width="0.264cm" svg:height="0.246cm" svg:x="7.319cm" svg:y="20.982cm" svg:viewBox="0 0 265 247" svg:d="M148 119c21-27 42-54 63-81 7 0 14 0 21 0 9 0 25 0 25-18 0-20-14-20-25-20-22 0-44 0-66 0-9 0-24 0-24 18 0 20 13 20 27 20-12 17-25 35-38 52-13-17-26-35-39-52 14 0 27 0 27-20 0-18-15-18-24-18-22 0-45 0-68 0-7 0-23 0-23 18 0 20 14 20 23 20 8 0 16 0 23 0 22 27 44 54 65 81-23 30-45 60-68 90-8 0-16 0-24 0-9 0-23 0-23 18 0 20 16 20 23 20 23 0 46 0 69 0 9 0 23 0 23-20 0-18-12-18-29-18 15-22 30-45 45-67 16 22 32 45 47 67-14 0-29 0-29 18 0 20 17 20 24 20 23 0 45 0 68 0 9 0 24 0 24-20 0-18-15-18-24-18-8 0-15 0-23 0-24-30-47-60-70-90z">
                <text:p/>
              </draw:path>
              <draw:path draw:style-name="gr3" draw:text-style-name="P3" draw:layer="layout" svg:width="0.233cm" svg:height="0.251cm" svg:x="7.632cm" svg:y="20.978cm" svg:viewBox="0 0 234 252" svg:d="M209 142c12 0 25 0 25-21 0-67-38-121-112-121-68 0-122 58-122 126 0 70 59 126 131 126 76 0 103-50 103-65 0-12-9-16-22-16-7 0-16 0-19 13-15 32-51 32-58 32-32 0-81-20-92-74 55 0 111 0 166 0zM43 106c11-47 47-70 79-70 42 0 63 27 69 70-49 0-99 0-148 0z">
                <text:p/>
              </draw:path>
              <draw:path draw:style-name="gr3" draw:text-style-name="P3" draw:layer="layout" svg:width="0.224cm" svg:height="0.251cm" svg:x="7.94cm" svg:y="20.978cm" svg:viewBox="0 0 225 252" svg:d="M225 187c0-12-7-16-20-16-7 0-16 0-21 13-4 7-13 32-53 32-48 0-88-40-88-90 0-29 18-90 90-90 11 0 18 2 20 2 13 0 13 2 13 5 1 20 18 25 27 25 14 0 27-10 27-27 0-41-60-41-87-41-97 0-133 76-133 126 0 70 56 126 126 126 83 0 99-56 99-65z">
                <text:p/>
              </draw:path>
              <draw:path draw:style-name="gr3" draw:text-style-name="P3" draw:layer="layout" svg:width="0.15cm" svg:height="0.44cm" svg:x="2.303cm" svg:y="21.529cm" svg:viewBox="0 0 151 441" svg:d="M151 425c0-9-5-13-11-16-75-51-99-128-99-188 0-43 13-81 26-106 21-43 50-66 77-84 4-4 7-8 7-15 0-5-3-16-20-16-12 0-59 32-91 81-31 49-40 99-40 139 0 39 7 93 45 147 27 40 72 74 86 74 17 0 20-11 20-16z">
                <text:p/>
              </draw:path>
              <draw:path draw:style-name="gr3" draw:text-style-name="P3" draw:layer="layout" svg:width="0.253cm" svg:height="0.361cm" svg:x="2.526cm" svg:y="21.569cm" svg:viewBox="0 0 254 362" svg:d="M254 25c0-9 0-25-18-25-13 0-16 7-25 27-15-11-40-27-74-27-74 0-137 77-137 180s63 182 139 182c64 0 115-49 115-103 0-20-16-20-22-20-3 0-20 0-21 15-4 68-63 70-71 70-50 0-97-61-97-142 0-85 49-144 97-144 13 0 60 5 71 75 3 15 16 15 21 15 22 0 22-13 22-24 0-26 0-52 0-79z">
                <text:p/>
              </draw:path>
              <draw:path draw:style-name="gr3" draw:text-style-name="P3" draw:layer="layout" svg:width="0.264cm" svg:height="0.346cm" svg:x="2.818cm" svg:y="21.576cm" svg:viewBox="0 0 265 347" svg:d="M85 193c24 0 49 0 73 0 0 21 1 32 22 32s20-13 20-23c0-19 0-38 0-56 0-11 1-24-20-24s-22 11-22 33c-24 0-49 0-73 0 0-40 0-79 0-119 45 0 91 0 136 0 0 11 0 22 0 32 0 11 0 24 22 24s22-13 22-24c0-15 0-30 0-45 0-18-6-23-26-23-72 0-144 0-216 0-9 0-23 0-23 18s14 18 23 18c6 0 12 0 18 0 0 92 0 184 0 275-6 0-12 0-18 0-9 0-23 0-23 18s14 18 23 18c30 0 60 0 90 0 8 0 24 0 24-18s-15-18-24-18-19 0-28 0c0-39 0-79 0-118z">
                <text:p/>
              </draw:path>
              <draw:path draw:style-name="gr3" draw:text-style-name="P3" draw:layer="layout" svg:width="0.262cm" svg:height="0.361cm" svg:x="3.122cm" svg:y="21.569cm" svg:viewBox="0 0 263 362" svg:d="M236 238c11 0 27 0 27-18 0-20-16-20-25-20-23 0-46 0-69 0-9 0-23 0-23 20 0 18 14 18 23 18 8 0 16 0 24 0-6 45-26 86-63 86-44 0-87-59-87-142 0-85 43-144 87-144 30 0 57 27 63 72 1 7 3 18 21 18 22 0 22-13 22-24 0-26 0-52 0-79 0-9 0-25-18-25-15 0-18 9-25 25-13-11-35-25-65-25-69 0-128 77-128 180 0 106 59 182 128 182 32 0 56-18 65-29 0 16 5 22 21 22 22 0 22-13 22-24 0-31 0-62 0-93z">
                <text:p/>
              </draw:path>
              <draw:path draw:style-name="gr3" draw:text-style-name="P3" draw:layer="layout" svg:width="0.219cm" svg:height="0.346cm" svg:x="3.741cm" svg:y="21.576cm" svg:viewBox="0 0 220 347" svg:d="M135 29c0-16-14-29-29-29s-29 13-29 29 14 29 29 29 29-13 29-29zM29 103c-7 0-24 0-24 18s15 18 24 18c21 0 43 0 65 0 0 57 0 115 0 172-24 0-47 0-71 0-7 0-23 0-23 18s16 18 23 18c58 0 116 0 173 0 7 0 24 0 24-18s-17-18-24-18c-20 0-41 0-61 0 0-61 0-123 0-185 0-18-4-23-23-23-28 0-56 0-83 0z">
                <text:p/>
              </draw:path>
              <draw:path draw:style-name="gr3" draw:text-style-name="P3" draw:layer="layout" svg:width="0.289cm" svg:height="0.247cm" svg:x="4.002cm" svg:y="21.675cm" svg:viewBox="0 0 290 248" svg:d="M241 83c0-58-29-83-75-83-26 0-53 11-74 29 0-16 0-25-24-25-14 0-28 0-43 0-9 0-25 0-25 18s16 18 25 18 17 0 25 0c0 57 0 115 0 172-8 0-16 0-25 0s-25 0-25 18 16 18 25 18c31 0 61 0 92 0 7 0 23 0 23-18s-14-18-23-18c-8 0-17 0-25 0 0-33 0-66 0-99 0-55 44-75 72-75s34 12 34 47c0 42 0 85 0 127-6 0-12 0-18 0-7 0-23 0-23 18s16 18 23 18c29 0 58 0 86 0 8 0 24 0 24-18s-15-18-24-18c-8 0-16 0-25 0 0-43 0-86 0-129z">
                <text:p/>
              </draw:path>
              <draw:path draw:style-name="gr3" draw:text-style-name="P3" draw:layer="layout" svg:width="0.274cm" svg:height="0.373cm" svg:x="4.301cm" svg:y="21.675cm" svg:viewBox="0 0 275 374" svg:d="M117 374c7 0 23 0 23-18s-14-18-23-18c-8 0-17 0-25 0 0-37 0-75 0-113 18 16 39 27 65 27 63 0 118-54 118-126 0-68-48-126-113-126-27 0-50 11-70 27 0-22-7-23-24-23-14 0-28 0-43 0-9 0-25 0-25 18s16 18 25 18 17 0 25 0c0 99 0 199 0 298-8 0-16 0-25 0s-25 0-25 18 16 18 25 18c31 0 61 0 92 0zM92 99c0-34 34-61 68-61 40 0 72 38 72 88s-36 88-77 88c-42 0-63-45-63-75 0-14 0-27 0-40z">
                <text:p/>
              </draw:path>
              <draw:path draw:style-name="gr3" draw:text-style-name="P3" draw:layer="layout" svg:width="0.289cm" svg:height="0.247cm" svg:x="4.6cm" svg:y="21.679cm" svg:viewBox="0 0 290 248" svg:d="M241 23c0-18-5-23-23-23-15 0-29 0-43 0-9 0-26 0-26 18s17 18 26 18c8 0 16 0 25 0 0 40 0 80 0 121 0 46-45 54-65 54-43 0-43-17-43-35 0-51 0-102 0-153 0-18-4-23-24-23-14 0-28 0-43 0-9 0-25 0-25 18s16 18 25 18 17 0 25 0c0 48 0 96 0 144 0 52 38 68 81 68 20 0 44-3 69-19 2 16 12 16 23 16 15 0 29 0 43 0 8 0 24 0 24-18s-15-18-24-18c-8 0-16 0-25 0 0-62 0-124 0-186z">
                <text:p/>
              </draw:path>
              <draw:path draw:style-name="gr3" draw:text-style-name="P3" draw:layer="layout" svg:width="0.24cm" svg:height="0.318cm" svg:x="4.909cm" svg:y="21.608cm" svg:viewBox="0 0 241 319" svg:d="M113 106c30 0 60 0 90 0 9 0 26 0 26-18s-17-18-26-18c-30 0-60 0-90 0 0-15 0-31 0-47 0-10-1-23-21-23-21 0-20 13-20 25 0 15 0 30 0 45-16 0-31 0-47 0-11 0-25 0-25 18s14 18 23 18c17 0 33 0 49 0 0 45 0 89 0 133 0 60 41 80 81 80 49 0 88-35 88-78 0-20-14-20-21-20-9 0-20 2-20 20-2 27-25 40-43 40-44 0-44-31-44-45 0-43 0-87 0-130z">
                <text:p/>
              </draw:path>
              <draw:path draw:style-name="gr3" draw:text-style-name="P3" draw:layer="layout" svg:width="0.233cm" svg:height="0.361cm" svg:x="5.226cm" svg:y="21.569cm" svg:viewBox="0 0 234 362" svg:d="M234 182c0-166-12-182-117-182s-117 16-117 182c0 164 11 180 117 180 104 0 117-16 117-180zM117 324c-49 0-63-13-68-38-8-30-8-75-8-110 0-36 0-77 8-102 7-29 23-36 68-36 43 0 61 7 68 38 8 25 8 66 8 100 0 38 0 78-8 108-5 27-19 40-68 40z">
                <text:p/>
              </draw:path>
              <draw:path draw:style-name="gr3" draw:text-style-name="P3" draw:layer="layout" svg:width="0.269cm" svg:height="0.346cm" svg:x="5.505cm" svg:y="21.576cm" svg:viewBox="0 0 270 347" svg:d="M146 144c28-36 56-72 84-108 22 0 35 0 35-18s-17-18-26-18c-16 0-33 0-50 0-9 0-25 0-25 18s18 18 23 18c-38 49-77 97-115 146 0-49 0-97 0-146 4 0 7 0 11 0 9 0 25 0 25-18s-16-18-25-18c-19 0-39 0-58 0-9 0-25 0-25 18s16 18 25 18c4 0 9 0 13 0 0 92 0 184 0 275-4 0-9 0-13 0-9 0-25 0-25 18s16 18 25 18c19 0 39 0 58 0 9 0 25 0 25-18s-16-18-25-18c-4 0-7 0-11 0 0-24 0-49 0-73 17-22 34-44 50-65 26 46 52 92 78 138-6 0-24 0-24 18s17 18 26 18c14 0 28 0 43 0 9 0 25 0 25-18s-14-18-31-18c-31-55-62-111-93-167z">
                <text:p/>
              </draw:path>
              <draw:path draw:style-name="gr3" draw:text-style-name="P3" draw:layer="layout" svg:width="0.235cm" svg:height="0.253cm" svg:x="6.122cm" svg:y="21.673cm" svg:viewBox="0 0 236 254" svg:d="M236 128c0-70-54-128-119-128s-117 58-117 128 54 126 117 126 119-56 119-126zM117 216c-41 0-76-41-76-92 0-52 36-86 76-86s76 34 76 86c0 51-35 92-76 92z">
                <text:p/>
              </draw:path>
              <draw:path draw:style-name="gr3" draw:text-style-name="P3" draw:layer="layout" svg:width="0.273cm" svg:height="0.373cm" svg:x="6.394cm" svg:y="21.675cm" svg:viewBox="0 0 274 374" svg:d="M115 374c9 0 25 0 25-18s-16-18-25-18c-8 0-17 0-25 0 0-37 0-75 0-113 18 16 41 27 65 27 65 0 119-54 119-126 0-68-49-126-112-126-27 0-52 11-72 27 0-22-7-23-23-23-15 0-29 0-44 0-7 0-23 0-23 18s14 18 23 18 17 0 26 0c0 99 0 199 0 298-9 0-17 0-26 0-7 0-23 0-23 18s14 18 23 18c31 0 62 0 92 0zM90 99c0-34 34-61 68-61 40 0 74 38 74 88s-38 88-79 88c-40 0-63-45-63-75 0-14 0-27 0-40z">
                <text:p/>
              </draw:path>
              <draw:path draw:style-name="gr3" draw:text-style-name="P3" draw:layer="layout" svg:width="0.26cm" svg:height="0.346cm" svg:x="6.7cm" svg:y="21.576cm" svg:viewBox="0 0 261 347" svg:d="M83 211c23 0 47 0 70 0 68 0 108-54 108-107 0-52-40-104-108-104-43 0-85 0-128 0-9 0-25 0-25 18s16 18 25 18c6 0 11 0 16 0 0 92 0 184 0 275-5 0-10 0-16 0-9 0-25 0-25 18s16 18 25 18c25 0 51 0 76 0 7 0 23 0 23-18s-14-18-23-18c-6 0-12 0-18 0 0-33 0-67 0-100zM83 36c20 0 39 0 59 0 54 0 78 39 78 68 0 30-24 69-78 69-20 0-39 0-59 0 0-46 0-91 0-137z">
                <text:p/>
              </draw:path>
              <draw:path draw:style-name="gr3" draw:text-style-name="P3" draw:layer="layout" svg:width="0.235cm" svg:height="0.253cm" svg:x="7.018cm" svg:y="21.673cm" svg:viewBox="0 0 236 254" svg:d="M236 128c0-70-54-128-119-128s-117 58-117 128 53 126 117 126 119-56 119-126zM117 216c-41 0-76-41-76-92 0-52 36-86 76-86s76 34 76 86c0 51-35 92-76 92z">
                <text:p/>
              </draw:path>
              <draw:path draw:style-name="gr3" draw:text-style-name="P3" draw:layer="layout" svg:width="0.237cm" svg:height="0.346cm" svg:x="7.315cm" svg:y="21.576cm" svg:viewBox="0 0 238 347" svg:d="M140 23c0-18-5-23-23-23-31 0-62 0-94 0-7 0-23 0-23 18s14 18 23 18c26 0 51 0 76 0 0 92 0 184 0 275-25 0-50 0-76 0-7 0-23 0-23 18s14 18 23 18c64 0 128 0 191 0 9 0 24 0 24-18s-15-18-24-18c-24 0-49 0-74 0 0-96 0-192 0-288z">
                <text:p/>
              </draw:path>
              <draw:path draw:style-name="gr3" draw:text-style-name="P3" draw:layer="layout" svg:width="0.219cm" svg:height="0.346cm" svg:x="7.627cm" svg:y="21.576cm" svg:viewBox="0 0 220 347" svg:d="M135 29c0-16-13-29-29-29s-29 13-29 29 13 29 29 29 29-13 29-29zM29 103c-9 0-25 0-25 18s16 18 25 18c21 0 43 0 65 0 0 57 0 115 0 172-24 0-47 0-71 0-7 0-23 0-23 18s14 18 23 18c57 0 114 0 171 0 9 0 26 0 26-18s-17-18-26-18c-19 0-39 0-59 0 0-61 0-123 0-185 0-18-4-23-23-23-28 0-56 0-83 0z">
                <text:p/>
              </draw:path>
              <draw:path draw:style-name="gr3" draw:text-style-name="P3" draw:layer="layout" svg:width="0.224cm" svg:height="0.253cm" svg:x="7.924cm" svg:y="21.673cm" svg:viewBox="0 0 225 254" svg:d="M225 189c0-13-9-18-22-18-7 0-14 0-19 13-4 9-15 32-54 32-49 0-89-40-89-88 0-29 18-90 92-90 9 0 16 0 20 0 11 2 11 2 13 7 1 20 16 25 25 25 16 0 27-11 27-27 0-43-58-43-85-43-99 0-133 77-133 128 0 68 56 126 126 126 81 0 99-58 99-65z">
                <text:p/>
              </draw:path>
              <draw:path draw:style-name="gr3" draw:text-style-name="P3" draw:layer="layout" svg:width="0.269cm" svg:height="0.373cm" svg:x="8.197cm" svg:y="21.679cm" svg:viewBox="0 0 270 374" svg:d="M229 36c9 0 25 0 28 0 4-2 13-5 13-18 0-18-16-18-27-18-22 0-43 0-65 0-9 0-25 0-25 18 0 7 4 14 13 18 1 0 18 0 27 0-10 29-20 58-29 86-15 49-22 69-24 80h-1c-4-17-15-47-31-87-10-26-20-53-31-79 9 0 24 0 27 0 8-4 11-9 11-18 0-18-14-18-25-18-22 0-43 0-65 0-9 0-25 0-25 18 0 11 7 16 11 18 3 0 20 0 30 0 26 67 52 133 78 200 2 2 2 6 3 9-7 21-14 45-21 63-13 21-29 29-43 29 1-4 2-8 3-11-2-20-16-25-25-25-16 0-27 10-27 27 0 21 18 46 47 46 41 0 72-36 88-84 28-85 56-169 85-254z">
                <text:p/>
              </draw:path>
              <draw:path draw:style-name="gr3" draw:text-style-name="P3" draw:layer="layout" svg:width="0.193cm" svg:height="0.354cm" svg:x="8.539cm" svg:y="21.569cm" svg:viewBox="0 0 194 355" svg:d="M121 25c0-9 0-25-18-25-11 0-15 5-18 13-18 41-40 55-63 57-9 0-22 2-22 18 0 13 7 20 20 20 23 0 45-13 59-23 0 78 0 156 0 234-17 0-35 0-52 0-9 0-23 0-23 18s16 18 23 18c48 0 96 0 144 0 9 0 23 0 23-18s-14-18-23-18c-17 0-34 0-50 0 0-98 0-196 0-294z">
                <text:p/>
              </draw:path>
              <draw:path draw:style-name="gr3" draw:text-style-name="P3" draw:layer="layout" svg:width="0.15cm" svg:height="0.442cm" svg:x="3.199cm" svg:y="22.224cm" svg:viewBox="0 0 151 443" svg:d="M151 425c0-9-5-11-11-16-75-49-99-128-99-188 0-43 13-79 26-106 21-43 50-66 77-83 4-3 7-9 7-14s-3-18-20-18c-12 0-59 34-91 83-31 47-40 97-40 138 0 38 7 92 45 146 29 42 74 76 86 76 17 0 20-11 20-18z">
                <text:p/>
              </draw:path>
              <draw:path draw:style-name="gr3" draw:text-style-name="P3" draw:layer="layout" svg:width="0.269cm" svg:height="0.348cm" svg:x="3.415cm" svg:y="22.271cm" svg:viewBox="0 0 270 349" svg:d="M95 22c-7-22-19-22-32-22s-26 0-40 0c-9 0-23 0-23 20 0 18 14 18 23 18 5 0 10 0 15 0 0 91 0 182 0 273-5 0-10 0-15 0-9 0-23 0-23 18 0 20 14 20 23 20 21 0 41 0 62 0 9 0 23 0 23-18 0-20-14-20-23-20-5 0-9 0-13 0 0-88 0-177 0-266 7 25 18 52 27 79 25 68 49 136 74 204 7 21 20 21 32 21 16 0 27-2 27-25 0-95 0-191 0-286 4 0 9 0 13 0 9 0 25 0 25-18 0-20-16-20-25-20-21 0-41 0-61 0-9 0-24 0-24 20 0 18 15 18 24 18 4 0 9 0 14 0 0 89 0 177 0 266-1 0-1 0-2 0-7-25-16-52-27-79-24-68-49-136-74-203z">
                <text:p/>
              </draw:path>
              <draw:path draw:style-name="gr3" draw:text-style-name="P3" draw:layer="layout" svg:width="0.267cm" svg:height="0.251cm" svg:x="3.73cm" svg:y="22.37cm" svg:viewBox="0 0 268 252" svg:d="M212 88c0-43-34-88-115-88-25 0-83 0-83 43 0 16 13 25 26 25 9 0 27-1 27-30 16-2 27-2 32-2 45 0 70 20 70 54-95 2-169 29-169 85 0 43 38 77 94 77 7 0 50 0 81-22 14 20 45 20 63 20 16 0 30 0 30-20 0-18-16-18-25-18s-20 0-31-3c0-40 0-81 0-121zM169 169c0 13 0 25-23 36-20 11-45 11-47 11-34 0-58-20-58-41 0-29 58-49 128-49 0 14 0 29 0 43z">
                <text:p/>
              </draw:path>
              <draw:path draw:style-name="gr3" draw:text-style-name="P3" draw:layer="layout" svg:width="0.296cm" svg:height="0.247cm" svg:x="3.995cm" svg:y="22.372cm" svg:viewBox="0 0 297 248" svg:d="M265 76c0-13 0-76-51-76-5 0-32 0-56 29-1-4-12-29-43-29-12 0-32 4-48 20-2-18-15-18-24-18-6 0-13 0-20 0-9 0-23 0-23 20 0 18 13 18 32 18 0 57 0 114 0 171-19 0-32 0-32 19 0 18 14 18 23 18 18 0 35 0 53 0 7 0 23 0 23-18 0-19-13-19-32-19 0-34 0-68 0-101 0-47 23-74 46-74 11 0 18 9 18 43 0 44 0 88 0 132-5 0-21 0-21 18 0 19 16 19 23 19 14 0 28 0 42 0 7 0 23 0 23-18 0-19-13-19-32-19 0-34 0-68 0-101 0-47 23-74 46-74 11 0 18 9 18 43 0 44 0 88 0 132-5 0-21 0-21 18 0 19 16 19 23 19 14 0 28 0 42 0 9 0 23 0 23-18 0-19-13-19-32-19 0-45 0-90 0-135z">
                <text:p/>
              </draw:path>
              <draw:path draw:style-name="gr3" draw:text-style-name="P3" draw:layer="layout" svg:width="0.233cm" svg:height="0.251cm" svg:x="4.328cm" svg:y="22.37cm" svg:viewBox="0 0 234 252" svg:d="M209 142c12 0 25 0 25-21 0-67-38-121-112-121-68 0-122 58-122 126 0 70 59 126 131 126 76 0 103-50 103-65 0-11-9-16-22-16-7 0-16 0-19 13-15 32-51 32-58 32-32 0-81-20-92-74 55 0 111 0 166 0zM43 106c11-47 47-70 79-70 40 0 63 27 69 70-49 0-99 0-148 0z">
                <text:p/>
              </draw:path>
              <draw:path draw:style-name="gr3" draw:text-style-name="P3" draw:layer="layout" svg:width="0.282cm" svg:height="0.348cm" svg:x="4.902cm" svg:y="22.271cm" svg:viewBox="0 0 283 349" svg:d="M160 124c-7 24-14 47-18 65-3-16-9-34-16-54-12-38-24-76-36-113-5-17-11-22-32-22-11 0-22 0-33 0-9 0-25 0-25 20 0 18 14 18 32 18 0 91 0 182 0 273-18 0-32 0-32 20 0 18 16 18 25 18 16 0 31 0 47 0 9 0 25 0 25-18 0-20-14-20-32-20 0-88 0-177 0-266 0 0 1 0 2 0 1 14 7 31 12 47 13 39 27 79 40 119 2 7 6 21 23 21s22-14 24-21c12-37 24-74 36-110 5-19 12-42 16-56 0 89 0 178 0 266-16 0-31 0-31 20 0 18 16 18 25 18 16 0 32 0 47 0 7 0 24 0 24-18 0-20-13-20-31-20 0-91 0-182 0-273 18 0 31 0 31-18 0-20-17-20-24-20-11 0-23 0-34 0-20 0-25 5-31 22-11 34-22 68-34 102z">
                <text:p/>
              </draw:path>
              <draw:path draw:style-name="gr3" draw:text-style-name="P3" draw:layer="layout" svg:width="0.251cm" svg:height="0.359cm" svg:x="5.217cm" svg:y="22.265cm" svg:viewBox="0 0 252 360" svg:d="M252 23c0-7 0-23-18-23-13 0-16 7-25 27-13-11-38-27-72-27-74 0-137 77-137 180s61 180 137 180c65 0 115-49 115-103 0-18-14-18-22-18-1 0-19 0-19 15-6 68-65 70-71 70-52 0-99-61-99-144 0-85 49-142 98-142 12 0 61 3 72 75 1 15 16 15 19 15 22 0 22-15 22-25 0-27 0-53 0-80z">
                <text:p/>
              </draw:path>
              <draw:path draw:style-name="gr3" draw:text-style-name="P3" draw:layer="layout" svg:width="0.219cm" svg:height="0.251cm" svg:x="5.832cm" svg:y="22.37cm" svg:viewBox="0 0 220 252" svg:d="M203 23c0-9 0-23-18-23-14 0-16 7-18 11-21-11-50-11-59-11-99 0-108 52-108 67 0 30 23 45 29 48 20 13 36 16 95 25 15 2 60 9 60 38 0 18-17 38-72 38-35 0-58-13-69-47-3-11-7-16-21-16-22 0-22 13-22 23 0 18 0 35 0 53 0 9 0 23 18 23 9 0 16-4 22-20 28 20 61 20 72 20 95 0 108-52 108-74 0-29-17-45-31-54-23-14-38-18-90-25-25-4-63-11-63-32 0-15 19-31 70-31s54 20 54 32c2 17 18 17 22 17 21 0 21-13 21-24 0-12 0-25 0-38z">
                <text:p/>
              </draw:path>
              <draw:path draw:style-name="gr3" draw:text-style-name="P3" draw:layer="layout" svg:width="0.267cm" svg:height="0.251cm" svg:x="6.12cm" svg:y="22.37cm" svg:viewBox="0 0 268 252" svg:d="M212 88c0-43-34-88-113-88-27 0-85 0-85 43 0 16 13 25 27 25 9 0 27-1 27-30 15-2 26-2 31-2 45 0 72 20 72 54-95 2-171 29-171 85 0 43 40 77 94 77 7 0 50 0 81-22 14 20 45 20 63 20 16 0 30 0 30-20 0-18-16-18-25-18-7 0-20 0-31-3 0-40 0-81 0-121zM171 169c0 13 0 25-23 36-22 11-47 11-49 11-34 0-58-20-58-41 0-29 58-49 130-49 0 14 0 29 0 43z">
                <text:p/>
              </draw:path>
              <draw:path draw:style-name="gr3" draw:text-style-name="P3" draw:layer="layout" svg:width="0.269cm" svg:height="0.375cm" svg:x="6.403cm" svg:y="22.373cm" svg:viewBox="0 0 270 376" svg:d="M230 38c9 0 26 0 27-2 6 0 13-5 13-16 0-20-14-20-25-20-22 0-43 0-65 0-9 0-25 0-25 20 0 7 3 14 12 16 2 2 18 2 27 2-9 28-19 56-28 84-17 51-22 69-26 81-3-18-16-46-30-86-10-26-21-53-31-79 9 0 24 0 27-2 7-2 11-9 11-16 0-20-16-20-25-20-22 0-43 0-65 0-9 0-27 0-27 20 0 11 7 14 13 16 3 2 19 2 30 2 26 66 52 133 78 200 0 1 1 7 1 9-7 20-12 45-21 61-13 23-29 29-43 30 1-3 3-7 5-10-2-20-16-26-27-26-14 0-25 11-25 26 0 23 18 48 47 48 39 0 70-36 86-84 29-85 58-170 86-254z">
                <text:p/>
              </draw:path>
              <draw:path draw:style-name="gr3" draw:text-style-name="P3" draw:layer="layout" svg:width="0.219cm" svg:height="0.251cm" svg:x="6.729cm" svg:y="22.37cm" svg:viewBox="0 0 220 252" svg:d="M203 23c0-9 0-23-18-23-12 0-16 7-18 11-21-11-48-11-59-11-99 0-108 52-108 67 0 30 23 45 31 48 18 13 34 16 93 25 15 2 60 9 60 38 0 18-17 38-72 38-35 0-58-13-69-47-3-11-5-16-21-16-22 0-22 13-22 23 0 18 0 35 0 53 0 9 0 23 18 23 9 0 16-4 22-20 28 20 61 20 72 20 95 0 108-52 108-74 0-29-17-45-31-54-23-14-36-18-90-25-23-4-61-11-61-32 0-15 19-31 70-31s52 20 54 32c0 17 16 17 20 17 21 0 21-13 21-24 0-12 0-25 0-38z">
                <text:p/>
              </draw:path>
              <draw:path draw:style-name="gr3" draw:text-style-name="P3" draw:layer="layout" svg:width="0.274cm" svg:height="0.373cm" svg:x="4.002cm" svg:y="23.066cm" svg:viewBox="0 0 275 374" svg:d="M117 374c7 0 23 0 23-18s-14-18-23-18c-8 0-17 0-25 0 0-37 0-75 0-113 18 16 39 27 65 27 63 0 118-54 118-126 0-68-48-126-113-126-27 0-50 11-70 27 0-20-7-23-24-23-14 0-28 0-43 0-9 0-25 0-25 18 0 19 16 19 25 19s17 0 25 0c0 99 0 198 0 297-8 0-16 0-25 0s-25 0-25 18 16 18 25 18c31 0 61 0 92 0zM92 99c0-34 34-61 68-61 40 0 72 38 72 88s-36 88-77 88c-42 0-63-45-63-75 0-14 0-27 0-40z">
                <text:p/>
              </draw:path>
              <draw:path draw:style-name="gr3" draw:text-style-name="P3" draw:layer="layout" svg:width="0.262cm" svg:height="0.247cm" svg:x="4.312cm" svg:y="23.066cm" svg:viewBox="0 0 263 248" svg:d="M113 144c0-58 38-106 99-106 2 21 18 25 26 25 12 0 25-11 25-25 0-11-7-38-54-38-33 0-69 14-96 45 0-6 0-12 0-18 0-18-5-23-25-23-21 0-42 0-63 0-9 0-25 0-25 18 0 19 16 19 25 19 15 0 30 0 45 0 0 57 0 114 0 171-15 0-30 0-45 0-9 0-25 0-25 18s16 18 25 18c51 0 101 0 151 0 8 0 24 0 24-18s-15-18-24-18c-21 0-42 0-63 0 0-22 0-45 0-68z">
                <text:p/>
              </draw:path>
              <draw:path draw:style-name="gr3" draw:text-style-name="P3" draw:layer="layout" svg:width="0.235cm" svg:height="0.253cm" svg:x="4.627cm" svg:y="23.064cm" svg:viewBox="0 0 236 254" svg:d="M236 128c0-70-52-128-117-128s-119 58-119 128 55 126 119 126 117-56 117-126zM119 216c-42 0-76-41-76-92 0-50 36-86 76-86 39 0 75 36 75 86 0 51-34 92-75 92z">
                <text:p/>
              </draw:path>
              <draw:path draw:style-name="gr3" draw:text-style-name="P3" draw:layer="layout" svg:width="0.273cm" svg:height="0.373cm" svg:x="4.9cm" svg:y="23.066cm" svg:viewBox="0 0 274 374" svg:d="M115 374c7 0 24 0 24-18s-15-18-24-18c-8 0-17 0-25 0 0-37 0-75 0-113 18 16 40 27 65 27 63 0 119-54 119-126 0-68-49-126-114-126-27 0-50 11-70 27 0-20-7-23-23-23-15 0-29 0-44 0-9 0-23 0-23 18 0 19 14 19 23 19s17 0 26 0c0 99 0 198 0 297-9 0-17 0-26 0s-23 0-23 18 14 18 23 18c31 0 62 0 92 0zM90 99c0-34 34-61 68-61 40 0 74 38 74 88s-38 88-79 88-63-45-63-75c0-14 0-27 0-40z">
                <text:p/>
              </draw:path>
              <draw:path draw:style-name="gr3" draw:text-style-name="P3" draw:layer="layout" svg:width="0.15cm" svg:height="0.442cm" svg:x="4.693cm" svg:y="23.615cm" svg:viewBox="0 0 151 443" svg:d="M151 427c0-9-5-13-11-18-75-49-99-128-99-188 0-43 13-79 26-104 23-43 50-67 77-85 4-3 7-9 7-14s-3-18-18-18c-14 0-61 34-93 83-31 47-40 99-40 138 0 38 7 92 45 146 29 42 74 76 88 76 15 0 18-11 18-16z">
                <text:p/>
              </draw:path>
              <draw:path draw:style-name="gr3" draw:text-style-name="P3" draw:layer="layout" svg:width="0.282cm" svg:height="0.346cm" svg:x="4.902cm" svg:y="23.664cm" svg:viewBox="0 0 283 347" svg:d="M160 124c-7 22-14 45-18 63-3-16-9-34-16-52-12-38-24-76-36-113-5-18-11-22-32-22-11 0-22 0-33 0-9 0-25 0-25 18s14 18 32 18c0 91 0 182 0 274-18 0-32 0-32 19 0 18 16 18 25 18 16 0 31 0 47 0 9 0 25 0 25-18 0-19-14-19-32-19 0-89 0-177 0-265 0 0 1 0 2 0 1 13 7 29 12 47 13 39 27 78 40 117 2 7 6 21 23 21s22-14 24-21c12-37 24-73 36-110 5-18 12-41 16-54 0 88 0 176 0 265-16 0-31 0-31 19 0 18 16 18 25 18 16 0 32 0 47 0 7 0 24 0 24-18 0-19-13-19-31-19 0-92 0-183 0-274 18 0 31 0 31-18s-17-18-24-18c-11 0-23 0-34 0-20 0-25 4-31 22-11 34-22 68-34 102z">
                <text:p/>
              </draw:path>
              <draw:path draw:style-name="gr3" draw:text-style-name="P3" draw:layer="layout" svg:width="0.222cm" svg:height="0.251cm" svg:x="5.235cm" svg:y="23.761cm" svg:viewBox="0 0 223 252" svg:d="M223 187c0-11-7-16-20-16-7 0-16 0-21 13-4 9-13 32-52 32-49 0-89-40-89-88 0-31 18-90 90-90 11 0 18 0 20 0 13 0 13 2 13 7 2 18 18 25 27 25 14 0 27-12 27-27 0-43-60-43-85-43-99 0-133 77-133 128 0 68 56 124 124 124 83 0 99-56 99-65z">
                <text:p/>
              </draw:path>
              <draw:path draw:style-name="gr3" draw:text-style-name="P3" draw:layer="layout" svg:width="0.219cm" svg:height="0.251cm" svg:x="5.534cm" svg:y="23.761cm" svg:viewBox="0 0 220 252" svg:d="M203 23c0-7 0-23-18-23-14 0-16 7-18 11-21-11-50-11-59-11-99 0-108 52-108 68 0 29 23 44 29 49 20 11 36 14 95 23 15 2 60 9 60 38 0 18-17 38-72 38-35 0-58-13-69-45-3-13-7-18-21-18-22 0-22 13-22 23 0 18 0 35 0 53 0 9 0 23 18 23 9 0 16-4 22-20 28 20 61 20 72 20 95 0 108-52 108-74 0-29-18-45-31-54-23-14-38-18-90-25-25-4-63-11-63-31 0-16 19-30 70-30s54 18 54 30c2 17 18 17 22 17 21 0 21-13 21-24 0-12 0-25 0-38z">
                <text:p/>
              </draw:path>
              <draw:path draw:style-name="gr3" draw:text-style-name="P3" draw:layer="layout" svg:width="0.15cm" svg:height="0.442cm" svg:x="6.187cm" svg:y="23.615cm" svg:viewBox="0 0 151 443" svg:d="M151 427c0-9-5-13-11-18-73-49-97-128-97-188 0-43 11-79 24-104 23-43 50-67 77-85 5-3 7-9 7-14s-2-18-18-18c-12 0-61 34-93 83-29 47-40 99-40 138 0 38 9 92 47 146 27 42 72 76 86 76 16 0 18-11 18-16z">
                <text:p/>
              </draw:path>
              <draw:path draw:style-name="gr3" draw:text-style-name="P3" draw:layer="layout" svg:width="0.269cm" svg:height="0.346cm" svg:x="6.403cm" svg:y="23.664cm" svg:viewBox="0 0 270 347" svg:d="M97 22c-9-22-20-22-32-22-14 0-28 0-42 0-7 0-23 0-23 18s14 18 23 18c5 0 10 0 15 0 0 91 0 182 0 274-5 0-10 0-15 0-7 0-23 0-23 18 0 19 14 19 23 19 21 0 42 0 63 0 8 0 24 0 24-18 0-19-15-19-24-19-4 0-9 0-14 0 0-89 0-178 0-267 9 25 18 52 29 79 24 68 48 136 72 204 9 21 20 21 34 21 16 0 25 0 25-23 0-96 0-192 0-288 5 0 10 0 15 0 9 0 23 0 23-18s-14-18-23-18c-21 0-41 0-62 0-9 0-25 0-25 18s16 18 25 18c5 0 9 0 13 0 0 89 0 178 0 266-9-25-18-52-27-79-25-67-49-134-74-201z">
                <text:p/>
              </draw:path>
              <draw:path draw:style-name="gr3" draw:text-style-name="P3" draw:layer="layout" svg:width="0.267cm" svg:height="0.251cm" svg:x="6.718cm" svg:y="23.761cm" svg:viewBox="0 0 268 252" svg:d="M212 88c0-43-34-88-113-88-27 0-85 0-85 43 0 16 13 27 27 27 9 0 27-3 27-32 17 0 26 0 31 0 45 0 72 18 72 52-95 2-171 29-171 85 0 43 40 77 95 77 6 0 49 0 80-22 14 20 45 20 64 20 15 0 29 0 29-20 0-18-16-18-25-18-7 0-20 0-31-3 0-40 0-81 0-121zM171 169c0 15 0 25-23 36-20 11-47 11-49 11-34 0-58-20-58-41 0-29 58-47 130-49 0 14 0 29 0 43z">
                <text:p/>
              </draw:path>
              <draw:path draw:style-name="gr3" draw:text-style-name="P3" draw:layer="layout" svg:width="0.298cm" svg:height="0.247cm" svg:x="6.982cm" svg:y="23.763cm" svg:viewBox="0 0 299 248" svg:d="M266 76c0-13 0-76-52-76-5 0-32 0-56 29-1-4-12-29-43-29-12 0-30 4-48 20-2-16-13-16-24-16-6 0-12 0-18 0-9 0-25 0-25 18s13 18 32 18c0 57 0 114 0 171-19 0-32 0-32 19 0 18 16 18 25 18 17 0 34 0 51 0 9 0 23 0 23-18 0-19-11-19-32-19 0-33 0-66 0-99 0-49 23-76 46-76 11 0 20 9 20 45 0 43 0 86 0 130-5 0-23 0-23 18 0 19 16 19 25 19 13 0 26 0 40 0 9 0 25 0 25-18 0-19-13-19-34-19 0-33 0-66 0-99 0-49 23-76 46-76 11 0 20 9 20 45 0 43 0 86 0 130-5 0-21 0-21 18 0 19 14 19 23 19 13 0 26 0 40 0 9 0 25 0 25-18 0-19-13-19-33-19 0-45 0-90 0-135z">
                <text:p/>
              </draw:path>
              <draw:path draw:style-name="gr3" draw:text-style-name="P3" draw:layer="layout" svg:width="0.233cm" svg:height="0.251cm" svg:x="7.315cm" svg:y="23.761cm" svg:viewBox="0 0 234 252" svg:d="M211 142c10 0 23 0 23-21 0-67-36-121-110-121-70 0-124 58-124 126 0 70 59 126 133 126 76 0 101-50 101-65 0-11-9-16-22-16-7 0-14 0-19 13-15 32-51 32-56 32-34 0-81-20-92-74 55 0 110 0 166 0zM45 106c11-47 47-68 79-68 40 0 63 25 67 68-49 0-97 0-146 0z">
                <text:p/>
              </draw:path>
              <draw:path draw:style-name="gr3" draw:text-style-name="P3" draw:layer="layout" svg:width="0.235cm" svg:height="0.359cm" svg:x="7.915cm" svg:y="23.657cm" svg:viewBox="0 0 236 360" svg:d="M236 180c0-164-14-180-119-180s-117 16-117 180c0 166 13 180 117 180 106 0 119-14 119-180zM117 324c-49 0-61-13-68-40-6-28-6-73-6-108 0-36 0-77 6-102 9-31 25-36 68-36 45 0 63 5 70 38 6 25 6 66 6 100 0 38 0 78-8 108-5 27-18 40-68 40z">
                <text:p/>
              </draw:path>
              <draw:path draw:style-name="gr3" draw:text-style-name="P3" draw:layer="layout" svg:width="0.274cm" svg:height="0.373cm" svg:x="8.187cm" svg:y="23.763cm" svg:viewBox="0 0 275 374" svg:d="M117 374c7 0 23 0 23-18 0-19-16-19-23-19-8 0-17 0-25 0 0-38 0-76 0-114 16 18 39 27 65 27 63 0 118-54 118-124 0-68-50-126-113-126-27 0-50 9-70 25 0-20-7-21-25-21-15 0-29 0-44 0-7 0-23 0-23 18s16 18 23 18c9 0 17 0 26 0 0 99 0 198 0 297-9 0-17 0-26 0-7 0-23 0-23 19 0 18 16 18 23 18 32 0 63 0 94 0zM92 99c0-34 32-63 68-63 38 0 72 40 72 90s-36 88-79 88c-40 0-61-47-61-75 0-14 0-27 0-40z">
                <text:p/>
              </draw:path>
              <draw:path draw:style-name="gr3" draw:text-style-name="P3" draw:layer="layout" svg:width="0.233cm" svg:height="0.251cm" svg:x="8.51cm" svg:y="23.761cm" svg:viewBox="0 0 234 252" svg:d="M211 142c10 0 23 0 23-21 0-67-36-121-110-121-70 0-124 58-124 126 0 70 59 126 133 126 76 0 101-50 101-65 0-11-7-16-20-16-9 0-16 0-21 13-13 32-51 32-56 32-33 0-81-20-92-74 55 0 110 0 166 0zM45 106c11-47 47-68 79-68 40 0 63 25 67 68-49 0-97 0-146 0z">
                <text:p/>
              </draw:path>
              <draw:path draw:style-name="gr3" draw:text-style-name="P3" draw:layer="layout" svg:width="0.262cm" svg:height="0.247cm" svg:x="8.795cm" svg:y="23.763cm" svg:viewBox="0 0 263 248" svg:d="M112 144c0-58 39-108 100-108 2 22 18 25 26 25 12 0 25-9 25-25 0-11-7-36-54-36-33 0-69 14-97 45 0-6 0-12 0-18 0-20-4-23-24-23-21 0-42 0-63 0-9 0-25 0-25 18s16 18 25 18c15 0 30 0 45 0 0 57 0 114 0 171-15 0-30 0-45 0-9 0-25 0-25 18 0 19 16 19 25 19 51 0 101 0 151 0 8 0 24 0 24-18 0-19-16-19-24-19-21 0-43 0-64 0 0-23 0-45 0-67z">
                <text:p/>
              </draw:path>
              <draw:path draw:style-name="gr3" draw:text-style-name="P3" draw:layer="layout" svg:width="0.267cm" svg:height="0.251cm" svg:x="9.108cm" svg:y="23.761cm" svg:viewBox="0 0 268 252" svg:d="M212 88c0-43-34-88-113-88-25 0-83 0-83 43 0 16 13 27 25 27 9 0 27-3 27-32 17 0 27 0 31 0 45 0 72 18 72 52-95 2-171 29-171 85 0 43 40 77 95 77 8 0 51 0 81-22 13 20 45 20 63 20 17 0 29 0 29-20 0-18-14-18-23-18s-22 0-33-3c0-40 0-81 0-121zM171 169c0 15 0 25-23 36-20 11-45 11-49 11-32 0-56-20-56-41 0-29 58-47 128-49 0 14 0 29 0 43z">
                <text:p/>
              </draw:path>
              <draw:path draw:style-name="gr3" draw:text-style-name="P3" draw:layer="layout" svg:width="0.24cm" svg:height="0.316cm" svg:x="9.392cm" svg:y="23.696cm" svg:viewBox="0 0 241 317" svg:d="M113 106c30 0 60 0 90 0 9 0 24 0 24-18s-15-18-24-18c-30 0-60 0-90 0 0-15 0-31 0-47 0-10 0-23-21-23-22 0-22 13-22 23 0 16 0 32 0 47-15 0-31 0-47 0-9 0-23 0-23 18s14 18 23 18c16 0 32 0 47 0 0 44 0 88 0 132 0 59 42 79 83 79 49 0 88-34 88-76 0-20-14-20-21-20-9 0-20 2-22 20 0 27-23 40-43 40-42 0-42-31-42-45 0-43 0-87 0-130z">
                <text:p/>
              </draw:path>
              <draw:path draw:style-name="gr3" draw:text-style-name="P3" draw:layer="layout" svg:width="0.235cm" svg:height="0.251cm" svg:x="9.707cm" svg:y="23.761cm" svg:viewBox="0 0 236 252" svg:d="M236 128c0-72-53-128-117-128s-119 57-119 128 55 124 119 124 117-54 117-124zM119 216c-42 0-76-41-76-94 0-50 36-84 76-84 39 0 75 34 75 84 0 53-34 94-75 94z">
                <text:p/>
              </draw:path>
              <draw:path draw:style-name="gr3" draw:text-style-name="P3" draw:layer="layout" svg:width="0.262cm" svg:height="0.247cm" svg:x="9.99cm" svg:y="23.763cm" svg:viewBox="0 0 263 248" svg:d="M113 144c0-58 38-108 99-108 2 22 18 25 26 25 12 0 25-9 25-25 0-11-7-36-54-36-33 0-69 14-96 45 0-6 0-12 0-18 0-20-5-23-25-23-21 0-42 0-63 0-9 0-25 0-25 18s16 18 25 18c15 0 30 0 45 0 0 57 0 114 0 171-15 0-30 0-45 0-9 0-25 0-25 18 0 19 16 19 25 19 51 0 101 0 151 0 8 0 24 0 24-18 0-19-15-19-24-19-21 0-42 0-63 0 0-23 0-45 0-67z">
                <text:p/>
              </draw:path>
              <draw:path draw:style-name="gr3" draw:text-style-name="P3" draw:layer="layout" svg:width="0.152cm" svg:height="0.442cm" svg:x="10.323cm" svg:y="23.615cm" svg:viewBox="0 0 153 443" svg:d="M153 221c0-37-9-91-47-145-27-42-72-76-86-76-16 0-20 13-20 18 0 9 7 13 11 16 75 51 99 128 99 187 0 44-13 81-24 107-23 43-52 66-77 84-5 4-9 10-9 15 0 4 4 16 20 16 12 0 61-33 92-83 30-47 41-97 41-139z">
                <text:p/>
              </draw:path>
              <draw:path draw:style-name="gr3" draw:text-style-name="P3" draw:layer="layout" svg:width="0.26cm" svg:height="0.247cm" svg:x="10.888cm" svg:y="23.763cm" svg:viewBox="0 0 261 248" svg:d="M112 144c0-58 37-108 99-108 1 22 18 25 25 25 12 0 25-9 25-25 0-11-7-36-54-36-32 0-68 14-95 45 0-6 0-12 0-18 0-20-6-23-24-23-21 0-43 0-65 0-9 0-23 0-23 18s14 18 23 18c15 0 30 0 45 0 0 57 0 114 0 171-15 0-30 0-45 0-9 0-23 0-23 18 0 19 14 19 23 19 51 0 101 0 152 0 7 0 25 0 25-18 0-19-16-19-25-19-21 0-42 0-63 0 0-23 0-45 0-67z">
                <text:p/>
              </draw:path>
              <draw:path draw:style-name="gr3" draw:text-style-name="P3" draw:layer="layout" svg:width="0.233cm" svg:height="0.251cm" svg:x="11.201cm" svg:y="23.761cm" svg:viewBox="0 0 234 252" svg:d="M211 142c10 0 23 0 23-21 0-67-38-121-112-121-68 0-122 58-122 126 0 70 59 126 131 126 78 0 103-50 103-65 0-11-9-16-22-16-7 0-14 0-19 13-15 32-51 32-58 32-32 0-81-20-92-74 56 0 112 0 168 0zM43 106c11-47 47-68 79-68 42 0 65 25 69 68-49 0-99 0-148 0z">
                <text:p/>
              </draw:path>
              <draw:path draw:style-name="gr3" draw:text-style-name="P3" draw:layer="layout" svg:width="0.237cm" svg:height="0.346cm" svg:x="11.5cm" svg:y="23.664cm" svg:viewBox="0 0 238 347" svg:d="M140 23c0-19-5-23-25-23-30 0-61 0-92 0-9 0-23 0-23 18s14 18 23 18c25 0 50 0 74 0 0 91 0 182 0 274-24 0-49 0-74 0-9 0-23 0-23 18 0 19 14 19 23 19 64 0 128 0 191 0 9 0 24 0 24-18 0-19-15-19-24-19-24 0-49 0-74 0 0-96 0-191 0-287z">
                <text:p/>
              </draw:path>
              <draw:path draw:style-name="gr3" draw:text-style-name="P3" draw:layer="layout" svg:width="0.233cm" svg:height="0.251cm" svg:x="11.799cm" svg:y="23.761cm" svg:viewBox="0 0 234 252" svg:d="M211 142c10 0 23 0 23-21 0-67-38-121-110-121-70 0-124 58-124 126 0 70 59 126 131 126 78 0 103-50 103-65 0-11-9-16-22-16-7 0-14 0-19 13-15 32-51 32-58 32-32 0-79-20-92-74 56 0 112 0 168 0zM45 106c11-47 47-68 79-68 40 0 63 25 67 68-49 0-97 0-146 0z">
                <text:p/>
              </draw:path>
              <draw:path draw:style-name="gr3" draw:text-style-name="P3" draw:layer="layout" svg:width="0.267cm" svg:height="0.251cm" svg:x="12.098cm" svg:y="23.761cm" svg:viewBox="0 0 268 252" svg:d="M212 88c0-43-34-88-113-88-27 0-85 0-85 43 0 16 13 27 27 27 9 0 27-3 27-32 15 0 26 0 31 0 45 0 72 18 72 52-95 2-171 29-171 85 0 43 40 77 94 77 7 0 50 0 81-22 14 20 45 20 63 20 16 0 30 0 30-20 0-18-16-18-25-18-7 0-20 0-31-3 0-40 0-81 0-121zM171 169c0 15 0 25-23 36-22 11-47 11-49 11-34 0-58-20-58-41 0-29 58-47 130-49 0 14 0 29 0 43z">
                <text:p/>
              </draw:path>
              <draw:path draw:style-name="gr3" draw:text-style-name="P3" draw:layer="layout" svg:width="0.219cm" svg:height="0.251cm" svg:x="12.407cm" svg:y="23.761cm" svg:viewBox="0 0 220 252" svg:d="M203 23c0-7 0-23-18-23-12 0-16 7-18 11-21-11-50-11-59-11-99 0-108 52-108 68 0 29 23 44 29 49 20 11 36 14 95 23 15 2 60 9 60 38 0 18-17 38-72 38-35 0-58-13-69-45-3-13-5-18-21-18-22 0-22 13-22 23 0 18 0 35 0 53 0 9 0 23 18 23 9 0 16-4 22-20 28 20 61 20 72 20 95 0 108-52 108-74 0-29-17-45-31-54-23-14-38-18-90-25-25-4-61-11-61-31 0-16 17-30 68-30s54 18 56 30c0 17 16 17 20 17 21 0 21-13 21-24 0-12 0-25 0-38z">
                <text:p/>
              </draw:path>
              <draw:path draw:style-name="gr3" draw:text-style-name="P3" draw:layer="layout" svg:width="0.233cm" svg:height="0.251cm" svg:x="12.695cm" svg:y="23.761cm" svg:viewBox="0 0 234 252" svg:d="M211 142c10 0 23 0 23-21 0-67-38-121-110-121-70 0-124 58-124 126 0 70 59 126 131 126 78 0 103-50 103-65 0-11-9-16-22-16-7 0-14 0-19 13-15 32-51 32-56 32-34 0-81-20-94-74 56 0 112 0 168 0zM45 106c11-47 47-68 79-68 40 0 63 25 67 68-49 0-97 0-146 0z">
                <text:p/>
              </draw:path>
              <draw:path draw:style-name="gr3" draw:text-style-name="P3" draw:layer="layout" svg:width="0.152cm" svg:height="0.442cm" svg:x="13.359cm" svg:y="23.615cm" svg:viewBox="0 0 153 443" svg:d="M153 427c0-9-7-13-11-18-75-49-99-128-99-188 0-43 13-79 24-104 23-43 52-67 77-85 5-3 9-9 9-14s-4-18-20-18c-12 0-61 34-92 83-30 47-41 99-41 138 0 38 9 92 47 146 27 42 72 76 86 76 16 0 20-11 20-16z">
                <text:p/>
              </draw:path>
              <draw:path draw:style-name="gr3" draw:text-style-name="P3" draw:layer="layout" svg:width="0.269cm" svg:height="0.346cm" svg:x="13.575cm" svg:y="23.664cm" svg:viewBox="0 0 270 347" svg:d="M97 22c-7-22-20-22-32-22-13 0-27 0-40 0-9 0-25 0-25 18s16 18 25 18c4 0 9 0 13 0 0 91 0 182 0 274-4 0-9 0-13 0-9 0-25 0-25 18 0 19 16 19 25 19 21 0 41 0 61 0 9 0 24 0 24-18 0-19-15-19-24-19-4 0-9 0-14 0 0-89 0-178 0-267 1 0 1 0 2 0 7 25 16 52 27 79 24 68 48 136 72 204 9 21 21 21 34 21 16 0 25 0 25-23 0-96 0-192 0-288 5 0 10 0 15 0 9 0 23 0 23-18s-14-18-23-18c-21 0-41 0-62 0-9 0-23 0-23 18s14 18 23 18c5 0 9 0 13 0 0 89 0 178 0 266-7-25-18-52-27-79-25-67-49-134-74-201z">
                <text:p/>
              </draw:path>
              <draw:path draw:style-name="gr3" draw:text-style-name="P3" draw:layer="layout" svg:width="0.267cm" svg:height="0.251cm" svg:x="13.89cm" svg:y="23.761cm" svg:viewBox="0 0 268 252" svg:d="M212 88c0-43-34-88-113-88-27 0-85 0-85 43 0 16 13 27 27 27 9 0 27-3 27-32 17 0 26 0 31 0 45 0 72 18 72 52-95 2-171 29-171 85 0 43 40 77 95 77 8 0 51 0 81-22 13 20 44 20 63 20 17 0 29 0 29-20 0-18-14-18-23-18s-22 0-33-3c0-40 0-81 0-121zM171 169c0 15 0 25-23 36-20 11-45 11-49 11-32 0-56-20-56-41 0-29 58-47 128-49 0 14 0 29 0 43z">
                <text:p/>
              </draw:path>
              <draw:path draw:style-name="gr3" draw:text-style-name="P3" draw:layer="layout" svg:width="0.296cm" svg:height="0.247cm" svg:x="14.157cm" svg:y="23.763cm" svg:viewBox="0 0 297 248" svg:d="M265 76c0-13 0-76-51-76-7 0-34 0-57 29 0-4-11-29-42-29-14 0-32 4-48 20-4-16-15-16-26-16-6 0-12 0-18 0-9 0-23 0-23 18s13 18 32 18c0 57 0 114 0 171-19 0-32 0-32 19 0 18 14 18 23 18 17 0 34 0 51 0 9 0 25 0 25-18 0-19-13-19-32-19 0-33 0-66 0-99 0-49 23-76 45-76 12 0 19 9 19 45 0 43 0 86 0 130-5 0-21 0-21 18 0 19 14 19 23 19 13 0 27 0 40 0 9 0 25 0 25-18 0-19-13-19-32-19 0-33 0-66 0-99 0-49 23-76 45-76 12 0 19 9 19 45 0 43 0 86 0 130-5 0-21 0-21 18 0 19 14 19 23 19 13 0 27 0 40 0 9 0 25 0 25-18 0-19-13-19-32-19 0-45 0-90 0-135z">
                <text:p/>
              </draw:path>
              <draw:path draw:style-name="gr3" draw:text-style-name="P3" draw:layer="layout" svg:width="0.233cm" svg:height="0.251cm" svg:x="14.488cm" svg:y="23.761cm" svg:viewBox="0 0 234 252" svg:d="M211 142c10 0 23 0 23-21 0-67-36-121-110-121-70 0-124 58-124 126 0 70 59 126 133 126 76 0 101-50 101-65 0-11-7-16-20-16-9 0-16 0-21 13-13 32-51 32-56 32-33 0-81-20-92-74 55 0 110 0 166 0zM45 106c11-47 47-68 79-68 40 0 63 25 67 68-49 0-97 0-146 0z">
                <text:p/>
              </draw:path>
              <draw:path draw:style-name="gr3" draw:text-style-name="P3" draw:layer="layout" svg:width="0.238cm" svg:height="0.359cm" svg:x="15.085cm" svg:y="23.657cm" svg:viewBox="0 0 239 360" svg:d="M223 23c0-7 0-23-18-23-12 0-18 7-21 25-31-23-63-25-78-25-63 0-106 45-106 94 0 30 16 52 22 59 23 25 41 29 84 38 6 2 45 11 47 11 36 12 47 41 47 61 0 29-25 61-67 61-23 0-47-5-61-14-27-17-29-40-29-51-2-9-2-20-21-20-22 0-22 13-22 24 0 24 0 49 0 74 0 9 0 23 18 23 13 0 18-7 22-23 27 18 63 23 91 23 67 0 108-50 108-101 0-18-5-41-23-63-22-27-49-32-68-38-13-3-54-12-62-14-25-7-46-27-46-52 0-27 27-54 66-54 65 0 74 52 76 66 2 17 12 18 21 18 20 0 20-12 20-23 0-25 0-50 0-76z">
                <text:p/>
              </draw:path>
              <draw:path draw:style-name="gr3" draw:text-style-name="P3" draw:layer="layout" svg:width="0.233cm" svg:height="0.251cm" svg:x="15.384cm" svg:y="23.761cm" svg:viewBox="0 0 234 252" svg:d="M211 142c12 0 23 0 23-21 0-67-36-121-110-121-68 0-124 58-124 126 0 70 59 126 133 126 76 0 101-50 101-65 0-11-7-16-20-16-9 0-16 0-21 13-13 32-49 32-56 32-33 0-81-20-92-74 55 0 110 0 166 0zM45 106c11-47 47-68 79-68 40 0 63 25 67 68-49 0-97 0-146 0z">
                <text:p/>
              </draw:path>
              <draw:path draw:style-name="gr3" draw:text-style-name="P3" draw:layer="layout" svg:width="0.289cm" svg:height="0.247cm" svg:x="15.658cm" svg:y="23.763cm" svg:viewBox="0 0 290 248" svg:d="M241 81c0-56-29-81-75-81-27 0-53 9-74 29 0-16 0-25-24-25-14 0-28 0-43 0-9 0-25 0-25 18s16 18 25 18 17 0 25 0c0 57 0 114 0 171-8 0-16 0-25 0s-25 0-25 18c0 19 16 19 25 19 31 0 61 0 92 0 7 0 23 0 23-18 0-19-14-19-23-19-8 0-17 0-25 0 0-33 0-65 0-98 0-55 42-77 70-77s36 14 36 49c0 42 0 84 0 126-6 0-12 0-18 0-7 0-23 0-23 18 0 19 16 19 23 19 29 0 58 0 86 0 8 0 24 0 24-18 0-19-16-19-24-19s-16 0-25 0c0-44 0-87 0-130z">
                <text:p/>
              </draw:path>
              <draw:path draw:style-name="gr3" draw:text-style-name="P3" draw:layer="layout" svg:width="0.219cm" svg:height="0.251cm" svg:x="15.994cm" svg:y="23.761cm" svg:viewBox="0 0 220 252" svg:d="M203 23c0-7 0-23-19-23-13 0-15 7-17 11-21-11-50-11-59-11-101 0-108 52-108 68 0 29 22 44 29 49 20 11 36 14 93 23 15 2 60 9 60 38 0 18-16 38-70 38-35 0-58-13-69-45-5-13-7-18-23-18-20 0-20 13-20 23 0 18 0 35 0 53 0 9 0 23 18 23 7 0 16-4 20-20 29 20 63 20 74 20 93 0 108-52 108-74 0-29-18-45-31-54-23-14-38-18-92-25-23-4-61-11-61-31 0-16 18-30 70-30s54 18 54 30c2 17 16 17 22 17 21 0 21-13 21-24 0-12 0-25 0-38z">
                <text:p/>
              </draw:path>
              <draw:path draw:style-name="gr3" draw:text-style-name="P3" draw:layer="layout" svg:width="0.235cm" svg:height="0.251cm" svg:x="16.282cm" svg:y="23.761cm" svg:viewBox="0 0 236 252" svg:d="M236 128c0-72-53-128-117-128s-119 57-119 128 55 124 119 124 117-54 117-124zM119 216c-42 0-76-41-76-94 0-50 36-84 76-84 39 0 75 34 75 84 0 53-34 94-75 94z">
                <text:p/>
              </draw:path>
              <draw:path draw:style-name="gr3" draw:text-style-name="P3" draw:layer="layout" svg:width="0.262cm" svg:height="0.247cm" svg:x="16.565cm" svg:y="23.763cm" svg:viewBox="0 0 263 248" svg:d="M113 144c0-58 38-108 99-108 2 22 18 25 26 25 12 0 25-9 25-25 0-11-7-36-54-36-33 0-69 14-96 45 0-6 0-12 0-18 0-20-5-23-25-23-21 0-42 0-63 0-9 0-25 0-25 18s16 18 25 18c15 0 30 0 45 0 0 57 0 114 0 171-15 0-30 0-45 0-9 0-25 0-25 18 0 19 16 19 25 19 51 0 101 0 151 0 8 0 24 0 24-18 0-19-15-19-24-19-21 0-42 0-63 0 0-23 0-45 0-67z">
                <text:p/>
              </draw:path>
              <draw:path draw:style-name="gr3" draw:text-style-name="P3" draw:layer="layout" svg:width="0.152cm" svg:height="0.442cm" svg:x="16.898cm" svg:y="23.615cm" svg:viewBox="0 0 153 443" svg:d="M153 221c0-37-9-91-47-145-27-42-72-76-86-76-16 0-20 13-20 18 0 9 7 13 11 16 75 51 99 128 99 187 0 44-11 81-24 107-23 43-52 66-77 84-5 4-9 10-9 15 0 4 4 16 20 16 12 0 61-33 92-83 30-47 41-97 41-139z">
                <text:p/>
              </draw:path>
              <draw:path draw:style-name="gr3" draw:text-style-name="P3" draw:layer="layout" svg:width="0.24cm" svg:height="0.316cm" svg:x="17.461cm" svg:y="23.696cm" svg:viewBox="0 0 241 317" svg:d="M113 106c31 0 62 0 92 0 7 0 24 0 24-18s-17-18-24-18c-30 0-61 0-92 0 0-15 0-31 0-47 0-10 1-23-19-23-21 0-22 13-22 23 0 16 0 32 0 47-16 0-31 0-47 0-9 0-25 0-25 18s16 18 23 18c17 0 33 0 49 0 0 44 0 88 0 132 0 59 41 79 81 79 49 0 88-34 88-76 0-20-14-20-21-20-9 0-20 2-20 20-2 27-25 40-43 40-44 0-44-31-44-45 0-43 0-87 0-130z">
                <text:p/>
              </draw:path>
              <draw:path draw:style-name="gr3" draw:text-style-name="P3" draw:layer="layout" svg:width="0.273cm" svg:height="0.381cm" svg:x="17.762cm" svg:y="23.759cm" svg:viewBox="0 0 274 382" svg:d="M104 216c-5 0-12 0-16-2-9 0-12 0-18-7-5-5-7-13-7-20 0-2 0-9 4-14 14 9 32 14 50 14 54 0 95-41 95-92 0-18-5-34-14-48 13-7 20-9 29-9 3 14 14 20 23 20 13 0 24-11 24-26 0-14-13-32-44-32-12 0-37 4-59 20-14-11-34-16-54-16-54 0-95 41-95 91 0 22 7 40 16 53-4 9-11 25-11 39 0 24 13 40 14 42-39 23-41 59-41 68 0 50 61 85 133 85s133-35 133-85c0-81-106-81-122-81-13 0-26 0-40 0zM117 151c-29 0-54-25-54-56 0-30 25-55 54-55s54 25 54 55c0 31-25 56-54 56zM117 250c52 0 113 0 113 47 0 23-39 49-97 49-56 0-97-24-97-49 0-22 18-45 47-47 11 0 23 0 34 0z">
                <text:p/>
              </draw:path>
              <draw:path draw:style-name="gr3" draw:text-style-name="P3" draw:layer="layout" svg:width="0.24cm" svg:height="0.316cm" svg:x="18.058cm" svg:y="23.696cm" svg:viewBox="0 0 241 317" svg:d="M113 106c31 0 62 0 92 0 7 0 24 0 24-18s-17-18-24-18c-30 0-61 0-92 0 0-15 0-31 0-47 0-10 1-23-19-23-21 0-22 13-22 23 0 16 0 32 0 47-16 0-31 0-47 0-9 0-25 0-25 18s16 18 23 18c17 0 33 0 49 0 0 44 0 88 0 132 0 59 41 79 81 79 49 0 88-34 88-76 0-20-14-20-21-20-9 0-20 2-20 20-2 27-25 40-43 40-44 0-44-31-44-45 0-43 0-87 0-130z">
                <text:p/>
              </draw:path>
              <draw:path draw:style-name="gr3" draw:text-style-name="P3" draw:layer="layout" svg:width="0.269cm" svg:height="0.346cm" svg:x="18.656cm" svg:y="23.664cm" svg:viewBox="0 0 270 347" svg:d="M157 36c23 0 46 0 70 0 0 10 0 20 0 31 0 10 0 25 21 25 22 0 22-15 22-25 0-15 0-29 0-44 0-19-5-23-25-23-73 0-147 0-220 0-20 0-25 4-25 23 0 15 0 29 0 44 0 10 0 25 22 25 21 0 21-15 21-25 0-11 0-21 0-31 24 0 47 0 70 0 0 91 0 182 0 274-9 0-19 0-28 0-8 0-24 0-24 18 0 19 16 19 24 19 33 0 67 0 100 0 8 0 26 0 26-18 0-19-17-19-26-19s-19 0-28 0c0-92 0-183 0-274z">
                <text:p/>
              </draw:path>
              <draw:path draw:style-name="gr3" draw:text-style-name="P3" draw:layer="layout" svg:width="0.269cm" svg:height="0.346cm" svg:x="5.507cm" svg:y="24.359cm" svg:viewBox="0 0 270 347" svg:d="M157 38c23 0 46 0 70 0 0 10 0 20 0 30 0 11 0 24 21 24 22 0 22-13 22-24 0-15 0-30 0-45 0-18-5-23-25-23-73 0-147 0-220 0-20 0-25 5-25 25 0 15 0 29 0 43 0 11 0 24 22 24 21 0 21-13 21-24 0-10 0-20 0-30 24 0 47 0 70 0 0 91 0 182 0 273-9 0-19 0-28 0-8 0-24 0-24 18s15 18 24 18c33 0 67 0 100 0 8 0 24 0 24-18s-15-18-24-18-19 0-28 0c0-91 0-182 0-273z">
                <text:p/>
              </draw:path>
              <draw:path draw:style-name="gr3" draw:text-style-name="P3" draw:layer="layout" svg:width="0.269cm" svg:height="0.346cm" svg:x="6.104cm" svg:y="24.359cm" svg:viewBox="0 0 270 347" svg:d="M157 38c23 0 46 0 70 0 0 10 0 20 0 30 0 11 0 24 21 24 22 0 22-13 22-24 0-15 0-30 0-45 0-18-5-23-25-23-73 0-147 0-220 0-20 0-25 5-25 25 0 15 0 29 0 43 0 11 0 24 22 24 21 0 21-13 21-24 0-10 0-20 0-30 24 0 47 0 70 0 0 91 0 182 0 273-9 0-19 0-28 0-8 0-24 0-24 18s15 18 24 18c33 0 67 0 100 0 8 0 26 0 26-18s-17-18-26-18-19 0-28 0c0-91 0-182 0-273z">
                <text:p/>
              </draw:path>
              <draw:path draw:style-name="gr3" draw:text-style-name="P3" draw:layer="layout" svg:width="0.15cm" svg:height="0.442cm" svg:x="6.439cm" svg:y="24.312cm" svg:viewBox="0 0 151 443" svg:d="M151 221c0-37-9-91-45-145-29-42-74-76-88-76-16 0-18 13-18 16 0 9 5 15 11 18 75 49 97 128 97 187 0 44-11 80-23 105-24 43-51 66-78 84-5 4-7 9-7 15 0 5 4 18 18 18 13 0 61-34 94-83 30-47 39-99 39-139z">
                <text:p/>
              </draw:path>
              <draw:path draw:style-name="gr3" draw:text-style-name="P3" draw:layer="layout" svg:width="0.071cm" svg:height="0.244cm" svg:x="6.801cm" svg:y="24.461cm" svg:viewBox="0 0 72 245" svg:d="M72 36c0-20-16-36-36-36s-36 18-36 36c0 22 18 36 36 36 22 0 36-18 36-36zM72 209c0-20-16-36-36-36s-36 18-36 36c0 21 18 36 36 36 22 0 36-16 36-36z">
                <text:p/>
              </draw:path>
              <draw:path draw:style-name="gr3" draw:text-style-name="P3" draw:layer="layout" svg:width="0.071cm" svg:height="0.244cm" svg:x="7.099cm" svg:y="24.461cm" svg:viewBox="0 0 72 245" svg:d="M72 36c0-20-16-36-34-36-22 0-38 18-38 36 0 22 18 36 36 36 22 0 36-18 36-36zM72 209c0-20-16-36-34-36-22 0-38 18-38 36 0 21 18 36 36 36 22 0 36-16 36-36z">
                <text:p/>
              </draw:path>
              <draw:path draw:style-name="gr3" draw:text-style-name="P3" draw:layer="layout" svg:width="0.251cm" svg:height="0.256cm" svg:x="7.348cm" svg:y="24.456cm" svg:viewBox="0 0 252 257" svg:d="M220 38c1-7 1-9 1-11 0-11-7-16-16-16-7 0-20 3-23 20-6-11-20-31-49-31-65 0-133 81-133 167 0 58 34 90 72 90 34 0 59-27 70-39 6 25 25 39 49 39 27 0 38-23 43-32 11-22 18-54 18-56 0-7-7-7-11-7-7 0-9 4-11 14-9 38-19 67-39 67-11 0-15-9-15-23 0-6 2-18 6-29 12-51 25-102 38-153zM146 180c-6 20-42 63-72 63-33 0-34-41-34-50 0-29 18-92 27-114 14-36 41-65 66-65 34 0 40 47 40 51 0 3 0 3-2 9-8 35-17 71-25 106z">
                <text:p/>
              </draw:path>
              <draw:path draw:style-name="gr3" draw:text-style-name="P3" draw:layer="layout" svg:width="0.201cm" svg:height="0.256cm" svg:x="7.627cm" svg:y="24.456cm" svg:viewBox="0 0 202 257" svg:d="M180 40c-20 5-20 21-20 23 0 5 4 16 16 16 13 0 26-9 26-30 0-26-24-49-65-49-67 0-92 52-92 83 0 45 40 54 56 57 27 6 52 11 52 42 0 16-13 61-76 61-14 0-46-4-55-31 27-3 18-18 27-27 0-16-13-18-20-18-4 0-29 2-29 35 0 32 31 55 77 55 87 0 110-70 110-95 0-16-5-31-18-43-14-15-27-16-52-22-18-5-38-9-38-32 0-11 9-51 58-51 18 0 38 6 43 26z">
                <text:p/>
              </draw:path>
              <draw:path draw:style-name="gr3" draw:text-style-name="P3" draw:layer="layout" svg:width="0.152cm" svg:height="0.442cm" svg:x="7.918cm" svg:y="24.312cm" svg:viewBox="0 0 153 443" svg:d="M153 221c0-37-9-91-47-145-27-42-72-76-86-76-16 0-20 13-20 16 0 9 7 15 11 18 75 49 99 128 99 187 0 44-13 80-24 105-23 43-52 66-79 84-3 4-7 9-7 15 0 5 4 18 20 18 12 0 61-34 92-83 30-47 41-99 41-139z">
                <text:p/>
              </draw:path>
              <draw:path draw:style-name="gr3" draw:text-style-name="P3" draw:layer="layout" svg:width="0.264cm" svg:height="0.346cm" svg:x="8.482cm" svg:y="24.359cm" svg:viewBox="0 0 265 347" svg:d="M85 193c24 0 49 0 73 0 0 21 0 32 22 32s22-13 22-23c0-18 0-36 0-54 0-11 0-26-22-26s-22 11-22 35c-24 0-49 0-73 0 0-40 0-80 0-119 46 0 92 0 138 0 0 10 0 20 0 30 0 11-1 24 20 24s22-13 22-24c0-15 0-30 0-45 0-18-6-23-24-23-72 0-145 0-218 0-9 0-23 0-23 20 0 18 16 18 23 18s14 0 20 0c0 91 0 182 0 273-6 0-13 0-20 0-9 0-23 0-23 18s16 18 23 18c30 0 60 0 90 0 9 0 26 0 26-18s-17-18-26-18-19 0-28 0c0-39 0-79 0-118z">
                <text:p/>
              </draw:path>
              <draw:path draw:style-name="gr3" draw:text-style-name="P3" draw:layer="layout" svg:width="0.22cm" svg:height="0.346cm" svg:x="8.807cm" svg:y="24.359cm" svg:viewBox="0 0 221 347" svg:d="M137 29c0-16-14-29-29-29s-31 13-31 29 16 29 31 29 29-13 29-29zM31 103c-9 0-26 0-26 18 0 19 15 19 26 19 21 0 42 0 63 0 0 57 0 114 0 171-23 0-46 0-69 0-9 0-25 0-25 18s16 18 25 18c57 0 114 0 171 0 7 0 25 0 25-18s-16-18-25-18c-20 0-39 0-59 0 0-61 0-123 0-185 0-18-6-23-25-23-27 0-54 0-81 0z">
                <text:p/>
              </draw:path>
              <draw:path draw:style-name="gr3" draw:text-style-name="P3" draw:layer="layout" svg:width="0.264cm" svg:height="0.244cm" svg:x="9.081cm" svg:y="24.461cm" svg:viewBox="0 0 265 245" svg:d="M148 119c21-27 42-54 63-81 7 0 15 0 23 0 7 0 23 0 23-18 0-20-14-20-23-20-23 0-46 0-68 0-9 0-24 0-24 18 0 20 13 20 27 20-12 17-25 35-38 52-13-17-26-35-39-52 14 0 27 0 27-20 0-18-15-18-24-18-22 0-45 0-68 0-7 0-23 0-23 18 0 20 14 20 23 20 8 0 16 0 23 0 22 27 44 54 65 81-23 30-45 60-68 90-7 0-15 0-22 0-11 0-25 0-25 18s16 18 25 18c22 0 45 0 67 0 9 0 23 0 23-18s-12-18-29-18c15-22 30-45 45-67 16 22 32 45 47 67-14 0-29 0-29 18s17 18 24 18c23 0 45 0 68 0 9 0 24 0 24-18s-15-18-24-18c-8 0-15 0-23 0-24-30-47-60-70-90z">
                <text:p/>
              </draw:path>
              <draw:path draw:style-name="gr3" draw:text-style-name="P3" draw:layer="layout" svg:width="0.15cm" svg:height="0.442cm" svg:x="9.414cm" svg:y="24.312cm" svg:viewBox="0 0 151 443" svg:d="M151 221c0-37-9-91-47-145-27-42-72-76-86-76-16 0-18 13-18 16 0 9 5 15 11 18 74 49 97 128 97 187 0 44-11 80-23 105-24 43-51 66-78 84-5 4-7 9-7 15 0 5 4 18 18 18 13 0 61-34 94-83 28-47 39-99 39-139z">
                <text:p/>
              </draw:path>
              <draw:path draw:style-name="gr3" draw:text-style-name="P3" draw:layer="layout" svg:width="0.15cm" svg:height="0.442cm" svg:x="2.303cm" svg:y="25.006cm" svg:viewBox="0 0 151 443" svg:d="M151 427c0-9-5-13-11-17-75-50-99-129-99-187 0-45 13-81 26-106 21-43 50-67 77-85 4-3 7-9 7-14s-3-18-20-18c-12 0-59 34-91 83-31 48-40 99-40 138 0 38 7 92 45 146 27 42 72 76 86 76 17 0 20-11 20-16z">
                <text:p/>
              </draw:path>
              <draw:path draw:style-name="gr3" draw:text-style-name="P3" draw:layer="layout" svg:width="0.253cm" svg:height="0.359cm" svg:x="2.526cm" svg:y="25.048cm" svg:viewBox="0 0 254 360" svg:d="M254 25c0-9 0-25-18-25-13 0-16 7-25 27-15-11-40-27-74-27-74 0-137 77-137 180s63 180 139 180c64 0 115-47 115-101 0-20-16-20-22-20-3 0-20 0-21 15-4 68-63 70-71 70-50 0-97-61-97-142 0-87 49-144 97-144 13 0 60 5 71 75 3 15 16 15 21 15 22 0 22-13 22-25 0-26 0-52 0-78z">
                <text:p/>
              </draw:path>
              <draw:path draw:style-name="gr3" draw:text-style-name="P3" draw:layer="layout" svg:width="0.264cm" svg:height="0.346cm" svg:x="2.818cm" svg:y="25.055cm" svg:viewBox="0 0 265 347" svg:d="M85 193c24 0 49 0 73 0 0 21 1 32 22 32s20-14 20-25c0-18 0-36 0-54 0-11 1-24-20-24s-22 11-22 33c-24 0-49 0-73 0 0-40 0-79 0-119 45 0 91 0 136 0 0 10 0 20 0 31 0 10 0 25 22 25s22-15 22-25c0-15 0-29 0-44 0-18-6-23-26-23-72 0-144 0-216 0-9 0-23 0-23 18s14 18 23 18c6 0 12 0 18 0 0 91 0 182 0 274-6 0-12 0-18 0-9 0-23 0-23 19 0 18 14 18 23 18 30 0 60 0 90 0 8 0 24 0 24-18 0-19-15-19-24-19s-19 0-28 0c0-39 0-78 0-117z">
                <text:p/>
              </draw:path>
              <draw:path draw:style-name="gr3" draw:text-style-name="P3" draw:layer="layout" svg:width="0.262cm" svg:height="0.359cm" svg:x="3.122cm" svg:y="25.048cm" svg:viewBox="0 0 263 360" svg:d="M236 238c11 0 27 0 27-20 0-18-16-18-25-18-23 0-46 0-69 0-9 0-23 0-23 18 0 20 14 20 23 20 8 0 16 0 24 0-6 45-26 86-63 86-44 0-87-59-87-142 0-87 43-144 87-144 30 0 57 27 63 70 1 9 3 20 21 20 22 0 22-13 22-25 0-26 0-52 0-78 0-9 0-25-18-25-15 0-18 9-25 25-13-11-35-25-65-25-69 0-128 77-128 180 0 106 59 180 128 180 32 0 56-16 65-27 0 14 5 22 21 22 22 0 22-13 22-24 0-31 0-62 0-93z">
                <text:p/>
              </draw:path>
              <draw:path draw:style-name="gr3" draw:text-style-name="P3" draw:layer="layout" svg:width="0.219cm" svg:height="0.348cm" svg:x="3.741cm" svg:y="25.053cm" svg:viewBox="0 0 220 349" svg:d="M135 31c0-17-14-31-29-31s-29 15-29 31c0 15 14 28 29 28s29-14 29-28zM29 104c-7 0-24 0-24 18s15 18 24 18c21 0 43 0 65 0 0 57 0 114 0 171-24 0-47 0-71 0-7 0-23 0-23 20 0 18 16 18 23 18 58 0 116 0 173 0 7 0 24 0 24-18 0-20-17-20-24-20-20 0-41 0-61 0 0-61 0-122 0-183 0-18-4-24-23-24-28 0-56 0-83 0z">
                <text:p/>
              </draw:path>
              <draw:path draw:style-name="gr3" draw:text-style-name="P3" draw:layer="layout" svg:width="0.289cm" svg:height="0.247cm" svg:x="4.002cm" svg:y="25.154cm" svg:viewBox="0 0 290 248" svg:d="M241 83c0-58-29-83-75-83-26 0-53 9-74 29 0-16 0-25-24-25-14 0-28 0-43 0-9 0-25 0-25 18s16 18 25 18 17 0 25 0c0 57 0 114 0 171-8 0-16 0-25 0s-25 0-25 19c0 18 16 18 25 18 31 0 61 0 92 0 7 0 23 0 23-18 0-19-14-19-23-19-8 0-17 0-25 0 0-33 0-65 0-98 0-55 44-75 72-75s34 12 34 47c0 42 0 84 0 126-6 0-12 0-18 0-7 0-23 0-23 19 0 18 16 18 23 18 29 0 58 0 86 0 8 0 24 0 24-18 0-19-15-19-24-19-8 0-16 0-25 0 0-43 0-86 0-128z">
                <text:p/>
              </draw:path>
              <draw:path draw:style-name="gr3" draw:text-style-name="P3" draw:layer="layout" svg:width="0.274cm" svg:height="0.373cm" svg:x="4.301cm" svg:y="25.154cm" svg:viewBox="0 0 275 374" svg:d="M117 374c7 0 23 0 23-18s-14-18-23-18c-8 0-17 0-25 0 0-38 0-76 0-115 18 18 39 29 65 29 63 0 118-54 118-126 0-68-48-126-113-126-27 0-50 9-70 27 0-22-7-23-24-23-14 0-28 0-43 0-9 0-25 0-25 18s16 18 25 18 17 0 25 0c0 99 0 199 0 298-8 0-16 0-25 0s-25 0-25 18 16 18 25 18c31 0 61 0 92 0zM92 99c0-34 34-61 68-61 40 0 72 38 72 88s-36 88-77 88c-42 0-63-47-63-75 0-14 0-27 0-40z">
                <text:p/>
              </draw:path>
              <draw:path draw:style-name="gr3" draw:text-style-name="P3" draw:layer="layout" svg:width="0.289cm" svg:height="0.247cm" svg:x="4.6cm" svg:y="25.158cm" svg:viewBox="0 0 290 248" svg:d="M241 23c0-18-5-23-23-23-15 0-29 0-43 0-9 0-26 0-26 18s17 18 26 18c8 0 16 0 25 0 0 40 0 80 0 121 0 46-45 54-65 54-43 0-43-17-43-35 0-51 0-102 0-153 0-18-4-23-24-23-14 0-28 0-43 0-9 0-25 0-25 18s16 18 25 18 17 0 25 0c0 48 0 96 0 144 0 52 38 68 81 68 20 0 44-3 69-21 2 18 12 18 23 18 15 0 29 0 43 0 8 0 24 0 24-18 0-20-15-20-24-20-8 0-16 0-25 0 0-61 0-122 0-184z">
                <text:p/>
              </draw:path>
              <draw:path draw:style-name="gr3" draw:text-style-name="P3" draw:layer="layout" svg:width="0.24cm" svg:height="0.318cm" svg:x="4.909cm" svg:y="25.087cm" svg:viewBox="0 0 241 319" svg:d="M113 106c30 0 60 0 90 0 9 0 26 0 26-18s-17-18-26-18c-30 0-60 0-90 0 0-15 0-31 0-47 0-10-1-23-21-23-21 0-20 13-20 23 0 16 0 32 0 47-16 0-31 0-47 0-11 0-25 0-25 18s14 18 23 18c17 0 33 0 49 0 0 45 0 89 0 133 0 58 41 80 81 80 49 0 88-35 88-78 0-20-14-20-21-20-9 0-20 2-20 20-2 27-25 40-43 40-44 0-44-31-44-45 0-43 0-87 0-130z">
                <text:p/>
              </draw:path>
              <draw:path draw:style-name="gr3" draw:text-style-name="P3" draw:layer="layout" svg:width="0.233cm" svg:height="0.359cm" svg:x="5.226cm" svg:y="25.048cm" svg:viewBox="0 0 234 360" svg:d="M234 182c0-166-12-182-117-182s-117 16-117 182c0 164 11 178 117 178 104 0 117-14 117-178zM117 324c-49 0-63-13-68-40-8-28-8-73-8-108 0-36 0-77 8-102 7-29 23-36 68-36 43 0 61 7 68 38 8 25 8 66 8 100 0 38 0 78-8 108-5 27-19 40-68 40z">
                <text:p/>
              </draw:path>
              <draw:path draw:style-name="gr3" draw:text-style-name="P3" draw:layer="layout" svg:width="0.269cm" svg:height="0.346cm" svg:x="5.505cm" svg:y="25.055cm" svg:viewBox="0 0 270 347" svg:d="M146 144c28-36 56-72 84-108 22 0 35 0 35-18s-17-18-26-18c-16 0-33 0-50 0-9 0-25 0-25 18s18 18 23 18c-38 49-77 97-115 146 0-49 0-97 0-146 4 0 7 0 11 0 9 0 25 0 25-18s-16-18-25-18c-19 0-39 0-58 0-9 0-25 0-25 18s16 18 25 18c4 0 9 0 13 0 0 91 0 182 0 274-4 0-9 0-13 0-9 0-25 0-25 19 0 18 16 18 25 18 19 0 39 0 58 0 9 0 25 0 25-18 0-19-16-19-25-19-4 0-7 0-11 0 0-24 0-48 0-72 17-22 34-44 50-65 26 45 52 91 78 137-6 0-24 0-24 19 0 18 17 18 26 18 14 0 28 0 43 0 9 0 25 0 25-18 0-19-14-19-31-19-31-56-62-111-93-166z">
                <text:p/>
              </draw:path>
              <draw:path draw:style-name="gr3" draw:text-style-name="P3" draw:layer="layout" svg:width="0.235cm" svg:height="0.253cm" svg:x="6.122cm" svg:y="25.152cm" svg:viewBox="0 0 236 254" svg:d="M236 128c0-72-54-128-119-128s-117 57-117 128 54 126 117 126 119-56 119-126zM117 216c-41 0-76-41-76-94 0-50 36-84 76-84s76 34 76 84c0 53-35 94-76 94z">
                <text:p/>
              </draw:path>
              <draw:path draw:style-name="gr3" draw:text-style-name="P3" draw:layer="layout" svg:width="0.273cm" svg:height="0.373cm" svg:x="6.394cm" svg:y="25.154cm" svg:viewBox="0 0 274 374" svg:d="M115 374c9 0 25 0 25-18s-16-18-25-18c-8 0-17 0-25 0 0-38 0-76 0-115 18 18 41 29 65 29 65 0 119-54 119-126 0-68-49-126-112-126-27 0-52 9-72 27 0-22-7-23-23-23-15 0-29 0-44 0-7 0-23 0-23 18s14 18 23 18 17 0 26 0c0 99 0 199 0 298-9 0-17 0-26 0-7 0-23 0-23 18s14 18 23 18c31 0 62 0 92 0zM90 99c0-34 34-61 68-61 40 0 74 38 74 88s-38 88-79 88c-40 0-63-47-63-75 0-14 0-27 0-40z">
                <text:p/>
              </draw:path>
              <draw:path draw:style-name="gr3" draw:text-style-name="P3" draw:layer="layout" svg:width="0.26cm" svg:height="0.346cm" svg:x="6.7cm" svg:y="25.055cm" svg:viewBox="0 0 261 347" svg:d="M83 211c23 0 47 0 70 0 68 0 108-54 108-107 0-52-40-104-108-104-43 0-85 0-128 0-9 0-25 0-25 18s16 18 25 18c6 0 11 0 16 0 0 91 0 182 0 274-5 0-10 0-16 0-9 0-25 0-25 19 0 18 16 18 25 18 25 0 51 0 76 0 7 0 23 0 23-18 0-19-14-19-23-19-6 0-12 0-18 0 0-33 0-66 0-99zM83 36c20 0 39 0 59 0 54 0 78 39 78 68 0 30-24 69-78 69-20 0-39 0-59 0 0-46 0-91 0-137z">
                <text:p/>
              </draw:path>
              <draw:path draw:style-name="gr3" draw:text-style-name="P3" draw:layer="layout" svg:width="0.235cm" svg:height="0.253cm" svg:x="7.018cm" svg:y="25.152cm" svg:viewBox="0 0 236 254" svg:d="M236 128c0-72-54-128-119-128s-117 57-117 128 53 126 117 126 119-56 119-126zM117 216c-41 0-76-41-76-94 0-50 36-84 76-84s76 34 76 84c0 53-35 94-76 94z">
                <text:p/>
              </draw:path>
              <draw:path draw:style-name="gr3" draw:text-style-name="P3" draw:layer="layout" svg:width="0.237cm" svg:height="0.346cm" svg:x="7.315cm" svg:y="25.055cm" svg:viewBox="0 0 238 347" svg:d="M140 23c0-18-5-23-23-23-31 0-62 0-94 0-7 0-23 0-23 18s14 18 23 18c26 0 51 0 76 0 0 91 0 182 0 274-25 0-50 0-76 0-7 0-23 0-23 19 0 18 14 18 23 18 64 0 128 0 191 0 9 0 24 0 24-18 0-19-15-19-24-19-24 0-49 0-74 0 0-96 0-191 0-287z">
                <text:p/>
              </draw:path>
              <draw:path draw:style-name="gr3" draw:text-style-name="P3" draw:layer="layout" svg:width="0.219cm" svg:height="0.348cm" svg:x="7.627cm" svg:y="25.053cm" svg:viewBox="0 0 220 349" svg:d="M135 31c0-17-13-31-29-31s-29 15-29 31c0 15 13 28 29 28s29-14 29-28zM29 104c-9 0-25 0-25 18s16 18 25 18c21 0 43 0 65 0 0 57 0 114 0 171-24 0-47 0-71 0-7 0-23 0-23 20 0 18 14 18 23 18 57 0 114 0 171 0 9 0 26 0 26-18 0-20-17-20-26-20-19 0-39 0-59 0 0-61 0-122 0-183 0-18-4-24-23-24-28 0-56 0-83 0z">
                <text:p/>
              </draw:path>
              <draw:path draw:style-name="gr3" draw:text-style-name="P3" draw:layer="layout" svg:width="0.224cm" svg:height="0.253cm" svg:x="7.924cm" svg:y="25.152cm" svg:viewBox="0 0 225 254" svg:d="M225 189c0-13-9-18-22-18-7 0-14 0-19 13-4 9-15 32-54 32-49 0-89-40-89-88 0-29 18-90 92-90 9 0 16 0 20 0 11 2 11 2 13 7 1 20 16 25 25 25 16 0 27-12 27-27 0-43-58-43-85-43-99 0-133 77-133 128 0 68 56 126 126 126 81 0 99-58 99-65z">
                <text:p/>
              </draw:path>
              <draw:path draw:style-name="gr3" draw:text-style-name="P3" draw:layer="layout" svg:width="0.269cm" svg:height="0.373cm" svg:x="8.197cm" svg:y="25.158cm" svg:viewBox="0 0 270 374" svg:d="M229 36c9 0 25 0 28 0 4-2 13-5 13-18 0-18-16-18-27-18-22 0-43 0-65 0-9 0-25 0-25 18 0 7 4 14 13 18 1 0 18 0 27 0-10 29-20 58-29 86-15 49-22 69-24 80h-1c-4-17-15-47-31-87-10-26-20-53-31-79 9 0 24 0 27 0 8-4 11-9 11-18 0-18-14-18-25-18-22 0-43 0-65 0-9 0-25 0-25 18 0 11 7 16 11 18 3 0 20 0 30 0 26 67 52 133 78 200 2 2 2 6 3 9-7 20-14 45-21 61-13 23-29 31-43 31 1-4 2-8 3-11-2-20-16-25-25-25-16 0-27 10-27 27 0 21 18 46 47 46 41 0 72-36 88-84 28-85 56-169 85-254z">
                <text:p/>
              </draw:path>
              <draw:path draw:style-name="gr3" draw:text-style-name="P3" draw:layer="layout" svg:width="0.193cm" svg:height="0.354cm" svg:x="8.539cm" svg:y="25.048cm" svg:viewBox="0 0 194 355" svg:d="M121 25c0-9 0-25-18-25-11 0-15 5-18 13-18 39-40 55-63 57-9 0-22 2-22 18 0 13 7 18 20 18 23 0 45-11 59-23 0 78 0 156 0 234-17 0-35 0-52 0-9 0-23 0-23 20 0 18 16 18 23 18 48 0 96 0 144 0 9 0 23 0 23-18 0-20-14-20-23-20-17 0-34 0-50 0 0-97 0-195 0-292z">
                <text:p/>
              </draw:path>
              <draw:path draw:style-name="gr3" draw:text-style-name="P3" draw:layer="layout" svg:width="0.251cm" svg:height="0.256cm" svg:x="9.14cm" svg:y="25.15cm" svg:viewBox="0 0 252 257" svg:d="M220 40c3-9 3-9 3-13 0-9-9-14-18-14-7 0-20 3-23 19-6-10-20-32-49-32-63 0-133 83-133 169 0 58 34 88 72 88 34 0 59-27 70-37 6 25 25 37 49 37 27 0 39-21 43-32 11-20 18-52 18-54 0-7-7-7-9-7-9 0-9 2-13 12-9 38-19 69-37 69-11 0-15-11-15-24 0-5 0-18 4-30 12-51 25-101 38-151zM146 180c-6 20-42 65-72 65-31 0-33-43-33-52 0-29 17-92 26-114 14-34 41-65 66-65 34 0 40 49 40 53 0 1 0 3-2 9-8 34-17 69-25 104z">
                <text:p/>
              </draw:path>
              <draw:path draw:style-name="gr3" draw:text-style-name="P3" draw:layer="layout" svg:width="0.199cm" svg:height="0.256cm" svg:x="9.421cm" svg:y="25.15cm" svg:viewBox="0 0 200 257" svg:d="M180 41c-22 4-22 22-22 24 0 3 4 14 17 14 12 0 25-9 25-30 0-26-24-49-63-49-67 0-92 54-92 85 0 45 38 52 54 55 27 6 52 13 52 42 0 16-12 63-75 63-15 0-47-6-56-33 27-1 18-16 27-25 0-16-13-20-20-20-2 0-27 2-27 36 0 31 29 54 76 54 88 0 109-68 109-93 0-16-5-31-16-43-16-15-29-18-54-24-18-3-38-7-38-32 0-9 9-51 60-51 16 0 36 8 43 27z">
                <text:p/>
              </draw:path>
              <draw:path draw:style-name="gr3" draw:text-style-name="P3" draw:layer="layout" svg:width="0.15cm" svg:height="0.442cm" svg:x="10.058cm" svg:y="25.006cm" svg:viewBox="0 0 151 443" svg:d="M151 427c0-9-5-13-11-17-73-50-97-129-97-187 0-45 11-81 24-106 23-43 50-67 77-85 5-3 7-9 7-14s-2-18-18-18c-12 0-61 34-93 83-29 48-40 99-40 138 0 38 9 92 47 146 27 42 72 76 86 76 16 0 18-11 18-16z">
                <text:p/>
              </draw:path>
              <draw:path draw:style-name="gr3" draw:text-style-name="P3" draw:layer="layout" svg:width="0.454cm" svg:height="0.388cm" svg:x="10.298cm" svg:y="25.014cm" svg:viewBox="0 0 455 389" svg:d="M389 59c9-34 32-41 56-41 3 0 10-2 10-11 0-3-1-7-7-7-18 0-36 2-54 2-20 0-39-2-57-2-2 0-9 0-9 11 0 5 5 7 10 7 27 0 33 11 33 23 0 4 0 8-2 11-21 85-42 171-63 256-37-99-74-198-112-297-3-11-5-11-18-11-22 0-44 0-66 0-11 0-16 0-16 11 0 7 5 7 16 7 3 0 34 0 34 4 0 1 0 1-2 7-25 101-50 201-75 302-9 36-36 40-58 40-2 0-9 0-9 11 0 3 4 7 9 7 16 0 36-2 54-2s38 2 56 2c2 0 11 0 11-11 0-7-8-7-11-7-31 0-34-13-34-24 0-1 0-5 3-14 24-97 48-194 72-292 42 113 84 226 126 339 4 7 4 9 13 9s9-2 11-11c26-106 52-212 79-319z">
                <text:p/>
              </draw:path>
              <draw:path draw:style-name="gr3" draw:text-style-name="P3" draw:layer="layout" svg:width="0.323cm" svg:height="0.413cm" svg:x="10.737cm" svg:y="25.001cm" svg:viewBox="0 0 324 414" svg:d="M324 14c0-1 0-7 0-9-2-1 0-5-7-5-4 0-4 0-9 5-9 12-17 23-25 35-20-33-51-40-76-40-70 0-135 68-135 133 0 61 49 78 56 79 23 7 45 14 68 20 13 4 38 15 38 56 0 54-49 108-99 108-43 0-88-20-88-79 0-13 3-25 5-34 0-2 0-2 0-4 0-7-5-7-9-7-7 0-9 2-12 12-10 39-20 77-29 116 0 1-1 4-2 7 0 3 4 7 7 7 6 0 6-2 9-7 15-16 25-29 27-33 27 36 74 40 90 40 72 0 139-74 139-146 0-9 0-36-20-59-14-18-25-20-72-33-12-3-24-7-36-10-22-8-34-27-34-53 0-48 45-97 95-97 56 0 72 40 72 81 0 16-2 18-3 31 0 5 0 5 0 7 0 7 5 7 9 7 7 0 9-2 12-12 10-39 19-77 29-116z">
                <text:p/>
              </draw:path>
              <draw:path draw:style-name="gr3" draw:text-style-name="P3" draw:layer="layout" svg:width="0.264cm" svg:height="0.346cm" svg:x="11.405cm" svg:y="25.055cm" svg:viewBox="0 0 265 347" svg:d="M85 193c24 0 49 0 73 0 0 21-1 32 20 32s22-14 22-25c0-18 0-36 0-54 0-11-1-24-22-24s-20 11-20 33c-24 0-49 0-73 0 0-40 0-79 0-119 45 0 91 0 136 0 0 10 0 20 0 31 0 10 0 25 22 25s22-15 22-25c0-15 0-29 0-44 0-18-6-23-26-23-72 0-144 0-216 0-9 0-23 0-23 18s14 18 23 18c6 0 12 0 18 0 0 91 0 182 0 274-6 0-12 0-18 0-9 0-23 0-23 19 0 18 14 18 23 18 30 0 60 0 90 0 8 0 24 0 24-18 0-19-15-19-24-19s-19 0-28 0c0-39 0-78 0-117z">
                <text:p/>
              </draw:path>
              <draw:path draw:style-name="gr3" draw:text-style-name="P3" draw:layer="layout" svg:width="0.219cm" svg:height="0.348cm" svg:x="11.73cm" svg:y="25.053cm" svg:viewBox="0 0 220 349" svg:d="M135 31c0-17-13-31-29-31s-29 15-29 31c0 15 13 28 29 28s29-14 29-28zM29 104c-9 0-24 0-24 18s15 18 24 18c21 0 43 0 65 0 0 57 0 114 0 171-24 0-47 0-71 0-7 0-23 0-23 20 0 18 16 18 23 18 58 0 116 0 173 0 7 0 24 0 24-18 0-20-17-20-24-20-20 0-41 0-61 0 0-61 0-122 0-183 0-18-4-24-23-24-28 0-56 0-83 0z">
                <text:p/>
              </draw:path>
              <draw:path draw:style-name="gr3" draw:text-style-name="P3" draw:layer="layout" svg:width="0.264cm" svg:height="0.244cm" svg:x="12.004cm" svg:y="25.158cm" svg:viewBox="0 0 265 245" svg:d="M148 119c21-28 42-55 63-83 7 0 14 0 21 0 9 0 25 0 25-18s-16-18-25-18c-22 0-44 0-66 0-9 0-26 0-26 18s15 18 29 18c-12 18-25 36-38 54-13-18-26-36-39-54 12 0 27 0 27-18s-16-18-24-18c-22 0-45 0-68 0-9 0-23 0-23 18s14 18 23 18c8 0 16 0 23 0 21 28 42 55 63 83-22 29-44 59-66 88-8 0-16 0-24 0-9 0-23 0-23 20 0 18 14 18 23 18 23 0 46 0 69 0 9 0 23 0 23-18 0-20-12-20-29-20 15-22 30-43 45-65 16 22 32 43 47 65-16 0-29 0-29 20 0 18 15 18 24 18 23 0 45 0 68 0 7 0 24 0 24-18 0-20-15-20-24-20-8 0-15 0-23 0-24-29-47-59-70-88z">
                <text:p/>
              </draw:path>
              <draw:path draw:style-name="gr3" draw:text-style-name="P3" draw:layer="layout" svg:width="0.233cm" svg:height="0.253cm" svg:x="12.616cm" svg:y="25.152cm" svg:viewBox="0 0 234 254" svg:d="M209 142c12 0 25 0 25-21 0-67-38-121-112-121-68 0-122 58-122 126 0 70 58 128 131 128 76 0 103-52 103-65s-9-18-22-18c-9 0-16 0-21 13-13 32-49 32-56 32-32 0-81-20-92-74 55 0 111 0 166 0zM43 106c11-47 47-68 79-68 40 0 63 25 69 68-49 0-99 0-148 0z">
                <text:p/>
              </draw:path>
              <draw:path draw:style-name="gr3" draw:text-style-name="P3" draw:layer="layout" svg:width="0.264cm" svg:height="0.244cm" svg:x="12.9cm" svg:y="25.158cm" svg:viewBox="0 0 265 245" svg:d="M148 119c21-28 42-55 63-83 7 0 14 0 21 0 9 0 25 0 25-18s-16-18-25-18c-22 0-44 0-66 0-9 0-26 0-26 18s15 18 29 18c-12 18-25 36-38 54-13-18-26-36-39-54 14 0 27 0 27-18s-15-18-24-18c-22 0-45 0-68 0-9 0-23 0-23 18s14 18 23 18c8 0 16 0 23 0 22 28 44 55 65 83-23 29-45 59-68 88-8 0-16 0-24 0-9 0-23 0-23 20 0 18 16 18 23 18 23 0 46 0 69 0 9 0 23 0 23-18 0-20-12-20-29-20 15-22 30-43 45-65 16 22 32 43 47 65-16 0-29 0-29 20 0 18 15 18 24 18 23 0 45 0 68 0 9 0 24 0 24-18 0-20-15-20-24-20-8 0-15 0-23 0-24-29-47-59-70-88z">
                <text:p/>
              </draw:path>
              <draw:path draw:style-name="gr3" draw:text-style-name="P3" draw:layer="layout" svg:width="0.233cm" svg:height="0.253cm" svg:x="13.213cm" svg:y="25.152cm" svg:viewBox="0 0 234 254" svg:d="M209 142c12 0 25 0 25-21 0-67-38-121-112-121-68 0-122 58-122 126 0 70 59 128 131 128 76 0 103-52 103-65s-9-18-22-18c-7 0-16 0-19 13-15 32-51 32-58 32-32 0-81-20-92-74 55 0 111 0 166 0zM43 106c11-47 47-68 79-68 40 0 63 25 69 68-49 0-99 0-148 0z">
                <text:p/>
              </draw:path>
              <draw:path draw:style-name="gr3" draw:text-style-name="P3" draw:layer="layout" svg:width="0.224cm" svg:height="0.253cm" svg:x="13.521cm" svg:y="25.152cm" svg:viewBox="0 0 225 254" svg:d="M225 189c0-13-7-18-20-18-7 0-16 0-21 13-4 9-13 32-53 32-48 0-88-40-88-88 0-29 18-90 90-90 9 0 18 0 20 0 13 2 13 2 13 7 1 20 18 25 27 25 14 0 27-12 27-27 0-43-60-43-87-43-97 0-133 77-133 128 0 68 56 126 126 126 83 0 99-58 99-65z">
                <text:p/>
              </draw:path>
              <draw:path draw:style-name="gr3" draw:text-style-name="P3" draw:layer="layout" svg:width="0.26cm" svg:height="0.247cm" svg:x="14.095cm" svg:y="25.154cm" svg:viewBox="0 0 261 248" svg:d="M112 144c0-58 37-106 99-106 1 20 18 25 25 25 12 0 25-11 25-27 0-11-7-36-54-36-32 0-68 14-95 45 0-6 0-12 0-18 0-18-6-23-24-23-21 0-43 0-65 0-9 0-23 0-23 18s14 18 23 18c15 0 30 0 45 0 0 57 0 114 0 171-15 0-30 0-45 0-9 0-23 0-23 19 0 18 14 18 23 18 51 0 101 0 152 0 7 0 25 0 25-18 0-19-16-19-25-19-21 0-42 0-63 0 0-23 0-45 0-67z">
                <text:p/>
              </draw:path>
              <draw:path draw:style-name="gr3" draw:text-style-name="P3" draw:layer="layout" svg:width="0.233cm" svg:height="0.253cm" svg:x="14.408cm" svg:y="25.152cm" svg:viewBox="0 0 234 254" svg:d="M211 142c10 0 23 0 23-21 0-67-38-121-112-121-68 0-122 58-122 126 0 70 59 128 131 128 78 0 103-52 103-65s-9-18-22-18c-7 0-14 0-19 13-15 32-51 32-58 32-32 0-79-20-92-74 56 0 112 0 168 0zM45 106c11-47 45-68 77-68 42 0 65 25 69 68-49 0-97 0-146 0z">
                <text:p/>
              </draw:path>
              <draw:path draw:style-name="gr3" draw:text-style-name="P3" draw:layer="layout" svg:width="0.237cm" svg:height="0.346cm" svg:x="14.707cm" svg:y="25.055cm" svg:viewBox="0 0 238 347" svg:d="M140 23c0-18-5-23-25-23-30 0-61 0-92 0-9 0-23 0-23 18s14 18 23 18c25 0 50 0 74 0 0 91 0 182 0 274-24 0-49 0-74 0-9 0-23 0-23 19 0 18 14 18 23 18 64 0 128 0 191 0 9 0 24 0 24-18 0-19-15-19-24-19-24 0-49 0-74 0 0-96 0-191 0-287z">
                <text:p/>
              </draw:path>
              <draw:path draw:style-name="gr3" draw:text-style-name="P3" draw:layer="layout" svg:width="0.233cm" svg:height="0.253cm" svg:x="15.006cm" svg:y="25.152cm" svg:viewBox="0 0 234 254" svg:d="M211 142c10 0 23 0 23-21 0-67-38-121-110-121-70 0-124 58-124 126 0 70 59 128 131 128 78 0 103-52 103-65s-9-18-22-18c-7 0-14 0-19 13-15 32-51 32-56 32-34 0-81-20-94-74 56 0 112 0 168 0zM45 106c11-47 47-68 79-68 40 0 63 25 67 68-49 0-97 0-146 0z">
                <text:p/>
              </draw:path>
              <draw:path draw:style-name="gr3" draw:text-style-name="P3" draw:layer="layout" svg:width="0.267cm" svg:height="0.253cm" svg:x="15.305cm" svg:y="25.152cm" svg:viewBox="0 0 268 254" svg:d="M212 88c0-43-34-88-113-88-27 0-85 0-85 43 0 16 13 27 27 27 9 0 27-3 27-30 17-2 26-2 31-2 45 0 72 18 72 52-95 2-171 29-171 85 0 43 40 79 95 79 6 0 49 0 80-24 14 20 45 20 64 20 15 0 29 0 29-18 0-20-16-20-25-20-7 0-20 0-31-3 0-40 0-81 0-121zM171 169c0 15 0 25-23 38-20 9-47 9-49 9-34 0-58-18-58-41 0-29 58-47 130-49 0 14 0 29 0 43z">
                <text:p/>
              </draw:path>
              <draw:path draw:style-name="gr3" draw:text-style-name="P3" draw:layer="layout" svg:width="0.219cm" svg:height="0.253cm" svg:x="15.614cm" svg:y="25.152cm" svg:viewBox="0 0 220 254" svg:d="M203 23c0-7 0-23-18-23-12 0-16 7-18 11-21-11-48-11-59-11-99 0-108 52-108 68 0 31 23 44 31 49 18 11 34 14 93 23 15 2 60 9 60 38 0 18-17 38-72 38-35 0-58-13-69-45-3-13-5-18-21-18-22 0-22 13-22 23 0 18 0 35 0 53 0 9 0 25 18 25 9 0 16-6 22-22 28 22 61 22 72 22 95 0 108-54 108-76 0-27-17-45-31-54-23-14-36-16-90-25-23-4-61-11-61-31 0-14 19-30 70-30s52 18 54 30c0 17 16 17 20 17 21 0 21-13 21-24 0-12 0-25 0-38z">
                <text:p/>
              </draw:path>
              <draw:path draw:style-name="gr3" draw:text-style-name="P3" draw:layer="layout" svg:width="0.233cm" svg:height="0.253cm" svg:x="15.902cm" svg:y="25.152cm" svg:viewBox="0 0 234 254" svg:d="M211 142c10 0 23 0 23-21 0-67-36-121-110-121-70 0-124 58-124 126 0 70 59 128 131 128 78 0 103-52 103-65s-9-18-22-18c-7 0-14 0-19 13-15 32-51 32-56 32-34 0-81-20-94-74 56 0 112 0 168 0zM45 106c11-47 47-68 79-68 40 0 63 25 67 68-49 0-97 0-146 0z">
                <text:p/>
              </draw:path>
              <draw:path draw:style-name="gr3" draw:text-style-name="P3" draw:layer="layout" svg:width="0.15cm" svg:height="0.442cm" svg:x="16.221cm" svg:y="25.006cm" svg:viewBox="0 0 151 443" svg:d="M151 223c0-39-7-93-45-147-29-42-72-76-88-76s-18 13-18 18c0 9 5 13 11 16 75 51 99 128 99 187 0 44-13 81-25 107-24 43-51 66-78 84-5 4-7 9-7 15 0 5 4 16 18 16s61-33 94-83c30-47 39-97 39-137z">
                <text:p/>
              </draw:path>
              <draw:path draw:style-name="gr3" draw:text-style-name="P3" draw:layer="layout" svg:width="0.15cm" svg:height="0.442cm" svg:x="16.52cm" svg:y="25.006cm" svg:viewBox="0 0 151 443" svg:d="M151 223c0-39-7-93-45-147-29-42-72-76-88-76-14 0-18 13-18 18 0 9 5 13 11 16 75 51 99 128 99 187 0 44-13 81-25 107-24 43-51 66-78 84-3 4-7 9-7 15 0 5 4 16 18 16s61-33 94-83c30-47 39-97 39-137z">
                <text:p/>
              </draw:path>
            </draw:g>
            <draw:custom-shape draw:style-name="gr4" draw:text-style-name="P4" xml:id="id1" draw:id="id1" draw:layer="layout" svg:width="9.843cm" svg:height="0.71cm" svg:x="1.552cm" svg:y="5.2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4" xml:id="id3" draw:id="id3" draw:layer="layout" svg:width="5.715cm" svg:height="0.635cm" svg:x="3.457cm" svg:y="7.57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6" draw:text-style-name="P5" xml:id="id2" draw:id="id2" draw:layer="layout" svg:width="12.325cm" svg:height="1.012cm" svg:x="20.05cm" svg:y="0.217cm">
              <draw:text-box>
                <text:p>A. Operator AI has (L1,{Blue}) certification</text:p>
              </draw:text-box>
            </draw:frame>
            <draw:frame draw:style-name="gr7" draw:text-style-name="P5" xml:id="id4" draw:id="id4" draw:layer="layout" svg:width="10.128cm" svg:height="1.723cm" svg:x="20.161cm" svg:y="6.487cm">
              <draw:text-box>
                <text:p>inputOK is authentication function</text:p>
                <text:p>opPolicy1 is authorization function</text:p>
              </draw:text-box>
            </draw:frame>
            <draw:frame draw:style-name="gr8" draw:text-style-name="P5" xml:id="id5" draw:id="id5" draw:layer="layout" svg:width="13.21cm" svg:height="3.856cm" svg:x="20.161cm" svg:y="8.399cm">
              <draw:text-box>
                <text:p>Operator AI commands weapon release</text:p>
                <text:p>Weapon is in Fix state</text:p>
                <text:p>T T T indicates mission conditions are all true</text:p>
                <text:p>for inside killbox, hostile target, and minimum</text:p>
                <text:p>Separation distance</text:p>
              </draw:text-box>
            </draw:frame>
            <draw:frame draw:style-name="gr9" draw:text-style-name="P5" xml:id="id7" draw:id="id7" draw:layer="layout" svg:width="11.538cm" svg:height="1.012cm" svg:x="20.161cm" svg:y="12.79cm">
              <draw:text-box>
                <text:p>(1) No discard transition (unauthorized)</text:p>
              </draw:text-box>
            </draw:frame>
            <draw:frame draw:style-name="gr10" draw:text-style-name="P5" xml:id="id9" draw:id="id9" draw:layer="layout" svg:width="10.589cm" svg:height="1.012cm" svg:x="20.161cm" svg:y="17.735cm">
              <draw:text-box>
                <text:p>(2) No trap transition (unauthorized)</text:p>
              </draw:text-box>
            </draw:frame>
            <draw:frame draw:style-name="gr11" draw:text-style-name="P5" xml:id="id11" draw:id="id11" draw:layer="layout" svg:width="12.706cm" svg:height="1.012cm" svg:x="20.161cm" svg:y="22.69cm">
              <draw:text-box>
                <text:p>(3) Exec transition is authorized and occurs</text:p>
              </draw:text-box>
            </draw:frame>
            <draw:connector draw:style-name="gr12" draw:text-style-name="P4" draw:layer="layout" draw:type="line" svg:x1="11.395cm" svg:y1="5.645cm" svg:x2="20.05cm" svg:y2="0.723cm" draw:start-shape="id1" draw:start-glue-point="1" draw:end-shape="id2" draw:end-glue-point="3" svg:d="M11395 5645l8655-4922" svg:viewBox="0 0 8656 4923">
              <text:p/>
            </draw:connector>
            <draw:connector draw:style-name="gr12" draw:text-style-name="P4" draw:layer="layout" draw:type="line" svg:x1="9.172cm" svg:y1="7.892cm" svg:x2="20.161cm" svg:y2="7.348cm" draw:start-shape="id3" draw:start-glue-point="1" draw:end-shape="id4" draw:end-glue-point="3" svg:d="M9172 7892l10989-544" svg:viewBox="0 0 10990 545">
              <text:p/>
            </draw:connector>
            <draw:connector draw:style-name="gr12" draw:text-style-name="P4" draw:layer="layout" draw:type="line" svg:x1="19.015cm" svg:y1="10.273cm" svg:x2="20.161cm" svg:y2="10.327cm" draw:end-shape="id5" draw:end-glue-point="3" svg:d="M19015 10273l1146 54" svg:viewBox="0 0 1147 55">
              <text:p/>
            </draw:connector>
            <draw:custom-shape draw:style-name="gr13" draw:text-style-name="P4" draw:layer="layout" svg:width="14.605cm" svg:height="1.27cm" svg:x="4.41cm" svg:y="9.4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4" xml:id="id6" draw:id="id6" draw:layer="layout" svg:width="17.463cm" svg:height="5.081cm" svg:x="1.552cm" svg:y="10.7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4" xml:id="id8" draw:id="id8" draw:layer="layout" svg:width="17.88cm" svg:height="4.74cm" svg:x="1.235cm" svg:y="15.85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4" xml:id="id10" draw:id="id10" draw:layer="layout" svg:width="17.88cm" svg:height="5.019cm" svg:x="1.236cm" svg:y="20.65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12" draw:text-style-name="P4" draw:layer="layout" draw:type="line" svg:x1="19.015cm" svg:y1="13.29cm" svg:x2="20.161cm" svg:y2="13.296cm" draw:start-shape="id6" draw:start-glue-point="1" draw:end-shape="id7" svg:d="M19015 13290l1146 6" svg:viewBox="0 0 1147 7">
              <text:p/>
            </draw:connector>
            <draw:connector draw:style-name="gr12" draw:text-style-name="P4" draw:layer="layout" draw:type="line" svg:x1="19.115cm" svg:y1="18.222cm" svg:x2="20.161cm" svg:y2="18.241cm" draw:start-shape="id8" draw:start-glue-point="1" draw:end-shape="id9" draw:end-glue-point="3" svg:d="M19115 18222l1046 19" svg:viewBox="0 0 1047 20">
              <text:p/>
            </draw:connector>
            <draw:connector draw:style-name="gr12" draw:text-style-name="P4" draw:layer="layout" draw:type="line" svg:x1="19.116cm" svg:y1="23.162cm" svg:x2="20.161cm" svg:y2="23.196cm" draw:start-shape="id10" draw:start-glue-point="1" draw:end-shape="id11" draw:end-glue-point="3" svg:d="M19116 23162l1045 34" svg:viewBox="0 0 1046 35">
              <text:p/>
            </draw:connector>
            <draw:custom-shape draw:style-name="gr17" draw:text-style-name="P4" xml:id="id12" draw:id="id12" draw:layer="layout" svg:width="11.195cm" svg:height="0.71cm" svg:x="1.552cm" svg:y="6.09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8" draw:text-style-name="P6" xml:id="id13" draw:id="id13" draw:layer="layout" svg:width="12.309cm" svg:height="0.962cm" svg:x="20.05cm" svg:y="1.16cm">
              <draw:text-box>
                <text:p>B. Sensor has (q1,{Blue,Black}) sensitivity</text:p>
              </draw:text-box>
            </draw:frame>
            <draw:connector draw:style-name="gr19" draw:text-style-name="P4" draw:layer="layout" draw:type="line" svg:x1="12.747cm" svg:y1="6.446cm" svg:x2="20.05cm" svg:y2="1.641cm" draw:start-shape="id12" draw:start-glue-point="1" draw:end-shape="id13" draw:end-glue-point="3" svg:d="M12747 6446l7303-4805" svg:viewBox="0 0 7304 4806">
              <text:p/>
            </draw:connector>
            <draw:custom-shape draw:style-name="gr20" draw:text-style-name="P4" xml:id="id16" draw:id="id16" draw:layer="layout" svg:width="18.415cm" svg:height="4.127cm" svg:x="1cm" svg:y="6.885cm">
              <draw:glue-point draw:id="4" svg:x="2.931cm" svg:y="-4.998cm"/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6" xml:id="id14" draw:id="id14" draw:layer="layout" svg:width="15.875cm" svg:height="3.095cm" svg:x="20.05cm" svg:y="2.44cm">
              <draw:text-box>
                <text:p>C. CFGInterpret gives security interpretation of weapon in Fix state, with Operator requesting weapon release when target is inside killbox, is hostile, and far enough away from friendly objects and personnel</text:p>
              </draw:text-box>
            </draw:frame>
            <draw:connector draw:style-name="gr19" draw:text-style-name="P4" xml:id="id15" draw:id="id15" draw:layer="layout" draw:type="line" svg:x1="20.05cm" svg:y1="3.987cm" svg:x2="20.05cm" svg:y2="3.987cm" draw:start-shape="id14" draw:start-glue-point="3" draw:end-shape="id14" svg:d="M20050 3987z" svg:viewBox="0 0 1 1">
              <text:p/>
            </draw:connector>
            <draw:connector draw:style-name="gr19" draw:text-style-name="P4" draw:layer="layout" draw:type="line" svg:x1="20.05cm" svg:y1="3.987cm" svg:x2="15.604cm" svg:y2="6.886cm" draw:start-shape="id15" draw:start-glue-point="0" draw:end-shape="id16" draw:end-glue-point="4" svg:d="M20050 3987l-4446 2899" svg:viewBox="0 0 4447 2900">
              <text:p/>
            </draw:connector>
            <draw:frame draw:style-name="gr22" draw:text-style-name="P8" draw:layer="layout" svg:width="18.278cm" svg:height="3.095cm" svg:x="0.184cm" svg:y="-0.02cm">
              <draw:text-box>
                <text:p text:style-name="P7">Meaning of theorem: If conditions A, B, and C are true then</text:p>
                <text:p text:style-name="P7">(1) discard is not authorized and won’t happen,</text:p>
                <text:p text:style-name="P7">(2) trap is not authorized and won’t happen, and</text:p>
                <text:p text:style-name="P7">(3) exec is authorized and will happen.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6.22cm" fo:page-height="25.9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4T23:40:52.235347793</meta:creation-date>
    <meta:generator>LibreOffice/7.3.7.2$Linux_X86_64 LibreOffice_project/30$Build-2</meta:generator>
    <dc:date>2024-01-15T16:46:28.496263398</dc:date>
    <meta:editing-duration>PT31M17S</meta:editing-duration>
    <meta:editing-cycles>8</meta:editing-cycles>
    <meta:document-statistic meta:object-count="686"/>
    <meta:user-defined meta:name="TexMathignorePreamble">FALSE</meta:user-defined>
    <meta:user-defined meta:name="TexMathsPreamble">\usepackage{amsmath}§\usepackage{amssymb}§\usepackage[usenames]{color}§\usepackage{ifxetex}§\usepackage{ifluatex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\usepackage{holtexbasic}§\usepackage{holtex}§\input{HOLMQNineNineconops}</meta:user-defined>
  </office:meta>
</office:document-meta>
</file>